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5in"/>
    </style:style>
    <style:style style:name="co2" style:family="table-column">
      <style:table-column-properties fo:break-before="auto" style:column-width="3.53125in"/>
    </style:style>
    <style:style style:name="co3" style:family="table-column">
      <style:table-column-properties fo:break-before="auto" style:column-width="1.25in"/>
    </style:style>
    <style:style style:name="co4" style:family="table-column">
      <style:table-column-properties fo:break-before="auto" style:column-width="1.25in"/>
    </style:style>
    <style:style style:name="co5" style:family="table-column">
      <style:table-column-properties fo:break-before="auto" style:column-width="6.239583333333333in"/>
    </style:style>
    <style:style style:name="co6" style:family="table-column">
      <style:table-column-properties fo:break-before="auto" style:column-width="1.25in"/>
    </style:style>
    <style:style style:name="co7" style:family="table-column">
      <style:table-column-properties fo:break-before="auto" style:column-width="0.375in"/>
    </style:style>
    <style:style style:name="co8" style:family="table-column">
      <style:table-column-properties fo:break-before="auto" style:column-width="0.75in"/>
    </style:style>
    <style:style style:name="co9" style:family="table-column">
      <style:table-column-properties fo:break-before="auto" style:column-width="1.6145833333333333in"/>
    </style:style>
    <style:style style:name="co10" style:family="table-column">
      <style:table-column-properties fo:break-before="auto" style:column-width="4.229166666666667in"/>
    </style:style>
    <style:style style:name="co11" style:family="table-column">
      <style:table-column-properties fo:break-before="auto" style:column-width="0.5104166666666666in"/>
    </style:style>
    <style:style style:name="co12" style:family="table-column">
      <style:table-column-properties fo:break-before="auto" style:column-width="1.25in"/>
    </style:style>
    <style:style style:name="co13" style:family="table-column">
      <style:table-column-properties fo:break-before="auto" style:column-width="3.6041666666666665in"/>
    </style:style>
    <style:style style:name="co14" style:family="table-column">
      <style:table-column-properties fo:break-before="auto" style:column-width="0.4375in"/>
    </style:style>
    <style:style style:name="co15" style:family="table-column">
      <style:table-column-properties fo:break-before="auto" style:column-width="0.4895833333333333in"/>
    </style:style>
    <style:style style:name="co16" style:family="table-column">
      <style:table-column-properties fo:break-before="auto" style:column-width="0.6041666666666666in"/>
    </style:style>
    <style:style style:name="co17" style:family="table-column">
      <style:table-column-properties fo:break-before="auto" style:column-width="1.25in"/>
    </style:style>
    <style:style style:name="co18" style:family="table-column">
      <style:table-column-properties fo:break-before="auto" style:column-width="1.25in"/>
    </style:style>
    <style:style style:name="co19" style:family="table-column">
      <style:table-column-properties fo:break-before="auto" style:column-width="0.53125in"/>
    </style:style>
    <style:style style:name="co20" style:family="table-column">
      <style:table-column-properties fo:break-before="auto" style:column-width="2.4583333333333335in"/>
    </style:style>
    <style:style style:name="co21" style:family="table-column">
      <style:table-column-properties fo:break-before="auto" style:column-width="1.25in"/>
    </style:style>
    <style:style style:name="ro1" style:family="table-row">
      <style:table-row-properties style:row-height="0.17708333333333334in" fo:break-before="auto" style:use-optimal-row-height="false"/>
    </style:style>
    <style:style style:name="ro2" style:family="table-row">
      <style:table-row-properties style:row-height="1.7708333333333333in" fo:break-before="auto" style:use-optimal-row-height="true"/>
    </style:style>
    <style:style style:name="ro3" style:family="table-row">
      <style:table-row-properties style:row-height="1.0625in" fo:break-before="auto" style:use-optimal-row-height="true"/>
    </style:style>
    <style:style style:name="ro4" style:family="table-row">
      <style:table-row-properties style:row-height="0.17708333333333334in" fo:break-before="auto" style:use-optimal-row-height="false"/>
    </style:style>
    <style:style style:name="ro5" style:family="table-row">
      <style:table-row-properties style:row-height="1.2395833333333333in" fo:break-before="auto" style:use-optimal-row-height="true"/>
    </style:style>
    <style:style style:name="ro6" style:family="table-row">
      <style:table-row-properties style:row-height="0.17708333333333334in" fo:break-before="auto" style:use-optimal-row-height="true"/>
    </style:style>
    <style:style style:name="ro7" style:family="table-row">
      <style:table-row-properties style:row-height="0.17708333333333334in" fo:break-before="auto" style:use-optimal-row-height="false"/>
    </style:style>
    <style:style style:name="ro8" style:family="table-row">
      <style:table-row-properties style:row-height="5.6875in" fo:break-before="auto" style:use-optimal-row-height="true"/>
    </style:style>
    <style:style style:name="ro9" style:family="table-row">
      <style:table-row-properties style:row-height="0.17708333333333334in" fo:break-before="auto" style:use-optimal-row-height="false"/>
    </style:style>
    <style:style style:name="ro10" style:family="table-row">
      <style:table-row-properties style:row-height="0.3541666666666667in" fo:break-before="auto" style:use-optimal-row-height="true"/>
    </style:style>
    <style:style style:name="ro11" style:family="table-row">
      <style:table-row-properties style:row-height="0.17708333333333334in" fo:break-before="auto" style:use-optimal-row-height="false"/>
    </style:style>
    <style:style style:name="ro12" style:family="table-row">
      <style:table-row-properties style:row-height="0.17708333333333334in" fo:break-before="auto" style:use-optimal-row-height="false"/>
    </style:style>
    <style:style style:name="ro13" style:family="table-row">
      <style:table-row-properties style:row-height="0.17708333333333334in" fo:break-before="auto" style:use-optimal-row-height="false"/>
    </style:style>
    <style:style style:name="ro14" style:family="table-row">
      <style:table-row-properties style:row-height="0.17708333333333334in" fo:break-before="auto" style:use-optimal-row-height="false"/>
    </style:style>
    <style:style style:name="ta1" style:family="table" style:master-page-name="PageStyle_5f_ReadMe">
      <style:table-properties table:display="true" style:writing-mode="lr-tb"/>
    </style:style>
    <style:style style:name="ta2" style:family="table" style:master-page-name="PageStyle_5f_EditMe">
      <style:table-properties table:display="true" style:writing-mode="lr-tb"/>
    </style:style>
    <style:style style:name="ta3" style:family="table" style:master-page-name="PageStyle_5f_SourceCode">
      <style:table-properties table:display="true" style:writing-mode="lr-tb"/>
    </style:style>
    <style:style style:name="ta4" style:family="table" style:master-page-name="PageStyle_5f_PayMent">
      <style:table-properties table:display="true" style:writing-mode="lr-tb"/>
    </style:style>
    <style:style style:name="ta5" style:family="table" style:master-page-name="PageStyle_5f_BankAccount">
      <style:table-properties table:display="true" style:writing-mode="lr-tb"/>
    </style:style>
    <style:style style:name="ta6" style:family="table" style:master-page-name="PageStyle_5f_User">
      <style:table-properties table:display="true" style:writing-mode="lr-tb"/>
    </style:style>
    <style:style style:name="ta7" style:family="table" style:master-page-name="PageStyle_5f_MindId">
      <style:table-properties table:display="true" style:writing-mode="lr-tb"/>
    </style:style>
    <style:style style:name="ta8" style:family="table" style:master-page-name="PageStyle_5f_Corp">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0">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177">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0">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ReadMe" table:style-name="ta1" table:print="false">
        <office:forms form:automatic-focus="false" form:apply-design-mode="false"/>
        <table:table-column table:style-name="co2" table:default-cell-style-name="ce-1"/>
        <table:table-column table:style-name="co1" table:number-columns-repeated="19" table:default-cell-style-name="ce-1"/>
        <table:table-column table:style-name="co1" table:default-cell-style-name="ce15" table:number-columns-repeated="236"/>
        <table:table-row table:style-name="ro2">
          <table:table-cell table:style-name="ce21" office:value-type="string">
            <text:p>This SpreadSheet contains the essential PieschenBank data that was contained in the ApacheDerby DataBase before migration from EcZwo to AppEngine.</text:p>
          </table:table-cell>
        </table:table-row>
        <table:table-row table:style-name="ro3">
          <table:table-cell table:style-name="ce21" office:value-type="string">
            <text:p>It will soon be included in the new PieschenBankApp developed at http://pieschenbank.de/edit</text:p>
          </table:table-cell>
        </table:table-row>
      </table:table>
      <table:table table:name="EditMe" table:style-name="ta2" table:print="false">
        <office:forms form:automatic-focus="false" form:apply-design-mode="false"/>
        <table:table-column table:style-name="co3" table:number-columns-repeated="20" table:default-cell-style-name="ce-1"/>
        <table:table-column table:style-name="co3" table:default-cell-style-name="ce15" table:number-columns-repeated="236"/>
        <table:table-row table:style-name="ro5">
          <table:table-cell table:style-name="ce21" office:value-type="string">
            <text:p>https://docs.google.com/spreadsheet/ccc?key=0AvYyw98J1TVidHVyMkxQbnZhV282WWlnZmxJTFRFQmc</text:p>
          </table:table-cell>
        </table:table-row>
        <table:table-row table:number-rows-repeated="1" table:style-name="ro4"/>
        <table:table-row table:style-name="ro6">
          <table:table-cell table:number-columns-repeated="3"/>
          <table:table-cell table:style-name="ce21" table:formula="oooc:=HYPERLINK(&quot;http://noopolis.org&quot;;&quot;NooPolis&quot;)" office:value-type="string">
            <text:p>NooPolis</text:p>
          </table:table-cell>
        </table:table-row>
      </table:table>
      <table:table table:name="SourceCode" table:style-name="ta3" table:print="false">
        <office:forms form:automatic-focus="false" form:apply-design-mode="false"/>
        <table:table-column table:style-name="co5" table:default-cell-style-name="ce-1"/>
        <table:table-column table:style-name="co4" table:number-columns-repeated="19" table:default-cell-style-name="ce-1"/>
        <table:table-column table:style-name="co4" table:default-cell-style-name="ce15" table:number-columns-repeated="236"/>
        <table:table-row table:style-name="ro8">
          <table:table-cell table:style-name="ce21" office:value-type="string">
            <text:p>(defn c1 [] "EliasMorgenstern PhilippeGreier JanWildeboer TorstenBibas HolgerKnaak DanielScholz JoGo MichaelDidszun RoyKoenig MartinRoell StefanFlechsig DanielPouzemski MartinGaedke StephanSchmidt MartinKoser MatthiasEichhoff SoerenRogoll AlexanderFriedland KarstenPeters MarcoDziallas NicoKrause TimBruysten RubenBohnet MatthiasJugel MatthiasErfurth MarcelBoehme JuergenAnke MatthiasBauer JanKreuter MarkusStamm MarcoRipanti ReinhardSelent JoelKaczmarek BobPetruska OliverGrasl MichaelDaenel PanuPihlasvaara PeterHerbst HolgerHelas XinkaiLi MartinFrindt SimonKoeppl RicoLieberwirth LouisBecker RalfLippold JoergKeller AndreasPoldrack ErikAndreowsky ChristianHeller MartinGamnitzer ")
(defn c2 [] "HansGertGraebe StephanHeller MarcusBertelsmeier ThomasKujawa ChristianRieger SvenEchtermeyer NorbertRost MichaelHWagner LarsKleinbeckes DanielBruessler HeinzWeber SilvanTGolega HeidiMorgenstern BillLiao ConstanceWolter DennisUlm MandyHelas JanBoehme AlexandraGrandpierre FrankLorenz IlonaDaenel OliverBerger CorneliaHeinz VolkerGraubaum HeidiGallinat BastiHirsch RoswithaHunold FlorianKonnertz InesSchwabKeller CemBasman JanaSchlegel MonteMiersch VivianPein StefanNitzsche EvaLubas SebastianMitter IrisSchilke DimitriUwarov KatharinaKuehnel JensFreydank HeikeRibke MattisManzel JanaDiesner AndreasDittes NicoleZiesche PierreKerchner IngridaPlunksnyte OliverGassner ChristineSchlinck TimBonnemann TinaPickhardt NicoHagenburger UteMoritz AndreasWeigel RicardaDHerbrand DanielPoodratchi YvonneSchubert RainerWasserfuhr")

(defn rr [request response]
 (let [
   fetch-url-s (fn 
      [address]
      (let [url (java.net.URL. address)]
        (with-open [stream (. url (openStream))]
          (let [buf (java.io.BufferedReader. (java.io.InputStreamReader. stream))]
            ((defn a [b]
              (let [line (.readLine b)]
                (if (nil? line) ""
                 (str line (a b)))))
  buf)))))]
 (apply str
  (map
   (fn [x]
    (str x ","
     (second (re-find #"\|\[FaceBook:([^\]]*)"
      (fetch-url-s (str "file:///Users/rainer/Desktop/mnt/wiki/" x ".txt"))))
     "\r\n"
     ))
  (.split (str (c1) (c2)) " "))
)))

(print (rr 1 2))</text:p>
          </table:table-cell>
        </table:table-row>
      </table:table>
      <table:table table:name="PayMent" table:style-name="ta4" table:print="false">
        <office:forms form:automatic-focus="false" form:apply-design-mode="false"/>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3" table:default-cell-style-name="ce-1"/>
        <table:table-column table:style-name="co6" table:number-columns-repeated="12" table:default-cell-style-name="ce-1"/>
        <table:table-column table:style-name="co6" table:default-cell-style-name="ce15" table:number-columns-repeated="236"/>
        <table:table-row table:style-name="ro6">
          <table:table-cell table:style-name="ce22"/>
          <table:table-cell table:style-name="ce21" office:value-type="string">
            <text:p>ID</text:p>
          </table:table-cell>
          <table:table-cell table:style-name="ce21" office:value-type="string">
            <text:p>AMOUNT</text:p>
          </table:table-cell>
          <table:table-cell table:style-name="ce23" office:value-type="string">
            <text:p>DATE</text:p>
          </table:table-cell>
          <table:table-cell table:style-name="ce22" office:value-type="string">
            <text:p>TEXT</text:p>
          </table:table-cell>
          <table:table-cell table:style-name="ce21" office:value-type="string">
            <text:p>RECEIVER_ID</text:p>
          </table:table-cell>
          <table:table-cell table:style-name="ce21" office:value-type="string">
            <text:p>PROCURER_ID</text:p>
          </table:table-cell>
          <table:table-cell table:style-name="ce21" office:value-type="string">
            <text:p>SENDER_ID</text:p>
          </table:table-cell>
        </table:table-row>
        <table:table-row table:style-name="ro10">
          <table:table-cell table:style-name="ce22" table:formula="oooc:=CONCATENATE(&quot;{:amount &quot;;[.C2];&quot; :date &quot;&quot;&quot;;[.D2];&quot;&quot;&quot; :derbyId &quot;;RC[1];&quot; :text &quot;&quot;&quot;;[.E2];&quot;&quot;&quot; :receiver &quot;;RC[5];&quot; :procurer &quot;;RC[6];&quot; :sender &quot;;RC[7];&quot;}&quot;)" office:value-type="string" office:value="#NAME?">
            <text:p>#NAME?</text:p>
          </table:table-cell>
          <table:table-cell table:style-name="ce21" office:value-type="float" office:value="1">
            <text:p>1</text:p>
          </table:table-cell>
          <table:table-cell table:style-name="ce21" office:value-type="float" office:value="1000000">
            <text:p>1000000</text:p>
          </table:table-cell>
          <table:table-cell table:style-name="ce23" office:value-type="string">
            <text:p>2007-09-29 02:33:02.426</text:p>
          </table:table-cell>
          <table:table-cell table:style-name="ce22" office:value-type="string">
            <text:p>Gründungskapital als ServiceProvider für die eGovernment- und eBanking-Infrastruktur von NooPolis</text:p>
          </table:table-cell>
          <table:table-cell table:style-name="ce21" office:value-type="float" office:value="19">
            <text:p>19</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3];&quot; :date &quot;&quot;&quot;;[.D3];&quot;&quot;&quot; :derbyId &quot;;RC[1];&quot; :text &quot;&quot;&quot;;[.E3];&quot;&quot;&quot; :receiver &quot;;RC[5];&quot; :procurer &quot;;RC[6];&quot; :sender &quot;;RC[7];&quot;}&quot;)" office:value-type="string" office:value="#NAME?">
            <text:p>#NAME?</text:p>
          </table:table-cell>
          <table:table-cell table:style-name="ce21" office:value-type="float" office:value="2">
            <text:p>2</text:p>
          </table:table-cell>
          <table:table-cell table:style-name="ce21" office:value-type="float" office:value="10000">
            <text:p>10000</text:p>
          </table:table-cell>
          <table:table-cell table:style-name="ce23" office:value-type="string">
            <text:p>2007-09-29 02:42:16.501</text:p>
          </table:table-cell>
          <table:table-cell table:style-name="ce22" office:value-type="string">
            <text:p>BegruessungsGeld: FurchtloseZehn und GradIva der VerFassung</text:p>
          </table:table-cell>
          <table:table-cell table:style-name="ce21" office:value-type="float" office:value="1">
            <text:p>1</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4];&quot; :date &quot;&quot;&quot;;[.D4];&quot;&quot;&quot; :derbyId &quot;;RC[1];&quot; :text &quot;&quot;&quot;;[.E4];&quot;&quot;&quot; :receiver &quot;;RC[5];&quot; :procurer &quot;;RC[6];&quot; :sender &quot;;RC[7];&quot;}&quot;)" office:value-type="string" office:value="#NAME?">
            <text:p>#NAME?</text:p>
          </table:table-cell>
          <table:table-cell table:style-name="ce21" office:value-type="float" office:value="3">
            <text:p>3</text:p>
          </table:table-cell>
          <table:table-cell table:style-name="ce21" office:value-type="float" office:value="10000">
            <text:p>10000</text:p>
          </table:table-cell>
          <table:table-cell table:style-name="ce23" office:value-type="string">
            <text:p>2007-09-30 22:51:31.842</text:p>
          </table:table-cell>
          <table:table-cell table:style-name="ce22" office:value-type="string">
            <text:p>BegruessungsGeld: FurchtloseZehn und Schnellboot-Hacking am SportPortal</text:p>
          </table:table-cell>
          <table:table-cell table:style-name="ce21" office:value-type="float" office:value="2">
            <text:p>2</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5];&quot; :date &quot;&quot;&quot;;[.D5];&quot;&quot;&quot; :derbyId &quot;;RC[1];&quot; :text &quot;&quot;&quot;;[.E5];&quot;&quot;&quot; :receiver &quot;;RC[5];&quot; :procurer &quot;;RC[6];&quot; :sender &quot;;RC[7];&quot;}&quot;)" office:value-type="string" office:value="#NAME?">
            <text:p>#NAME?</text:p>
          </table:table-cell>
          <table:table-cell table:style-name="ce21" office:value-type="float" office:value="4">
            <text:p>4</text:p>
          </table:table-cell>
          <table:table-cell table:style-name="ce21" office:value-type="float" office:value="10000">
            <text:p>10000</text:p>
          </table:table-cell>
          <table:table-cell table:style-name="ce23" office:value-type="string">
            <text:p>2007-09-30 22:53:13.828</text:p>
          </table:table-cell>
          <table:table-cell table:style-name="ce22" office:value-type="string">
            <text:p>BegruessungsGeld: FurchtloseZehn und MindTueftel -Consulting </text:p>
          </table:table-cell>
          <table:table-cell table:style-name="ce21" office:value-type="float" office:value="3">
            <text:p>3</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6];&quot; :date &quot;&quot;&quot;;[.D6];&quot;&quot;&quot; :derbyId &quot;;RC[1];&quot; :text &quot;&quot;&quot;;[.E6];&quot;&quot;&quot; :receiver &quot;;RC[5];&quot; :procurer &quot;;RC[6];&quot; :sender &quot;;RC[7];&quot;}&quot;)" office:value-type="string" office:value="#NAME?">
            <text:p>#NAME?</text:p>
          </table:table-cell>
          <table:table-cell table:style-name="ce21" office:value-type="float" office:value="5">
            <text:p>5</text:p>
          </table:table-cell>
          <table:table-cell table:style-name="ce21" office:value-type="float" office:value="10000">
            <text:p>10000</text:p>
          </table:table-cell>
          <table:table-cell table:style-name="ce23" office:value-type="string">
            <text:p>2007-09-30 23:27:18.372</text:p>
          </table:table-cell>
          <table:table-cell table:style-name="ce22" office:value-type="string">
            <text:p>BegruessungsGeld: FurchtloseZehn und Schnellboot-Hacking am SportPortal</text:p>
          </table:table-cell>
          <table:table-cell table:style-name="ce21" office:value-type="float" office:value="4">
            <text:p>4</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7];&quot; :date &quot;&quot;&quot;;[.D7];&quot;&quot;&quot; :derbyId &quot;;RC[1];&quot; :text &quot;&quot;&quot;;[.E7];&quot;&quot;&quot; :receiver &quot;;RC[5];&quot; :procurer &quot;;RC[6];&quot; :sender &quot;;RC[7];&quot;}&quot;)" office:value-type="string" office:value="#NAME?">
            <text:p>#NAME?</text:p>
          </table:table-cell>
          <table:table-cell table:style-name="ce21" office:value-type="float" office:value="6">
            <text:p>6</text:p>
          </table:table-cell>
          <table:table-cell table:style-name="ce21" office:value-type="float" office:value="10000">
            <text:p>10000</text:p>
          </table:table-cell>
          <table:table-cell table:style-name="ce23" office:value-type="string">
            <text:p>2007-09-30 23:41:25.234</text:p>
          </table:table-cell>
          <table:table-cell table:style-name="ce22" office:value-type="string">
            <text:p>BegruessungsGeld: FurchtloseZehn</text:p>
          </table:table-cell>
          <table:table-cell table:style-name="ce21" office:value-type="float" office:value="5">
            <text:p>5</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8];&quot; :date &quot;&quot;&quot;;[.D8];&quot;&quot;&quot; :derbyId &quot;;RC[1];&quot; :text &quot;&quot;&quot;;[.E8];&quot;&quot;&quot; :receiver &quot;;RC[5];&quot; :procurer &quot;;RC[6];&quot; :sender &quot;;RC[7];&quot;}&quot;)" office:value-type="string" office:value="#NAME?">
            <text:p>#NAME?</text:p>
          </table:table-cell>
          <table:table-cell table:style-name="ce21" office:value-type="float" office:value="7">
            <text:p>7</text:p>
          </table:table-cell>
          <table:table-cell table:style-name="ce21" office:value-type="float" office:value="10000">
            <text:p>10000</text:p>
          </table:table-cell>
          <table:table-cell table:style-name="ce23" office:value-type="string">
            <text:p>2007-09-30 23:43:37.654</text:p>
          </table:table-cell>
          <table:table-cell table:style-name="ce22" office:value-type="string">
            <text:p>BegruessungsGeld: FurchtloseZehn</text:p>
          </table:table-cell>
          <table:table-cell table:style-name="ce21" office:value-type="float" office:value="6">
            <text:p>6</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9];&quot; :date &quot;&quot;&quot;;[.D9];&quot;&quot;&quot; :derbyId &quot;;RC[1];&quot; :text &quot;&quot;&quot;;[.E9];&quot;&quot;&quot; :receiver &quot;;RC[5];&quot; :procurer &quot;;RC[6];&quot; :sender &quot;;RC[7];&quot;}&quot;)" office:value-type="string" office:value="#NAME?">
            <text:p>#NAME?</text:p>
          </table:table-cell>
          <table:table-cell table:style-name="ce21" office:value-type="float" office:value="8">
            <text:p>8</text:p>
          </table:table-cell>
          <table:table-cell table:style-name="ce21" office:value-type="float" office:value="10000">
            <text:p>10000</text:p>
          </table:table-cell>
          <table:table-cell table:style-name="ce23" office:value-type="string">
            <text:p>2007-09-30 23:44:08.993</text:p>
          </table:table-cell>
          <table:table-cell table:style-name="ce22" office:value-type="string">
            <text:p>BegruessungsGeld: FurchtloseZehn</text:p>
          </table:table-cell>
          <table:table-cell table:style-name="ce21" office:value-type="float" office:value="7">
            <text:p>7</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0];&quot; :date &quot;&quot;&quot;;[.D10];&quot;&quot;&quot; :derbyId &quot;;RC[1];&quot; :text &quot;&quot;&quot;;[.E10];&quot;&quot;&quot; :receiver &quot;;RC[5];&quot; :procurer &quot;;RC[6];&quot; :sender &quot;;RC[7];&quot;}&quot;)" office:value-type="string" office:value="#NAME?">
            <text:p>#NAME?</text:p>
          </table:table-cell>
          <table:table-cell table:style-name="ce21" office:value-type="float" office:value="9">
            <text:p>9</text:p>
          </table:table-cell>
          <table:table-cell table:style-name="ce21" office:value-type="float" office:value="10000">
            <text:p>10000</text:p>
          </table:table-cell>
          <table:table-cell table:style-name="ce23" office:value-type="string">
            <text:p>2007-10-01 06:32:10.606</text:p>
          </table:table-cell>
          <table:table-cell table:style-name="ce22" office:value-type="string">
            <text:p>BegruessungsGeld: FurchtloseZehn</text:p>
          </table:table-cell>
          <table:table-cell table:style-name="ce21" office:value-type="float" office:value="8">
            <text:p>8</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1];&quot; :date &quot;&quot;&quot;;[.D11];&quot;&quot;&quot; :derbyId &quot;;RC[1];&quot; :text &quot;&quot;&quot;;[.E11];&quot;&quot;&quot; :receiver &quot;;RC[5];&quot; :procurer &quot;;RC[6];&quot; :sender &quot;;RC[7];&quot;}&quot;)" office:value-type="string" office:value="#NAME?">
            <text:p>#NAME?</text:p>
          </table:table-cell>
          <table:table-cell table:style-name="ce21" office:value-type="float" office:value="10">
            <text:p>10</text:p>
          </table:table-cell>
          <table:table-cell table:style-name="ce21" office:value-type="float" office:value="10000">
            <text:p>10000</text:p>
          </table:table-cell>
          <table:table-cell table:style-name="ce23" office:value-type="string">
            <text:p>2007-10-01 06:32:37.366</text:p>
          </table:table-cell>
          <table:table-cell table:style-name="ce22" office:value-type="string">
            <text:p>BegruessungsGeld: FurchtloseZehn</text:p>
          </table:table-cell>
          <table:table-cell table:style-name="ce21" office:value-type="float" office:value="9">
            <text:p>9</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2];&quot; :date &quot;&quot;&quot;;[.D12];&quot;&quot;&quot; :derbyId &quot;;RC[1];&quot; :text &quot;&quot;&quot;;[.E12];&quot;&quot;&quot; :receiver &quot;;RC[5];&quot; :procurer &quot;;RC[6];&quot; :sender &quot;;RC[7];&quot;}&quot;)" office:value-type="string" office:value="#NAME?">
            <text:p>#NAME?</text:p>
          </table:table-cell>
          <table:table-cell table:style-name="ce21" office:value-type="float" office:value="11">
            <text:p>11</text:p>
          </table:table-cell>
          <table:table-cell table:style-name="ce21" office:value-type="float" office:value="1000">
            <text:p>1000</text:p>
          </table:table-cell>
          <table:table-cell table:style-name="ce23" office:value-type="string">
            <text:p>2007-10-01 06:33:57.355</text:p>
          </table:table-cell>
          <table:table-cell table:style-name="ce22" office:value-type="string">
            <text:p>BegruessungsGeld: FurchtloseHundert</text:p>
          </table:table-cell>
          <table:table-cell table:style-name="ce21" office:value-type="float" office:value="10">
            <text:p>10</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3];&quot; :date &quot;&quot;&quot;;[.D13];&quot;&quot;&quot; :derbyId &quot;;RC[1];&quot; :text &quot;&quot;&quot;;[.E13];&quot;&quot;&quot; :receiver &quot;;RC[5];&quot; :procurer &quot;;RC[6];&quot; :sender &quot;;RC[7];&quot;}&quot;)" office:value-type="string" office:value="#NAME?">
            <text:p>#NAME?</text:p>
          </table:table-cell>
          <table:table-cell table:style-name="ce21" office:value-type="float" office:value="12">
            <text:p>12</text:p>
          </table:table-cell>
          <table:table-cell table:style-name="ce21" office:value-type="float" office:value="1000">
            <text:p>1000</text:p>
          </table:table-cell>
          <table:table-cell table:style-name="ce23" office:value-type="string">
            <text:p>2007-10-01 06:34:13.741</text:p>
          </table:table-cell>
          <table:table-cell table:style-name="ce22" office:value-type="string">
            <text:p>BegruessungsGeld: FurchtloseHundert</text:p>
          </table:table-cell>
          <table:table-cell table:style-name="ce21" office:value-type="float" office:value="11">
            <text:p>11</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4];&quot; :date &quot;&quot;&quot;;[.D14];&quot;&quot;&quot; :derbyId &quot;;RC[1];&quot; :text &quot;&quot;&quot;;[.E14];&quot;&quot;&quot; :receiver &quot;;RC[5];&quot; :procurer &quot;;RC[6];&quot; :sender &quot;;RC[7];&quot;}&quot;)" office:value-type="string" office:value="#NAME?">
            <text:p>#NAME?</text:p>
          </table:table-cell>
          <table:table-cell table:style-name="ce21" office:value-type="float" office:value="13">
            <text:p>13</text:p>
          </table:table-cell>
          <table:table-cell table:style-name="ce21" office:value-type="float" office:value="1000">
            <text:p>1000</text:p>
          </table:table-cell>
          <table:table-cell table:style-name="ce23" office:value-type="string">
            <text:p>2007-10-01 06:42:40.457</text:p>
          </table:table-cell>
          <table:table-cell table:style-name="ce22" office:value-type="string">
            <text:p>BegruessungsGeld: FurchtloseHundert</text:p>
          </table:table-cell>
          <table:table-cell table:style-name="ce21" office:value-type="float" office:value="12">
            <text:p>12</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5];&quot; :date &quot;&quot;&quot;;[.D15];&quot;&quot;&quot; :derbyId &quot;;RC[1];&quot; :text &quot;&quot;&quot;;[.E15];&quot;&quot;&quot; :receiver &quot;;RC[5];&quot; :procurer &quot;;RC[6];&quot; :sender &quot;;RC[7];&quot;}&quot;)" office:value-type="string" office:value="#NAME?">
            <text:p>#NAME?</text:p>
          </table:table-cell>
          <table:table-cell table:style-name="ce21" office:value-type="float" office:value="14">
            <text:p>14</text:p>
          </table:table-cell>
          <table:table-cell table:style-name="ce21" office:value-type="float" office:value="1000">
            <text:p>1000</text:p>
          </table:table-cell>
          <table:table-cell table:style-name="ce23" office:value-type="string">
            <text:p>2007-10-01 06:43:15.528</text:p>
          </table:table-cell>
          <table:table-cell table:style-name="ce22" office:value-type="string">
            <text:p>BegruessungsGeld: FurchtloseHundert</text:p>
          </table:table-cell>
          <table:table-cell table:style-name="ce21" office:value-type="float" office:value="13">
            <text:p>13</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6];&quot; :date &quot;&quot;&quot;;[.D16];&quot;&quot;&quot; :derbyId &quot;;RC[1];&quot; :text &quot;&quot;&quot;;[.E16];&quot;&quot;&quot; :receiver &quot;;RC[5];&quot; :procurer &quot;;RC[6];&quot; :sender &quot;;RC[7];&quot;}&quot;)" office:value-type="string" office:value="#NAME?">
            <text:p>#NAME?</text:p>
          </table:table-cell>
          <table:table-cell table:style-name="ce21" office:value-type="float" office:value="15">
            <text:p>15</text:p>
          </table:table-cell>
          <table:table-cell table:style-name="ce21" office:value-type="float" office:value="1000">
            <text:p>1000</text:p>
          </table:table-cell>
          <table:table-cell table:style-name="ce23" office:value-type="string">
            <text:p>2007-10-01 06:43:42.075</text:p>
          </table:table-cell>
          <table:table-cell table:style-name="ce22" office:value-type="string">
            <text:p>BegruessungsGeld: FurchtloseHundert</text:p>
          </table:table-cell>
          <table:table-cell table:style-name="ce21" office:value-type="float" office:value="14">
            <text:p>14</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7];&quot; :date &quot;&quot;&quot;;[.D17];&quot;&quot;&quot; :derbyId &quot;;RC[1];&quot; :text &quot;&quot;&quot;;[.E17];&quot;&quot;&quot; :receiver &quot;;RC[5];&quot; :procurer &quot;;RC[6];&quot; :sender &quot;;RC[7];&quot;}&quot;)" office:value-type="string" office:value="#NAME?">
            <text:p>#NAME?</text:p>
          </table:table-cell>
          <table:table-cell table:style-name="ce21" office:value-type="float" office:value="16">
            <text:p>16</text:p>
          </table:table-cell>
          <table:table-cell table:style-name="ce21" office:value-type="float" office:value="1000">
            <text:p>1000</text:p>
          </table:table-cell>
          <table:table-cell table:style-name="ce23" office:value-type="string">
            <text:p>2007-10-01 06:44:02.825</text:p>
          </table:table-cell>
          <table:table-cell table:style-name="ce22" office:value-type="string">
            <text:p>BegruessungsGeld: FurchtloseHundert</text:p>
          </table:table-cell>
          <table:table-cell table:style-name="ce21" office:value-type="float" office:value="15">
            <text:p>15</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8];&quot; :date &quot;&quot;&quot;;[.D18];&quot;&quot;&quot; :derbyId &quot;;RC[1];&quot; :text &quot;&quot;&quot;;[.E18];&quot;&quot;&quot; :receiver &quot;;RC[5];&quot; :procurer &quot;;RC[6];&quot; :sender &quot;;RC[7];&quot;}&quot;)" office:value-type="string" office:value="#NAME?">
            <text:p>#NAME?</text:p>
          </table:table-cell>
          <table:table-cell table:style-name="ce21" office:value-type="float" office:value="17">
            <text:p>17</text:p>
          </table:table-cell>
          <table:table-cell table:style-name="ce21" office:value-type="float" office:value="1000">
            <text:p>1000</text:p>
          </table:table-cell>
          <table:table-cell table:style-name="ce23" office:value-type="string">
            <text:p>2007-10-01 06:44:27.318</text:p>
          </table:table-cell>
          <table:table-cell table:style-name="ce22" office:value-type="string">
            <text:p>BegruessungsGeld: FurchtloseHundert</text:p>
          </table:table-cell>
          <table:table-cell table:style-name="ce21" office:value-type="float" office:value="16">
            <text:p>16</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9];&quot; :date &quot;&quot;&quot;;[.D19];&quot;&quot;&quot; :derbyId &quot;;RC[1];&quot; :text &quot;&quot;&quot;;[.E19];&quot;&quot;&quot; :receiver &quot;;RC[5];&quot; :procurer &quot;;RC[6];&quot; :sender &quot;;RC[7];&quot;}&quot;)" office:value-type="string" office:value="#NAME?">
            <text:p>#NAME?</text:p>
          </table:table-cell>
          <table:table-cell table:style-name="ce21" office:value-type="float" office:value="18">
            <text:p>18</text:p>
          </table:table-cell>
          <table:table-cell table:style-name="ce21" office:value-type="float" office:value="10000">
            <text:p>10000</text:p>
          </table:table-cell>
          <table:table-cell table:style-name="ce23" office:value-type="string">
            <text:p>2007-10-04 10:36:14.725</text:p>
          </table:table-cell>
          <table:table-cell table:style-name="ce22" office:value-type="string">
            <text:p>BegruessungsGeld: FurchtloseZehn</text:p>
          </table:table-cell>
          <table:table-cell table:style-name="ce21" office:value-type="float" office:value="17">
            <text:p>17</text:p>
          </table:table-cell>
          <table:table-cell table:style-name="ce21" office:value-type="float" office:value="1">
            <text:p>1</text:p>
          </table:table-cell>
          <table:table-cell table:style-name="ce21" office:value-type="float" office:value="18">
            <text:p>18</text:p>
          </table:table-cell>
        </table:table-row>
        <table:table-row table:style-name="ro10">
          <table:table-cell table:style-name="ce22" table:formula="oooc:=CONCATENATE(&quot;{:amount &quot;;[.C20];&quot; :date &quot;&quot;&quot;;[.D20];&quot;&quot;&quot; :derbyId &quot;;RC[1];&quot; :text &quot;&quot;&quot;;[.E20];&quot;&quot;&quot; :receiver &quot;;RC[5];&quot; :procurer &quot;;RC[6];&quot; :sender &quot;;RC[7];&quot;}&quot;)" office:value-type="string" office:value="#NAME?">
            <text:p>#NAME?</text:p>
          </table:table-cell>
          <table:table-cell table:style-name="ce21" office:value-type="float" office:value="19">
            <text:p>19</text:p>
          </table:table-cell>
          <table:table-cell table:style-name="ce21" office:value-type="float" office:value="100">
            <text:p>100</text:p>
          </table:table-cell>
          <table:table-cell table:style-name="ce23" office:value-type="string">
            <text:p>2007-10-05 08:31:54.187</text:p>
          </table:table-cell>
          <table:table-cell table:style-name="ce22" office:value-type="string">
            <text:p>3 EUR Auslage für GauLoises</text:p>
          </table:table-cell>
          <table:table-cell table:style-name="ce21" office:value-type="float" office:value="1">
            <text:p>1</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1];&quot; :date &quot;&quot;&quot;;[.D21];&quot;&quot;&quot; :derbyId &quot;;RC[1];&quot; :text &quot;&quot;&quot;;[.E21];&quot;&quot;&quot; :receiver &quot;;RC[5];&quot; :procurer &quot;;RC[6];&quot; :sender &quot;;RC[7];&quot;}&quot;)" office:value-type="string" office:value="#NAME?">
            <text:p>#NAME?</text:p>
          </table:table-cell>
          <table:table-cell table:style-name="ce21" office:value-type="float" office:value="20">
            <text:p>20</text:p>
          </table:table-cell>
          <table:table-cell table:style-name="ce21" office:value-type="float" office:value="1000">
            <text:p>1000</text:p>
          </table:table-cell>
          <table:table-cell table:style-name="ce23" office:value-type="string">
            <text:p>2007-10-11 20:55:17.618</text:p>
          </table:table-cell>
          <table:table-cell table:style-name="ce22" office:value-type="string">
            <text:p>BegruessungsGeld: FurchtloseHundert</text:p>
          </table:table-cell>
          <table:table-cell table:style-name="ce21" office:value-type="float" office:value="20">
            <text:p>20</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2];&quot; :date &quot;&quot;&quot;;[.D22];&quot;&quot;&quot; :derbyId &quot;;RC[1];&quot; :text &quot;&quot;&quot;;[.E22];&quot;&quot;&quot; :receiver &quot;;RC[5];&quot; :procurer &quot;;RC[6];&quot; :sender &quot;;RC[7];&quot;}&quot;)" office:value-type="string" office:value="#NAME?">
            <text:p>#NAME?</text:p>
          </table:table-cell>
          <table:table-cell table:style-name="ce21" office:value-type="float" office:value="21">
            <text:p>21</text:p>
          </table:table-cell>
          <table:table-cell table:style-name="ce21" office:value-type="float" office:value="1000">
            <text:p>1000</text:p>
          </table:table-cell>
          <table:table-cell table:style-name="ce23" office:value-type="string">
            <text:p>2007-10-11 21:44:01.765</text:p>
          </table:table-cell>
          <table:table-cell table:style-name="ce22" office:value-type="string">
            <text:p>BegruessungsGeld: FurchtloseHundert</text:p>
          </table:table-cell>
          <table:table-cell table:style-name="ce21" office:value-type="float" office:value="21">
            <text:p>21</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3];&quot; :date &quot;&quot;&quot;;[.D23];&quot;&quot;&quot; :derbyId &quot;;RC[1];&quot; :text &quot;&quot;&quot;;[.E23];&quot;&quot;&quot; :receiver &quot;;RC[5];&quot; :procurer &quot;;RC[6];&quot; :sender &quot;;RC[7];&quot;}&quot;)" office:value-type="string" office:value="#NAME?">
            <text:p>#NAME?</text:p>
          </table:table-cell>
          <table:table-cell table:style-name="ce21" office:value-type="float" office:value="22">
            <text:p>22</text:p>
          </table:table-cell>
          <table:table-cell table:style-name="ce21" office:value-type="float" office:value="1000">
            <text:p>1000</text:p>
          </table:table-cell>
          <table:table-cell table:style-name="ce23" office:value-type="string">
            <text:p>2007-10-12 22:48:59.15</text:p>
          </table:table-cell>
          <table:table-cell table:style-name="ce22" office:value-type="string">
            <text:p>gem. Kursvorlage v. 2007-10-05 08:31 Teilbetrag Rückvergütung, Wert 30 EUR Auslage Kakadu Bar</text:p>
          </table:table-cell>
          <table:table-cell table:style-name="ce21" office:value-type="float" office:value="17">
            <text:p>17</text:p>
          </table:table-cell>
          <table:table-cell table:style-name="ce21" office:value-type="float" office:value="9">
            <text:p>9</text:p>
          </table:table-cell>
          <table:table-cell table:style-name="ce21" office:value-type="float" office:value="9">
            <text:p>9</text:p>
          </table:table-cell>
        </table:table-row>
        <table:table-row table:style-name="ro10">
          <table:table-cell table:style-name="ce22" table:formula="oooc:=CONCATENATE(&quot;{:amount &quot;;[.C24];&quot; :date &quot;&quot;&quot;;[.D24];&quot;&quot;&quot; :derbyId &quot;;RC[1];&quot; :text &quot;&quot;&quot;;[.E24];&quot;&quot;&quot; :receiver &quot;;RC[5];&quot; :procurer &quot;;RC[6];&quot; :sender &quot;;RC[7];&quot;}&quot;)" office:value-type="string" office:value="#NAME?">
            <text:p>#NAME?</text:p>
          </table:table-cell>
          <table:table-cell table:style-name="ce21" office:value-type="float" office:value="23">
            <text:p>23</text:p>
          </table:table-cell>
          <table:table-cell table:style-name="ce21" office:value-type="float" office:value="100">
            <text:p>100</text:p>
          </table:table-cell>
          <table:table-cell table:style-name="ce23" office:value-type="string">
            <text:p>2007-10-12 23:15:45.81</text:p>
          </table:table-cell>
          <table:table-cell table:style-name="ce22" office:value-type="string">
            <text:p>für die schöne AlphaSeele</text:p>
          </table:table-cell>
          <table:table-cell table:style-name="ce21" office:value-type="float" office:value="20">
            <text:p>20</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5];&quot; :date &quot;&quot;&quot;;[.D25];&quot;&quot;&quot; :derbyId &quot;;RC[1];&quot; :text &quot;&quot;&quot;;[.E25];&quot;&quot;&quot; :receiver &quot;;RC[5];&quot; :procurer &quot;;RC[6];&quot; :sender &quot;;RC[7];&quot;}&quot;)" office:value-type="string" office:value="#NAME?">
            <text:p>#NAME?</text:p>
          </table:table-cell>
          <table:table-cell table:style-name="ce21" office:value-type="float" office:value="24">
            <text:p>24</text:p>
          </table:table-cell>
          <table:table-cell table:style-name="ce21" office:value-type="float" office:value="100">
            <text:p>100</text:p>
          </table:table-cell>
          <table:table-cell table:style-name="ce23" office:value-type="string">
            <text:p>2007-10-12 23:19:00.105</text:p>
          </table:table-cell>
          <table:table-cell table:style-name="ce22" office:value-type="string">
            <text:p>für die Vervollständigung seines AusLand</text:p>
          </table:table-cell>
          <table:table-cell table:style-name="ce21" office:value-type="float" office:value="16">
            <text:p>16</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6];&quot; :date &quot;&quot;&quot;;[.D26];&quot;&quot;&quot; :derbyId &quot;;RC[1];&quot; :text &quot;&quot;&quot;;[.E26];&quot;&quot;&quot; :receiver &quot;;RC[5];&quot; :procurer &quot;;RC[6];&quot; :sender &quot;;RC[7];&quot;}&quot;)" office:value-type="string" office:value="#NAME?">
            <text:p>#NAME?</text:p>
          </table:table-cell>
          <table:table-cell table:style-name="ce21" office:value-type="float" office:value="25">
            <text:p>25</text:p>
          </table:table-cell>
          <table:table-cell table:style-name="ce21" office:value-type="float" office:value="500">
            <text:p>500</text:p>
          </table:table-cell>
          <table:table-cell table:style-name="ce23" office:value-type="string">
            <text:p>2007-10-13 23:57:14.408</text:p>
          </table:table-cell>
          <table:table-cell table:style-name="ce22" office:value-type="string">
            <text:p>Dankeschön fürs Softwaretesten</text:p>
          </table:table-cell>
          <table:table-cell table:style-name="ce21" office:value-type="float" office:value="21">
            <text:p>21</text:p>
          </table:table-cell>
          <table:table-cell table:style-name="ce21" office:value-type="float" office:value="17">
            <text:p>17</text:p>
          </table:table-cell>
          <table:table-cell table:style-name="ce21" office:value-type="float" office:value="19">
            <text:p>19</text:p>
          </table:table-cell>
        </table:table-row>
        <table:table-row table:style-name="ro10">
          <table:table-cell table:style-name="ce22" table:formula="oooc:=CONCATENATE(&quot;{:amount &quot;;[.C27];&quot; :date &quot;&quot;&quot;;[.D27];&quot;&quot;&quot; :derbyId &quot;;RC[1];&quot; :text &quot;&quot;&quot;;[.E27];&quot;&quot;&quot; :receiver &quot;;RC[5];&quot; :procurer &quot;;RC[6];&quot; :sender &quot;;RC[7];&quot;}&quot;)" office:value-type="string" office:value="#NAME?">
            <text:p>#NAME?</text:p>
          </table:table-cell>
          <table:table-cell table:style-name="ce21" office:value-type="float" office:value="26">
            <text:p>26</text:p>
          </table:table-cell>
          <table:table-cell table:style-name="ce21" office:value-type="float" office:value="1000">
            <text:p>1000</text:p>
          </table:table-cell>
          <table:table-cell table:style-name="ce23" office:value-type="string">
            <text:p>2007-10-16 02:07:48.988</text:p>
          </table:table-cell>
          <table:table-cell table:style-name="ce22" office:value-type="string">
            <text:p>ZaliosDevynerios: AcIu!</text:p>
          </table:table-cell>
          <table:table-cell table:style-name="ce21" office:value-type="float" office:value="11">
            <text:p>11</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8];&quot; :date &quot;&quot;&quot;;[.D28];&quot;&quot;&quot; :derbyId &quot;;RC[1];&quot; :text &quot;&quot;&quot;;[.E28];&quot;&quot;&quot; :receiver &quot;;RC[5];&quot; :procurer &quot;;RC[6];&quot; :sender &quot;;RC[7];&quot;}&quot;)" office:value-type="string" office:value="#NAME?">
            <text:p>#NAME?</text:p>
          </table:table-cell>
          <table:table-cell table:style-name="ce21" office:value-type="float" office:value="27">
            <text:p>27</text:p>
          </table:table-cell>
          <table:table-cell table:style-name="ce21" office:value-type="float" office:value="1000">
            <text:p>1000</text:p>
          </table:table-cell>
          <table:table-cell table:style-name="ce23" office:value-type="string">
            <text:p>2007-10-17 21:11:20.756</text:p>
          </table:table-cell>
          <table:table-cell table:style-name="ce22" office:value-type="string">
            <text:p>WikiWeiber-Auslage für GauLoises</text:p>
          </table:table-cell>
          <table:table-cell table:style-name="ce21" office:value-type="float" office:value="20">
            <text:p>20</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9];&quot; :date &quot;&quot;&quot;;[.D29];&quot;&quot;&quot; :derbyId &quot;;RC[1];&quot; :text &quot;&quot;&quot;;[.E29];&quot;&quot;&quot; :receiver &quot;;RC[5];&quot; :procurer &quot;;RC[6];&quot; :sender &quot;;RC[7];&quot;}&quot;)" office:value-type="string" office:value="#NAME?">
            <text:p>#NAME?</text:p>
          </table:table-cell>
          <table:table-cell table:style-name="ce21" office:value-type="float" office:value="28">
            <text:p>28</text:p>
          </table:table-cell>
          <table:table-cell table:style-name="ce21" office:value-type="float" office:value="200">
            <text:p>200</text:p>
          </table:table-cell>
          <table:table-cell table:style-name="ce23" office:value-type="string">
            <text:p>2007-10-18 11:01:32.996</text:p>
          </table:table-cell>
          <table:table-cell table:style-name="ce22" office:value-type="string">
            <text:p>CrowdWisdom: ErWartung für die Zahl der BuergerInnen 2010</text:p>
          </table:table-cell>
          <table:table-cell table:style-name="ce21" office:value-type="float" office:value="20">
            <text:p>20</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30];&quot; :date &quot;&quot;&quot;;[.D30];&quot;&quot;&quot; :derbyId &quot;;RC[1];&quot; :text &quot;&quot;&quot;;[.E30];&quot;&quot;&quot; :receiver &quot;;RC[5];&quot; :procurer &quot;;RC[6];&quot; :sender &quot;;RC[7];&quot;}&quot;)" office:value-type="string" office:value="#NAME?">
            <text:p>#NAME?</text:p>
          </table:table-cell>
          <table:table-cell table:style-name="ce21" office:value-type="float" office:value="29">
            <text:p>29</text:p>
          </table:table-cell>
          <table:table-cell table:style-name="ce21" office:value-type="float" office:value="100">
            <text:p>100</text:p>
          </table:table-cell>
          <table:table-cell table:style-name="ce23" office:value-type="string">
            <text:p>2007-10-19 16:55:28.622</text:p>
          </table:table-cell>
          <table:table-cell table:style-name="ce22" office:value-type="string">
            <text:p>Reinigung des WirkZentrums</text:p>
          </table:table-cell>
          <table:table-cell table:style-name="ce21" office:value-type="float" office:value="11">
            <text:p>11</text:p>
          </table:table-cell>
          <table:table-cell table:style-name="ce21" office:value-type="float" office:value="1">
            <text:p>1</text:p>
          </table:table-cell>
          <table:table-cell table:style-name="ce21" office:value-type="float" office:value="18">
            <text:p>18</text:p>
          </table:table-cell>
        </table:table-row>
        <table:table-row table:style-name="ro10">
          <table:table-cell table:style-name="ce22" table:formula="oooc:=CONCATENATE(&quot;{:amount &quot;;[.C31];&quot; :date &quot;&quot;&quot;;[.D31];&quot;&quot;&quot; :derbyId &quot;;RC[1];&quot; :text &quot;&quot;&quot;;[.E31];&quot;&quot;&quot; :receiver &quot;;RC[5];&quot; :procurer &quot;;RC[6];&quot; :sender &quot;;RC[7];&quot;}&quot;)" office:value-type="string" office:value="#NAME?">
            <text:p>#NAME?</text:p>
          </table:table-cell>
          <table:table-cell table:style-name="ce21" office:value-type="float" office:value="30">
            <text:p>30</text:p>
          </table:table-cell>
          <table:table-cell table:style-name="ce21" office:value-type="float" office:value="99">
            <text:p>99</text:p>
          </table:table-cell>
          <table:table-cell table:style-name="ce23" office:value-type="string">
            <text:p>2007-11-07 14:46:12.936</text:p>
          </table:table-cell>
          <table:table-cell table:style-name="ce22" office:value-type="string">
            <text:p>Auslage BusinessDueruem</text:p>
          </table:table-cell>
          <table:table-cell table:style-name="ce21" office:value-type="float" office:value="17">
            <text:p>17</text:p>
          </table:table-cell>
          <table:table-cell table:style-name="ce21" office:value-type="float" office:value="1">
            <text:p>1</text:p>
          </table:table-cell>
          <table:table-cell table:style-name="ce21" office:value-type="float" office:value="1">
            <text:p>1</text:p>
          </table:table-cell>
        </table:table-row>
        <table:table-row table:style-name="ro10">
          <table:table-cell table:style-name="ce22" table:formula="oooc:=CONCATENATE(&quot;{:amount &quot;;[.C32];&quot; :date &quot;&quot;&quot;;[.D32];&quot;&quot;&quot; :derbyId &quot;;RC[1];&quot; :text &quot;&quot;&quot;;[.E32];&quot;&quot;&quot; :receiver &quot;;RC[5];&quot; :procurer &quot;;RC[6];&quot; :sender &quot;;RC[7];&quot;}&quot;)" office:value-type="string" office:value="#NAME?">
            <text:p>#NAME?</text:p>
          </table:table-cell>
          <table:table-cell table:style-name="ce21" office:value-type="float" office:value="31">
            <text:p>31</text:p>
          </table:table-cell>
          <table:table-cell table:style-name="ce21" office:value-type="float" office:value="200">
            <text:p>200</text:p>
          </table:table-cell>
          <table:table-cell table:style-name="ce23" office:value-type="string">
            <text:p>2007-11-07 22:32:45.291</text:p>
          </table:table-cell>
          <table:table-cell table:style-name="ce22" office:value-type="string">
            <text:p>für Dein wunderbares UhTopia</text:p>
          </table:table-cell>
          <table:table-cell table:style-name="ce21" office:value-type="float" office:value="1">
            <text:p>1</text:p>
          </table:table-cell>
          <table:table-cell table:style-name="ce21" office:value-type="float" office:value="20">
            <text:p>20</text:p>
          </table:table-cell>
          <table:table-cell table:style-name="ce21" office:value-type="float" office:value="20">
            <text:p>20</text:p>
          </table:table-cell>
        </table:table-row>
        <table:table-row table:style-name="ro10">
          <table:table-cell table:style-name="ce22" table:formula="oooc:=CONCATENATE(&quot;{:amount &quot;;[.C33];&quot; :date &quot;&quot;&quot;;[.D33];&quot;&quot;&quot; :derbyId &quot;;RC[1];&quot; :text &quot;&quot;&quot;;[.E33];&quot;&quot;&quot; :receiver &quot;;RC[5];&quot; :procurer &quot;;RC[6];&quot; :sender &quot;;RC[7];&quot;}&quot;)" office:value-type="string" office:value="#NAME?">
            <text:p>#NAME?</text:p>
          </table:table-cell>
          <table:table-cell table:style-name="ce21" office:value-type="float" office:value="32">
            <text:p>32</text:p>
          </table:table-cell>
          <table:table-cell table:style-name="ce21" office:value-type="float" office:value="500">
            <text:p>500</text:p>
          </table:table-cell>
          <table:table-cell table:style-name="ce23" office:value-type="string">
            <text:p>2007-11-07 23:34:07.619</text:p>
          </table:table-cell>
          <table:table-cell table:style-name="ce22" office:value-type="string">
            <text:p>für das Testen von MindId und PieschenBank</text:p>
          </table:table-cell>
          <table:table-cell table:style-name="ce21" office:value-type="float" office:value="20">
            <text:p>20</text:p>
          </table:table-cell>
          <table:table-cell table:style-name="ce21" office:value-type="float" office:value="17">
            <text:p>17</text:p>
          </table:table-cell>
          <table:table-cell table:style-name="ce21" office:value-type="float" office:value="19">
            <text:p>19</text:p>
          </table:table-cell>
        </table:table-row>
        <table:table-row table:style-name="ro10">
          <table:table-cell table:style-name="ce22" table:formula="oooc:=CONCATENATE(&quot;{:amount &quot;;[.C34];&quot; :date &quot;&quot;&quot;;[.D34];&quot;&quot;&quot; :derbyId &quot;;RC[1];&quot; :text &quot;&quot;&quot;;[.E34];&quot;&quot;&quot; :receiver &quot;;RC[5];&quot; :procurer &quot;;RC[6];&quot; :sender &quot;;RC[7];&quot;}&quot;)" office:value-type="string" office:value="#NAME?">
            <text:p>#NAME?</text:p>
          </table:table-cell>
          <table:table-cell table:style-name="ce21" office:value-type="float" office:value="33">
            <text:p>33</text:p>
          </table:table-cell>
          <table:table-cell table:style-name="ce21" office:value-type="float" office:value="99">
            <text:p>99</text:p>
          </table:table-cell>
          <table:table-cell table:style-name="ce23" office:value-type="string">
            <text:p>2007-11-08 01:23:10.923</text:p>
          </table:table-cell>
          <table:table-cell table:style-name="ce22" office:value-type="string">
            <text:p>für den amüsanten GuerillaMarketing-Beitrag bei PieschenTv</text:p>
          </table:table-cell>
          <table:table-cell table:style-name="ce21" office:value-type="float" office:value="1">
            <text:p>1</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35];&quot; :date &quot;&quot;&quot;;[.D35];&quot;&quot;&quot; :derbyId &quot;;RC[1];&quot; :text &quot;&quot;&quot;;[.E35];&quot;&quot;&quot; :receiver &quot;;RC[5];&quot; :procurer &quot;;RC[6];&quot; :sender &quot;;RC[7];&quot;}&quot;)" office:value-type="string" office:value="#NAME?">
            <text:p>#NAME?</text:p>
          </table:table-cell>
          <table:table-cell table:style-name="ce21" office:value-type="float" office:value="34">
            <text:p>34</text:p>
          </table:table-cell>
          <table:table-cell table:style-name="ce21" office:value-type="float" office:value="1000">
            <text:p>1000</text:p>
          </table:table-cell>
          <table:table-cell table:style-name="ce23" office:value-type="string">
            <text:p>2007-11-12 15:21:11.53</text:p>
          </table:table-cell>
          <table:table-cell table:style-name="ce22" office:value-type="string">
            <text:p>BegruessungsGeld: FurchtloseHundert</text:p>
          </table:table-cell>
          <table:table-cell table:style-name="ce21" office:value-type="float" office:value="26">
            <text:p>26</text:p>
          </table:table-cell>
          <table:table-cell table:style-name="ce21" office:value-type="float" office:value="1">
            <text:p>1</text:p>
          </table:table-cell>
          <table:table-cell table:style-name="ce21" office:value-type="float" office:value="18">
            <text:p>18</text:p>
          </table:table-cell>
        </table:table-row>
        <table:table-row table:style-name="ro10">
          <table:table-cell table:style-name="ce22" table:formula="oooc:=CONCATENATE(&quot;{:amount &quot;;[.C36];&quot; :date &quot;&quot;&quot;;[.D36];&quot;&quot;&quot; :derbyId &quot;;RC[1];&quot; :text &quot;&quot;&quot;;[.E36];&quot;&quot;&quot; :receiver &quot;;RC[5];&quot; :procurer &quot;;RC[6];&quot; :sender &quot;;RC[7];&quot;}&quot;)" office:value-type="string" office:value="#NAME?">
            <text:p>#NAME?</text:p>
          </table:table-cell>
          <table:table-cell table:style-name="ce21" office:value-type="float" office:value="35">
            <text:p>35</text:p>
          </table:table-cell>
          <table:table-cell table:style-name="ce21" office:value-type="float" office:value="1000">
            <text:p>1000</text:p>
          </table:table-cell>
          <table:table-cell table:style-name="ce23" office:value-type="string">
            <text:p>2007-11-12 15:21:30.601</text:p>
          </table:table-cell>
          <table:table-cell table:style-name="ce22" office:value-type="string">
            <text:p>BegruessungsGeld: FurchtloseHundert</text:p>
          </table:table-cell>
          <table:table-cell table:style-name="ce21" office:value-type="float" office:value="27">
            <text:p>27</text:p>
          </table:table-cell>
          <table:table-cell table:style-name="ce21" office:value-type="float" office:value="1">
            <text:p>1</text:p>
          </table:table-cell>
          <table:table-cell table:style-name="ce21" office:value-type="float" office:value="18">
            <text:p>18</text:p>
          </table:table-cell>
        </table:table-row>
        <table:table-row table:style-name="ro10">
          <table:table-cell table:style-name="ce22" table:formula="oooc:=CONCATENATE(&quot;{:amount &quot;;[.C37];&quot; :date &quot;&quot;&quot;;[.D37];&quot;&quot;&quot; :derbyId &quot;;RC[1];&quot; :text &quot;&quot;&quot;;[.E37];&quot;&quot;&quot; :receiver &quot;;RC[5];&quot; :procurer &quot;;RC[6];&quot; :sender &quot;;RC[7];&quot;}&quot;)" office:value-type="string" office:value="#NAME?">
            <text:p>#NAME?</text:p>
          </table:table-cell>
          <table:table-cell table:style-name="ce21" office:value-type="float" office:value="36">
            <text:p>36</text:p>
          </table:table-cell>
          <table:table-cell table:style-name="ce21" office:value-type="float" office:value="1000">
            <text:p>1000</text:p>
          </table:table-cell>
          <table:table-cell table:style-name="ce23" office:value-type="string">
            <text:p>2007-11-12 15:21:54.37</text:p>
          </table:table-cell>
          <table:table-cell table:style-name="ce22" office:value-type="string">
            <text:p>BegruessungsGeld: FurchtloseHundert</text:p>
          </table:table-cell>
          <table:table-cell table:style-name="ce21" office:value-type="float" office:value="28">
            <text:p>28</text:p>
          </table:table-cell>
          <table:table-cell table:style-name="ce21" office:value-type="float" office:value="1">
            <text:p>1</text:p>
          </table:table-cell>
          <table:table-cell table:style-name="ce21" office:value-type="float" office:value="18">
            <text:p>18</text:p>
          </table:table-cell>
        </table:table-row>
        <table:table-row table:style-name="ro10">
          <table:table-cell table:style-name="ce22" table:formula="oooc:=CONCATENATE(&quot;{:amount &quot;;[.C38];&quot; :date &quot;&quot;&quot;;[.D38];&quot;&quot;&quot; :derbyId &quot;;RC[1];&quot; :text &quot;&quot;&quot;;[.E38];&quot;&quot;&quot; :receiver &quot;;RC[5];&quot; :procurer &quot;;RC[6];&quot; :sender &quot;;RC[7];&quot;}&quot;)" office:value-type="string" office:value="#NAME?">
            <text:p>#NAME?</text:p>
          </table:table-cell>
          <table:table-cell table:style-name="ce21" office:value-type="float" office:value="37">
            <text:p>37</text:p>
          </table:table-cell>
          <table:table-cell table:style-name="ce21" office:value-type="float" office:value="1000">
            <text:p>1000</text:p>
          </table:table-cell>
          <table:table-cell table:style-name="ce23" office:value-type="string">
            <text:p>2007-11-12 15:22:22.314</text:p>
          </table:table-cell>
          <table:table-cell table:style-name="ce22" office:value-type="string">
            <text:p>BegruessungsGeld: FurchtloseHundert</text:p>
          </table:table-cell>
          <table:table-cell table:style-name="ce21" office:value-type="float" office:value="24">
            <text:p>24</text:p>
          </table:table-cell>
          <table:table-cell table:style-name="ce21" office:value-type="float" office:value="1">
            <text:p>1</text:p>
          </table:table-cell>
          <table:table-cell table:style-name="ce21" office:value-type="float" office:value="18">
            <text:p>18</text:p>
          </table:table-cell>
        </table:table-row>
        <table:table-row table:style-name="ro10">
          <table:table-cell table:style-name="ce22" table:formula="oooc:=CONCATENATE(&quot;{:amount &quot;;[.C39];&quot; :date &quot;&quot;&quot;;[.D39];&quot;&quot;&quot; :derbyId &quot;;RC[1];&quot; :text &quot;&quot;&quot;;[.E39];&quot;&quot;&quot; :receiver &quot;;RC[5];&quot; :procurer &quot;;RC[6];&quot; :sender &quot;;RC[7];&quot;}&quot;)" office:value-type="string" office:value="#NAME?">
            <text:p>#NAME?</text:p>
          </table:table-cell>
          <table:table-cell table:style-name="ce21" office:value-type="float" office:value="38">
            <text:p>38</text:p>
          </table:table-cell>
          <table:table-cell table:style-name="ce21" office:value-type="float" office:value="1000">
            <text:p>1000</text:p>
          </table:table-cell>
          <table:table-cell table:style-name="ce23" office:value-type="string">
            <text:p>2007-11-12 15:22:36.689</text:p>
          </table:table-cell>
          <table:table-cell table:style-name="ce22" office:value-type="string">
            <text:p>BegruessungsGeld: FurchtloseHundert</text:p>
          </table:table-cell>
          <table:table-cell table:style-name="ce21" office:value-type="float" office:value="25">
            <text:p>25</text:p>
          </table:table-cell>
          <table:table-cell table:style-name="ce21" office:value-type="float" office:value="1">
            <text:p>1</text:p>
          </table:table-cell>
          <table:table-cell table:style-name="ce21" office:value-type="float" office:value="18">
            <text:p>18</text:p>
          </table:table-cell>
        </table:table-row>
        <table:table-row table:style-name="ro10">
          <table:table-cell table:style-name="ce22" table:formula="oooc:=CONCATENATE(&quot;{:amount &quot;;[.C40];&quot; :date &quot;&quot;&quot;;[.D40];&quot;&quot;&quot; :derbyId &quot;;RC[1];&quot; :text &quot;&quot;&quot;;[.E40];&quot;&quot;&quot; :receiver &quot;;RC[5];&quot; :procurer &quot;;RC[6];&quot; :sender &quot;;RC[7];&quot;}&quot;)" office:value-type="string" office:value="#NAME?">
            <text:p>#NAME?</text:p>
          </table:table-cell>
          <table:table-cell table:style-name="ce21" office:value-type="float" office:value="39">
            <text:p>39</text:p>
          </table:table-cell>
          <table:table-cell table:style-name="ce21" office:value-type="float" office:value="1000">
            <text:p>1000</text:p>
          </table:table-cell>
          <table:table-cell table:style-name="ce23" office:value-type="string">
            <text:p>2007-11-12 15:22:59.599</text:p>
          </table:table-cell>
          <table:table-cell table:style-name="ce22" office:value-type="string">
            <text:p>BegruessungsGeld: FurchtloseHundert</text:p>
          </table:table-cell>
          <table:table-cell table:style-name="ce21" office:value-type="float" office:value="23">
            <text:p>23</text:p>
          </table:table-cell>
          <table:table-cell table:style-name="ce21" office:value-type="float" office:value="1">
            <text:p>1</text:p>
          </table:table-cell>
          <table:table-cell table:style-name="ce21" office:value-type="float" office:value="18">
            <text:p>18</text:p>
          </table:table-cell>
        </table:table-row>
        <table:table-row table:style-name="ro10">
          <table:table-cell table:style-name="ce22" table:formula="oooc:=CONCATENATE(&quot;{:amount &quot;;[.C41];&quot; :date &quot;&quot;&quot;;[.D41];&quot;&quot;&quot; :derbyId &quot;;RC[1];&quot; :text &quot;&quot;&quot;;[.E41];&quot;&quot;&quot; :receiver &quot;;RC[5];&quot; :procurer &quot;;RC[6];&quot; :sender &quot;;RC[7];&quot;}&quot;)" office:value-type="string" office:value="#NAME?">
            <text:p>#NAME?</text:p>
          </table:table-cell>
          <table:table-cell table:style-name="ce21" office:value-type="float" office:value="40">
            <text:p>40</text:p>
          </table:table-cell>
          <table:table-cell table:style-name="ce21" office:value-type="float" office:value="1000">
            <text:p>1000</text:p>
          </table:table-cell>
          <table:table-cell table:style-name="ce23" office:value-type="string">
            <text:p>2007-11-12 15:23:15.438</text:p>
          </table:table-cell>
          <table:table-cell table:style-name="ce22" office:value-type="string">
            <text:p>BegruessungsGeld: FurchtloseHundert</text:p>
          </table:table-cell>
          <table:table-cell table:style-name="ce21" office:value-type="float" office:value="22">
            <text:p>22</text:p>
          </table:table-cell>
          <table:table-cell table:style-name="ce21" office:value-type="float" office:value="1">
            <text:p>1</text:p>
          </table:table-cell>
          <table:table-cell table:style-name="ce21" office:value-type="float" office:value="18">
            <text:p>18</text:p>
          </table:table-cell>
        </table:table-row>
        <table:table-row table:style-name="ro10">
          <table:table-cell table:style-name="ce22" table:formula="oooc:=CONCATENATE(&quot;{:amount &quot;;[.C42];&quot; :date &quot;&quot;&quot;;[.D42];&quot;&quot;&quot; :derbyId &quot;;RC[1];&quot; :text &quot;&quot;&quot;;[.E42];&quot;&quot;&quot; :receiver &quot;;RC[5];&quot; :procurer &quot;;RC[6];&quot; :sender &quot;;RC[7];&quot;}&quot;)" office:value-type="string" office:value="#NAME?">
            <text:p>#NAME?</text:p>
          </table:table-cell>
          <table:table-cell table:style-name="ce21" office:value-type="float" office:value="41">
            <text:p>41</text:p>
          </table:table-cell>
          <table:table-cell table:style-name="ce21" office:value-type="float" office:value="333">
            <text:p>333</text:p>
          </table:table-cell>
          <table:table-cell table:style-name="ce23" office:value-type="string">
            <text:p>2007-11-12 15:24:44.365</text:p>
          </table:table-cell>
          <table:table-cell table:style-name="ce22" office:value-type="string">
            <text:p>für Deine schönen WikiText'e</text:p>
          </table:table-cell>
          <table:table-cell table:style-name="ce21" office:value-type="float" office:value="20">
            <text:p>20</text:p>
          </table:table-cell>
          <table:table-cell table:style-name="ce21" office:value-type="float" office:value="1">
            <text:p>1</text:p>
          </table:table-cell>
          <table:table-cell table:style-name="ce21" office:value-type="float" office:value="1">
            <text:p>1</text:p>
          </table:table-cell>
        </table:table-row>
        <table:table-row table:style-name="ro10">
          <table:table-cell table:style-name="ce22" table:formula="oooc:=CONCATENATE(&quot;{:amount &quot;;[.C43];&quot; :date &quot;&quot;&quot;;[.D43];&quot;&quot;&quot; :derbyId &quot;;RC[1];&quot; :text &quot;&quot;&quot;;[.E43];&quot;&quot;&quot; :receiver &quot;;RC[5];&quot; :procurer &quot;;RC[6];&quot; :sender &quot;;RC[7];&quot;}&quot;)" office:value-type="string" office:value="#NAME?">
            <text:p>#NAME?</text:p>
          </table:table-cell>
          <table:table-cell table:style-name="ce21" office:value-type="float" office:value="42">
            <text:p>42</text:p>
          </table:table-cell>
          <table:table-cell table:style-name="ce21" office:value-type="float" office:value="133">
            <text:p>133</text:p>
          </table:table-cell>
          <table:table-cell table:style-name="ce23" office:value-type="string">
            <text:p>2007-11-28 01:19:41.941</text:p>
          </table:table-cell>
          <table:table-cell table:style-name="ce22" office:value-type="string">
            <text:p>Hilfestellung bei Seelenreifung</text:p>
          </table:table-cell>
          <table:table-cell table:style-name="ce21" office:value-type="float" office:value="17">
            <text:p>17</text:p>
          </table:table-cell>
          <table:table-cell table:style-name="ce21" office:value-type="float" office:value="20">
            <text:p>20</text:p>
          </table:table-cell>
          <table:table-cell table:style-name="ce21" office:value-type="float" office:value="20">
            <text:p>20</text:p>
          </table:table-cell>
        </table:table-row>
        <table:table-row table:style-name="ro10">
          <table:table-cell table:style-name="ce22" table:formula="oooc:=CONCATENATE(&quot;{:amount &quot;;[.C44];&quot; :date &quot;&quot;&quot;;[.D44];&quot;&quot;&quot; :derbyId &quot;;RC[1];&quot; :text &quot;&quot;&quot;;[.E44];&quot;&quot;&quot; :receiver &quot;;RC[5];&quot; :procurer &quot;;RC[6];&quot; :sender &quot;;RC[7];&quot;}&quot;)" office:value-type="string" office:value="#NAME?">
            <text:p>#NAME?</text:p>
          </table:table-cell>
          <table:table-cell table:style-name="ce21" office:value-type="float" office:value="44">
            <text:p>44</text:p>
          </table:table-cell>
          <table:table-cell table:style-name="ce21" office:value-type="float" office:value="50">
            <text:p>50</text:p>
          </table:table-cell>
          <table:table-cell table:style-name="ce23" office:value-type="string">
            <text:p>2008-01-19 10:18:47.28</text:p>
          </table:table-cell>
          <table:table-cell table:style-name="ce22" office:value-type="string">
            <text:p>NiemalsInNewYorkFoundation</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45];&quot; :date &quot;&quot;&quot;;[.D45];&quot;&quot;&quot; :derbyId &quot;;RC[1];&quot; :text &quot;&quot;&quot;;[.E45];&quot;&quot;&quot; :receiver &quot;;RC[5];&quot; :procurer &quot;;RC[6];&quot; :sender &quot;;RC[7];&quot;}&quot;)" office:value-type="string" office:value="#NAME?">
            <text:p>#NAME?</text:p>
          </table:table-cell>
          <table:table-cell table:style-name="ce21" office:value-type="float" office:value="45">
            <text:p>45</text:p>
          </table:table-cell>
          <table:table-cell table:style-name="ce21" office:value-type="float" office:value="1000">
            <text:p>1000</text:p>
          </table:table-cell>
          <table:table-cell table:style-name="ce23" office:value-type="string">
            <text:p>2008-01-24 17:34:07.728</text:p>
          </table:table-cell>
          <table:table-cell table:style-name="ce22" office:value-type="string">
            <text:p>BegruessungsGeld: FurchtloseHundert</text:p>
          </table:table-cell>
          <table:table-cell table:style-name="ce21" office:value-type="float" office:value="29">
            <text:p>29</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46];&quot; :date &quot;&quot;&quot;;[.D46];&quot;&quot;&quot; :derbyId &quot;;RC[1];&quot; :text &quot;&quot;&quot;;[.E46];&quot;&quot;&quot; :receiver &quot;;RC[5];&quot; :procurer &quot;;RC[6];&quot; :sender &quot;;RC[7];&quot;}&quot;)" office:value-type="string" office:value="#NAME?">
            <text:p>#NAME?</text:p>
          </table:table-cell>
          <table:table-cell table:style-name="ce21" office:value-type="float" office:value="46">
            <text:p>46</text:p>
          </table:table-cell>
          <table:table-cell table:style-name="ce21" office:value-type="float" office:value="1000">
            <text:p>1000</text:p>
          </table:table-cell>
          <table:table-cell table:style-name="ce23" office:value-type="string">
            <text:p>2008-01-24 17:36:12.543</text:p>
          </table:table-cell>
          <table:table-cell table:style-name="ce22" office:value-type="string">
            <text:p>BegruessungsGeld: FurchtloseHundert</text:p>
          </table:table-cell>
          <table:table-cell table:style-name="ce21" office:value-type="float" office:value="30">
            <text:p>30</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47];&quot; :date &quot;&quot;&quot;;[.D47];&quot;&quot;&quot; :derbyId &quot;;RC[1];&quot; :text &quot;&quot;&quot;;[.E47];&quot;&quot;&quot; :receiver &quot;;RC[5];&quot; :procurer &quot;;RC[6];&quot; :sender &quot;;RC[7];&quot;}&quot;)" office:value-type="string" office:value="#NAME?">
            <text:p>#NAME?</text:p>
          </table:table-cell>
          <table:table-cell table:style-name="ce21" office:value-type="float" office:value="47">
            <text:p>47</text:p>
          </table:table-cell>
          <table:table-cell table:style-name="ce21" office:value-type="float" office:value="1000">
            <text:p>1000</text:p>
          </table:table-cell>
          <table:table-cell table:style-name="ce23" office:value-type="string">
            <text:p>2008-01-24 17:38:44.024</text:p>
          </table:table-cell>
          <table:table-cell table:style-name="ce22" office:value-type="string">
            <text:p>BegruessungsGeld: FurchtloseHundert</text:p>
          </table:table-cell>
          <table:table-cell table:style-name="ce21" office:value-type="float" office:value="31">
            <text:p>31</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48];&quot; :date &quot;&quot;&quot;;[.D48];&quot;&quot;&quot; :derbyId &quot;;RC[1];&quot; :text &quot;&quot;&quot;;[.E48];&quot;&quot;&quot; :receiver &quot;;RC[5];&quot; :procurer &quot;;RC[6];&quot; :sender &quot;;RC[7];&quot;}&quot;)" office:value-type="string" office:value="#NAME?">
            <text:p>#NAME?</text:p>
          </table:table-cell>
          <table:table-cell table:style-name="ce21" office:value-type="float" office:value="48">
            <text:p>48</text:p>
          </table:table-cell>
          <table:table-cell table:style-name="ce21" office:value-type="float" office:value="1000">
            <text:p>1000</text:p>
          </table:table-cell>
          <table:table-cell table:style-name="ce23" office:value-type="string">
            <text:p>2008-01-24 17:41:24.42</text:p>
          </table:table-cell>
          <table:table-cell table:style-name="ce22" office:value-type="string">
            <text:p>BegruessungsGeld: FurchtloseHundert</text:p>
          </table:table-cell>
          <table:table-cell table:style-name="ce21" office:value-type="float" office:value="32">
            <text:p>32</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49];&quot; :date &quot;&quot;&quot;;[.D49];&quot;&quot;&quot; :derbyId &quot;;RC[1];&quot; :text &quot;&quot;&quot;;[.E49];&quot;&quot;&quot; :receiver &quot;;RC[5];&quot; :procurer &quot;;RC[6];&quot; :sender &quot;;RC[7];&quot;}&quot;)" office:value-type="string" office:value="#NAME?">
            <text:p>#NAME?</text:p>
          </table:table-cell>
          <table:table-cell table:style-name="ce21" office:value-type="float" office:value="49">
            <text:p>49</text:p>
          </table:table-cell>
          <table:table-cell table:style-name="ce21" office:value-type="float" office:value="1000">
            <text:p>1000</text:p>
          </table:table-cell>
          <table:table-cell table:style-name="ce23" office:value-type="string">
            <text:p>2008-01-24 17:44:10.621</text:p>
          </table:table-cell>
          <table:table-cell table:style-name="ce22" office:value-type="string">
            <text:p>BegruessungsGeld: FurchtloseHundert</text:p>
          </table:table-cell>
          <table:table-cell table:style-name="ce21" office:value-type="float" office:value="33">
            <text:p>33</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50];&quot; :date &quot;&quot;&quot;;[.D50];&quot;&quot;&quot; :derbyId &quot;;RC[1];&quot; :text &quot;&quot;&quot;;[.E50];&quot;&quot;&quot; :receiver &quot;;RC[5];&quot; :procurer &quot;;RC[6];&quot; :sender &quot;;RC[7];&quot;}&quot;)" office:value-type="string" office:value="#NAME?">
            <text:p>#NAME?</text:p>
          </table:table-cell>
          <table:table-cell table:style-name="ce21" office:value-type="float" office:value="50">
            <text:p>50</text:p>
          </table:table-cell>
          <table:table-cell table:style-name="ce21" office:value-type="float" office:value="1000">
            <text:p>1000</text:p>
          </table:table-cell>
          <table:table-cell table:style-name="ce23" office:value-type="string">
            <text:p>2008-01-24 17:46:04.551</text:p>
          </table:table-cell>
          <table:table-cell table:style-name="ce22" office:value-type="string">
            <text:p>BegruessungsGeld: FurchtloseHundert</text:p>
          </table:table-cell>
          <table:table-cell table:style-name="ce21" office:value-type="float" office:value="34">
            <text:p>34</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51];&quot; :date &quot;&quot;&quot;;[.D51];&quot;&quot;&quot; :derbyId &quot;;RC[1];&quot; :text &quot;&quot;&quot;;[.E51];&quot;&quot;&quot; :receiver &quot;;RC[5];&quot; :procurer &quot;;RC[6];&quot; :sender &quot;;RC[7];&quot;}&quot;)" office:value-type="string" office:value="#NAME?">
            <text:p>#NAME?</text:p>
          </table:table-cell>
          <table:table-cell table:style-name="ce21" office:value-type="float" office:value="51">
            <text:p>51</text:p>
          </table:table-cell>
          <table:table-cell table:style-name="ce21" office:value-type="float" office:value="1000">
            <text:p>1000</text:p>
          </table:table-cell>
          <table:table-cell table:style-name="ce23" office:value-type="string">
            <text:p>2008-01-24 17:47:52.515</text:p>
          </table:table-cell>
          <table:table-cell table:style-name="ce22" office:value-type="string">
            <text:p>BegruessungsGeld: FurchtloseHundert</text:p>
          </table:table-cell>
          <table:table-cell table:style-name="ce21" office:value-type="float" office:value="35">
            <text:p>35</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52];&quot; :date &quot;&quot;&quot;;[.D52];&quot;&quot;&quot; :derbyId &quot;;RC[1];&quot; :text &quot;&quot;&quot;;[.E52];&quot;&quot;&quot; :receiver &quot;;RC[5];&quot; :procurer &quot;;RC[6];&quot; :sender &quot;;RC[7];&quot;}&quot;)" office:value-type="string" office:value="#NAME?">
            <text:p>#NAME?</text:p>
          </table:table-cell>
          <table:table-cell table:style-name="ce21" office:value-type="float" office:value="52">
            <text:p>52</text:p>
          </table:table-cell>
          <table:table-cell table:style-name="ce21" office:value-type="float" office:value="1000">
            <text:p>1000</text:p>
          </table:table-cell>
          <table:table-cell table:style-name="ce23" office:value-type="string">
            <text:p>2008-02-05 08:41:06.636</text:p>
          </table:table-cell>
          <table:table-cell table:style-name="ce22" office:value-type="string">
            <text:p>BegruessungsGeld: FurchtloseHundert</text:p>
          </table:table-cell>
          <table:table-cell table:style-name="ce21" office:value-type="float" office:value="36">
            <text:p>36</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53];&quot; :date &quot;&quot;&quot;;[.D53];&quot;&quot;&quot; :derbyId &quot;;RC[1];&quot; :text &quot;&quot;&quot;;[.E53];&quot;&quot;&quot; :receiver &quot;;RC[5];&quot; :procurer &quot;;RC[6];&quot; :sender &quot;;RC[7];&quot;}&quot;)" office:value-type="string" office:value="#NAME?">
            <text:p>#NAME?</text:p>
          </table:table-cell>
          <table:table-cell table:style-name="ce21" office:value-type="float" office:value="53">
            <text:p>53</text:p>
          </table:table-cell>
          <table:table-cell table:style-name="ce21" office:value-type="float" office:value="100">
            <text:p>100</text:p>
          </table:table-cell>
          <table:table-cell table:style-name="ce23" office:value-type="string">
            <text:p>2008-02-05 08:46:42.096</text:p>
          </table:table-cell>
          <table:table-cell table:style-name="ce22" office:value-type="string">
            <text:p>LiebesRinge RwCs</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54];&quot; :date &quot;&quot;&quot;;[.D54];&quot;&quot;&quot; :derbyId &quot;;RC[1];&quot; :text &quot;&quot;&quot;;[.E54];&quot;&quot;&quot; :receiver &quot;;RC[5];&quot; :procurer &quot;;RC[6];&quot; :sender &quot;;RC[7];&quot;}&quot;)" office:value-type="string" office:value="#NAME?">
            <text:p>#NAME?</text:p>
          </table:table-cell>
          <table:table-cell table:style-name="ce21" office:value-type="float" office:value="54">
            <text:p>54</text:p>
          </table:table-cell>
          <table:table-cell table:style-name="ce21" office:value-type="float" office:value="100">
            <text:p>100</text:p>
          </table:table-cell>
          <table:table-cell table:style-name="ce23" office:value-type="string">
            <text:p>2008-02-05 08:52:42.043</text:p>
          </table:table-cell>
          <table:table-cell table:style-name="ce22" office:value-type="string">
            <text:p>LiebesRinge RwYs</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55];&quot; :date &quot;&quot;&quot;;[.D55];&quot;&quot;&quot; :derbyId &quot;;RC[1];&quot; :text &quot;&quot;&quot;;[.E55];&quot;&quot;&quot; :receiver &quot;;RC[5];&quot; :procurer &quot;;RC[6];&quot; :sender &quot;;RC[7];&quot;}&quot;)" office:value-type="string" office:value="#NAME?">
            <text:p>#NAME?</text:p>
          </table:table-cell>
          <table:table-cell table:style-name="ce21" office:value-type="float" office:value="55">
            <text:p>55</text:p>
          </table:table-cell>
          <table:table-cell table:style-name="ce21" office:value-type="float" office:value="400">
            <text:p>400</text:p>
          </table:table-cell>
          <table:table-cell table:style-name="ce23" office:value-type="string">
            <text:p>2008-02-05 10:20:26.161</text:p>
          </table:table-cell>
          <table:table-cell table:style-name="ce22" office:value-type="string">
            <text:p>support for WikiDrivenDevelopment</text:p>
          </table:table-cell>
          <table:table-cell table:style-name="ce21" office:value-type="float" office:value="23">
            <text:p>23</text:p>
          </table:table-cell>
          <table:table-cell table:style-name="ce21" office:value-type="float" office:value="17">
            <text:p>17</text:p>
          </table:table-cell>
          <table:table-cell table:style-name="ce21" office:value-type="float" office:value="19">
            <text:p>19</text:p>
          </table:table-cell>
        </table:table-row>
        <table:table-row table:style-name="ro10">
          <table:table-cell table:style-name="ce22" table:formula="oooc:=CONCATENATE(&quot;{:amount &quot;;[.C56];&quot; :date &quot;&quot;&quot;;[.D56];&quot;&quot;&quot; :derbyId &quot;;RC[1];&quot; :text &quot;&quot;&quot;;[.E56];&quot;&quot;&quot; :receiver &quot;;RC[5];&quot; :procurer &quot;;RC[6];&quot; :sender &quot;;RC[7];&quot;}&quot;)" office:value-type="string" office:value="#NAME?">
            <text:p>#NAME?</text:p>
          </table:table-cell>
          <table:table-cell table:style-name="ce21" office:value-type="float" office:value="56">
            <text:p>56</text:p>
          </table:table-cell>
          <table:table-cell table:style-name="ce21" office:value-type="float" office:value="50">
            <text:p>50</text:p>
          </table:table-cell>
          <table:table-cell table:style-name="ce23" office:value-type="string">
            <text:p>2008-02-08 12:15:25.129</text:p>
          </table:table-cell>
          <table:table-cell table:style-name="ce22" office:value-type="string">
            <text:p>NiemalsInNewYorkFoundation</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57];&quot; :date &quot;&quot;&quot;;[.D57];&quot;&quot;&quot; :derbyId &quot;;RC[1];&quot; :text &quot;&quot;&quot;;[.E57];&quot;&quot;&quot; :receiver &quot;;RC[5];&quot; :procurer &quot;;RC[6];&quot; :sender &quot;;RC[7];&quot;}&quot;)" office:value-type="string" office:value="#NAME?">
            <text:p>#NAME?</text:p>
          </table:table-cell>
          <table:table-cell table:style-name="ce21" office:value-type="float" office:value="57">
            <text:p>57</text:p>
          </table:table-cell>
          <table:table-cell table:style-name="ce21" office:value-type="float" office:value="1000">
            <text:p>1000</text:p>
          </table:table-cell>
          <table:table-cell table:style-name="ce23" office:value-type="string">
            <text:p>2008-02-18 18:03:25.551</text:p>
          </table:table-cell>
          <table:table-cell table:style-name="ce22" office:value-type="string">
            <text:p>BegruessungsGeld: FurchtloseHundert</text:p>
          </table:table-cell>
          <table:table-cell table:style-name="ce21" office:value-type="float" office:value="37">
            <text:p>37</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58];&quot; :date &quot;&quot;&quot;;[.D58];&quot;&quot;&quot; :derbyId &quot;;RC[1];&quot; :text &quot;&quot;&quot;;[.E58];&quot;&quot;&quot; :receiver &quot;;RC[5];&quot; :procurer &quot;;RC[6];&quot; :sender &quot;;RC[7];&quot;}&quot;)" office:value-type="string" office:value="#NAME?">
            <text:p>#NAME?</text:p>
          </table:table-cell>
          <table:table-cell table:style-name="ce21" office:value-type="float" office:value="59">
            <text:p>59</text:p>
          </table:table-cell>
          <table:table-cell table:style-name="ce21" office:value-type="float" office:value="200">
            <text:p>200</text:p>
          </table:table-cell>
          <table:table-cell table:style-name="ce23" office:value-type="string">
            <text:p>2008-04-01 00:34:21.985</text:p>
          </table:table-cell>
          <table:table-cell table:style-name="ce22" office:value-type="string">
            <text:p>LiebesRinge BsTs,TsBs</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59];&quot; :date &quot;&quot;&quot;;[.D59];&quot;&quot;&quot; :derbyId &quot;;RC[1];&quot; :text &quot;&quot;&quot;;[.E59];&quot;&quot;&quot; :receiver &quot;;RC[5];&quot; :procurer &quot;;RC[6];&quot; :sender &quot;;RC[7];&quot;}&quot;)" office:value-type="string" office:value="#NAME?">
            <text:p>#NAME?</text:p>
          </table:table-cell>
          <table:table-cell table:style-name="ce21" office:value-type="float" office:value="60">
            <text:p>60</text:p>
          </table:table-cell>
          <table:table-cell table:style-name="ce21" office:value-type="float" office:value="200">
            <text:p>200</text:p>
          </table:table-cell>
          <table:table-cell table:style-name="ce23" office:value-type="string">
            <text:p>2008-04-01 00:35:40.846</text:p>
          </table:table-cell>
          <table:table-cell table:style-name="ce22" office:value-type="string">
            <text:p>LiebesRinge SbTs,TsSb</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60];&quot; :date &quot;&quot;&quot;;[.D60];&quot;&quot;&quot; :derbyId &quot;;RC[1];&quot; :text &quot;&quot;&quot;;[.E60];&quot;&quot;&quot; :receiver &quot;;RC[5];&quot; :procurer &quot;;RC[6];&quot; :sender &quot;;RC[7];&quot;}&quot;)" office:value-type="string" office:value="#NAME?">
            <text:p>#NAME?</text:p>
          </table:table-cell>
          <table:table-cell table:style-name="ce21" office:value-type="float" office:value="61">
            <text:p>61</text:p>
          </table:table-cell>
          <table:table-cell table:style-name="ce21" office:value-type="float" office:value="10">
            <text:p>10</text:p>
          </table:table-cell>
          <table:table-cell table:style-name="ce23" office:value-type="string">
            <text:p>2008-05-16 21:40:35.728</text:p>
          </table:table-cell>
          <table:table-cell table:style-name="ce22" office:value-type="string">
            <text:p>1.0 DirkHilbert share(s)</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61];&quot; :date &quot;&quot;&quot;;[.D61];&quot;&quot;&quot; :derbyId &quot;;RC[1];&quot; :text &quot;&quot;&quot;;[.E61];&quot;&quot;&quot; :receiver &quot;;RC[5];&quot; :procurer &quot;;RC[6];&quot; :sender &quot;;RC[7];&quot;}&quot;)" office:value-type="string" office:value="#NAME?">
            <text:p>#NAME?</text:p>
          </table:table-cell>
          <table:table-cell table:style-name="ce21" office:value-type="float" office:value="62">
            <text:p>62</text:p>
          </table:table-cell>
          <table:table-cell table:style-name="ce21" office:value-type="float" office:value="10">
            <text:p>10</text:p>
          </table:table-cell>
          <table:table-cell table:style-name="ce23" office:value-type="string">
            <text:p>2008-05-16 22:21:55.986</text:p>
          </table:table-cell>
          <table:table-cell table:style-name="ce22" office:value-type="string">
            <text:p>1.0 EvaJaehnigen share(s)</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62];&quot; :date &quot;&quot;&quot;;[.D62];&quot;&quot;&quot; :derbyId &quot;;RC[1];&quot; :text &quot;&quot;&quot;;[.E62];&quot;&quot;&quot; :receiver &quot;;RC[5];&quot; :procurer &quot;;RC[6];&quot; :sender &quot;;RC[7];&quot;}&quot;)" office:value-type="string" office:value="#NAME?">
            <text:p>#NAME?</text:p>
          </table:table-cell>
          <table:table-cell table:style-name="ce21" office:value-type="float" office:value="63">
            <text:p>63</text:p>
          </table:table-cell>
          <table:table-cell table:style-name="ce21" office:value-type="float" office:value="10">
            <text:p>10</text:p>
          </table:table-cell>
          <table:table-cell table:style-name="ce23" office:value-type="string">
            <text:p>2008-05-16 22:22:12.063</text:p>
          </table:table-cell>
          <table:table-cell table:style-name="ce22" office:value-type="string">
            <text:p>1.0 FriedrichBoltz share(s)</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63];&quot; :date &quot;&quot;&quot;;[.D63];&quot;&quot;&quot; :derbyId &quot;;RC[1];&quot; :text &quot;&quot;&quot;;[.E63];&quot;&quot;&quot; :receiver &quot;;RC[5];&quot; :procurer &quot;;RC[6];&quot; :sender &quot;;RC[7];&quot;}&quot;)" office:value-type="string" office:value="#NAME?">
            <text:p>#NAME?</text:p>
          </table:table-cell>
          <table:table-cell table:style-name="ce21" office:value-type="float" office:value="64">
            <text:p>64</text:p>
          </table:table-cell>
          <table:table-cell table:style-name="ce21" office:value-type="float" office:value="10">
            <text:p>10</text:p>
          </table:table-cell>
          <table:table-cell table:style-name="ce23" office:value-type="string">
            <text:p>2008-05-16 22:22:32.723</text:p>
          </table:table-cell>
          <table:table-cell table:style-name="ce22" office:value-type="string">
            <text:p>1.0 HelmaOrosz share(s)</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64];&quot; :date &quot;&quot;&quot;;[.D64];&quot;&quot;&quot; :derbyId &quot;;RC[1];&quot; :text &quot;&quot;&quot;;[.E64];&quot;&quot;&quot; :receiver &quot;;RC[5];&quot; :procurer &quot;;RC[6];&quot; :sender &quot;;RC[7];&quot;}&quot;)" office:value-type="string" office:value="#NAME?">
            <text:p>#NAME?</text:p>
          </table:table-cell>
          <table:table-cell table:style-name="ce21" office:value-type="float" office:value="65">
            <text:p>65</text:p>
          </table:table-cell>
          <table:table-cell table:style-name="ce21" office:value-type="float" office:value="10">
            <text:p>10</text:p>
          </table:table-cell>
          <table:table-cell table:style-name="ce23" office:value-type="string">
            <text:p>2008-05-16 22:22:45.783</text:p>
          </table:table-cell>
          <table:table-cell table:style-name="ce22" office:value-type="string">
            <text:p>1.0 KlausSuehl share(s)</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65];&quot; :date &quot;&quot;&quot;;[.D65];&quot;&quot;&quot; :derbyId &quot;;RC[1];&quot; :text &quot;&quot;&quot;;[.E65];&quot;&quot;&quot; :receiver &quot;;RC[5];&quot; :procurer &quot;;RC[6];&quot; :sender &quot;;RC[7];&quot;}&quot;)" office:value-type="string" office:value="#NAME?">
            <text:p>#NAME?</text:p>
          </table:table-cell>
          <table:table-cell table:style-name="ce21" office:value-type="float" office:value="66">
            <text:p>66</text:p>
          </table:table-cell>
          <table:table-cell table:style-name="ce21" office:value-type="float" office:value="10">
            <text:p>10</text:p>
          </table:table-cell>
          <table:table-cell table:style-name="ce23" office:value-type="string">
            <text:p>2008-05-16 22:22:59.807</text:p>
          </table:table-cell>
          <table:table-cell table:style-name="ce22" office:value-type="string">
            <text:p>1.0 PeterLames share(s)</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66];&quot; :date &quot;&quot;&quot;;[.D66];&quot;&quot;&quot; :derbyId &quot;;RC[1];&quot; :text &quot;&quot;&quot;;[.E66];&quot;&quot;&quot; :receiver &quot;;RC[5];&quot; :procurer &quot;;RC[6];&quot; :sender &quot;;RC[7];&quot;}&quot;)" office:value-type="string" office:value="#NAME?">
            <text:p>#NAME?</text:p>
          </table:table-cell>
          <table:table-cell table:style-name="ce21" office:value-type="float" office:value="67">
            <text:p>67</text:p>
          </table:table-cell>
          <table:table-cell table:style-name="ce21" office:value-type="float" office:value="200">
            <text:p>200</text:p>
          </table:table-cell>
          <table:table-cell table:style-name="ce23" office:value-type="string">
            <text:p>2008-05-16 23:00:10.862</text:p>
          </table:table-cell>
          <table:table-cell table:style-name="ce22" office:value-type="string">
            <text:p>MindPost-Botengang für MindMac-NetzTeil</text:p>
          </table:table-cell>
          <table:table-cell table:style-name="ce21" office:value-type="float" office:value="30">
            <text:p>30</text:p>
          </table:table-cell>
          <table:table-cell table:style-name="ce21" office:value-type="float" office:value="17">
            <text:p>17</text:p>
          </table:table-cell>
          <table:table-cell table:style-name="ce21" office:value-type="float" office:value="19">
            <text:p>19</text:p>
          </table:table-cell>
        </table:table-row>
        <table:table-row table:style-name="ro10">
          <table:table-cell table:style-name="ce22" table:formula="oooc:=CONCATENATE(&quot;{:amount &quot;;[.C67];&quot; :date &quot;&quot;&quot;;[.D67];&quot;&quot;&quot; :derbyId &quot;;RC[1];&quot; :text &quot;&quot;&quot;;[.E67];&quot;&quot;&quot; :receiver &quot;;RC[5];&quot; :procurer &quot;;RC[6];&quot; :sender &quot;;RC[7];&quot;}&quot;)" office:value-type="string" office:value="#NAME?">
            <text:p>#NAME?</text:p>
          </table:table-cell>
          <table:table-cell table:style-name="ce21" office:value-type="float" office:value="68">
            <text:p>68</text:p>
          </table:table-cell>
          <table:table-cell table:style-name="ce21" office:value-type="float" office:value="200">
            <text:p>200</text:p>
          </table:table-cell>
          <table:table-cell table:style-name="ce23" office:value-type="string">
            <text:p>2008-05-16 23:00:38.161</text:p>
          </table:table-cell>
          <table:table-cell table:style-name="ce22" office:value-type="string">
            <text:p>MindPost-Botengang für MindMac-NetzTeil</text:p>
          </table:table-cell>
          <table:table-cell table:style-name="ce21" office:value-type="float" office:value="28">
            <text:p>28</text:p>
          </table:table-cell>
          <table:table-cell table:style-name="ce21" office:value-type="float" office:value="17">
            <text:p>17</text:p>
          </table:table-cell>
          <table:table-cell table:style-name="ce21" office:value-type="float" office:value="19">
            <text:p>19</text:p>
          </table:table-cell>
        </table:table-row>
        <table:table-row table:style-name="ro10">
          <table:table-cell table:style-name="ce22" table:formula="oooc:=CONCATENATE(&quot;{:amount &quot;;[.C68];&quot; :date &quot;&quot;&quot;;[.D68];&quot;&quot;&quot; :derbyId &quot;;RC[1];&quot; :text &quot;&quot;&quot;;[.E68];&quot;&quot;&quot; :receiver &quot;;RC[5];&quot; :procurer &quot;;RC[6];&quot; :sender &quot;;RC[7];&quot;}&quot;)" office:value-type="string" office:value="#NAME?">
            <text:p>#NAME?</text:p>
          </table:table-cell>
          <table:table-cell table:style-name="ce21" office:value-type="float" office:value="69">
            <text:p>69</text:p>
          </table:table-cell>
          <table:table-cell table:style-name="ce21" office:value-type="float" office:value="200">
            <text:p>200</text:p>
          </table:table-cell>
          <table:table-cell table:style-name="ce23" office:value-type="string">
            <text:p>2008-05-16 23:01:06.217</text:p>
          </table:table-cell>
          <table:table-cell table:style-name="ce22" office:value-type="string">
            <text:p>MindPost-Botengang für MindMac-NetzTeil</text:p>
          </table:table-cell>
          <table:table-cell table:style-name="ce21" office:value-type="float" office:value="7">
            <text:p>7</text:p>
          </table:table-cell>
          <table:table-cell table:style-name="ce21" office:value-type="float" office:value="17">
            <text:p>17</text:p>
          </table:table-cell>
          <table:table-cell table:style-name="ce21" office:value-type="float" office:value="19">
            <text:p>19</text:p>
          </table:table-cell>
        </table:table-row>
        <table:table-row table:style-name="ro10">
          <table:table-cell table:style-name="ce22" table:formula="oooc:=CONCATENATE(&quot;{:amount &quot;;[.C69];&quot; :date &quot;&quot;&quot;;[.D69];&quot;&quot;&quot; :derbyId &quot;;RC[1];&quot; :text &quot;&quot;&quot;;[.E69];&quot;&quot;&quot; :receiver &quot;;RC[5];&quot; :procurer &quot;;RC[6];&quot; :sender &quot;;RC[7];&quot;}&quot;)" office:value-type="string" office:value="#NAME?">
            <text:p>#NAME?</text:p>
          </table:table-cell>
          <table:table-cell table:style-name="ce21" office:value-type="float" office:value="70">
            <text:p>70</text:p>
          </table:table-cell>
          <table:table-cell table:style-name="ce21" office:value-type="float" office:value="100">
            <text:p>100</text:p>
          </table:table-cell>
          <table:table-cell table:style-name="ce23" office:value-type="string">
            <text:p>2008-05-20 18:48:25.075</text:p>
          </table:table-cell>
          <table:table-cell table:style-name="ce22" office:value-type="string">
            <text:p>LiebesRinge RwHg</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70];&quot; :date &quot;&quot;&quot;;[.D70];&quot;&quot;&quot; :derbyId &quot;;RC[1];&quot; :text &quot;&quot;&quot;;[.E70];&quot;&quot;&quot; :receiver &quot;;RC[5];&quot; :procurer &quot;;RC[6];&quot; :sender &quot;;RC[7];&quot;}&quot;)" office:value-type="string" office:value="#NAME?">
            <text:p>#NAME?</text:p>
          </table:table-cell>
          <table:table-cell table:style-name="ce21" office:value-type="float" office:value="71">
            <text:p>71</text:p>
          </table:table-cell>
          <table:table-cell table:style-name="ce21" office:value-type="float" office:value="100">
            <text:p>100</text:p>
          </table:table-cell>
          <table:table-cell table:style-name="ce23" office:value-type="string">
            <text:p>2008-05-20 18:51:20.384</text:p>
          </table:table-cell>
          <table:table-cell table:style-name="ce22" office:value-type="string">
            <text:p>LiebesRinge RwSv</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71];&quot; :date &quot;&quot;&quot;;[.D71];&quot;&quot;&quot; :derbyId &quot;;RC[1];&quot; :text &quot;&quot;&quot;;[.E71];&quot;&quot;&quot; :receiver &quot;;RC[5];&quot; :procurer &quot;;RC[6];&quot; :sender &quot;;RC[7];&quot;}&quot;)" office:value-type="string" office:value="#NAME?">
            <text:p>#NAME?</text:p>
          </table:table-cell>
          <table:table-cell table:style-name="ce21" office:value-type="float" office:value="72">
            <text:p>72</text:p>
          </table:table-cell>
          <table:table-cell table:style-name="ce21" office:value-type="float" office:value="100">
            <text:p>100</text:p>
          </table:table-cell>
          <table:table-cell table:style-name="ce23" office:value-type="string">
            <text:p>2008-05-20 18:54:24.341</text:p>
          </table:table-cell>
          <table:table-cell table:style-name="ce22" office:value-type="string">
            <text:p>LiebesRinge JgMw</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72];&quot; :date &quot;&quot;&quot;;[.D72];&quot;&quot;&quot; :derbyId &quot;;RC[1];&quot; :text &quot;&quot;&quot;;[.E72];&quot;&quot;&quot; :receiver &quot;;RC[5];&quot; :procurer &quot;;RC[6];&quot; :sender &quot;;RC[7];&quot;}&quot;)" office:value-type="string" office:value="#NAME?">
            <text:p>#NAME?</text:p>
          </table:table-cell>
          <table:table-cell table:style-name="ce21" office:value-type="float" office:value="73">
            <text:p>73</text:p>
          </table:table-cell>
          <table:table-cell table:style-name="ce21" office:value-type="float" office:value="100">
            <text:p>100</text:p>
          </table:table-cell>
          <table:table-cell table:style-name="ce23" office:value-type="string">
            <text:p>2008-05-20 18:54:49.372</text:p>
          </table:table-cell>
          <table:table-cell table:style-name="ce22" office:value-type="string">
            <text:p>LiebesRinge MwJg</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73];&quot; :date &quot;&quot;&quot;;[.D73];&quot;&quot;&quot; :derbyId &quot;;RC[1];&quot; :text &quot;&quot;&quot;;[.E73];&quot;&quot;&quot; :receiver &quot;;RC[5];&quot; :procurer &quot;;RC[6];&quot; :sender &quot;;RC[7];&quot;}&quot;)" office:value-type="string" office:value="#NAME?">
            <text:p>#NAME?</text:p>
          </table:table-cell>
          <table:table-cell table:style-name="ce21" office:value-type="float" office:value="74">
            <text:p>74</text:p>
          </table:table-cell>
          <table:table-cell table:style-name="ce21" office:value-type="float" office:value="100">
            <text:p>100</text:p>
          </table:table-cell>
          <table:table-cell table:style-name="ce23" office:value-type="string">
            <text:p>2008-05-20 18:57:32.612</text:p>
          </table:table-cell>
          <table:table-cell table:style-name="ce22" office:value-type="string">
            <text:p>LiebesRinge LhDw</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74];&quot; :date &quot;&quot;&quot;;[.D74];&quot;&quot;&quot; :derbyId &quot;;RC[1];&quot; :text &quot;&quot;&quot;;[.E74];&quot;&quot;&quot; :receiver &quot;;RC[5];&quot; :procurer &quot;;RC[6];&quot; :sender &quot;;RC[7];&quot;}&quot;)" office:value-type="string" office:value="#NAME?">
            <text:p>#NAME?</text:p>
          </table:table-cell>
          <table:table-cell table:style-name="ce21" office:value-type="float" office:value="75">
            <text:p>75</text:p>
          </table:table-cell>
          <table:table-cell table:style-name="ce21" office:value-type="float" office:value="100">
            <text:p>100</text:p>
          </table:table-cell>
          <table:table-cell table:style-name="ce23" office:value-type="string">
            <text:p>2008-05-20 18:57:48.003</text:p>
          </table:table-cell>
          <table:table-cell table:style-name="ce22" office:value-type="string">
            <text:p>LiebesRinge DwLh</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75];&quot; :date &quot;&quot;&quot;;[.D75];&quot;&quot;&quot; :derbyId &quot;;RC[1];&quot; :text &quot;&quot;&quot;;[.E75];&quot;&quot;&quot; :receiver &quot;;RC[5];&quot; :procurer &quot;;RC[6];&quot; :sender &quot;;RC[7];&quot;}&quot;)" office:value-type="string" office:value="#NAME?">
            <text:p>#NAME?</text:p>
          </table:table-cell>
          <table:table-cell table:style-name="ce21" office:value-type="float" office:value="76">
            <text:p>76</text:p>
          </table:table-cell>
          <table:table-cell table:style-name="ce21" office:value-type="float" office:value="10">
            <text:p>10</text:p>
          </table:table-cell>
          <table:table-cell table:style-name="ce23" office:value-type="string">
            <text:p>2008-05-20 19:00:14.2</text:p>
          </table:table-cell>
          <table:table-cell table:style-name="ce22" office:value-type="string">
            <text:p>KnisterRinge CsRb</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76];&quot; :date &quot;&quot;&quot;;[.D76];&quot;&quot;&quot; :derbyId &quot;;RC[1];&quot; :text &quot;&quot;&quot;;[.E76];&quot;&quot;&quot; :receiver &quot;;RC[5];&quot; :procurer &quot;;RC[6];&quot; :sender &quot;;RC[7];&quot;}&quot;)" office:value-type="string" office:value="#NAME?">
            <text:p>#NAME?</text:p>
          </table:table-cell>
          <table:table-cell table:style-name="ce21" office:value-type="float" office:value="77">
            <text:p>77</text:p>
          </table:table-cell>
          <table:table-cell table:style-name="ce21" office:value-type="float" office:value="100">
            <text:p>100</text:p>
          </table:table-cell>
          <table:table-cell table:style-name="ce23" office:value-type="string">
            <text:p>2008-05-20 19:00:54.729</text:p>
          </table:table-cell>
          <table:table-cell table:style-name="ce22" office:value-type="string">
            <text:p>LiebesRinge BcHr</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77];&quot; :date &quot;&quot;&quot;;[.D77];&quot;&quot;&quot; :derbyId &quot;;RC[1];&quot; :text &quot;&quot;&quot;;[.E77];&quot;&quot;&quot; :receiver &quot;;RC[5];&quot; :procurer &quot;;RC[6];&quot; :sender &quot;;RC[7];&quot;}&quot;)" office:value-type="string" office:value="#NAME?">
            <text:p>#NAME?</text:p>
          </table:table-cell>
          <table:table-cell table:style-name="ce21" office:value-type="float" office:value="78">
            <text:p>78</text:p>
          </table:table-cell>
          <table:table-cell table:style-name="ce21" office:value-type="float" office:value="100">
            <text:p>100</text:p>
          </table:table-cell>
          <table:table-cell table:style-name="ce23" office:value-type="string">
            <text:p>2008-05-20 19:01:10.45</text:p>
          </table:table-cell>
          <table:table-cell table:style-name="ce22" office:value-type="string">
            <text:p>LiebesRinge HrBc</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78];&quot; :date &quot;&quot;&quot;;[.D78];&quot;&quot;&quot; :derbyId &quot;;RC[1];&quot; :text &quot;&quot;&quot;;[.E78];&quot;&quot;&quot; :receiver &quot;;RC[5];&quot; :procurer &quot;;RC[6];&quot; :sender &quot;;RC[7];&quot;}&quot;)" office:value-type="string" office:value="#NAME?">
            <text:p>#NAME?</text:p>
          </table:table-cell>
          <table:table-cell table:style-name="ce21" office:value-type="float" office:value="79">
            <text:p>79</text:p>
          </table:table-cell>
          <table:table-cell table:style-name="ce21" office:value-type="float" office:value="1000">
            <text:p>1000</text:p>
          </table:table-cell>
          <table:table-cell table:style-name="ce23" office:value-type="string">
            <text:p>2008-05-20 19:02:49.177</text:p>
          </table:table-cell>
          <table:table-cell table:style-name="ce22" office:value-type="string">
            <text:p>EheRinge AbWw</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79];&quot; :date &quot;&quot;&quot;;[.D79];&quot;&quot;&quot; :derbyId &quot;;RC[1];&quot; :text &quot;&quot;&quot;;[.E79];&quot;&quot;&quot; :receiver &quot;;RC[5];&quot; :procurer &quot;;RC[6];&quot; :sender &quot;;RC[7];&quot;}&quot;)" office:value-type="string" office:value="#NAME?">
            <text:p>#NAME?</text:p>
          </table:table-cell>
          <table:table-cell table:style-name="ce21" office:value-type="float" office:value="80">
            <text:p>80</text:p>
          </table:table-cell>
          <table:table-cell table:style-name="ce21" office:value-type="float" office:value="100">
            <text:p>100</text:p>
          </table:table-cell>
          <table:table-cell table:style-name="ce23" office:value-type="string">
            <text:p>2008-05-20 19:05:30.619</text:p>
          </table:table-cell>
          <table:table-cell table:style-name="ce22" office:value-type="string">
            <text:p>LiebesRinge WbSt</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80];&quot; :date &quot;&quot;&quot;;[.D80];&quot;&quot;&quot; :derbyId &quot;;RC[1];&quot; :text &quot;&quot;&quot;;[.E80];&quot;&quot;&quot; :receiver &quot;;RC[5];&quot; :procurer &quot;;RC[6];&quot; :sender &quot;;RC[7];&quot;}&quot;)" office:value-type="string" office:value="#NAME?">
            <text:p>#NAME?</text:p>
          </table:table-cell>
          <table:table-cell table:style-name="ce21" office:value-type="float" office:value="81">
            <text:p>81</text:p>
          </table:table-cell>
          <table:table-cell table:style-name="ce21" office:value-type="float" office:value="100">
            <text:p>100</text:p>
          </table:table-cell>
          <table:table-cell table:style-name="ce23" office:value-type="string">
            <text:p>2008-05-20 19:05:49.967</text:p>
          </table:table-cell>
          <table:table-cell table:style-name="ce22" office:value-type="string">
            <text:p>LiebesRinge StWb</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81];&quot; :date &quot;&quot;&quot;;[.D81];&quot;&quot;&quot; :derbyId &quot;;RC[1];&quot; :text &quot;&quot;&quot;;[.E81];&quot;&quot;&quot; :receiver &quot;;RC[5];&quot; :procurer &quot;;RC[6];&quot; :sender &quot;;RC[7];&quot;}&quot;)" office:value-type="string" office:value="#NAME?">
            <text:p>#NAME?</text:p>
          </table:table-cell>
          <table:table-cell table:style-name="ce21" office:value-type="float" office:value="82">
            <text:p>82</text:p>
          </table:table-cell>
          <table:table-cell table:style-name="ce21" office:value-type="float" office:value="100">
            <text:p>100</text:p>
          </table:table-cell>
          <table:table-cell table:style-name="ce23" office:value-type="string">
            <text:p>2008-05-20 19:06:48.75</text:p>
          </table:table-cell>
          <table:table-cell table:style-name="ce22" office:value-type="string">
            <text:p>LiebesRinge BgMf</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82];&quot; :date &quot;&quot;&quot;;[.D82];&quot;&quot;&quot; :derbyId &quot;;RC[1];&quot; :text &quot;&quot;&quot;;[.E82];&quot;&quot;&quot; :receiver &quot;;RC[5];&quot; :procurer &quot;;RC[6];&quot; :sender &quot;;RC[7];&quot;}&quot;)" office:value-type="string" office:value="#NAME?">
            <text:p>#NAME?</text:p>
          </table:table-cell>
          <table:table-cell table:style-name="ce21" office:value-type="float" office:value="83">
            <text:p>83</text:p>
          </table:table-cell>
          <table:table-cell table:style-name="ce21" office:value-type="float" office:value="100">
            <text:p>100</text:p>
          </table:table-cell>
          <table:table-cell table:style-name="ce23" office:value-type="string">
            <text:p>2008-05-20 19:07:22.557</text:p>
          </table:table-cell>
          <table:table-cell table:style-name="ce22" office:value-type="string">
            <text:p>LiebesRinge MfBg</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83];&quot; :date &quot;&quot;&quot;;[.D83];&quot;&quot;&quot; :derbyId &quot;;RC[1];&quot; :text &quot;&quot;&quot;;[.E83];&quot;&quot;&quot; :receiver &quot;;RC[5];&quot; :procurer &quot;;RC[6];&quot; :sender &quot;;RC[7];&quot;}&quot;)" office:value-type="string" office:value="#NAME?">
            <text:p>#NAME?</text:p>
          </table:table-cell>
          <table:table-cell table:style-name="ce21" office:value-type="float" office:value="84">
            <text:p>84</text:p>
          </table:table-cell>
          <table:table-cell table:style-name="ce21" office:value-type="float" office:value="100">
            <text:p>100</text:p>
          </table:table-cell>
          <table:table-cell table:style-name="ce23" office:value-type="string">
            <text:p>2008-05-20 19:08:03.507</text:p>
          </table:table-cell>
          <table:table-cell table:style-name="ce22" office:value-type="string">
            <text:p>LiebesRinge AmJs</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84];&quot; :date &quot;&quot;&quot;;[.D84];&quot;&quot;&quot; :derbyId &quot;;RC[1];&quot; :text &quot;&quot;&quot;;[.E84];&quot;&quot;&quot; :receiver &quot;;RC[5];&quot; :procurer &quot;;RC[6];&quot; :sender &quot;;RC[7];&quot;}&quot;)" office:value-type="string" office:value="#NAME?">
            <text:p>#NAME?</text:p>
          </table:table-cell>
          <table:table-cell table:style-name="ce21" office:value-type="float" office:value="85">
            <text:p>85</text:p>
          </table:table-cell>
          <table:table-cell table:style-name="ce21" office:value-type="float" office:value="100">
            <text:p>100</text:p>
          </table:table-cell>
          <table:table-cell table:style-name="ce23" office:value-type="string">
            <text:p>2008-05-20 19:08:21.896</text:p>
          </table:table-cell>
          <table:table-cell table:style-name="ce22" office:value-type="string">
            <text:p>LiebesRinge JsAm</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85];&quot; :date &quot;&quot;&quot;;[.D85];&quot;&quot;&quot; :derbyId &quot;;RC[1];&quot; :text &quot;&quot;&quot;;[.E85];&quot;&quot;&quot; :receiver &quot;;RC[5];&quot; :procurer &quot;;RC[6];&quot; :sender &quot;;RC[7];&quot;}&quot;)" office:value-type="string" office:value="#NAME?">
            <text:p>#NAME?</text:p>
          </table:table-cell>
          <table:table-cell table:style-name="ce21" office:value-type="float" office:value="86">
            <text:p>86</text:p>
          </table:table-cell>
          <table:table-cell table:style-name="ce21" office:value-type="float" office:value="100">
            <text:p>100</text:p>
          </table:table-cell>
          <table:table-cell table:style-name="ce23" office:value-type="string">
            <text:p>2008-05-20 19:10:02.34</text:p>
          </table:table-cell>
          <table:table-cell table:style-name="ce22" office:value-type="string">
            <text:p>LiebesRinge LeMc</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86];&quot; :date &quot;&quot;&quot;;[.D86];&quot;&quot;&quot; :derbyId &quot;;RC[1];&quot; :text &quot;&quot;&quot;;[.E86];&quot;&quot;&quot; :receiver &quot;;RC[5];&quot; :procurer &quot;;RC[6];&quot; :sender &quot;;RC[7];&quot;}&quot;)" office:value-type="string" office:value="#NAME?">
            <text:p>#NAME?</text:p>
          </table:table-cell>
          <table:table-cell table:style-name="ce21" office:value-type="float" office:value="87">
            <text:p>87</text:p>
          </table:table-cell>
          <table:table-cell table:style-name="ce21" office:value-type="float" office:value="100">
            <text:p>100</text:p>
          </table:table-cell>
          <table:table-cell table:style-name="ce23" office:value-type="string">
            <text:p>2008-05-20 19:10:13.016</text:p>
          </table:table-cell>
          <table:table-cell table:style-name="ce22" office:value-type="string">
            <text:p>LiebesRinge McLe</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87];&quot; :date &quot;&quot;&quot;;[.D87];&quot;&quot;&quot; :derbyId &quot;;RC[1];&quot; :text &quot;&quot;&quot;;[.E87];&quot;&quot;&quot; :receiver &quot;;RC[5];&quot; :procurer &quot;;RC[6];&quot; :sender &quot;;RC[7];&quot;}&quot;)" office:value-type="string" office:value="#NAME?">
            <text:p>#NAME?</text:p>
          </table:table-cell>
          <table:table-cell table:style-name="ce21" office:value-type="float" office:value="88">
            <text:p>88</text:p>
          </table:table-cell>
          <table:table-cell table:style-name="ce21" office:value-type="float" office:value="100">
            <text:p>100</text:p>
          </table:table-cell>
          <table:table-cell table:style-name="ce23" office:value-type="string">
            <text:p>2008-05-20 19:14:15.482</text:p>
          </table:table-cell>
          <table:table-cell table:style-name="ce22" office:value-type="string">
            <text:p>LiebesRinge MmAw</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88];&quot; :date &quot;&quot;&quot;;[.D88];&quot;&quot;&quot; :derbyId &quot;;RC[1];&quot; :text &quot;&quot;&quot;;[.E88];&quot;&quot;&quot; :receiver &quot;;RC[5];&quot; :procurer &quot;;RC[6];&quot; :sender &quot;;RC[7];&quot;}&quot;)" office:value-type="string" office:value="#NAME?">
            <text:p>#NAME?</text:p>
          </table:table-cell>
          <table:table-cell table:style-name="ce21" office:value-type="float" office:value="89">
            <text:p>89</text:p>
          </table:table-cell>
          <table:table-cell table:style-name="ce21" office:value-type="float" office:value="100">
            <text:p>100</text:p>
          </table:table-cell>
          <table:table-cell table:style-name="ce23" office:value-type="string">
            <text:p>2008-05-20 19:14:42.418</text:p>
          </table:table-cell>
          <table:table-cell table:style-name="ce22" office:value-type="string">
            <text:p>LiebesRinge AwMm</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89];&quot; :date &quot;&quot;&quot;;[.D89];&quot;&quot;&quot; :derbyId &quot;;RC[1];&quot; :text &quot;&quot;&quot;;[.E89];&quot;&quot;&quot; :receiver &quot;;RC[5];&quot; :procurer &quot;;RC[6];&quot; :sender &quot;;RC[7];&quot;}&quot;)" office:value-type="string" office:value="#NAME?">
            <text:p>#NAME?</text:p>
          </table:table-cell>
          <table:table-cell table:style-name="ce21" office:value-type="float" office:value="90">
            <text:p>90</text:p>
          </table:table-cell>
          <table:table-cell table:style-name="ce21" office:value-type="float" office:value="100">
            <text:p>100</text:p>
          </table:table-cell>
          <table:table-cell table:style-name="ce23" office:value-type="string">
            <text:p>2008-05-20 19:15:40.226</text:p>
          </table:table-cell>
          <table:table-cell table:style-name="ce22" office:value-type="string">
            <text:p>LiebesRinge HkMr</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90];&quot; :date &quot;&quot;&quot;;[.D90];&quot;&quot;&quot; :derbyId &quot;;RC[1];&quot; :text &quot;&quot;&quot;;[.E90];&quot;&quot;&quot; :receiver &quot;;RC[5];&quot; :procurer &quot;;RC[6];&quot; :sender &quot;;RC[7];&quot;}&quot;)" office:value-type="string" office:value="#NAME?">
            <text:p>#NAME?</text:p>
          </table:table-cell>
          <table:table-cell table:style-name="ce21" office:value-type="float" office:value="91">
            <text:p>91</text:p>
          </table:table-cell>
          <table:table-cell table:style-name="ce21" office:value-type="float" office:value="100">
            <text:p>100</text:p>
          </table:table-cell>
          <table:table-cell table:style-name="ce23" office:value-type="string">
            <text:p>2008-05-20 19:16:10.93</text:p>
          </table:table-cell>
          <table:table-cell table:style-name="ce22" office:value-type="string">
            <text:p>LiebesRinge MrHk</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91];&quot; :date &quot;&quot;&quot;;[.D91];&quot;&quot;&quot; :derbyId &quot;;RC[1];&quot; :text &quot;&quot;&quot;;[.E91];&quot;&quot;&quot; :receiver &quot;;RC[5];&quot; :procurer &quot;;RC[6];&quot; :sender &quot;;RC[7];&quot;}&quot;)" office:value-type="string" office:value="#NAME?">
            <text:p>#NAME?</text:p>
          </table:table-cell>
          <table:table-cell table:style-name="ce21" office:value-type="float" office:value="92">
            <text:p>92</text:p>
          </table:table-cell>
          <table:table-cell table:style-name="ce21" office:value-type="float" office:value="100">
            <text:p>100</text:p>
          </table:table-cell>
          <table:table-cell table:style-name="ce23" office:value-type="string">
            <text:p>2008-05-20 19:17:39.39</text:p>
          </table:table-cell>
          <table:table-cell table:style-name="ce22" office:value-type="string">
            <text:p>LiebesRinge GsDk</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92];&quot; :date &quot;&quot;&quot;;[.D92];&quot;&quot;&quot; :derbyId &quot;;RC[1];&quot; :text &quot;&quot;&quot;;[.E92];&quot;&quot;&quot; :receiver &quot;;RC[5];&quot; :procurer &quot;;RC[6];&quot; :sender &quot;;RC[7];&quot;}&quot;)" office:value-type="string" office:value="#NAME?">
            <text:p>#NAME?</text:p>
          </table:table-cell>
          <table:table-cell table:style-name="ce21" office:value-type="float" office:value="93">
            <text:p>93</text:p>
          </table:table-cell>
          <table:table-cell table:style-name="ce21" office:value-type="float" office:value="100">
            <text:p>100</text:p>
          </table:table-cell>
          <table:table-cell table:style-name="ce23" office:value-type="string">
            <text:p>2008-05-20 19:18:00.488</text:p>
          </table:table-cell>
          <table:table-cell table:style-name="ce22" office:value-type="string">
            <text:p>LiebesRinge DkGs</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93];&quot; :date &quot;&quot;&quot;;[.D93];&quot;&quot;&quot; :derbyId &quot;;RC[1];&quot; :text &quot;&quot;&quot;;[.E93];&quot;&quot;&quot; :receiver &quot;;RC[5];&quot; :procurer &quot;;RC[6];&quot; :sender &quot;;RC[7];&quot;}&quot;)" office:value-type="string" office:value="#NAME?">
            <text:p>#NAME?</text:p>
          </table:table-cell>
          <table:table-cell table:style-name="ce21" office:value-type="float" office:value="94">
            <text:p>94</text:p>
          </table:table-cell>
          <table:table-cell table:style-name="ce21" office:value-type="float" office:value="100">
            <text:p>100</text:p>
          </table:table-cell>
          <table:table-cell table:style-name="ce23" office:value-type="string">
            <text:p>2008-05-20 19:19:21.029</text:p>
          </table:table-cell>
          <table:table-cell table:style-name="ce22" office:value-type="string">
            <text:p>LiebesRinge LpLs</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94];&quot; :date &quot;&quot;&quot;;[.D94];&quot;&quot;&quot; :derbyId &quot;;RC[1];&quot; :text &quot;&quot;&quot;;[.E94];&quot;&quot;&quot; :receiver &quot;;RC[5];&quot; :procurer &quot;;RC[6];&quot; :sender &quot;;RC[7];&quot;}&quot;)" office:value-type="string" office:value="#NAME?">
            <text:p>#NAME?</text:p>
          </table:table-cell>
          <table:table-cell table:style-name="ce21" office:value-type="float" office:value="95">
            <text:p>95</text:p>
          </table:table-cell>
          <table:table-cell table:style-name="ce21" office:value-type="float" office:value="100">
            <text:p>100</text:p>
          </table:table-cell>
          <table:table-cell table:style-name="ce23" office:value-type="string">
            <text:p>2008-05-20 19:19:32.573</text:p>
          </table:table-cell>
          <table:table-cell table:style-name="ce22" office:value-type="string">
            <text:p>LiebesRinge LsLp</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95];&quot; :date &quot;&quot;&quot;;[.D95];&quot;&quot;&quot; :derbyId &quot;;RC[1];&quot; :text &quot;&quot;&quot;;[.E95];&quot;&quot;&quot; :receiver &quot;;RC[5];&quot; :procurer &quot;;RC[6];&quot; :sender &quot;;RC[7];&quot;}&quot;)" office:value-type="string" office:value="#NAME?">
            <text:p>#NAME?</text:p>
          </table:table-cell>
          <table:table-cell table:style-name="ce21" office:value-type="float" office:value="96">
            <text:p>96</text:p>
          </table:table-cell>
          <table:table-cell table:style-name="ce21" office:value-type="float" office:value="100">
            <text:p>100</text:p>
          </table:table-cell>
          <table:table-cell table:style-name="ce23" office:value-type="string">
            <text:p>2008-05-20 19:20:10.43</text:p>
          </table:table-cell>
          <table:table-cell table:style-name="ce22" office:value-type="string">
            <text:p>LiebesRinge SbAw</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96];&quot; :date &quot;&quot;&quot;;[.D96];&quot;&quot;&quot; :derbyId &quot;;RC[1];&quot; :text &quot;&quot;&quot;;[.E96];&quot;&quot;&quot; :receiver &quot;;RC[5];&quot; :procurer &quot;;RC[6];&quot; :sender &quot;;RC[7];&quot;}&quot;)" office:value-type="string" office:value="#NAME?">
            <text:p>#NAME?</text:p>
          </table:table-cell>
          <table:table-cell table:style-name="ce21" office:value-type="float" office:value="97">
            <text:p>97</text:p>
          </table:table-cell>
          <table:table-cell table:style-name="ce21" office:value-type="float" office:value="100">
            <text:p>100</text:p>
          </table:table-cell>
          <table:table-cell table:style-name="ce23" office:value-type="string">
            <text:p>2008-05-20 19:20:29.739</text:p>
          </table:table-cell>
          <table:table-cell table:style-name="ce22" office:value-type="string">
            <text:p>LiebesRinge AwSb</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97];&quot; :date &quot;&quot;&quot;;[.D97];&quot;&quot;&quot; :derbyId &quot;;RC[1];&quot; :text &quot;&quot;&quot;;[.E97];&quot;&quot;&quot; :receiver &quot;;RC[5];&quot; :procurer &quot;;RC[6];&quot; :sender &quot;;RC[7];&quot;}&quot;)" office:value-type="string" office:value="#NAME?">
            <text:p>#NAME?</text:p>
          </table:table-cell>
          <table:table-cell table:style-name="ce21" office:value-type="float" office:value="98">
            <text:p>98</text:p>
          </table:table-cell>
          <table:table-cell table:style-name="ce21" office:value-type="float" office:value="100">
            <text:p>100</text:p>
          </table:table-cell>
          <table:table-cell table:style-name="ce23" office:value-type="string">
            <text:p>2008-05-20 19:21:39.269</text:p>
          </table:table-cell>
          <table:table-cell table:style-name="ce22" office:value-type="string">
            <text:p>LiebesRinge SjCb</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98];&quot; :date &quot;&quot;&quot;;[.D98];&quot;&quot;&quot; :derbyId &quot;;RC[1];&quot; :text &quot;&quot;&quot;;[.E98];&quot;&quot;&quot; :receiver &quot;;RC[5];&quot; :procurer &quot;;RC[6];&quot; :sender &quot;;RC[7];&quot;}&quot;)" office:value-type="string" office:value="#NAME?">
            <text:p>#NAME?</text:p>
          </table:table-cell>
          <table:table-cell table:style-name="ce21" office:value-type="float" office:value="99">
            <text:p>99</text:p>
          </table:table-cell>
          <table:table-cell table:style-name="ce21" office:value-type="float" office:value="100">
            <text:p>100</text:p>
          </table:table-cell>
          <table:table-cell table:style-name="ce23" office:value-type="string">
            <text:p>2008-05-20 19:21:50.661</text:p>
          </table:table-cell>
          <table:table-cell table:style-name="ce22" office:value-type="string">
            <text:p>LiebesRinge CbSj</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99];&quot; :date &quot;&quot;&quot;;[.D99];&quot;&quot;&quot; :derbyId &quot;;RC[1];&quot; :text &quot;&quot;&quot;;[.E99];&quot;&quot;&quot; :receiver &quot;;RC[5];&quot; :procurer &quot;;RC[6];&quot; :sender &quot;;RC[7];&quot;}&quot;)" office:value-type="string" office:value="#NAME?">
            <text:p>#NAME?</text:p>
          </table:table-cell>
          <table:table-cell table:style-name="ce21" office:value-type="float" office:value="100">
            <text:p>100</text:p>
          </table:table-cell>
          <table:table-cell table:style-name="ce21" office:value-type="float" office:value="100">
            <text:p>100</text:p>
          </table:table-cell>
          <table:table-cell table:style-name="ce23" office:value-type="string">
            <text:p>2008-05-20 19:22:53.002</text:p>
          </table:table-cell>
          <table:table-cell table:style-name="ce22" office:value-type="string">
            <text:p>LiebesRinge RbJt</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00];&quot; :date &quot;&quot;&quot;;[.D100];&quot;&quot;&quot; :derbyId &quot;;RC[1];&quot; :text &quot;&quot;&quot;;[.E100];&quot;&quot;&quot; :receiver &quot;;RC[5];&quot; :procurer &quot;;RC[6];&quot; :sender &quot;;RC[7];&quot;}&quot;)" office:value-type="string" office:value="#NAME?">
            <text:p>#NAME?</text:p>
          </table:table-cell>
          <table:table-cell table:style-name="ce21" office:value-type="float" office:value="101">
            <text:p>101</text:p>
          </table:table-cell>
          <table:table-cell table:style-name="ce21" office:value-type="float" office:value="100">
            <text:p>100</text:p>
          </table:table-cell>
          <table:table-cell table:style-name="ce23" office:value-type="string">
            <text:p>2008-05-20 19:23:04.776</text:p>
          </table:table-cell>
          <table:table-cell table:style-name="ce22" office:value-type="string">
            <text:p>LiebesRinge JtRb</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01];&quot; :date &quot;&quot;&quot;;[.D101];&quot;&quot;&quot; :derbyId &quot;;RC[1];&quot; :text &quot;&quot;&quot;;[.E101];&quot;&quot;&quot; :receiver &quot;;RC[5];&quot; :procurer &quot;;RC[6];&quot; :sender &quot;;RC[7];&quot;}&quot;)" office:value-type="string" office:value="#NAME?">
            <text:p>#NAME?</text:p>
          </table:table-cell>
          <table:table-cell table:style-name="ce21" office:value-type="float" office:value="102">
            <text:p>102</text:p>
          </table:table-cell>
          <table:table-cell table:style-name="ce21" office:value-type="float" office:value="100">
            <text:p>100</text:p>
          </table:table-cell>
          <table:table-cell table:style-name="ce23" office:value-type="string">
            <text:p>2008-05-20 19:24:34.258</text:p>
          </table:table-cell>
          <table:table-cell table:style-name="ce22" office:value-type="string">
            <text:p>LiebesRinge NsCb</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02];&quot; :date &quot;&quot;&quot;;[.D102];&quot;&quot;&quot; :derbyId &quot;;RC[1];&quot; :text &quot;&quot;&quot;;[.E102];&quot;&quot;&quot; :receiver &quot;;RC[5];&quot; :procurer &quot;;RC[6];&quot; :sender &quot;;RC[7];&quot;}&quot;)" office:value-type="string" office:value="#NAME?">
            <text:p>#NAME?</text:p>
          </table:table-cell>
          <table:table-cell table:style-name="ce21" office:value-type="float" office:value="103">
            <text:p>103</text:p>
          </table:table-cell>
          <table:table-cell table:style-name="ce21" office:value-type="float" office:value="100">
            <text:p>100</text:p>
          </table:table-cell>
          <table:table-cell table:style-name="ce23" office:value-type="string">
            <text:p>2008-05-20 19:24:44.968</text:p>
          </table:table-cell>
          <table:table-cell table:style-name="ce22" office:value-type="string">
            <text:p>LiebesRinge CbNs</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03];&quot; :date &quot;&quot;&quot;;[.D103];&quot;&quot;&quot; :derbyId &quot;;RC[1];&quot; :text &quot;&quot;&quot;;[.E103];&quot;&quot;&quot; :receiver &quot;;RC[5];&quot; :procurer &quot;;RC[6];&quot; :sender &quot;;RC[7];&quot;}&quot;)" office:value-type="string" office:value="#NAME?">
            <text:p>#NAME?</text:p>
          </table:table-cell>
          <table:table-cell table:style-name="ce21" office:value-type="float" office:value="104">
            <text:p>104</text:p>
          </table:table-cell>
          <table:table-cell table:style-name="ce21" office:value-type="float" office:value="100">
            <text:p>100</text:p>
          </table:table-cell>
          <table:table-cell table:style-name="ce23" office:value-type="string">
            <text:p>2008-05-20 19:30:27.647</text:p>
          </table:table-cell>
          <table:table-cell table:style-name="ce22" office:value-type="string">
            <text:p>LiebesRinge RwMk</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04];&quot; :date &quot;&quot;&quot;;[.D104];&quot;&quot;&quot; :derbyId &quot;;RC[1];&quot; :text &quot;&quot;&quot;;[.E104];&quot;&quot;&quot; :receiver &quot;;RC[5];&quot; :procurer &quot;;RC[6];&quot; :sender &quot;;RC[7];&quot;}&quot;)" office:value-type="string" office:value="#NAME?">
            <text:p>#NAME?</text:p>
          </table:table-cell>
          <table:table-cell table:style-name="ce21" office:value-type="float" office:value="105">
            <text:p>105</text:p>
          </table:table-cell>
          <table:table-cell table:style-name="ce21" office:value-type="float" office:value="100">
            <text:p>100</text:p>
          </table:table-cell>
          <table:table-cell table:style-name="ce23" office:value-type="string">
            <text:p>2008-05-20 19:30:37.987</text:p>
          </table:table-cell>
          <table:table-cell table:style-name="ce22" office:value-type="string">
            <text:p>LiebesRinge MkRw</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05];&quot; :date &quot;&quot;&quot;;[.D105];&quot;&quot;&quot; :derbyId &quot;;RC[1];&quot; :text &quot;&quot;&quot;;[.E105];&quot;&quot;&quot; :receiver &quot;;RC[5];&quot; :procurer &quot;;RC[6];&quot; :sender &quot;;RC[7];&quot;}&quot;)" office:value-type="string" office:value="#NAME?">
            <text:p>#NAME?</text:p>
          </table:table-cell>
          <table:table-cell table:style-name="ce21" office:value-type="float" office:value="106">
            <text:p>106</text:p>
          </table:table-cell>
          <table:table-cell table:style-name="ce21" office:value-type="float" office:value="100">
            <text:p>100</text:p>
          </table:table-cell>
          <table:table-cell table:style-name="ce23" office:value-type="string">
            <text:p>2008-05-20 19:37:15.993</text:p>
          </table:table-cell>
          <table:table-cell table:style-name="ce22" office:value-type="string">
            <text:p>LiebesRinge SbLl</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06];&quot; :date &quot;&quot;&quot;;[.D106];&quot;&quot;&quot; :derbyId &quot;;RC[1];&quot; :text &quot;&quot;&quot;;[.E106];&quot;&quot;&quot; :receiver &quot;;RC[5];&quot; :procurer &quot;;RC[6];&quot; :sender &quot;;RC[7];&quot;}&quot;)" office:value-type="string" office:value="#NAME?">
            <text:p>#NAME?</text:p>
          </table:table-cell>
          <table:table-cell table:style-name="ce21" office:value-type="float" office:value="107">
            <text:p>107</text:p>
          </table:table-cell>
          <table:table-cell table:style-name="ce21" office:value-type="float" office:value="100">
            <text:p>100</text:p>
          </table:table-cell>
          <table:table-cell table:style-name="ce23" office:value-type="string">
            <text:p>2008-05-20 19:37:27.818</text:p>
          </table:table-cell>
          <table:table-cell table:style-name="ce22" office:value-type="string">
            <text:p>LiebesRinge LlSb</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07];&quot; :date &quot;&quot;&quot;;[.D107];&quot;&quot;&quot; :derbyId &quot;;RC[1];&quot; :text &quot;&quot;&quot;;[.E107];&quot;&quot;&quot; :receiver &quot;;RC[5];&quot; :procurer &quot;;RC[6];&quot; :sender &quot;;RC[7];&quot;}&quot;)" office:value-type="string" office:value="#NAME?">
            <text:p>#NAME?</text:p>
          </table:table-cell>
          <table:table-cell table:style-name="ce21" office:value-type="float" office:value="108">
            <text:p>108</text:p>
          </table:table-cell>
          <table:table-cell table:style-name="ce21" office:value-type="float" office:value="100">
            <text:p>100</text:p>
          </table:table-cell>
          <table:table-cell table:style-name="ce23" office:value-type="string">
            <text:p>2008-05-20 19:42:25.701</text:p>
          </table:table-cell>
          <table:table-cell table:style-name="ce22" office:value-type="string">
            <text:p>LiebesRinge AsAs</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08];&quot; :date &quot;&quot;&quot;;[.D108];&quot;&quot;&quot; :derbyId &quot;;RC[1];&quot; :text &quot;&quot;&quot;;[.E108];&quot;&quot;&quot; :receiver &quot;;RC[5];&quot; :procurer &quot;;RC[6];&quot; :sender &quot;;RC[7];&quot;}&quot;)" office:value-type="string" office:value="#NAME?">
            <text:p>#NAME?</text:p>
          </table:table-cell>
          <table:table-cell table:style-name="ce21" office:value-type="float" office:value="109">
            <text:p>109</text:p>
          </table:table-cell>
          <table:table-cell table:style-name="ce21" office:value-type="float" office:value="100">
            <text:p>100</text:p>
          </table:table-cell>
          <table:table-cell table:style-name="ce23" office:value-type="string">
            <text:p>2008-05-21 22:08:42.33</text:p>
          </table:table-cell>
          <table:table-cell table:style-name="ce22" office:value-type="string">
            <text:p>LiebesRinge HsLg</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09];&quot; :date &quot;&quot;&quot;;[.D109];&quot;&quot;&quot; :derbyId &quot;;RC[1];&quot; :text &quot;&quot;&quot;;[.E109];&quot;&quot;&quot; :receiver &quot;;RC[5];&quot; :procurer &quot;;RC[6];&quot; :sender &quot;;RC[7];&quot;}&quot;)" office:value-type="string" office:value="#NAME?">
            <text:p>#NAME?</text:p>
          </table:table-cell>
          <table:table-cell table:style-name="ce21" office:value-type="float" office:value="110">
            <text:p>110</text:p>
          </table:table-cell>
          <table:table-cell table:style-name="ce21" office:value-type="float" office:value="20">
            <text:p>20</text:p>
          </table:table-cell>
          <table:table-cell table:style-name="ce23" office:value-type="string">
            <text:p>2008-05-27 10:16:03.655</text:p>
          </table:table-cell>
          <table:table-cell table:style-name="ce22" office:value-type="string">
            <text:p>BrainStorm zu NooPolis</text:p>
          </table:table-cell>
          <table:table-cell table:style-name="ce21" office:value-type="float" office:value="9">
            <text:p>9</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10];&quot; :date &quot;&quot;&quot;;[.D110];&quot;&quot;&quot; :derbyId &quot;;RC[1];&quot; :text &quot;&quot;&quot;;[.E110];&quot;&quot;&quot; :receiver &quot;;RC[5];&quot; :procurer &quot;;RC[6];&quot; :sender &quot;;RC[7];&quot;}&quot;)" office:value-type="string" office:value="#NAME?">
            <text:p>#NAME?</text:p>
          </table:table-cell>
          <table:table-cell table:style-name="ce21" office:value-type="float" office:value="111">
            <text:p>111</text:p>
          </table:table-cell>
          <table:table-cell table:style-name="ce21" office:value-type="float" office:value="1000">
            <text:p>1000</text:p>
          </table:table-cell>
          <table:table-cell table:style-name="ce23" office:value-type="string">
            <text:p>2008-05-30 18:04:14.695</text:p>
          </table:table-cell>
          <table:table-cell table:style-name="ce22" office:value-type="string">
            <text:p>BegruessungsGeld: FurchtloseHundert</text:p>
          </table:table-cell>
          <table:table-cell table:style-name="ce21" office:value-type="float" office:value="38">
            <text:p>38</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11];&quot; :date &quot;&quot;&quot;;[.D111];&quot;&quot;&quot; :derbyId &quot;;RC[1];&quot; :text &quot;&quot;&quot;;[.E111];&quot;&quot;&quot; :receiver &quot;;RC[5];&quot; :procurer &quot;;RC[6];&quot; :sender &quot;;RC[7];&quot;}&quot;)" office:value-type="string" office:value="#NAME?">
            <text:p>#NAME?</text:p>
          </table:table-cell>
          <table:table-cell table:style-name="ce21" office:value-type="float" office:value="112">
            <text:p>112</text:p>
          </table:table-cell>
          <table:table-cell table:style-name="ce21" office:value-type="float" office:value="1000">
            <text:p>1000</text:p>
          </table:table-cell>
          <table:table-cell table:style-name="ce23" office:value-type="string">
            <text:p>2008-05-30 18:04:52.933</text:p>
          </table:table-cell>
          <table:table-cell table:style-name="ce22" office:value-type="string">
            <text:p>BegruessungsGeld: FurchtloseHundert</text:p>
          </table:table-cell>
          <table:table-cell table:style-name="ce21" office:value-type="float" office:value="39">
            <text:p>39</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12];&quot; :date &quot;&quot;&quot;;[.D112];&quot;&quot;&quot; :derbyId &quot;;RC[1];&quot; :text &quot;&quot;&quot;;[.E112];&quot;&quot;&quot; :receiver &quot;;RC[5];&quot; :procurer &quot;;RC[6];&quot; :sender &quot;;RC[7];&quot;}&quot;)" office:value-type="string" office:value="#NAME?">
            <text:p>#NAME?</text:p>
          </table:table-cell>
          <table:table-cell table:style-name="ce21" office:value-type="float" office:value="113">
            <text:p>113</text:p>
          </table:table-cell>
          <table:table-cell table:style-name="ce21" office:value-type="float" office:value="1000">
            <text:p>1000</text:p>
          </table:table-cell>
          <table:table-cell table:style-name="ce23" office:value-type="string">
            <text:p>2008-05-30 18:05:26.379</text:p>
          </table:table-cell>
          <table:table-cell table:style-name="ce22" office:value-type="string">
            <text:p>BegruessungsGeld: FurchtloseHundert</text:p>
          </table:table-cell>
          <table:table-cell table:style-name="ce21" office:value-type="float" office:value="40">
            <text:p>40</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13];&quot; :date &quot;&quot;&quot;;[.D113];&quot;&quot;&quot; :derbyId &quot;;RC[1];&quot; :text &quot;&quot;&quot;;[.E113];&quot;&quot;&quot; :receiver &quot;;RC[5];&quot; :procurer &quot;;RC[6];&quot; :sender &quot;;RC[7];&quot;}&quot;)" office:value-type="string" office:value="#NAME?">
            <text:p>#NAME?</text:p>
          </table:table-cell>
          <table:table-cell table:style-name="ce21" office:value-type="float" office:value="114">
            <text:p>114</text:p>
          </table:table-cell>
          <table:table-cell table:style-name="ce21" office:value-type="float" office:value="1000">
            <text:p>1000</text:p>
          </table:table-cell>
          <table:table-cell table:style-name="ce23" office:value-type="string">
            <text:p>2008-05-30 18:05:48.883</text:p>
          </table:table-cell>
          <table:table-cell table:style-name="ce22" office:value-type="string">
            <text:p>BegruessungsGeld: FurchtloseHundert</text:p>
          </table:table-cell>
          <table:table-cell table:style-name="ce21" office:value-type="float" office:value="41">
            <text:p>41</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14];&quot; :date &quot;&quot;&quot;;[.D114];&quot;&quot;&quot; :derbyId &quot;;RC[1];&quot; :text &quot;&quot;&quot;;[.E114];&quot;&quot;&quot; :receiver &quot;;RC[5];&quot; :procurer &quot;;RC[6];&quot; :sender &quot;;RC[7];&quot;}&quot;)" office:value-type="string" office:value="#NAME?">
            <text:p>#NAME?</text:p>
          </table:table-cell>
          <table:table-cell table:style-name="ce21" office:value-type="float" office:value="115">
            <text:p>115</text:p>
          </table:table-cell>
          <table:table-cell table:style-name="ce21" office:value-type="float" office:value="1000">
            <text:p>1000</text:p>
          </table:table-cell>
          <table:table-cell table:style-name="ce23" office:value-type="string">
            <text:p>2008-06-20 10:34:52.618</text:p>
          </table:table-cell>
          <table:table-cell table:style-name="ce22" office:value-type="string">
            <text:p>BegruessungsGeld: FurchtloseHundert</text:p>
          </table:table-cell>
          <table:table-cell table:style-name="ce21" office:value-type="float" office:value="42">
            <text:p>42</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15];&quot; :date &quot;&quot;&quot;;[.D115];&quot;&quot;&quot; :derbyId &quot;;RC[1];&quot; :text &quot;&quot;&quot;;[.E115];&quot;&quot;&quot; :receiver &quot;;RC[5];&quot; :procurer &quot;;RC[6];&quot; :sender &quot;;RC[7];&quot;}&quot;)" office:value-type="string" office:value="#NAME?">
            <text:p>#NAME?</text:p>
          </table:table-cell>
          <table:table-cell table:style-name="ce21" office:value-type="float" office:value="116">
            <text:p>116</text:p>
          </table:table-cell>
          <table:table-cell table:style-name="ce21" office:value-type="float" office:value="500">
            <text:p>500</text:p>
          </table:table-cell>
          <table:table-cell table:style-name="ce23" office:value-type="string">
            <text:p>2008-06-21 13:38:45.036</text:p>
          </table:table-cell>
          <table:table-cell table:style-name="ce22" office:value-type="string">
            <text:p>Winner of the TwittEr-DelIcioUs quest</text:p>
          </table:table-cell>
          <table:table-cell table:style-name="ce21" office:value-type="float" office:value="35">
            <text:p>35</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16];&quot; :date &quot;&quot;&quot;;[.D116];&quot;&quot;&quot; :derbyId &quot;;RC[1];&quot; :text &quot;&quot;&quot;;[.E116];&quot;&quot;&quot; :receiver &quot;;RC[5];&quot; :procurer &quot;;RC[6];&quot; :sender &quot;;RC[7];&quot;}&quot;)" office:value-type="string" office:value="#NAME?">
            <text:p>#NAME?</text:p>
          </table:table-cell>
          <table:table-cell table:style-name="ce21" office:value-type="float" office:value="117">
            <text:p>117</text:p>
          </table:table-cell>
          <table:table-cell table:style-name="ce21" office:value-type="float" office:value="1000">
            <text:p>1000</text:p>
          </table:table-cell>
          <table:table-cell table:style-name="ce23" office:value-type="string">
            <text:p>2008-08-14 06:50:09.367</text:p>
          </table:table-cell>
          <table:table-cell table:style-name="ce22" office:value-type="string">
            <text:p>BegruessungsGeld: FurchtloseHundert</text:p>
          </table:table-cell>
          <table:table-cell table:style-name="ce21" office:value-type="float" office:value="43">
            <text:p>43</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17];&quot; :date &quot;&quot;&quot;;[.D117];&quot;&quot;&quot; :derbyId &quot;;RC[1];&quot; :text &quot;&quot;&quot;;[.E117];&quot;&quot;&quot; :receiver &quot;;RC[5];&quot; :procurer &quot;;RC[6];&quot; :sender &quot;;RC[7];&quot;}&quot;)" office:value-type="string" office:value="#NAME?">
            <text:p>#NAME?</text:p>
          </table:table-cell>
          <table:table-cell table:style-name="ce21" office:value-type="float" office:value="118">
            <text:p>118</text:p>
          </table:table-cell>
          <table:table-cell table:style-name="ce21" office:value-type="float" office:value="100">
            <text:p>100</text:p>
          </table:table-cell>
          <table:table-cell table:style-name="ce23" office:value-type="string">
            <text:p>2008-09-16 15:56:42.289</text:p>
          </table:table-cell>
          <table:table-cell table:style-name="ce22" office:value-type="string">
            <text:p>WurfLotto</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18];&quot; :date &quot;&quot;&quot;;[.D118];&quot;&quot;&quot; :derbyId &quot;;RC[1];&quot; :text &quot;&quot;&quot;;[.E118];&quot;&quot;&quot; :receiver &quot;;RC[5];&quot; :procurer &quot;;RC[6];&quot; :sender &quot;;RC[7];&quot;}&quot;)" office:value-type="string" office:value="#NAME?">
            <text:p>#NAME?</text:p>
          </table:table-cell>
          <table:table-cell table:style-name="ce21" office:value-type="float" office:value="119">
            <text:p>119</text:p>
          </table:table-cell>
          <table:table-cell table:style-name="ce21" office:value-type="float" office:value="100">
            <text:p>100</text:p>
          </table:table-cell>
          <table:table-cell table:style-name="ce23" office:value-type="string">
            <text:p>2008-09-16 16:00:38.701</text:p>
          </table:table-cell>
          <table:table-cell table:style-name="ce22" office:value-type="string">
            <text:p>WurfLotto</text:p>
          </table:table-cell>
          <table:table-cell table:style-name="ce21" office:value-type="float" office:value="18">
            <text:p>18</text:p>
          </table:table-cell>
          <table:table-cell table:style-name="ce21" office:value-type="float" office:value="9">
            <text:p>9</text:p>
          </table:table-cell>
          <table:table-cell table:style-name="ce21" office:value-type="float" office:value="9">
            <text:p>9</text:p>
          </table:table-cell>
        </table:table-row>
        <table:table-row table:style-name="ro10">
          <table:table-cell table:style-name="ce22" table:formula="oooc:=CONCATENATE(&quot;{:amount &quot;;[.C119];&quot; :date &quot;&quot;&quot;;[.D119];&quot;&quot;&quot; :derbyId &quot;;RC[1];&quot; :text &quot;&quot;&quot;;[.E119];&quot;&quot;&quot; :receiver &quot;;RC[5];&quot; :procurer &quot;;RC[6];&quot; :sender &quot;;RC[7];&quot;}&quot;)" office:value-type="string" office:value="#NAME?">
            <text:p>#NAME?</text:p>
          </table:table-cell>
          <table:table-cell table:style-name="ce21" office:value-type="float" office:value="120">
            <text:p>120</text:p>
          </table:table-cell>
          <table:table-cell table:style-name="ce21" office:value-type="float" office:value="100">
            <text:p>100</text:p>
          </table:table-cell>
          <table:table-cell table:style-name="ce23" office:value-type="string">
            <text:p>2008-09-16 16:23:50.081</text:p>
          </table:table-cell>
          <table:table-cell table:style-name="ce22" office:value-type="string">
            <text:p>WurfLotto</text:p>
          </table:table-cell>
          <table:table-cell table:style-name="ce21" office:value-type="float" office:value="18">
            <text:p>18</text:p>
          </table:table-cell>
          <table:table-cell table:style-name="ce21" office:value-type="float" office:value="20">
            <text:p>20</text:p>
          </table:table-cell>
          <table:table-cell table:style-name="ce21" office:value-type="float" office:value="20">
            <text:p>20</text:p>
          </table:table-cell>
        </table:table-row>
        <table:table-row table:style-name="ro10">
          <table:table-cell table:style-name="ce22" table:formula="oooc:=CONCATENATE(&quot;{:amount &quot;;[.C120];&quot; :date &quot;&quot;&quot;;[.D120];&quot;&quot;&quot; :derbyId &quot;;RC[1];&quot; :text &quot;&quot;&quot;;[.E120];&quot;&quot;&quot; :receiver &quot;;RC[5];&quot; :procurer &quot;;RC[6];&quot; :sender &quot;;RC[7];&quot;}&quot;)" office:value-type="string" office:value="#NAME?">
            <text:p>#NAME?</text:p>
          </table:table-cell>
          <table:table-cell table:style-name="ce21" office:value-type="float" office:value="121">
            <text:p>121</text:p>
          </table:table-cell>
          <table:table-cell table:style-name="ce21" office:value-type="float" office:value="1000">
            <text:p>1000</text:p>
          </table:table-cell>
          <table:table-cell table:style-name="ce23" office:value-type="string">
            <text:p>2008-09-25 20:57:16.375</text:p>
          </table:table-cell>
          <table:table-cell table:style-name="ce22" office:value-type="string">
            <text:p>BegruessungsGeld: FurchtloseHundert</text:p>
          </table:table-cell>
          <table:table-cell table:style-name="ce21" office:value-type="float" office:value="44">
            <text:p>44</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121];&quot; :date &quot;&quot;&quot;;[.D121];&quot;&quot;&quot; :derbyId &quot;;RC[1];&quot; :text &quot;&quot;&quot;;[.E121];&quot;&quot;&quot; :receiver &quot;;RC[5];&quot; :procurer &quot;;RC[6];&quot; :sender &quot;;RC[7];&quot;}&quot;)" office:value-type="string" office:value="#NAME?">
            <text:p>#NAME?</text:p>
          </table:table-cell>
          <table:table-cell table:style-name="ce21" office:value-type="float" office:value="122">
            <text:p>122</text:p>
          </table:table-cell>
          <table:table-cell table:style-name="ce21" office:value-type="float" office:value="1000">
            <text:p>1000</text:p>
          </table:table-cell>
          <table:table-cell table:style-name="ce23" office:value-type="string">
            <text:p>2008-09-30 06:38:32.945</text:p>
          </table:table-cell>
          <table:table-cell table:style-name="ce22" office:value-type="string">
            <text:p>BegruessungsGeld: FurchtloseHundert</text:p>
          </table:table-cell>
          <table:table-cell table:style-name="ce21" office:value-type="float" office:value="45">
            <text:p>45</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22];&quot; :date &quot;&quot;&quot;;[.D122];&quot;&quot;&quot; :derbyId &quot;;RC[1];&quot; :text &quot;&quot;&quot;;[.E122];&quot;&quot;&quot; :receiver &quot;;RC[5];&quot; :procurer &quot;;RC[6];&quot; :sender &quot;;RC[7];&quot;}&quot;)" office:value-type="string" office:value="#NAME?">
            <text:p>#NAME?</text:p>
          </table:table-cell>
          <table:table-cell table:style-name="ce21" office:value-type="float" office:value="123">
            <text:p>123</text:p>
          </table:table-cell>
          <table:table-cell table:style-name="ce21" office:value-type="float" office:value="100">
            <text:p>100</text:p>
          </table:table-cell>
          <table:table-cell table:style-name="ce23" office:value-type="string">
            <text:p>2008-10-02 06:01:37.961</text:p>
          </table:table-cell>
          <table:table-cell table:style-name="ce22" office:value-type="string">
            <text:p>WurfLotto</text:p>
          </table:table-cell>
          <table:table-cell table:style-name="ce21" office:value-type="float" office:value="18">
            <text:p>18</text:p>
          </table:table-cell>
          <table:table-cell table:style-name="ce21" office:value-type="float" office:value="1">
            <text:p>1</text:p>
          </table:table-cell>
          <table:table-cell table:style-name="ce21" office:value-type="float" office:value="1">
            <text:p>1</text:p>
          </table:table-cell>
        </table:table-row>
        <table:table-row table:style-name="ro10">
          <table:table-cell table:style-name="ce22" table:formula="oooc:=CONCATENATE(&quot;{:amount &quot;;[.C123];&quot; :date &quot;&quot;&quot;;[.D123];&quot;&quot;&quot; :derbyId &quot;;RC[1];&quot; :text &quot;&quot;&quot;;[.E123];&quot;&quot;&quot; :receiver &quot;;RC[5];&quot; :procurer &quot;;RC[6];&quot; :sender &quot;;RC[7];&quot;}&quot;)" office:value-type="string" office:value="#NAME?">
            <text:p>#NAME?</text:p>
          </table:table-cell>
          <table:table-cell table:style-name="ce21" office:value-type="float" office:value="124">
            <text:p>124</text:p>
          </table:table-cell>
          <table:table-cell table:style-name="ce21" office:value-type="float" office:value="1000">
            <text:p>1000</text:p>
          </table:table-cell>
          <table:table-cell table:style-name="ce23" office:value-type="string">
            <text:p>2008-10-11 11:36:04.468</text:p>
          </table:table-cell>
          <table:table-cell table:style-name="ce22" office:value-type="string">
            <text:p>BegruessungsGeld: FurchtloseHundert</text:p>
          </table:table-cell>
          <table:table-cell table:style-name="ce21" office:value-type="float" office:value="46">
            <text:p>46</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24];&quot; :date &quot;&quot;&quot;;[.D124];&quot;&quot;&quot; :derbyId &quot;;RC[1];&quot; :text &quot;&quot;&quot;;[.E124];&quot;&quot;&quot; :receiver &quot;;RC[5];&quot; :procurer &quot;;RC[6];&quot; :sender &quot;;RC[7];&quot;}&quot;)" office:value-type="string" office:value="#NAME?">
            <text:p>#NAME?</text:p>
          </table:table-cell>
          <table:table-cell table:style-name="ce21" office:value-type="float" office:value="125">
            <text:p>125</text:p>
          </table:table-cell>
          <table:table-cell table:style-name="ce21" office:value-type="float" office:value="1000">
            <text:p>1000</text:p>
          </table:table-cell>
          <table:table-cell table:style-name="ce23" office:value-type="string">
            <text:p>2008-10-14 08:53:08.696</text:p>
          </table:table-cell>
          <table:table-cell table:style-name="ce22" office:value-type="string">
            <text:p>BegruessungsGeld: FurchtloseHundert</text:p>
          </table:table-cell>
          <table:table-cell table:style-name="ce21" office:value-type="float" office:value="47">
            <text:p>47</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25];&quot; :date &quot;&quot;&quot;;[.D125];&quot;&quot;&quot; :derbyId &quot;;RC[1];&quot; :text &quot;&quot;&quot;;[.E125];&quot;&quot;&quot; :receiver &quot;;RC[5];&quot; :procurer &quot;;RC[6];&quot; :sender &quot;;RC[7];&quot;}&quot;)" office:value-type="string" office:value="#NAME?">
            <text:p>#NAME?</text:p>
          </table:table-cell>
          <table:table-cell table:style-name="ce21" office:value-type="float" office:value="126">
            <text:p>126</text:p>
          </table:table-cell>
          <table:table-cell table:style-name="ce21" office:value-type="float" office:value="50">
            <text:p>50</text:p>
          </table:table-cell>
          <table:table-cell table:style-name="ce23" office:value-type="string">
            <text:p>2008-10-19 20:12:40.657</text:p>
          </table:table-cell>
          <table:table-cell table:style-name="ce22" office:value-type="string">
            <text:p>NiemalsInNewYorkFoundation</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26];&quot; :date &quot;&quot;&quot;;[.D126];&quot;&quot;&quot; :derbyId &quot;;RC[1];&quot; :text &quot;&quot;&quot;;[.E126];&quot;&quot;&quot; :receiver &quot;;RC[5];&quot; :procurer &quot;;RC[6];&quot; :sender &quot;;RC[7];&quot;}&quot;)" office:value-type="string" office:value="#NAME?">
            <text:p>#NAME?</text:p>
          </table:table-cell>
          <table:table-cell table:style-name="ce21" office:value-type="float" office:value="127">
            <text:p>127</text:p>
          </table:table-cell>
          <table:table-cell table:style-name="ce21" office:value-type="float" office:value="1000">
            <text:p>1000</text:p>
          </table:table-cell>
          <table:table-cell table:style-name="ce23" office:value-type="string">
            <text:p>2008-11-13 09:09:56.834</text:p>
          </table:table-cell>
          <table:table-cell table:style-name="ce22" office:value-type="string">
            <text:p>BegruessungsGeld: FurchtloseHundert</text:p>
          </table:table-cell>
          <table:table-cell table:style-name="ce21" office:value-type="float" office:value="50">
            <text:p>50</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27];&quot; :date &quot;&quot;&quot;;[.D127];&quot;&quot;&quot; :derbyId &quot;;RC[1];&quot; :text &quot;&quot;&quot;;[.E127];&quot;&quot;&quot; :receiver &quot;;RC[5];&quot; :procurer &quot;;RC[6];&quot; :sender &quot;;RC[7];&quot;}&quot;)" office:value-type="string" office:value="#NAME?">
            <text:p>#NAME?</text:p>
          </table:table-cell>
          <table:table-cell table:style-name="ce21" office:value-type="float" office:value="128">
            <text:p>128</text:p>
          </table:table-cell>
          <table:table-cell table:style-name="ce21" office:value-type="float" office:value="1000">
            <text:p>1000</text:p>
          </table:table-cell>
          <table:table-cell table:style-name="ce23" office:value-type="string">
            <text:p>2008-11-13 09:10:32.453</text:p>
          </table:table-cell>
          <table:table-cell table:style-name="ce22" office:value-type="string">
            <text:p>BegruessungsGeld: FurchtloseHundert</text:p>
          </table:table-cell>
          <table:table-cell table:style-name="ce21" office:value-type="float" office:value="52">
            <text:p>52</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28];&quot; :date &quot;&quot;&quot;;[.D128];&quot;&quot;&quot; :derbyId &quot;;RC[1];&quot; :text &quot;&quot;&quot;;[.E128];&quot;&quot;&quot; :receiver &quot;;RC[5];&quot; :procurer &quot;;RC[6];&quot; :sender &quot;;RC[7];&quot;}&quot;)" office:value-type="string" office:value="#NAME?">
            <text:p>#NAME?</text:p>
          </table:table-cell>
          <table:table-cell table:style-name="ce21" office:value-type="float" office:value="129">
            <text:p>129</text:p>
          </table:table-cell>
          <table:table-cell table:style-name="ce21" office:value-type="float" office:value="1000">
            <text:p>1000</text:p>
          </table:table-cell>
          <table:table-cell table:style-name="ce23" office:value-type="string">
            <text:p>2008-11-13 10:02:53.169</text:p>
          </table:table-cell>
          <table:table-cell table:style-name="ce22" office:value-type="string">
            <text:p>BegruessungsGeld: FurchtloseHundert</text:p>
          </table:table-cell>
          <table:table-cell table:style-name="ce21" office:value-type="float" office:value="48">
            <text:p>48</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29];&quot; :date &quot;&quot;&quot;;[.D129];&quot;&quot;&quot; :derbyId &quot;;RC[1];&quot; :text &quot;&quot;&quot;;[.E129];&quot;&quot;&quot; :receiver &quot;;RC[5];&quot; :procurer &quot;;RC[6];&quot; :sender &quot;;RC[7];&quot;}&quot;)" office:value-type="string" office:value="#NAME?">
            <text:p>#NAME?</text:p>
          </table:table-cell>
          <table:table-cell table:style-name="ce21" office:value-type="float" office:value="130">
            <text:p>130</text:p>
          </table:table-cell>
          <table:table-cell table:style-name="ce21" office:value-type="float" office:value="200">
            <text:p>200</text:p>
          </table:table-cell>
          <table:table-cell table:style-name="ce23" office:value-type="string">
            <text:p>2008-11-15 17:48:29.435</text:p>
          </table:table-cell>
          <table:table-cell table:style-name="ce22" office:value-type="string">
            <text:p>InviteGroschen: IngridaPlunksnyte</text:p>
          </table:table-cell>
          <table:table-cell table:style-name="ce21" office:value-type="float" office:value="1">
            <text:p>1</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30];&quot; :date &quot;&quot;&quot;;[.D130];&quot;&quot;&quot; :derbyId &quot;;RC[1];&quot; :text &quot;&quot;&quot;;[.E130];&quot;&quot;&quot; :receiver &quot;;RC[5];&quot; :procurer &quot;;RC[6];&quot; :sender &quot;;RC[7];&quot;}&quot;)" office:value-type="string" office:value="#NAME?">
            <text:p>#NAME?</text:p>
          </table:table-cell>
          <table:table-cell table:style-name="ce21" office:value-type="float" office:value="131">
            <text:p>131</text:p>
          </table:table-cell>
          <table:table-cell table:style-name="ce21" office:value-type="float" office:value="200">
            <text:p>200</text:p>
          </table:table-cell>
          <table:table-cell table:style-name="ce23" office:value-type="string">
            <text:p>2008-11-15 17:55:10.382</text:p>
          </table:table-cell>
          <table:table-cell table:style-name="ce22" office:value-type="string">
            <text:p>InviteGroschen: StefanNitzsche</text:p>
          </table:table-cell>
          <table:table-cell table:style-name="ce21" office:value-type="float" office:value="9">
            <text:p>9</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31];&quot; :date &quot;&quot;&quot;;[.D131];&quot;&quot;&quot; :derbyId &quot;;RC[1];&quot; :text &quot;&quot;&quot;;[.E131];&quot;&quot;&quot; :receiver &quot;;RC[5];&quot; :procurer &quot;;RC[6];&quot; :sender &quot;;RC[7];&quot;}&quot;)" office:value-type="string" office:value="#NAME?">
            <text:p>#NAME?</text:p>
          </table:table-cell>
          <table:table-cell table:style-name="ce21" office:value-type="float" office:value="132">
            <text:p>132</text:p>
          </table:table-cell>
          <table:table-cell table:style-name="ce21" office:value-type="float" office:value="200">
            <text:p>200</text:p>
          </table:table-cell>
          <table:table-cell table:style-name="ce23" office:value-type="string">
            <text:p>2008-11-15 17:56:06.12</text:p>
          </table:table-cell>
          <table:table-cell table:style-name="ce22" office:value-type="string">
            <text:p>InviteGroschen: FlorianKonnertz</text:p>
          </table:table-cell>
          <table:table-cell table:style-name="ce21" office:value-type="float" office:value="20">
            <text:p>20</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32];&quot; :date &quot;&quot;&quot;;[.D132];&quot;&quot;&quot; :derbyId &quot;;RC[1];&quot; :text &quot;&quot;&quot;;[.E132];&quot;&quot;&quot; :receiver &quot;;RC[5];&quot; :procurer &quot;;RC[6];&quot; :sender &quot;;RC[7];&quot;}&quot;)" office:value-type="string" office:value="#NAME?">
            <text:p>#NAME?</text:p>
          </table:table-cell>
          <table:table-cell table:style-name="ce21" office:value-type="float" office:value="133">
            <text:p>133</text:p>
          </table:table-cell>
          <table:table-cell table:style-name="ce21" office:value-type="float" office:value="200">
            <text:p>200</text:p>
          </table:table-cell>
          <table:table-cell table:style-name="ce23" office:value-type="string">
            <text:p>2008-11-15 18:00:50.476</text:p>
          </table:table-cell>
          <table:table-cell table:style-name="ce22" office:value-type="string">
            <text:p>InviteGroschen: MarcusBertelsmeier</text:p>
          </table:table-cell>
          <table:table-cell table:style-name="ce21" office:value-type="float" office:value="9">
            <text:p>9</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33];&quot; :date &quot;&quot;&quot;;[.D133];&quot;&quot;&quot; :derbyId &quot;;RC[1];&quot; :text &quot;&quot;&quot;;[.E133];&quot;&quot;&quot; :receiver &quot;;RC[5];&quot; :procurer &quot;;RC[6];&quot; :sender &quot;;RC[7];&quot;}&quot;)" office:value-type="string" office:value="#NAME?">
            <text:p>#NAME?</text:p>
          </table:table-cell>
          <table:table-cell table:style-name="ce21" office:value-type="float" office:value="134">
            <text:p>134</text:p>
          </table:table-cell>
          <table:table-cell table:style-name="ce21" office:value-type="float" office:value="1000">
            <text:p>1000</text:p>
          </table:table-cell>
          <table:table-cell table:style-name="ce23" office:value-type="string">
            <text:p>2008-11-15 19:00:05.507</text:p>
          </table:table-cell>
          <table:table-cell table:style-name="ce22" office:value-type="string">
            <text:p>InviteGroschen: YvonneSchubert, RicardaDHerbrand, DanielPoodratchi, NicoHagenburger, OliverGassner</text:p>
          </table:table-cell>
          <table:table-cell table:style-name="ce21" office:value-type="float" office:value="17">
            <text:p>17</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134];&quot; :date &quot;&quot;&quot;;[.D134];&quot;&quot;&quot; :derbyId &quot;;RC[1];&quot; :text &quot;&quot;&quot;;[.E134];&quot;&quot;&quot; :receiver &quot;;RC[5];&quot; :procurer &quot;;RC[6];&quot; :sender &quot;;RC[7];&quot;}&quot;)" office:value-type="string" office:value="#NAME?">
            <text:p>#NAME?</text:p>
          </table:table-cell>
          <table:table-cell table:style-name="ce21" office:value-type="float" office:value="135">
            <text:p>135</text:p>
          </table:table-cell>
          <table:table-cell table:style-name="ce21" office:value-type="float" office:value="1000">
            <text:p>1000</text:p>
          </table:table-cell>
          <table:table-cell table:style-name="ce23" office:value-type="string">
            <text:p>2008-11-15 19:07:14.904</text:p>
          </table:table-cell>
          <table:table-cell table:style-name="ce22" office:value-type="string">
            <text:p>InviteGroschen: TinaPickhardt,ChristineSchlinck, TimBonnemann, PierreKerchner, JanaDiesner</text:p>
          </table:table-cell>
          <table:table-cell table:style-name="ce21" office:value-type="float" office:value="17">
            <text:p>17</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135];&quot; :date &quot;&quot;&quot;;[.D135];&quot;&quot;&quot; :derbyId &quot;;RC[1];&quot; :text &quot;&quot;&quot;;[.E135];&quot;&quot;&quot; :receiver &quot;;RC[5];&quot; :procurer &quot;;RC[6];&quot; :sender &quot;;RC[7];&quot;}&quot;)" office:value-type="string" office:value="#NAME?">
            <text:p>#NAME?</text:p>
          </table:table-cell>
          <table:table-cell table:style-name="ce21" office:value-type="float" office:value="136">
            <text:p>136</text:p>
          </table:table-cell>
          <table:table-cell table:style-name="ce21" office:value-type="float" office:value="1000">
            <text:p>1000</text:p>
          </table:table-cell>
          <table:table-cell table:style-name="ce23" office:value-type="string">
            <text:p>2008-11-15 19:12:56.974</text:p>
          </table:table-cell>
          <table:table-cell table:style-name="ce22" office:value-type="string">
            <text:p>InviteGroschen: NicoleZiesche, AndreasDittes, EvaLubas, MattisManzel, KatharinaKuehnel</text:p>
          </table:table-cell>
          <table:table-cell table:style-name="ce21" office:value-type="float" office:value="17">
            <text:p>17</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136];&quot; :date &quot;&quot;&quot;;[.D136];&quot;&quot;&quot; :derbyId &quot;;RC[1];&quot; :text &quot;&quot;&quot;;[.E136];&quot;&quot;&quot; :receiver &quot;;RC[5];&quot; :procurer &quot;;RC[6];&quot; :sender &quot;;RC[7];&quot;}&quot;)" office:value-type="string" office:value="#NAME?">
            <text:p>#NAME?</text:p>
          </table:table-cell>
          <table:table-cell table:style-name="ce21" office:value-type="float" office:value="137">
            <text:p>137</text:p>
          </table:table-cell>
          <table:table-cell table:style-name="ce21" office:value-type="float" office:value="1000">
            <text:p>1000</text:p>
          </table:table-cell>
          <table:table-cell table:style-name="ce23" office:value-type="string">
            <text:p>2008-11-15 19:19:40.618</text:p>
          </table:table-cell>
          <table:table-cell table:style-name="ce22" office:value-type="string">
            <text:p>InviteGroschen: HeikeRibke, JensFreydank, IrisSchilke, SebastianMitter, DimitriUwarov</text:p>
          </table:table-cell>
          <table:table-cell table:style-name="ce21" office:value-type="float" office:value="17">
            <text:p>17</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137];&quot; :date &quot;&quot;&quot;;[.D137];&quot;&quot;&quot; :derbyId &quot;;RC[1];&quot; :text &quot;&quot;&quot;;[.E137];&quot;&quot;&quot; :receiver &quot;;RC[5];&quot; :procurer &quot;;RC[6];&quot; :sender &quot;;RC[7];&quot;}&quot;)" office:value-type="string" office:value="#NAME?">
            <text:p>#NAME?</text:p>
          </table:table-cell>
          <table:table-cell table:style-name="ce21" office:value-type="float" office:value="138">
            <text:p>138</text:p>
          </table:table-cell>
          <table:table-cell table:style-name="ce21" office:value-type="float" office:value="1000">
            <text:p>1000</text:p>
          </table:table-cell>
          <table:table-cell table:style-name="ce23" office:value-type="string">
            <text:p>2008-11-15 19:28:17.352</text:p>
          </table:table-cell>
          <table:table-cell table:style-name="ce22" office:value-type="string">
            <text:p>InviteGroschen: VivianPein, MonteMiersch, CemBasman, BastiHirsch, VolkerGraubaum</text:p>
          </table:table-cell>
          <table:table-cell table:style-name="ce21" office:value-type="float" office:value="17">
            <text:p>17</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138];&quot; :date &quot;&quot;&quot;;[.D138];&quot;&quot;&quot; :derbyId &quot;;RC[1];&quot; :text &quot;&quot;&quot;;[.E138];&quot;&quot;&quot; :receiver &quot;;RC[5];&quot; :procurer &quot;;RC[6];&quot; :sender &quot;;RC[7];&quot;}&quot;)" office:value-type="string" office:value="#NAME?">
            <text:p>#NAME?</text:p>
          </table:table-cell>
          <table:table-cell table:style-name="ce21" office:value-type="float" office:value="139">
            <text:p>139</text:p>
          </table:table-cell>
          <table:table-cell table:style-name="ce21" office:value-type="float" office:value="1000">
            <text:p>1000</text:p>
          </table:table-cell>
          <table:table-cell table:style-name="ce23" office:value-type="string">
            <text:p>2008-11-15 19:32:49.388</text:p>
          </table:table-cell>
          <table:table-cell table:style-name="ce22" office:value-type="string">
            <text:p>InviteGroschen: OliverBerger, FrankLorenz,JanBoehme, DennisUlm, BillLiao</text:p>
          </table:table-cell>
          <table:table-cell table:style-name="ce21" office:value-type="float" office:value="17">
            <text:p>17</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139];&quot; :date &quot;&quot;&quot;;[.D139];&quot;&quot;&quot; :derbyId &quot;;RC[1];&quot; :text &quot;&quot;&quot;;[.E139];&quot;&quot;&quot; :receiver &quot;;RC[5];&quot; :procurer &quot;;RC[6];&quot; :sender &quot;;RC[7];&quot;}&quot;)" office:value-type="string" office:value="#NAME?">
            <text:p>#NAME?</text:p>
          </table:table-cell>
          <table:table-cell table:style-name="ce21" office:value-type="float" office:value="140">
            <text:p>140</text:p>
          </table:table-cell>
          <table:table-cell table:style-name="ce21" office:value-type="float" office:value="1000">
            <text:p>1000</text:p>
          </table:table-cell>
          <table:table-cell table:style-name="ce23" office:value-type="string">
            <text:p>2008-11-15 19:38:06.937</text:p>
          </table:table-cell>
          <table:table-cell table:style-name="ce22" office:value-type="string">
            <text:p>InviteGroschen: HeinzWeber, SilvanTGolega, DanielBruessler, LarsKleinbeckes, NorbertRost</text:p>
          </table:table-cell>
          <table:table-cell table:style-name="ce21" office:value-type="float" office:value="17">
            <text:p>17</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140];&quot; :date &quot;&quot;&quot;;[.D140];&quot;&quot;&quot; :derbyId &quot;;RC[1];&quot; :text &quot;&quot;&quot;;[.E140];&quot;&quot;&quot; :receiver &quot;;RC[5];&quot; :procurer &quot;;RC[6];&quot; :sender &quot;;RC[7];&quot;}&quot;)" office:value-type="string" office:value="#NAME?">
            <text:p>#NAME?</text:p>
          </table:table-cell>
          <table:table-cell table:style-name="ce21" office:value-type="float" office:value="141">
            <text:p>141</text:p>
          </table:table-cell>
          <table:table-cell table:style-name="ce21" office:value-type="float" office:value="1000">
            <text:p>1000</text:p>
          </table:table-cell>
          <table:table-cell table:style-name="ce23" office:value-type="string">
            <text:p>2008-11-15 19:44:22.956</text:p>
          </table:table-cell>
          <table:table-cell table:style-name="ce22" office:value-type="string">
            <text:p>InviteGroschen: MichaelHWagner, SvenEchtermeyer, ChristianRieger, ThomasKujawa, StephanHeller, </text:p>
          </table:table-cell>
          <table:table-cell table:style-name="ce21" office:value-type="float" office:value="17">
            <text:p>17</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141];&quot; :date &quot;&quot;&quot;;[.D141];&quot;&quot;&quot; :derbyId &quot;;RC[1];&quot; :text &quot;&quot;&quot;;[.E141];&quot;&quot;&quot; :receiver &quot;;RC[5];&quot; :procurer &quot;;RC[6];&quot; :sender &quot;;RC[7];&quot;}&quot;)" office:value-type="string" office:value="#NAME?">
            <text:p>#NAME?</text:p>
          </table:table-cell>
          <table:table-cell table:style-name="ce21" office:value-type="float" office:value="142">
            <text:p>142</text:p>
          </table:table-cell>
          <table:table-cell table:style-name="ce21" office:value-type="float" office:value="200">
            <text:p>200</text:p>
          </table:table-cell>
          <table:table-cell table:style-name="ce23" office:value-type="string">
            <text:p>2008-11-15 19:46:42.56</text:p>
          </table:table-cell>
          <table:table-cell table:style-name="ce22" office:value-type="string">
            <text:p>InviteGroschen: HansGertGraebe</text:p>
          </table:table-cell>
          <table:table-cell table:style-name="ce21" office:value-type="float" office:value="17">
            <text:p>17</text:p>
          </table:table-cell>
          <table:table-cell table:style-name="ce21" office:value-type="float" office:value="20">
            <text:p>20</text:p>
          </table:table-cell>
          <table:table-cell table:style-name="ce21" office:value-type="float" office:value="18">
            <text:p>18</text:p>
          </table:table-cell>
        </table:table-row>
        <table:table-row table:style-name="ro10">
          <table:table-cell table:style-name="ce22" table:formula="oooc:=CONCATENATE(&quot;{:amount &quot;;[.C142];&quot; :date &quot;&quot;&quot;;[.D142];&quot;&quot;&quot; :derbyId &quot;;RC[1];&quot; :text &quot;&quot;&quot;;[.E142];&quot;&quot;&quot; :receiver &quot;;RC[5];&quot; :procurer &quot;;RC[6];&quot; :sender &quot;;RC[7];&quot;}&quot;)" office:value-type="string" office:value="#NAME?">
            <text:p>#NAME?</text:p>
          </table:table-cell>
          <table:table-cell table:style-name="ce21" office:value-type="float" office:value="143">
            <text:p>143</text:p>
          </table:table-cell>
          <table:table-cell table:style-name="ce21" office:value-type="float" office:value="100">
            <text:p>100</text:p>
          </table:table-cell>
          <table:table-cell table:style-name="ce23" office:value-type="string">
            <text:p>2008-11-18 08:55:41.758</text:p>
          </table:table-cell>
          <table:table-cell table:style-name="ce22" office:value-type="string">
            <text:p>LiebesRinge SdRw</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43];&quot; :date &quot;&quot;&quot;;[.D143];&quot;&quot;&quot; :derbyId &quot;;RC[1];&quot; :text &quot;&quot;&quot;;[.E143];&quot;&quot;&quot; :receiver &quot;;RC[5];&quot; :procurer &quot;;RC[6];&quot; :sender &quot;;RC[7];&quot;}&quot;)" office:value-type="string" office:value="#NAME?">
            <text:p>#NAME?</text:p>
          </table:table-cell>
          <table:table-cell table:style-name="ce21" office:value-type="float" office:value="144">
            <text:p>144</text:p>
          </table:table-cell>
          <table:table-cell table:style-name="ce21" office:value-type="float" office:value="150">
            <text:p>150</text:p>
          </table:table-cell>
          <table:table-cell table:style-name="ce23" office:value-type="string">
            <text:p>2008-11-25 05:22:39.432</text:p>
          </table:table-cell>
          <table:table-cell table:style-name="ce22" office:value-type="string">
            <text:p>TeleBabySitting: JfSchlinck</text:p>
          </table:table-cell>
          <table:table-cell table:style-name="ce21" office:value-type="float" office:value="17">
            <text:p>17</text:p>
          </table:table-cell>
          <table:table-cell table:style-name="ce21" office:value-type="float" office:value="9">
            <text:p>9</text:p>
          </table:table-cell>
          <table:table-cell table:style-name="ce21" office:value-type="float" office:value="9">
            <text:p>9</text:p>
          </table:table-cell>
        </table:table-row>
        <table:table-row table:style-name="ro10">
          <table:table-cell table:style-name="ce22" table:formula="oooc:=CONCATENATE(&quot;{:amount &quot;;[.C144];&quot; :date &quot;&quot;&quot;;[.D144];&quot;&quot;&quot; :derbyId &quot;;RC[1];&quot; :text &quot;&quot;&quot;;[.E144];&quot;&quot;&quot; :receiver &quot;;RC[5];&quot; :procurer &quot;;RC[6];&quot; :sender &quot;;RC[7];&quot;}&quot;)" office:value-type="string" office:value="#NAME?">
            <text:p>#NAME?</text:p>
          </table:table-cell>
          <table:table-cell table:style-name="ce21" office:value-type="float" office:value="145">
            <text:p>145</text:p>
          </table:table-cell>
          <table:table-cell table:style-name="ce21" office:value-type="float" office:value="200">
            <text:p>200</text:p>
          </table:table-cell>
          <table:table-cell table:style-name="ce23" office:value-type="string">
            <text:p>2009-01-15 19:08:06.803</text:p>
          </table:table-cell>
          <table:table-cell table:style-name="ce22" office:value-type="string">
            <text:p>BasicLotto</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45];&quot; :date &quot;&quot;&quot;;[.D145];&quot;&quot;&quot; :derbyId &quot;;RC[1];&quot; :text &quot;&quot;&quot;;[.E145];&quot;&quot;&quot; :receiver &quot;;RC[5];&quot; :procurer &quot;;RC[6];&quot; :sender &quot;;RC[7];&quot;}&quot;)" office:value-type="string" office:value="#NAME?">
            <text:p>#NAME?</text:p>
          </table:table-cell>
          <table:table-cell table:style-name="ce21" office:value-type="float" office:value="146">
            <text:p>146</text:p>
          </table:table-cell>
          <table:table-cell table:style-name="ce21" office:value-type="float" office:value="1000">
            <text:p>1000</text:p>
          </table:table-cell>
          <table:table-cell table:style-name="ce23" office:value-type="string">
            <text:p>2009-02-05 17:09:16.353</text:p>
          </table:table-cell>
          <table:table-cell table:style-name="ce22" office:value-type="string">
            <text:p>BegruessungsGeld: FurchtloseHundert</text:p>
          </table:table-cell>
          <table:table-cell table:style-name="ce21" office:value-type="float" office:value="53">
            <text:p>53</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46];&quot; :date &quot;&quot;&quot;;[.D146];&quot;&quot;&quot; :derbyId &quot;;RC[1];&quot; :text &quot;&quot;&quot;;[.E146];&quot;&quot;&quot; :receiver &quot;;RC[5];&quot; :procurer &quot;;RC[6];&quot; :sender &quot;;RC[7];&quot;}&quot;)" office:value-type="string" office:value="#NAME?">
            <text:p>#NAME?</text:p>
          </table:table-cell>
          <table:table-cell table:style-name="ce21" office:value-type="float" office:value="147">
            <text:p>147</text:p>
          </table:table-cell>
          <table:table-cell table:style-name="ce21" office:value-type="float" office:value="1000">
            <text:p>1000</text:p>
          </table:table-cell>
          <table:table-cell table:style-name="ce23" office:value-type="string">
            <text:p>2009-02-05 17:09:35.127</text:p>
          </table:table-cell>
          <table:table-cell table:style-name="ce22" office:value-type="string">
            <text:p>BegruessungsGeld: FurchtloseHundert</text:p>
          </table:table-cell>
          <table:table-cell table:style-name="ce21" office:value-type="float" office:value="54">
            <text:p>54</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47];&quot; :date &quot;&quot;&quot;;[.D147];&quot;&quot;&quot; :derbyId &quot;;RC[1];&quot; :text &quot;&quot;&quot;;[.E147];&quot;&quot;&quot; :receiver &quot;;RC[5];&quot; :procurer &quot;;RC[6];&quot; :sender &quot;;RC[7];&quot;}&quot;)" office:value-type="string" office:value="#NAME?">
            <text:p>#NAME?</text:p>
          </table:table-cell>
          <table:table-cell table:style-name="ce21" office:value-type="float" office:value="148">
            <text:p>148</text:p>
          </table:table-cell>
          <table:table-cell table:style-name="ce21" office:value-type="float" office:value="1000">
            <text:p>1000</text:p>
          </table:table-cell>
          <table:table-cell table:style-name="ce23" office:value-type="string">
            <text:p>2009-02-05 17:19:07.474</text:p>
          </table:table-cell>
          <table:table-cell table:style-name="ce22" office:value-type="string">
            <text:p>BegruessungsGeld: FurchtloseHundert</text:p>
          </table:table-cell>
          <table:table-cell table:style-name="ce21" office:value-type="float" office:value="55">
            <text:p>55</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48];&quot; :date &quot;&quot;&quot;;[.D148];&quot;&quot;&quot; :derbyId &quot;;RC[1];&quot; :text &quot;&quot;&quot;;[.E148];&quot;&quot;&quot; :receiver &quot;;RC[5];&quot; :procurer &quot;;RC[6];&quot; :sender &quot;;RC[7];&quot;}&quot;)" office:value-type="string" office:value="#NAME?">
            <text:p>#NAME?</text:p>
          </table:table-cell>
          <table:table-cell table:style-name="ce21" office:value-type="float" office:value="149">
            <text:p>149</text:p>
          </table:table-cell>
          <table:table-cell table:style-name="ce21" office:value-type="float" office:value="400">
            <text:p>400</text:p>
          </table:table-cell>
          <table:table-cell table:style-name="ce23" office:value-type="string">
            <text:p>2009-02-05 17:26:43.071</text:p>
          </table:table-cell>
          <table:table-cell table:style-name="ce22" office:value-type="string">
            <text:p>InviteGroschen: MartinGamnitzer, JanaSchlegel</text:p>
          </table:table-cell>
          <table:table-cell table:style-name="ce21" office:value-type="float" office:value="47">
            <text:p>47</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49];&quot; :date &quot;&quot;&quot;;[.D149];&quot;&quot;&quot; :derbyId &quot;;RC[1];&quot; :text &quot;&quot;&quot;;[.E149];&quot;&quot;&quot; :receiver &quot;;RC[5];&quot; :procurer &quot;;RC[6];&quot; :sender &quot;;RC[7];&quot;}&quot;)" office:value-type="string" office:value="#NAME?">
            <text:p>#NAME?</text:p>
          </table:table-cell>
          <table:table-cell table:style-name="ce21" office:value-type="float" office:value="150">
            <text:p>150</text:p>
          </table:table-cell>
          <table:table-cell table:style-name="ce21" office:value-type="float" office:value="1000">
            <text:p>1000</text:p>
          </table:table-cell>
          <table:table-cell table:style-name="ce23" office:value-type="string">
            <text:p>2009-03-03 06:08:19.762</text:p>
          </table:table-cell>
          <table:table-cell table:style-name="ce22" office:value-type="string">
            <text:p>BegruessungsGeld: FurchtloseHundert</text:p>
          </table:table-cell>
          <table:table-cell table:style-name="ce21" office:value-type="float" office:value="56">
            <text:p>56</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50];&quot; :date &quot;&quot;&quot;;[.D150];&quot;&quot;&quot; :derbyId &quot;;RC[1];&quot; :text &quot;&quot;&quot;;[.E150];&quot;&quot;&quot; :receiver &quot;;RC[5];&quot; :procurer &quot;;RC[6];&quot; :sender &quot;;RC[7];&quot;}&quot;)" office:value-type="string" office:value="#NAME?">
            <text:p>#NAME?</text:p>
          </table:table-cell>
          <table:table-cell table:style-name="ce21" office:value-type="float" office:value="151">
            <text:p>151</text:p>
          </table:table-cell>
          <table:table-cell table:style-name="ce21" office:value-type="float" office:value="1000">
            <text:p>1000</text:p>
          </table:table-cell>
          <table:table-cell table:style-name="ce23" office:value-type="string">
            <text:p>2009-03-03 06:08:49.738</text:p>
          </table:table-cell>
          <table:table-cell table:style-name="ce22" office:value-type="string">
            <text:p>BegruessungsGeld: FurchtloseHundert</text:p>
          </table:table-cell>
          <table:table-cell table:style-name="ce21" office:value-type="float" office:value="57">
            <text:p>57</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51];&quot; :date &quot;&quot;&quot;;[.D151];&quot;&quot;&quot; :derbyId &quot;;RC[1];&quot; :text &quot;&quot;&quot;;[.E151];&quot;&quot;&quot; :receiver &quot;;RC[5];&quot; :procurer &quot;;RC[6];&quot; :sender &quot;;RC[7];&quot;}&quot;)" office:value-type="string" office:value="#NAME?">
            <text:p>#NAME?</text:p>
          </table:table-cell>
          <table:table-cell table:style-name="ce21" office:value-type="float" office:value="152">
            <text:p>152</text:p>
          </table:table-cell>
          <table:table-cell table:style-name="ce21" office:value-type="float" office:value="50">
            <text:p>50</text:p>
          </table:table-cell>
          <table:table-cell table:style-name="ce23" office:value-type="string">
            <text:p>2009-03-03 06:10:04.991</text:p>
          </table:table-cell>
          <table:table-cell table:style-name="ce22" office:value-type="string">
            <text:p>NiemalsInNewYorkFoundation: FaschingsParty im RoeschenHof</text:p>
          </table:table-cell>
          <table:table-cell table:style-name="ce21" office:value-type="float" office:value="18">
            <text:p>18</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52];&quot; :date &quot;&quot;&quot;;[.D152];&quot;&quot;&quot; :derbyId &quot;;RC[1];&quot; :text &quot;&quot;&quot;;[.E152];&quot;&quot;&quot; :receiver &quot;;RC[5];&quot; :procurer &quot;;RC[6];&quot; :sender &quot;;RC[7];&quot;}&quot;)" office:value-type="string" office:value="#NAME?">
            <text:p>#NAME?</text:p>
          </table:table-cell>
          <table:table-cell table:style-name="ce21" office:value-type="float" office:value="153">
            <text:p>153</text:p>
          </table:table-cell>
          <table:table-cell table:style-name="ce21" office:value-type="float" office:value="1000">
            <text:p>1000</text:p>
          </table:table-cell>
          <table:table-cell table:style-name="ce23" office:value-type="string">
            <text:p>2009-03-15 14:35:19.558</text:p>
          </table:table-cell>
          <table:table-cell table:style-name="ce22" office:value-type="string">
            <text:p>BegruessungsGeld: FurchtloseHundert</text:p>
          </table:table-cell>
          <table:table-cell table:style-name="ce21" office:value-type="float" office:value="58">
            <text:p>58</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53];&quot; :date &quot;&quot;&quot;;[.D153];&quot;&quot;&quot; :derbyId &quot;;RC[1];&quot; :text &quot;&quot;&quot;;[.E153];&quot;&quot;&quot; :receiver &quot;;RC[5];&quot; :procurer &quot;;RC[6];&quot; :sender &quot;;RC[7];&quot;}&quot;)" office:value-type="string" office:value="#NAME?">
            <text:p>#NAME?</text:p>
          </table:table-cell>
          <table:table-cell table:style-name="ce21" office:value-type="float" office:value="154">
            <text:p>154</text:p>
          </table:table-cell>
          <table:table-cell table:style-name="ce21" office:value-type="float" office:value="1000">
            <text:p>1000</text:p>
          </table:table-cell>
          <table:table-cell table:style-name="ce23" office:value-type="string">
            <text:p>2009-03-15 15:55:29.149</text:p>
          </table:table-cell>
          <table:table-cell table:style-name="ce22" office:value-type="string">
            <text:p>BegruessungsGeld: FurchtloseHundert</text:p>
          </table:table-cell>
          <table:table-cell table:style-name="ce21" office:value-type="float" office:value="59">
            <text:p>59</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54];&quot; :date &quot;&quot;&quot;;[.D154];&quot;&quot;&quot; :derbyId &quot;;RC[1];&quot; :text &quot;&quot;&quot;;[.E154];&quot;&quot;&quot; :receiver &quot;;RC[5];&quot; :procurer &quot;;RC[6];&quot; :sender &quot;;RC[7];&quot;}&quot;)" office:value-type="string" office:value="#NAME?">
            <text:p>#NAME?</text:p>
          </table:table-cell>
          <table:table-cell table:style-name="ce21" office:value-type="float" office:value="155">
            <text:p>155</text:p>
          </table:table-cell>
          <table:table-cell table:style-name="ce21" office:value-type="float" office:value="200">
            <text:p>200</text:p>
          </table:table-cell>
          <table:table-cell table:style-name="ce23" office:value-type="string">
            <text:p>2009-03-15 18:30:28.426</text:p>
          </table:table-cell>
          <table:table-cell table:style-name="ce22" office:value-type="string">
            <text:p>InviteGroschen: InesSchwabKeller</text:p>
          </table:table-cell>
          <table:table-cell table:style-name="ce21" office:value-type="float" office:value="58">
            <text:p>58</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55];&quot; :date &quot;&quot;&quot;;[.D155];&quot;&quot;&quot; :derbyId &quot;;RC[1];&quot; :text &quot;&quot;&quot;;[.E155];&quot;&quot;&quot; :receiver &quot;;RC[5];&quot; :procurer &quot;;RC[6];&quot; :sender &quot;;RC[7];&quot;}&quot;)" office:value-type="string" office:value="#NAME?">
            <text:p>#NAME?</text:p>
          </table:table-cell>
          <table:table-cell table:style-name="ce21" office:value-type="float" office:value="156">
            <text:p>156</text:p>
          </table:table-cell>
          <table:table-cell table:style-name="ce21" office:value-type="float" office:value="1000">
            <text:p>1000</text:p>
          </table:table-cell>
          <table:table-cell table:style-name="ce23" office:value-type="string">
            <text:p>2009-03-18 18:51:42.596</text:p>
          </table:table-cell>
          <table:table-cell table:style-name="ce22" office:value-type="string">
            <text:p>BegruessungsGeld: FurchtloseHundert</text:p>
          </table:table-cell>
          <table:table-cell table:style-name="ce21" office:value-type="float" office:value="60">
            <text:p>60</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56];&quot; :date &quot;&quot;&quot;;[.D156];&quot;&quot;&quot; :derbyId &quot;;RC[1];&quot; :text &quot;&quot;&quot;;[.E156];&quot;&quot;&quot; :receiver &quot;;RC[5];&quot; :procurer &quot;;RC[6];&quot; :sender &quot;;RC[7];&quot;}&quot;)" office:value-type="string" office:value="#NAME?">
            <text:p>#NAME?</text:p>
          </table:table-cell>
          <table:table-cell table:style-name="ce21" office:value-type="float" office:value="157">
            <text:p>157</text:p>
          </table:table-cell>
          <table:table-cell table:style-name="ce21" office:value-type="float" office:value="1000">
            <text:p>1000</text:p>
          </table:table-cell>
          <table:table-cell table:style-name="ce23" office:value-type="string">
            <text:p>2009-03-30 10:43:26.363</text:p>
          </table:table-cell>
          <table:table-cell table:style-name="ce22" office:value-type="string">
            <text:p>BegruessungsGeld: FurchtloseHundert</text:p>
          </table:table-cell>
          <table:table-cell table:style-name="ce21" office:value-type="float" office:value="61">
            <text:p>61</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57];&quot; :date &quot;&quot;&quot;;[.D157];&quot;&quot;&quot; :derbyId &quot;;RC[1];&quot; :text &quot;&quot;&quot;;[.E157];&quot;&quot;&quot; :receiver &quot;;RC[5];&quot; :procurer &quot;;RC[6];&quot; :sender &quot;;RC[7];&quot;}&quot;)" office:value-type="string" office:value="#NAME?">
            <text:p>#NAME?</text:p>
          </table:table-cell>
          <table:table-cell table:style-name="ce21" office:value-type="float" office:value="158">
            <text:p>158</text:p>
          </table:table-cell>
          <table:table-cell table:style-name="ce21" office:value-type="float" office:value="150">
            <text:p>150</text:p>
          </table:table-cell>
          <table:table-cell table:style-name="ce23" office:value-type="string">
            <text:p>2009-04-06 16:33:40.892</text:p>
          </table:table-cell>
          <table:table-cell table:style-name="ce22" office:value-type="string">
            <text:p>first FloorSpace calculation of LockSchuppen</text:p>
          </table:table-cell>
          <table:table-cell table:style-name="ce21" office:value-type="float" office:value="9">
            <text:p>9</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58];&quot; :date &quot;&quot;&quot;;[.D158];&quot;&quot;&quot; :derbyId &quot;;RC[1];&quot; :text &quot;&quot;&quot;;[.E158];&quot;&quot;&quot; :receiver &quot;;RC[5];&quot; :procurer &quot;;RC[6];&quot; :sender &quot;;RC[7];&quot;}&quot;)" office:value-type="string" office:value="#NAME?">
            <text:p>#NAME?</text:p>
          </table:table-cell>
          <table:table-cell table:style-name="ce21" office:value-type="float" office:value="159">
            <text:p>159</text:p>
          </table:table-cell>
          <table:table-cell table:style-name="ce21" office:value-type="float" office:value="1000">
            <text:p>1000</text:p>
          </table:table-cell>
          <table:table-cell table:style-name="ce23" office:value-type="string">
            <text:p>2009-04-07 06:33:09.261</text:p>
          </table:table-cell>
          <table:table-cell table:style-name="ce22" office:value-type="string">
            <text:p>BegruessungsGeld: FurchtloseHundert</text:p>
          </table:table-cell>
          <table:table-cell table:style-name="ce21" office:value-type="float" office:value="62">
            <text:p>62</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59];&quot; :date &quot;&quot;&quot;;[.D159];&quot;&quot;&quot; :derbyId &quot;;RC[1];&quot; :text &quot;&quot;&quot;;[.E159];&quot;&quot;&quot; :receiver &quot;;RC[5];&quot; :procurer &quot;;RC[6];&quot; :sender &quot;;RC[7];&quot;}&quot;)" office:value-type="string" office:value="#NAME?">
            <text:p>#NAME?</text:p>
          </table:table-cell>
          <table:table-cell table:style-name="ce21" office:value-type="float" office:value="160">
            <text:p>160</text:p>
          </table:table-cell>
          <table:table-cell table:style-name="ce21" office:value-type="float" office:value="50">
            <text:p>50</text:p>
          </table:table-cell>
          <table:table-cell table:style-name="ce23" office:value-type="string">
            <text:p>2009-04-08 12:23:31.617</text:p>
          </table:table-cell>
          <table:table-cell table:style-name="ce22" office:value-type="string">
            <text:p>leckerer AnanasKirschKuchen</text:p>
          </table:table-cell>
          <table:table-cell table:style-name="ce21" office:value-type="float" office:value="22">
            <text:p>22</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60];&quot; :date &quot;&quot;&quot;;[.D160];&quot;&quot;&quot; :derbyId &quot;;RC[1];&quot; :text &quot;&quot;&quot;;[.E160];&quot;&quot;&quot; :receiver &quot;;RC[5];&quot; :procurer &quot;;RC[6];&quot; :sender &quot;;RC[7];&quot;}&quot;)" office:value-type="string" office:value="#NAME?">
            <text:p>#NAME?</text:p>
          </table:table-cell>
          <table:table-cell table:style-name="ce21" office:value-type="float" office:value="161">
            <text:p>161</text:p>
          </table:table-cell>
          <table:table-cell table:style-name="ce21" office:value-type="float" office:value="2000">
            <text:p>2000</text:p>
          </table:table-cell>
          <table:table-cell table:style-name="ce23" office:value-type="string">
            <text:p>2009-04-08 12:26:54.358</text:p>
          </table:table-cell>
          <table:table-cell table:style-name="ce22" office:value-type="string">
            <text:p>PieschenTv: explaining BuriedWordline</text:p>
          </table:table-cell>
          <table:table-cell table:style-name="ce21" office:value-type="float" office:value="58">
            <text:p>58</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61];&quot; :date &quot;&quot;&quot;;[.D161];&quot;&quot;&quot; :derbyId &quot;;RC[1];&quot; :text &quot;&quot;&quot;;[.E161];&quot;&quot;&quot; :receiver &quot;;RC[5];&quot; :procurer &quot;;RC[6];&quot; :sender &quot;;RC[7];&quot;}&quot;)" office:value-type="string" office:value="#NAME?">
            <text:p>#NAME?</text:p>
          </table:table-cell>
          <table:table-cell table:style-name="ce21" office:value-type="float" office:value="162">
            <text:p>162</text:p>
          </table:table-cell>
          <table:table-cell table:style-name="ce21" office:value-type="float" office:value="1000000">
            <text:p>1000000</text:p>
          </table:table-cell>
          <table:table-cell table:style-name="ce23" office:value-type="string">
            <text:p>2009-04-13 09:59:18.838</text:p>
          </table:table-cell>
          <table:table-cell table:style-name="ce22" office:value-type="string">
            <text:p>StartUp capital for building the LockSchuppen</text:p>
          </table:table-cell>
          <table:table-cell table:style-name="ce21" office:value-type="float" office:value="63">
            <text:p>63</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62];&quot; :date &quot;&quot;&quot;;[.D162];&quot;&quot;&quot; :derbyId &quot;;RC[1];&quot; :text &quot;&quot;&quot;;[.E162];&quot;&quot;&quot; :receiver &quot;;RC[5];&quot; :procurer &quot;;RC[6];&quot; :sender &quot;;RC[7];&quot;}&quot;)" office:value-type="string" office:value="#NAME?">
            <text:p>#NAME?</text:p>
          </table:table-cell>
          <table:table-cell table:style-name="ce21" office:value-type="float" office:value="163">
            <text:p>163</text:p>
          </table:table-cell>
          <table:table-cell table:style-name="ce21" office:value-type="float" office:value="127">
            <text:p>127</text:p>
          </table:table-cell>
          <table:table-cell table:style-name="ce23" office:value-type="string">
            <text:p>2009-04-17 20:58:17.65</text:p>
          </table:table-cell>
          <table:table-cell table:style-name="ce22" office:value-type="string">
            <text:p>LockSchuppenAg shares</text:p>
          </table:table-cell>
          <table:table-cell table:style-name="ce21" office:value-type="float" office:value="17">
            <text:p>17</text:p>
          </table:table-cell>
          <table:table-cell table:style-name="ce21" office:value-type="float" office:value="54">
            <text:p>54</text:p>
          </table:table-cell>
          <table:table-cell table:style-name="ce21" office:value-type="float" office:value="54">
            <text:p>54</text:p>
          </table:table-cell>
        </table:table-row>
        <table:table-row table:style-name="ro10">
          <table:table-cell table:style-name="ce22" table:formula="oooc:=CONCATENATE(&quot;{:amount &quot;;[.C163];&quot; :date &quot;&quot;&quot;;[.D163];&quot;&quot;&quot; :derbyId &quot;;RC[1];&quot; :text &quot;&quot;&quot;;[.E163];&quot;&quot;&quot; :receiver &quot;;RC[5];&quot; :procurer &quot;;RC[6];&quot; :sender &quot;;RC[7];&quot;}&quot;)" office:value-type="string" office:value="#NAME?">
            <text:p>#NAME?</text:p>
          </table:table-cell>
          <table:table-cell table:style-name="ce21" office:value-type="float" office:value="164">
            <text:p>164</text:p>
          </table:table-cell>
          <table:table-cell table:style-name="ce21" office:value-type="float" office:value="1000">
            <text:p>1000</text:p>
          </table:table-cell>
          <table:table-cell table:style-name="ce23" office:value-type="string">
            <text:p>2009-04-18 06:05:54.832</text:p>
          </table:table-cell>
          <table:table-cell table:style-name="ce22" office:value-type="string">
            <text:p>BegruessungsGeld: FurchtloseHundert</text:p>
          </table:table-cell>
          <table:table-cell table:style-name="ce21" office:value-type="float" office:value="64">
            <text:p>64</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64];&quot; :date &quot;&quot;&quot;;[.D164];&quot;&quot;&quot; :derbyId &quot;;RC[1];&quot; :text &quot;&quot;&quot;;[.E164];&quot;&quot;&quot; :receiver &quot;;RC[5];&quot; :procurer &quot;;RC[6];&quot; :sender &quot;;RC[7];&quot;}&quot;)" office:value-type="string" office:value="#NAME?">
            <text:p>#NAME?</text:p>
          </table:table-cell>
          <table:table-cell table:style-name="ce21" office:value-type="float" office:value="165">
            <text:p>165</text:p>
          </table:table-cell>
          <table:table-cell table:style-name="ce21" office:value-type="float" office:value="1000">
            <text:p>1000</text:p>
          </table:table-cell>
          <table:table-cell table:style-name="ce23" office:value-type="string">
            <text:p>2009-04-22 15:54:26.787</text:p>
          </table:table-cell>
          <table:table-cell table:style-name="ce22" office:value-type="string">
            <text:p>BegruessungsGeld: FurchtloseHundert</text:p>
          </table:table-cell>
          <table:table-cell table:style-name="ce21" office:value-type="float" office:value="68">
            <text:p>68</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65];&quot; :date &quot;&quot;&quot;;[.D165];&quot;&quot;&quot; :derbyId &quot;;RC[1];&quot; :text &quot;&quot;&quot;;[.E165];&quot;&quot;&quot; :receiver &quot;;RC[5];&quot; :procurer &quot;;RC[6];&quot; :sender &quot;;RC[7];&quot;}&quot;)" office:value-type="string" office:value="#NAME?">
            <text:p>#NAME?</text:p>
          </table:table-cell>
          <table:table-cell table:style-name="ce21" office:value-type="float" office:value="166">
            <text:p>166</text:p>
          </table:table-cell>
          <table:table-cell table:style-name="ce21" office:value-type="float" office:value="512">
            <text:p>512</text:p>
          </table:table-cell>
          <table:table-cell table:style-name="ce23" office:value-type="string">
            <text:p>2009-04-22 16:27:29.573</text:p>
          </table:table-cell>
          <table:table-cell table:style-name="ce22" office:value-type="string">
            <text:p>LockSchuppenAg: 1 share</text:p>
          </table:table-cell>
          <table:table-cell table:style-name="ce21" office:value-type="float" office:value="61">
            <text:p>61</text:p>
          </table:table-cell>
          <table:table-cell table:style-name="ce21" office:value-type="float" office:value="68">
            <text:p>68</text:p>
          </table:table-cell>
          <table:table-cell table:style-name="ce21" office:value-type="float" office:value="68">
            <text:p>68</text:p>
          </table:table-cell>
        </table:table-row>
        <table:table-row table:style-name="ro10">
          <table:table-cell table:style-name="ce22" table:formula="oooc:=CONCATENATE(&quot;{:amount &quot;;[.C166];&quot; :date &quot;&quot;&quot;;[.D166];&quot;&quot;&quot; :derbyId &quot;;RC[1];&quot; :text &quot;&quot;&quot;;[.E166];&quot;&quot;&quot; :receiver &quot;;RC[5];&quot; :procurer &quot;;RC[6];&quot; :sender &quot;;RC[7];&quot;}&quot;)" office:value-type="string" office:value="#NAME?">
            <text:p>#NAME?</text:p>
          </table:table-cell>
          <table:table-cell table:style-name="ce21" office:value-type="float" office:value="167">
            <text:p>167</text:p>
          </table:table-cell>
          <table:table-cell table:style-name="ce21" office:value-type="float" office:value="5120">
            <text:p>5120</text:p>
          </table:table-cell>
          <table:table-cell table:style-name="ce23" office:value-type="string">
            <text:p>2009-04-22 16:56:46.377</text:p>
          </table:table-cell>
          <table:table-cell table:style-name="ce22" office:value-type="string">
            <text:p>LockSchuppenAg: 10 shares</text:p>
          </table:table-cell>
          <table:table-cell table:style-name="ce21" office:value-type="float" office:value="61">
            <text:p>61</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67];&quot; :date &quot;&quot;&quot;;[.D167];&quot;&quot;&quot; :derbyId &quot;;RC[1];&quot; :text &quot;&quot;&quot;;[.E167];&quot;&quot;&quot; :receiver &quot;;RC[5];&quot; :procurer &quot;;RC[6];&quot; :sender &quot;;RC[7];&quot;}&quot;)" office:value-type="string" office:value="#NAME?">
            <text:p>#NAME?</text:p>
          </table:table-cell>
          <table:table-cell table:style-name="ce21" office:value-type="float" office:value="168">
            <text:p>168</text:p>
          </table:table-cell>
          <table:table-cell table:style-name="ce21" office:value-type="float" office:value="2048">
            <text:p>2048</text:p>
          </table:table-cell>
          <table:table-cell table:style-name="ce23" office:value-type="string">
            <text:p>2009-04-23 04:01:42.035</text:p>
          </table:table-cell>
          <table:table-cell table:style-name="ce22" office:value-type="string">
            <text:p>LockSchuppenAg: 4 shares</text:p>
          </table:table-cell>
          <table:table-cell table:style-name="ce21" office:value-type="float" office:value="61">
            <text:p>61</text:p>
          </table:table-cell>
          <table:table-cell table:style-name="ce21" office:value-type="float" office:value="9">
            <text:p>9</text:p>
          </table:table-cell>
          <table:table-cell table:style-name="ce21" office:value-type="float" office:value="9">
            <text:p>9</text:p>
          </table:table-cell>
        </table:table-row>
        <table:table-row table:style-name="ro10">
          <table:table-cell table:style-name="ce22" table:formula="oooc:=CONCATENATE(&quot;{:amount &quot;;[.C168];&quot; :date &quot;&quot;&quot;;[.D168];&quot;&quot;&quot; :derbyId &quot;;RC[1];&quot; :text &quot;&quot;&quot;;[.E168];&quot;&quot;&quot; :receiver &quot;;RC[5];&quot; :procurer &quot;;RC[6];&quot; :sender &quot;;RC[7];&quot;}&quot;)" office:value-type="string" office:value="#NAME?">
            <text:p>#NAME?</text:p>
          </table:table-cell>
          <table:table-cell table:style-name="ce21" office:value-type="float" office:value="169">
            <text:p>169</text:p>
          </table:table-cell>
          <table:table-cell table:style-name="ce21" office:value-type="float" office:value="1000">
            <text:p>1000</text:p>
          </table:table-cell>
          <table:table-cell table:style-name="ce23" office:value-type="string">
            <text:p>2009-04-23 08:08:48.437</text:p>
          </table:table-cell>
          <table:table-cell table:style-name="ce22" office:value-type="string">
            <text:p>BegruessungsGeld: FurchtloseHundert</text:p>
          </table:table-cell>
          <table:table-cell table:style-name="ce21" office:value-type="float" office:value="70">
            <text:p>70</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69];&quot; :date &quot;&quot;&quot;;[.D169];&quot;&quot;&quot; :derbyId &quot;;RC[1];&quot; :text &quot;&quot;&quot;;[.E169];&quot;&quot;&quot; :receiver &quot;;RC[5];&quot; :procurer &quot;;RC[6];&quot; :sender &quot;;RC[7];&quot;}&quot;)" office:value-type="string" office:value="#NAME?">
            <text:p>#NAME?</text:p>
          </table:table-cell>
          <table:table-cell table:style-name="ce21" office:value-type="float" office:value="170">
            <text:p>170</text:p>
          </table:table-cell>
          <table:table-cell table:style-name="ce21" office:value-type="float" office:value="1000">
            <text:p>1000</text:p>
          </table:table-cell>
          <table:table-cell table:style-name="ce23" office:value-type="string">
            <text:p>2009-04-28 03:54:11.181</text:p>
          </table:table-cell>
          <table:table-cell table:style-name="ce22" office:value-type="string">
            <text:p>BegruessungsGeld: FurchtloseHundert</text:p>
          </table:table-cell>
          <table:table-cell table:style-name="ce21" office:value-type="float" office:value="69">
            <text:p>69</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70];&quot; :date &quot;&quot;&quot;;[.D170];&quot;&quot;&quot; :derbyId &quot;;RC[1];&quot; :text &quot;&quot;&quot;;[.E170];&quot;&quot;&quot; :receiver &quot;;RC[5];&quot; :procurer &quot;;RC[6];&quot; :sender &quot;;RC[7];&quot;}&quot;)" office:value-type="string" office:value="#NAME?">
            <text:p>#NAME?</text:p>
          </table:table-cell>
          <table:table-cell table:style-name="ce21" office:value-type="float" office:value="171">
            <text:p>171</text:p>
          </table:table-cell>
          <table:table-cell table:style-name="ce21" office:value-type="float" office:value="1000">
            <text:p>1000</text:p>
          </table:table-cell>
          <table:table-cell table:style-name="ce23" office:value-type="string">
            <text:p>2009-04-28 04:00:14.122</text:p>
          </table:table-cell>
          <table:table-cell table:style-name="ce22" office:value-type="string">
            <text:p>BegruessungsGeld: FurchtloseHundert</text:p>
          </table:table-cell>
          <table:table-cell table:style-name="ce21" office:value-type="float" office:value="65">
            <text:p>65</text:p>
          </table:table-cell>
          <table:table-cell table:style-name="ce21" office:value-type="float" office:value="61">
            <text:p>61</text:p>
          </table:table-cell>
          <table:table-cell table:style-name="ce21" office:value-type="float" office:value="18">
            <text:p>18</text:p>
          </table:table-cell>
        </table:table-row>
        <table:table-row table:style-name="ro10">
          <table:table-cell table:style-name="ce22" table:formula="oooc:=CONCATENATE(&quot;{:amount &quot;;[.C171];&quot; :date &quot;&quot;&quot;;[.D171];&quot;&quot;&quot; :derbyId &quot;;RC[1];&quot; :text &quot;&quot;&quot;;[.E171];&quot;&quot;&quot; :receiver &quot;;RC[5];&quot; :procurer &quot;;RC[6];&quot; :sender &quot;;RC[7];&quot;}&quot;)" office:value-type="string" office:value="#NAME?">
            <text:p>#NAME?</text:p>
          </table:table-cell>
          <table:table-cell table:style-name="ce21" office:value-type="float" office:value="172">
            <text:p>172</text:p>
          </table:table-cell>
          <table:table-cell table:style-name="ce21" office:value-type="float" office:value="1000">
            <text:p>1000</text:p>
          </table:table-cell>
          <table:table-cell table:style-name="ce23" office:value-type="string">
            <text:p>2009-04-28 04:01:02.047</text:p>
          </table:table-cell>
          <table:table-cell table:style-name="ce22" office:value-type="string">
            <text:p>BegruessungsGeld: FurchtloseHundert</text:p>
          </table:table-cell>
          <table:table-cell table:style-name="ce21" office:value-type="float" office:value="66">
            <text:p>66</text:p>
          </table:table-cell>
          <table:table-cell table:style-name="ce21" office:value-type="float" office:value="61">
            <text:p>61</text:p>
          </table:table-cell>
          <table:table-cell table:style-name="ce21" office:value-type="float" office:value="18">
            <text:p>18</text:p>
          </table:table-cell>
        </table:table-row>
        <table:table-row table:style-name="ro10">
          <table:table-cell table:style-name="ce22" table:formula="oooc:=CONCATENATE(&quot;{:amount &quot;;[.C172];&quot; :date &quot;&quot;&quot;;[.D172];&quot;&quot;&quot; :derbyId &quot;;RC[1];&quot; :text &quot;&quot;&quot;;[.E172];&quot;&quot;&quot; :receiver &quot;;RC[5];&quot; :procurer &quot;;RC[6];&quot; :sender &quot;;RC[7];&quot;}&quot;)" office:value-type="string" office:value="#NAME?">
            <text:p>#NAME?</text:p>
          </table:table-cell>
          <table:table-cell table:style-name="ce21" office:value-type="float" office:value="173">
            <text:p>173</text:p>
          </table:table-cell>
          <table:table-cell table:style-name="ce21" office:value-type="float" office:value="2000">
            <text:p>2000</text:p>
          </table:table-cell>
          <table:table-cell table:style-name="ce23" office:value-type="string">
            <text:p>2009-04-28 04:08:01.026</text:p>
          </table:table-cell>
          <table:table-cell table:style-name="ce22" office:value-type="string">
            <text:p>ArchitektenKontakt</text:p>
          </table:table-cell>
          <table:table-cell table:style-name="ce21" office:value-type="float" office:value="68">
            <text:p>68</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173];&quot; :date &quot;&quot;&quot;;[.D173];&quot;&quot;&quot; :derbyId &quot;;RC[1];&quot; :text &quot;&quot;&quot;;[.E173];&quot;&quot;&quot; :receiver &quot;;RC[5];&quot; :procurer &quot;;RC[6];&quot; :sender &quot;;RC[7];&quot;}&quot;)" office:value-type="string" office:value="#NAME?">
            <text:p>#NAME?</text:p>
          </table:table-cell>
          <table:table-cell table:style-name="ce21" office:value-type="float" office:value="174">
            <text:p>174</text:p>
          </table:table-cell>
          <table:table-cell table:style-name="ce21" office:value-type="float" office:value="50000">
            <text:p>50000</text:p>
          </table:table-cell>
          <table:table-cell table:style-name="ce23" office:value-type="string">
            <text:p>2009-04-28 04:16:46.118</text:p>
          </table:table-cell>
          <table:table-cell table:style-name="ce22" office:value-type="string">
            <text:p>GeHalt 2007</text:p>
          </table:table-cell>
          <table:table-cell table:style-name="ce21" office:value-type="float" office:value="17">
            <text:p>17</text:p>
          </table:table-cell>
          <table:table-cell table:style-name="ce21" office:value-type="float" office:value="17">
            <text:p>17</text:p>
          </table:table-cell>
          <table:table-cell table:style-name="ce21" office:value-type="float" office:value="19">
            <text:p>19</text:p>
          </table:table-cell>
        </table:table-row>
        <table:table-row table:style-name="ro10">
          <table:table-cell table:style-name="ce22" table:formula="oooc:=CONCATENATE(&quot;{:amount &quot;;[.C174];&quot; :date &quot;&quot;&quot;;[.D174];&quot;&quot;&quot; :derbyId &quot;;RC[1];&quot; :text &quot;&quot;&quot;;[.E174];&quot;&quot;&quot; :receiver &quot;;RC[5];&quot; :procurer &quot;;RC[6];&quot; :sender &quot;;RC[7];&quot;}&quot;)" office:value-type="string" office:value="#NAME?">
            <text:p>#NAME?</text:p>
          </table:table-cell>
          <table:table-cell table:style-name="ce21" office:value-type="float" office:value="175">
            <text:p>175</text:p>
          </table:table-cell>
          <table:table-cell table:style-name="ce21" office:value-type="float" office:value="90000">
            <text:p>90000</text:p>
          </table:table-cell>
          <table:table-cell table:style-name="ce23" office:value-type="string">
            <text:p>2009-04-28 04:19:23.16</text:p>
          </table:table-cell>
          <table:table-cell table:style-name="ce22" office:value-type="string">
            <text:p>GeHalt 2008</text:p>
          </table:table-cell>
          <table:table-cell table:style-name="ce21" office:value-type="float" office:value="17">
            <text:p>17</text:p>
          </table:table-cell>
          <table:table-cell table:style-name="ce21" office:value-type="float" office:value="17">
            <text:p>17</text:p>
          </table:table-cell>
          <table:table-cell table:style-name="ce21" office:value-type="float" office:value="19">
            <text:p>19</text:p>
          </table:table-cell>
        </table:table-row>
        <table:table-row table:style-name="ro10">
          <table:table-cell table:style-name="ce22" table:formula="oooc:=CONCATENATE(&quot;{:amount &quot;;[.C175];&quot; :date &quot;&quot;&quot;;[.D175];&quot;&quot;&quot; :derbyId &quot;;RC[1];&quot; :text &quot;&quot;&quot;;[.E175];&quot;&quot;&quot; :receiver &quot;;RC[5];&quot; :procurer &quot;;RC[6];&quot; :sender &quot;;RC[7];&quot;}&quot;)" office:value-type="string" office:value="#NAME?">
            <text:p>#NAME?</text:p>
          </table:table-cell>
          <table:table-cell table:style-name="ce21" office:value-type="float" office:value="176">
            <text:p>176</text:p>
          </table:table-cell>
          <table:table-cell table:style-name="ce21" office:value-type="float" office:value="100">
            <text:p>100</text:p>
          </table:table-cell>
          <table:table-cell table:style-name="ce23" office:value-type="string">
            <text:p>2009-04-28 14:00:21.817</text:p>
          </table:table-cell>
          <table:table-cell table:style-name="ce22" office:value-type="string">
            <text:p>mcdd09: WetteZitronenPresse</text:p>
          </table:table-cell>
          <table:table-cell table:style-name="ce21" office:value-type="float" office:value="68">
            <text:p>68</text:p>
          </table:table-cell>
          <table:table-cell table:style-name="ce21" office:value-type="float" office:value="61">
            <text:p>61</text:p>
          </table:table-cell>
          <table:table-cell table:style-name="ce21" office:value-type="float" office:value="61">
            <text:p>61</text:p>
          </table:table-cell>
        </table:table-row>
        <table:table-row table:style-name="ro10">
          <table:table-cell table:style-name="ce22" table:formula="oooc:=CONCATENATE(&quot;{:amount &quot;;[.C176];&quot; :date &quot;&quot;&quot;;[.D176];&quot;&quot;&quot; :derbyId &quot;;RC[1];&quot; :text &quot;&quot;&quot;;[.E176];&quot;&quot;&quot; :receiver &quot;;RC[5];&quot; :procurer &quot;;RC[6];&quot; :sender &quot;;RC[7];&quot;}&quot;)" office:value-type="string" office:value="#NAME?">
            <text:p>#NAME?</text:p>
          </table:table-cell>
          <table:table-cell table:style-name="ce21" office:value-type="float" office:value="177">
            <text:p>177</text:p>
          </table:table-cell>
          <table:table-cell table:style-name="ce21" office:value-type="float" office:value="8192">
            <text:p>8192</text:p>
          </table:table-cell>
          <table:table-cell table:style-name="ce23" office:value-type="string">
            <text:p>2009-04-29 06:29:31.577</text:p>
          </table:table-cell>
          <table:table-cell table:style-name="ce22" office:value-type="string">
            <text:p>LockSchuppenAg: 16 shares</text:p>
          </table:table-cell>
          <table:table-cell table:style-name="ce21" office:value-type="float" office:value="61">
            <text:p>61</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77];&quot; :date &quot;&quot;&quot;;[.D177];&quot;&quot;&quot; :derbyId &quot;;RC[1];&quot; :text &quot;&quot;&quot;;[.E177];&quot;&quot;&quot; :receiver &quot;;RC[5];&quot; :procurer &quot;;RC[6];&quot; :sender &quot;;RC[7];&quot;}&quot;)" office:value-type="string" office:value="#NAME?">
            <text:p>#NAME?</text:p>
          </table:table-cell>
          <table:table-cell table:style-name="ce21" office:value-type="float" office:value="178">
            <text:p>178</text:p>
          </table:table-cell>
          <table:table-cell table:style-name="ce21" office:value-type="float" office:value="1000">
            <text:p>1000</text:p>
          </table:table-cell>
          <table:table-cell table:style-name="ce23" office:value-type="string">
            <text:p>2009-04-29 06:31:44.668</text:p>
          </table:table-cell>
          <table:table-cell table:style-name="ce22" office:value-type="string">
            <text:p>KeyOneBet</text:p>
          </table:table-cell>
          <table:table-cell table:style-name="ce21" office:value-type="float" office:value="9">
            <text:p>9</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78];&quot; :date &quot;&quot;&quot;;[.D178];&quot;&quot;&quot; :derbyId &quot;;RC[1];&quot; :text &quot;&quot;&quot;;[.E178];&quot;&quot;&quot; :receiver &quot;;RC[5];&quot; :procurer &quot;;RC[6];&quot; :sender &quot;;RC[7];&quot;}&quot;)" office:value-type="string" office:value="#NAME?">
            <text:p>#NAME?</text:p>
          </table:table-cell>
          <table:table-cell table:style-name="ce21" office:value-type="float" office:value="179">
            <text:p>179</text:p>
          </table:table-cell>
          <table:table-cell table:style-name="ce21" office:value-type="float" office:value="1024">
            <text:p>1024</text:p>
          </table:table-cell>
          <table:table-cell table:style-name="ce23" office:value-type="string">
            <text:p>2009-04-29 12:00:15.447</text:p>
          </table:table-cell>
          <table:table-cell table:style-name="ce22" office:value-type="string">
            <text:p>LockSchuppenAg: 2 shares</text:p>
          </table:table-cell>
          <table:table-cell table:style-name="ce21" office:value-type="float" office:value="61">
            <text:p>61</text:p>
          </table:table-cell>
          <table:table-cell table:style-name="ce21" office:value-type="float" office:value="68">
            <text:p>68</text:p>
          </table:table-cell>
          <table:table-cell table:style-name="ce21" office:value-type="float" office:value="68">
            <text:p>68</text:p>
          </table:table-cell>
        </table:table-row>
        <table:table-row table:style-name="ro10">
          <table:table-cell table:style-name="ce22" table:formula="oooc:=CONCATENATE(&quot;{:amount &quot;;[.C179];&quot; :date &quot;&quot;&quot;;[.D179];&quot;&quot;&quot; :derbyId &quot;;RC[1];&quot; :text &quot;&quot;&quot;;[.E179];&quot;&quot;&quot; :receiver &quot;;RC[5];&quot; :procurer &quot;;RC[6];&quot; :sender &quot;;RC[7];&quot;}&quot;)" office:value-type="string" office:value="#NAME?">
            <text:p>#NAME?</text:p>
          </table:table-cell>
          <table:table-cell table:style-name="ce21" office:value-type="float" office:value="180">
            <text:p>180</text:p>
          </table:table-cell>
          <table:table-cell table:style-name="ce21" office:value-type="float" office:value="1000">
            <text:p>1000</text:p>
          </table:table-cell>
          <table:table-cell table:style-name="ce23" office:value-type="string">
            <text:p>2009-04-30 07:27:52.575</text:p>
          </table:table-cell>
          <table:table-cell table:style-name="ce22" office:value-type="string">
            <text:p>BegruessungsGeld: FurchtloseHundert</text:p>
          </table:table-cell>
          <table:table-cell table:style-name="ce21" office:value-type="float" office:value="71">
            <text:p>71</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80];&quot; :date &quot;&quot;&quot;;[.D180];&quot;&quot;&quot; :derbyId &quot;;RC[1];&quot; :text &quot;&quot;&quot;;[.E180];&quot;&quot;&quot; :receiver &quot;;RC[5];&quot; :procurer &quot;;RC[6];&quot; :sender &quot;;RC[7];&quot;}&quot;)" office:value-type="string" office:value="#NAME?">
            <text:p>#NAME?</text:p>
          </table:table-cell>
          <table:table-cell table:style-name="ce21" office:value-type="float" office:value="181">
            <text:p>181</text:p>
          </table:table-cell>
          <table:table-cell table:style-name="ce21" office:value-type="float" office:value="1000">
            <text:p>1000</text:p>
          </table:table-cell>
          <table:table-cell table:style-name="ce23" office:value-type="string">
            <text:p>2009-05-02 02:39:51.841</text:p>
          </table:table-cell>
          <table:table-cell table:style-name="ce22" office:value-type="string">
            <text:p>BegruessungsGeld: FurchtloseHundert</text:p>
          </table:table-cell>
          <table:table-cell table:style-name="ce21" office:value-type="float" office:value="72">
            <text:p>72</text:p>
          </table:table-cell>
          <table:table-cell table:style-name="ce21" office:value-type="float" office:value="61">
            <text:p>61</text:p>
          </table:table-cell>
          <table:table-cell table:style-name="ce21" office:value-type="float" office:value="18">
            <text:p>18</text:p>
          </table:table-cell>
        </table:table-row>
        <table:table-row table:style-name="ro10">
          <table:table-cell table:style-name="ce22" table:formula="oooc:=CONCATENATE(&quot;{:amount &quot;;[.C181];&quot; :date &quot;&quot;&quot;;[.D181];&quot;&quot;&quot; :derbyId &quot;;RC[1];&quot; :text &quot;&quot;&quot;;[.E181];&quot;&quot;&quot; :receiver &quot;;RC[5];&quot; :procurer &quot;;RC[6];&quot; :sender &quot;;RC[7];&quot;}&quot;)" office:value-type="string" office:value="#NAME?">
            <text:p>#NAME?</text:p>
          </table:table-cell>
          <table:table-cell table:style-name="ce21" office:value-type="float" office:value="182">
            <text:p>182</text:p>
          </table:table-cell>
          <table:table-cell table:style-name="ce21" office:value-type="float" office:value="1000">
            <text:p>1000</text:p>
          </table:table-cell>
          <table:table-cell table:style-name="ce23" office:value-type="string">
            <text:p>2009-05-03 11:14:41.331</text:p>
          </table:table-cell>
          <table:table-cell table:style-name="ce22" office:value-type="string">
            <text:p>BegruessungsGeld: FurchtloseHundert</text:p>
          </table:table-cell>
          <table:table-cell table:style-name="ce21" office:value-type="float" office:value="73">
            <text:p>73</text:p>
          </table:table-cell>
          <table:table-cell table:style-name="ce21" office:value-type="float" office:value="61">
            <text:p>61</text:p>
          </table:table-cell>
          <table:table-cell table:style-name="ce21" office:value-type="float" office:value="18">
            <text:p>18</text:p>
          </table:table-cell>
        </table:table-row>
        <table:table-row table:style-name="ro10">
          <table:table-cell table:style-name="ce22" table:formula="oooc:=CONCATENATE(&quot;{:amount &quot;;[.C182];&quot; :date &quot;&quot;&quot;;[.D182];&quot;&quot;&quot; :derbyId &quot;;RC[1];&quot; :text &quot;&quot;&quot;;[.E182];&quot;&quot;&quot; :receiver &quot;;RC[5];&quot; :procurer &quot;;RC[6];&quot; :sender &quot;;RC[7];&quot;}&quot;)" office:value-type="string" office:value="#NAME?">
            <text:p>#NAME?</text:p>
          </table:table-cell>
          <table:table-cell table:style-name="ce21" office:value-type="float" office:value="183">
            <text:p>183</text:p>
          </table:table-cell>
          <table:table-cell table:style-name="ce21" office:value-type="float" office:value="2000">
            <text:p>2000</text:p>
          </table:table-cell>
          <table:table-cell table:style-name="ce23" office:value-type="string">
            <text:p>2009-05-03 11:17:25.989</text:p>
          </table:table-cell>
          <table:table-cell table:style-name="ce22" office:value-type="string">
            <text:p>LockSchuppenConceptSupport</text:p>
          </table:table-cell>
          <table:table-cell table:style-name="ce21" office:value-type="float" office:value="73">
            <text:p>73</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183];&quot; :date &quot;&quot;&quot;;[.D183];&quot;&quot;&quot; :derbyId &quot;;RC[1];&quot; :text &quot;&quot;&quot;;[.E183];&quot;&quot;&quot; :receiver &quot;;RC[5];&quot; :procurer &quot;;RC[6];&quot; :sender &quot;;RC[7];&quot;}&quot;)" office:value-type="string" office:value="#NAME?">
            <text:p>#NAME?</text:p>
          </table:table-cell>
          <table:table-cell table:style-name="ce21" office:value-type="float" office:value="184">
            <text:p>184</text:p>
          </table:table-cell>
          <table:table-cell table:style-name="ce21" office:value-type="float" office:value="128">
            <text:p>128</text:p>
          </table:table-cell>
          <table:table-cell table:style-name="ce23" office:value-type="string">
            <text:p>2009-05-04 06:13:19.112</text:p>
          </table:table-cell>
          <table:table-cell table:style-name="ce22" office:value-type="string">
            <text:p>LockSchuppenAg: 1 shares</text:p>
          </table:table-cell>
          <table:table-cell table:style-name="ce21" office:value-type="float" office:value="61">
            <text:p>61</text:p>
          </table:table-cell>
          <table:table-cell table:style-name="ce21" office:value-type="float" office:value="66">
            <text:p>66</text:p>
          </table:table-cell>
          <table:table-cell table:style-name="ce21" office:value-type="float" office:value="66">
            <text:p>66</text:p>
          </table:table-cell>
        </table:table-row>
        <table:table-row table:style-name="ro10">
          <table:table-cell table:style-name="ce22" table:formula="oooc:=CONCATENATE(&quot;{:amount &quot;;[.C184];&quot; :date &quot;&quot;&quot;;[.D184];&quot;&quot;&quot; :derbyId &quot;;RC[1];&quot; :text &quot;&quot;&quot;;[.E184];&quot;&quot;&quot; :receiver &quot;;RC[5];&quot; :procurer &quot;;RC[6];&quot; :sender &quot;;RC[7];&quot;}&quot;)" office:value-type="string" office:value="#NAME?">
            <text:p>#NAME?</text:p>
          </table:table-cell>
          <table:table-cell table:style-name="ce21" office:value-type="float" office:value="185">
            <text:p>185</text:p>
          </table:table-cell>
          <table:table-cell table:style-name="ce21" office:value-type="float" office:value="128">
            <text:p>128</text:p>
          </table:table-cell>
          <table:table-cell table:style-name="ce23" office:value-type="string">
            <text:p>2009-05-04 06:13:45.638</text:p>
          </table:table-cell>
          <table:table-cell table:style-name="ce22" office:value-type="string">
            <text:p>LockSchuppenAg: 1 shares</text:p>
          </table:table-cell>
          <table:table-cell table:style-name="ce21" office:value-type="float" office:value="17">
            <text:p>17</text:p>
          </table:table-cell>
          <table:table-cell table:style-name="ce21" office:value-type="float" office:value="66">
            <text:p>66</text:p>
          </table:table-cell>
          <table:table-cell table:style-name="ce21" office:value-type="float" office:value="66">
            <text:p>66</text:p>
          </table:table-cell>
        </table:table-row>
        <table:table-row table:style-name="ro10">
          <table:table-cell table:style-name="ce22" table:formula="oooc:=CONCATENATE(&quot;{:amount &quot;;[.C185];&quot; :date &quot;&quot;&quot;;[.D185];&quot;&quot;&quot; :derbyId &quot;;RC[1];&quot; :text &quot;&quot;&quot;;[.E185];&quot;&quot;&quot; :receiver &quot;;RC[5];&quot; :procurer &quot;;RC[6];&quot; :sender &quot;;RC[7];&quot;}&quot;)" office:value-type="string" office:value="#NAME?">
            <text:p>#NAME?</text:p>
          </table:table-cell>
          <table:table-cell table:style-name="ce21" office:value-type="float" office:value="186">
            <text:p>186</text:p>
          </table:table-cell>
          <table:table-cell table:style-name="ce21" office:value-type="float" office:value="768">
            <text:p>768</text:p>
          </table:table-cell>
          <table:table-cell table:style-name="ce23" office:value-type="string">
            <text:p>2009-05-05 13:25:42.254</text:p>
          </table:table-cell>
          <table:table-cell table:style-name="ce22" office:value-type="string">
            <text:p>LockSchuppenAg: 2 shares</text:p>
          </table:table-cell>
          <table:table-cell table:style-name="ce21" office:value-type="float" office:value="17">
            <text:p>17</text:p>
          </table:table-cell>
          <table:table-cell table:style-name="ce21" office:value-type="float" office:value="64">
            <text:p>64</text:p>
          </table:table-cell>
          <table:table-cell table:style-name="ce21" office:value-type="float" office:value="64">
            <text:p>64</text:p>
          </table:table-cell>
        </table:table-row>
        <table:table-row table:style-name="ro10">
          <table:table-cell table:style-name="ce22" table:formula="oooc:=CONCATENATE(&quot;{:amount &quot;;[.C186];&quot; :date &quot;&quot;&quot;;[.D186];&quot;&quot;&quot; :derbyId &quot;;RC[1];&quot; :text &quot;&quot;&quot;;[.E186];&quot;&quot;&quot; :receiver &quot;;RC[5];&quot; :procurer &quot;;RC[6];&quot; :sender &quot;;RC[7];&quot;}&quot;)" office:value-type="string" office:value="#NAME?">
            <text:p>#NAME?</text:p>
          </table:table-cell>
          <table:table-cell table:style-name="ce21" office:value-type="float" office:value="187">
            <text:p>187</text:p>
          </table:table-cell>
          <table:table-cell table:style-name="ce21" office:value-type="float" office:value="1000">
            <text:p>1000</text:p>
          </table:table-cell>
          <table:table-cell table:style-name="ce23" office:value-type="string">
            <text:p>2009-05-05 13:37:03.005</text:p>
          </table:table-cell>
          <table:table-cell table:style-name="ce22" office:value-type="string">
            <text:p>BegruessungsGeld: FurchtloseHundert</text:p>
          </table:table-cell>
          <table:table-cell table:style-name="ce21" office:value-type="float" office:value="74">
            <text:p>74</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87];&quot; :date &quot;&quot;&quot;;[.D187];&quot;&quot;&quot; :derbyId &quot;;RC[1];&quot; :text &quot;&quot;&quot;;[.E187];&quot;&quot;&quot; :receiver &quot;;RC[5];&quot; :procurer &quot;;RC[6];&quot; :sender &quot;;RC[7];&quot;}&quot;)" office:value-type="string" office:value="#NAME?">
            <text:p>#NAME?</text:p>
          </table:table-cell>
          <table:table-cell table:style-name="ce21" office:value-type="float" office:value="188">
            <text:p>188</text:p>
          </table:table-cell>
          <table:table-cell table:style-name="ce21" office:value-type="float" office:value="10000">
            <text:p>10000</text:p>
          </table:table-cell>
          <table:table-cell table:style-name="ce23" office:value-type="string">
            <text:p>2009-05-06 05:32:32.929</text:p>
          </table:table-cell>
          <table:table-cell table:style-name="ce22" office:value-type="string">
            <text:p>KinderGeld: JfSchlinck</text:p>
          </table:table-cell>
          <table:table-cell table:style-name="ce21" office:value-type="float" office:value="9">
            <text:p>9</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88];&quot; :date &quot;&quot;&quot;;[.D188];&quot;&quot;&quot; :derbyId &quot;;RC[1];&quot; :text &quot;&quot;&quot;;[.E188];&quot;&quot;&quot; :receiver &quot;;RC[5];&quot; :procurer &quot;;RC[6];&quot; :sender &quot;;RC[7];&quot;}&quot;)" office:value-type="string" office:value="#NAME?">
            <text:p>#NAME?</text:p>
          </table:table-cell>
          <table:table-cell table:style-name="ce21" office:value-type="float" office:value="189">
            <text:p>189</text:p>
          </table:table-cell>
          <table:table-cell table:style-name="ce21" office:value-type="float" office:value="1000">
            <text:p>1000</text:p>
          </table:table-cell>
          <table:table-cell table:style-name="ce23" office:value-type="string">
            <text:p>2009-05-07 04:37:54.845</text:p>
          </table:table-cell>
          <table:table-cell table:style-name="ce22" office:value-type="string">
            <text:p>BegruessungsGeld: FurchtloseHundert</text:p>
          </table:table-cell>
          <table:table-cell table:style-name="ce21" office:value-type="float" office:value="75">
            <text:p>75</text:p>
          </table:table-cell>
          <table:table-cell table:style-name="ce21" office:value-type="float" office:value="61">
            <text:p>61</text:p>
          </table:table-cell>
          <table:table-cell table:style-name="ce21" office:value-type="float" office:value="18">
            <text:p>18</text:p>
          </table:table-cell>
        </table:table-row>
        <table:table-row table:style-name="ro10">
          <table:table-cell table:style-name="ce22" table:formula="oooc:=CONCATENATE(&quot;{:amount &quot;;[.C189];&quot; :date &quot;&quot;&quot;;[.D189];&quot;&quot;&quot; :derbyId &quot;;RC[1];&quot; :text &quot;&quot;&quot;;[.E189];&quot;&quot;&quot; :receiver &quot;;RC[5];&quot; :procurer &quot;;RC[6];&quot; :sender &quot;;RC[7];&quot;}&quot;)" office:value-type="string" office:value="#NAME?">
            <text:p>#NAME?</text:p>
          </table:table-cell>
          <table:table-cell table:style-name="ce21" office:value-type="float" office:value="190">
            <text:p>190</text:p>
          </table:table-cell>
          <table:table-cell table:style-name="ce21" office:value-type="float" office:value="1000">
            <text:p>1000</text:p>
          </table:table-cell>
          <table:table-cell table:style-name="ce23" office:value-type="string">
            <text:p>2009-05-07 12:50:53.613</text:p>
          </table:table-cell>
          <table:table-cell table:style-name="ce22" office:value-type="string">
            <text:p>ForEx</text:p>
          </table:table-cell>
          <table:table-cell table:style-name="ce21" office:value-type="float" office:value="61">
            <text:p>61</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90];&quot; :date &quot;&quot;&quot;;[.D190];&quot;&quot;&quot; :derbyId &quot;;RC[1];&quot; :text &quot;&quot;&quot;;[.E190];&quot;&quot;&quot; :receiver &quot;;RC[5];&quot; :procurer &quot;;RC[6];&quot; :sender &quot;;RC[7];&quot;}&quot;)" office:value-type="string" office:value="#NAME?">
            <text:p>#NAME?</text:p>
          </table:table-cell>
          <table:table-cell table:style-name="ce21" office:value-type="float" office:value="191">
            <text:p>191</text:p>
          </table:table-cell>
          <table:table-cell table:style-name="ce21" office:value-type="float" office:value="1000">
            <text:p>1000</text:p>
          </table:table-cell>
          <table:table-cell table:style-name="ce23" office:value-type="string">
            <text:p>2009-05-07 12:51:39.609</text:p>
          </table:table-cell>
          <table:table-cell table:style-name="ce22" office:value-type="string">
            <text:p>ForEx</text:p>
          </table:table-cell>
          <table:table-cell table:style-name="ce21" office:value-type="float" office:value="72">
            <text:p>72</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91];&quot; :date &quot;&quot;&quot;;[.D191];&quot;&quot;&quot; :derbyId &quot;;RC[1];&quot; :text &quot;&quot;&quot;;[.E191];&quot;&quot;&quot; :receiver &quot;;RC[5];&quot; :procurer &quot;;RC[6];&quot; :sender &quot;;RC[7];&quot;}&quot;)" office:value-type="string" office:value="#NAME?">
            <text:p>#NAME?</text:p>
          </table:table-cell>
          <table:table-cell table:style-name="ce21" office:value-type="float" office:value="192">
            <text:p>192</text:p>
          </table:table-cell>
          <table:table-cell table:style-name="ce21" office:value-type="float" office:value="600">
            <text:p>600</text:p>
          </table:table-cell>
          <table:table-cell table:style-name="ce23" office:value-type="string">
            <text:p>2009-05-08 08:07:09.863</text:p>
          </table:table-cell>
          <table:table-cell table:style-name="ce22" office:value-type="string">
            <text:p>200.0 LockSchuppenAg share(s)</text:p>
          </table:table-cell>
          <table:table-cell table:style-name="ce21" office:value-type="float" office:value="17">
            <text:p>17</text:p>
          </table:table-cell>
          <table:table-cell table:style-name="ce21" office:value-type="float" office:value="9">
            <text:p>9</text:p>
          </table:table-cell>
          <table:table-cell table:style-name="ce21" office:value-type="float" office:value="9">
            <text:p>9</text:p>
          </table:table-cell>
        </table:table-row>
        <table:table-row table:style-name="ro10">
          <table:table-cell table:style-name="ce22" table:formula="oooc:=CONCATENATE(&quot;{:amount &quot;;[.C192];&quot; :date &quot;&quot;&quot;;[.D192];&quot;&quot;&quot; :derbyId &quot;;RC[1];&quot; :text &quot;&quot;&quot;;[.E192];&quot;&quot;&quot; :receiver &quot;;RC[5];&quot; :procurer &quot;;RC[6];&quot; :sender &quot;;RC[7];&quot;}&quot;)" office:value-type="string" office:value="#NAME?">
            <text:p>#NAME?</text:p>
          </table:table-cell>
          <table:table-cell table:style-name="ce21" office:value-type="float" office:value="193">
            <text:p>193</text:p>
          </table:table-cell>
          <table:table-cell table:style-name="ce21" office:value-type="float" office:value="200">
            <text:p>200</text:p>
          </table:table-cell>
          <table:table-cell table:style-name="ce23" office:value-type="string">
            <text:p>2009-05-08 15:27:39.823</text:p>
          </table:table-cell>
          <table:table-cell table:style-name="ce22" office:value-type="string">
            <text:p>AnRegung PaPoo</text:p>
          </table:table-cell>
          <table:table-cell table:style-name="ce21" office:value-type="float" office:value="53">
            <text:p>53</text:p>
          </table:table-cell>
          <table:table-cell table:style-name="ce21" office:value-type="float" office:value="47">
            <text:p>47</text:p>
          </table:table-cell>
          <table:table-cell table:style-name="ce21" office:value-type="float" office:value="47">
            <text:p>47</text:p>
          </table:table-cell>
        </table:table-row>
        <table:table-row table:style-name="ro10">
          <table:table-cell table:style-name="ce22" table:formula="oooc:=CONCATENATE(&quot;{:amount &quot;;[.C193];&quot; :date &quot;&quot;&quot;;[.D193];&quot;&quot;&quot; :derbyId &quot;;RC[1];&quot; :text &quot;&quot;&quot;;[.E193];&quot;&quot;&quot; :receiver &quot;;RC[5];&quot; :procurer &quot;;RC[6];&quot; :sender &quot;;RC[7];&quot;}&quot;)" office:value-type="string" office:value="#NAME?">
            <text:p>#NAME?</text:p>
          </table:table-cell>
          <table:table-cell table:style-name="ce21" office:value-type="float" office:value="194">
            <text:p>194</text:p>
          </table:table-cell>
          <table:table-cell table:style-name="ce21" office:value-type="float" office:value="1000">
            <text:p>1000</text:p>
          </table:table-cell>
          <table:table-cell table:style-name="ce23" office:value-type="string">
            <text:p>2009-05-08 18:41:23.946</text:p>
          </table:table-cell>
          <table:table-cell table:style-name="ce22" office:value-type="string">
            <text:p>BegruessungsGeld: FurchtloseHundert</text:p>
          </table:table-cell>
          <table:table-cell table:style-name="ce21" office:value-type="float" office:value="76">
            <text:p>76</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94];&quot; :date &quot;&quot;&quot;;[.D194];&quot;&quot;&quot; :derbyId &quot;;RC[1];&quot; :text &quot;&quot;&quot;;[.E194];&quot;&quot;&quot; :receiver &quot;;RC[5];&quot; :procurer &quot;;RC[6];&quot; :sender &quot;;RC[7];&quot;}&quot;)" office:value-type="string" office:value="#NAME?">
            <text:p>#NAME?</text:p>
          </table:table-cell>
          <table:table-cell table:style-name="ce21" office:value-type="float" office:value="195">
            <text:p>195</text:p>
          </table:table-cell>
          <table:table-cell table:style-name="ce21" office:value-type="float" office:value="50">
            <text:p>50</text:p>
          </table:table-cell>
          <table:table-cell table:style-name="ce23" office:value-type="string">
            <text:p>2009-05-11 17:12:40.81</text:p>
          </table:table-cell>
          <table:table-cell table:style-name="ce22" office:value-type="string">
            <text:p>StimmeDerDvb gefunden</text:p>
          </table:table-cell>
          <table:table-cell table:style-name="ce21" office:value-type="float" office:value="61">
            <text:p>61</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195];&quot; :date &quot;&quot;&quot;;[.D195];&quot;&quot;&quot; :derbyId &quot;;RC[1];&quot; :text &quot;&quot;&quot;;[.E195];&quot;&quot;&quot; :receiver &quot;;RC[5];&quot; :procurer &quot;;RC[6];&quot; :sender &quot;;RC[7];&quot;}&quot;)" office:value-type="string" office:value="#NAME?">
            <text:p>#NAME?</text:p>
          </table:table-cell>
          <table:table-cell table:style-name="ce21" office:value-type="float" office:value="196">
            <text:p>196</text:p>
          </table:table-cell>
          <table:table-cell table:style-name="ce21" office:value-type="float" office:value="1000">
            <text:p>1000</text:p>
          </table:table-cell>
          <table:table-cell table:style-name="ce23" office:value-type="string">
            <text:p>2009-05-14 13:38:02.598</text:p>
          </table:table-cell>
          <table:table-cell table:style-name="ce22" office:value-type="string">
            <text:p>BegruessungsGeld: FurchtloseHundert</text:p>
          </table:table-cell>
          <table:table-cell table:style-name="ce21" office:value-type="float" office:value="77">
            <text:p>77</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96];&quot; :date &quot;&quot;&quot;;[.D196];&quot;&quot;&quot; :derbyId &quot;;RC[1];&quot; :text &quot;&quot;&quot;;[.E196];&quot;&quot;&quot; :receiver &quot;;RC[5];&quot; :procurer &quot;;RC[6];&quot; :sender &quot;;RC[7];&quot;}&quot;)" office:value-type="string" office:value="#NAME?">
            <text:p>#NAME?</text:p>
          </table:table-cell>
          <table:table-cell table:style-name="ce21" office:value-type="float" office:value="197">
            <text:p>197</text:p>
          </table:table-cell>
          <table:table-cell table:style-name="ce21" office:value-type="float" office:value="1000">
            <text:p>1000</text:p>
          </table:table-cell>
          <table:table-cell table:style-name="ce23" office:value-type="string">
            <text:p>2009-05-19 10:59:30.917</text:p>
          </table:table-cell>
          <table:table-cell table:style-name="ce22" office:value-type="string">
            <text:p>MindBanner</text:p>
          </table:table-cell>
          <table:table-cell table:style-name="ce21" office:value-type="float" office:value="55">
            <text:p>55</text:p>
          </table:table-cell>
          <table:table-cell table:style-name="ce21" office:value-type="float" office:value="47">
            <text:p>47</text:p>
          </table:table-cell>
          <table:table-cell table:style-name="ce21" office:value-type="float" office:value="47">
            <text:p>47</text:p>
          </table:table-cell>
        </table:table-row>
        <table:table-row table:style-name="ro10">
          <table:table-cell table:style-name="ce22" table:formula="oooc:=CONCATENATE(&quot;{:amount &quot;;[.C197];&quot; :date &quot;&quot;&quot;;[.D197];&quot;&quot;&quot; :derbyId &quot;;RC[1];&quot; :text &quot;&quot;&quot;;[.E197];&quot;&quot;&quot; :receiver &quot;;RC[5];&quot; :procurer &quot;;RC[6];&quot; :sender &quot;;RC[7];&quot;}&quot;)" office:value-type="string" office:value="#NAME?">
            <text:p>#NAME?</text:p>
          </table:table-cell>
          <table:table-cell table:style-name="ce21" office:value-type="float" office:value="198">
            <text:p>198</text:p>
          </table:table-cell>
          <table:table-cell table:style-name="ce21" office:value-type="float" office:value="2000">
            <text:p>2000</text:p>
          </table:table-cell>
          <table:table-cell table:style-name="ce23" office:value-type="string">
            <text:p>2009-05-19 11:40:08.054</text:p>
          </table:table-cell>
          <table:table-cell table:style-name="ce22" office:value-type="string">
            <text:p>MindBanner 01-06 bis 30-06-09</text:p>
          </table:table-cell>
          <table:table-cell table:style-name="ce21" office:value-type="float" office:value="19">
            <text:p>19</text:p>
          </table:table-cell>
          <table:table-cell table:style-name="ce21" office:value-type="float" office:value="55">
            <text:p>55</text:p>
          </table:table-cell>
          <table:table-cell table:style-name="ce21" office:value-type="float" office:value="55">
            <text:p>55</text:p>
          </table:table-cell>
        </table:table-row>
        <table:table-row table:style-name="ro10">
          <table:table-cell table:style-name="ce22" table:formula="oooc:=CONCATENATE(&quot;{:amount &quot;;[.C198];&quot; :date &quot;&quot;&quot;;[.D198];&quot;&quot;&quot; :derbyId &quot;;RC[1];&quot; :text &quot;&quot;&quot;;[.E198];&quot;&quot;&quot; :receiver &quot;;RC[5];&quot; :procurer &quot;;RC[6];&quot; :sender &quot;;RC[7];&quot;}&quot;)" office:value-type="string" office:value="#NAME?">
            <text:p>#NAME?</text:p>
          </table:table-cell>
          <table:table-cell table:style-name="ce21" office:value-type="float" office:value="199">
            <text:p>199</text:p>
          </table:table-cell>
          <table:table-cell table:style-name="ce21" office:value-type="float" office:value="1000">
            <text:p>1000</text:p>
          </table:table-cell>
          <table:table-cell table:style-name="ce23" office:value-type="string">
            <text:p>2009-05-19 18:45:43.023</text:p>
          </table:table-cell>
          <table:table-cell table:style-name="ce22" office:value-type="string">
            <text:p>BegruessungsGeld: FurchtloseHundert</text:p>
          </table:table-cell>
          <table:table-cell table:style-name="ce21" office:value-type="float" office:value="79">
            <text:p>79</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199];&quot; :date &quot;&quot;&quot;;[.D199];&quot;&quot;&quot; :derbyId &quot;;RC[1];&quot; :text &quot;&quot;&quot;;[.E199];&quot;&quot;&quot; :receiver &quot;;RC[5];&quot; :procurer &quot;;RC[6];&quot; :sender &quot;;RC[7];&quot;}&quot;)" office:value-type="string" office:value="#NAME?">
            <text:p>#NAME?</text:p>
          </table:table-cell>
          <table:table-cell table:style-name="ce21" office:value-type="float" office:value="200">
            <text:p>200</text:p>
          </table:table-cell>
          <table:table-cell table:style-name="ce21" office:value-type="float" office:value="200">
            <text:p>200</text:p>
          </table:table-cell>
          <table:table-cell table:style-name="ce23" office:value-type="string">
            <text:p>2009-05-19 19:09:50.719</text:p>
          </table:table-cell>
          <table:table-cell table:style-name="ce22" office:value-type="string">
            <text:p>InviteGroschen: ReinhardSelent</text:p>
          </table:table-cell>
          <table:table-cell table:style-name="ce21" office:value-type="float" office:value="47">
            <text:p>47</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00];&quot; :date &quot;&quot;&quot;;[.D200];&quot;&quot;&quot; :derbyId &quot;;RC[1];&quot; :text &quot;&quot;&quot;;[.E200];&quot;&quot;&quot; :receiver &quot;;RC[5];&quot; :procurer &quot;;RC[6];&quot; :sender &quot;;RC[7];&quot;}&quot;)" office:value-type="string" office:value="#NAME?">
            <text:p>#NAME?</text:p>
          </table:table-cell>
          <table:table-cell table:style-name="ce21" office:value-type="float" office:value="201">
            <text:p>201</text:p>
          </table:table-cell>
          <table:table-cell table:style-name="ce21" office:value-type="float" office:value="1000">
            <text:p>1000</text:p>
          </table:table-cell>
          <table:table-cell table:style-name="ce23" office:value-type="string">
            <text:p>2009-05-21 19:41:22.058</text:p>
          </table:table-cell>
          <table:table-cell table:style-name="ce22" office:value-type="string">
            <text:p>BegruessungsGeld: FurchtloseHundert</text:p>
          </table:table-cell>
          <table:table-cell table:style-name="ce21" office:value-type="float" office:value="80">
            <text:p>80</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01];&quot; :date &quot;&quot;&quot;;[.D201];&quot;&quot;&quot; :derbyId &quot;;RC[1];&quot; :text &quot;&quot;&quot;;[.E201];&quot;&quot;&quot; :receiver &quot;;RC[5];&quot; :procurer &quot;;RC[6];&quot; :sender &quot;;RC[7];&quot;}&quot;)" office:value-type="string" office:value="#NAME?">
            <text:p>#NAME?</text:p>
          </table:table-cell>
          <table:table-cell table:style-name="ce21" office:value-type="float" office:value="202">
            <text:p>202</text:p>
          </table:table-cell>
          <table:table-cell table:style-name="ce21" office:value-type="float" office:value="200">
            <text:p>200</text:p>
          </table:table-cell>
          <table:table-cell table:style-name="ce23" office:value-type="string">
            <text:p>2009-05-21 20:00:21.335</text:p>
          </table:table-cell>
          <table:table-cell table:style-name="ce22" office:value-type="string">
            <text:p>InviteGroschen: MarcoRipanti</text:p>
          </table:table-cell>
          <table:table-cell table:style-name="ce21" office:value-type="float" office:value="47">
            <text:p>47</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02];&quot; :date &quot;&quot;&quot;;[.D202];&quot;&quot;&quot; :derbyId &quot;;RC[1];&quot; :text &quot;&quot;&quot;;[.E202];&quot;&quot;&quot; :receiver &quot;;RC[5];&quot; :procurer &quot;;RC[6];&quot; :sender &quot;;RC[7];&quot;}&quot;)" office:value-type="string" office:value="#NAME?">
            <text:p>#NAME?</text:p>
          </table:table-cell>
          <table:table-cell table:style-name="ce21" office:value-type="float" office:value="203">
            <text:p>203</text:p>
          </table:table-cell>
          <table:table-cell table:style-name="ce21" office:value-type="float" office:value="200000">
            <text:p>200000</text:p>
          </table:table-cell>
          <table:table-cell table:style-name="ce23" office:value-type="string">
            <text:p>2009-05-25 16:11:37.194</text:p>
          </table:table-cell>
          <table:table-cell table:style-name="ce22" office:value-type="string">
            <text:p>StartUp capital</text:p>
          </table:table-cell>
          <table:table-cell table:style-name="ce21" office:value-type="float" office:value="78">
            <text:p>78</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03];&quot; :date &quot;&quot;&quot;;[.D203];&quot;&quot;&quot; :derbyId &quot;;RC[1];&quot; :text &quot;&quot;&quot;;[.E203];&quot;&quot;&quot; :receiver &quot;;RC[5];&quot; :procurer &quot;;RC[6];&quot; :sender &quot;;RC[7];&quot;}&quot;)" office:value-type="string" office:value="#NAME?">
            <text:p>#NAME?</text:p>
          </table:table-cell>
          <table:table-cell table:style-name="ce21" office:value-type="float" office:value="204">
            <text:p>204</text:p>
          </table:table-cell>
          <table:table-cell table:style-name="ce21" office:value-type="float" office:value="1000">
            <text:p>1000</text:p>
          </table:table-cell>
          <table:table-cell table:style-name="ce23" office:value-type="string">
            <text:p>2009-05-26 09:32:59.967</text:p>
          </table:table-cell>
          <table:table-cell table:style-name="ce22" office:value-type="string">
            <text:p>BegruessungsGeld: FurchtloseHundert</text:p>
          </table:table-cell>
          <table:table-cell table:style-name="ce21" office:value-type="float" office:value="81">
            <text:p>81</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04];&quot; :date &quot;&quot;&quot;;[.D204];&quot;&quot;&quot; :derbyId &quot;;RC[1];&quot; :text &quot;&quot;&quot;;[.E204];&quot;&quot;&quot; :receiver &quot;;RC[5];&quot; :procurer &quot;;RC[6];&quot; :sender &quot;;RC[7];&quot;}&quot;)" office:value-type="string" office:value="#NAME?">
            <text:p>#NAME?</text:p>
          </table:table-cell>
          <table:table-cell table:style-name="ce21" office:value-type="float" office:value="205">
            <text:p>205</text:p>
          </table:table-cell>
          <table:table-cell table:style-name="ce21" office:value-type="float" office:value="200">
            <text:p>200</text:p>
          </table:table-cell>
          <table:table-cell table:style-name="ce23" office:value-type="string">
            <text:p>2009-05-26 09:34:45.63</text:p>
          </table:table-cell>
          <table:table-cell table:style-name="ce22" office:value-type="string">
            <text:p>InviteGroschen: IlonaDaenel</text:p>
          </table:table-cell>
          <table:table-cell table:style-name="ce21" office:value-type="float" office:value="74">
            <text:p>74</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05];&quot; :date &quot;&quot;&quot;;[.D205];&quot;&quot;&quot; :derbyId &quot;;RC[1];&quot; :text &quot;&quot;&quot;;[.E205];&quot;&quot;&quot; :receiver &quot;;RC[5];&quot; :procurer &quot;;RC[6];&quot; :sender &quot;;RC[7];&quot;}&quot;)" office:value-type="string" office:value="#NAME?">
            <text:p>#NAME?</text:p>
          </table:table-cell>
          <table:table-cell table:style-name="ce21" office:value-type="float" office:value="206">
            <text:p>206</text:p>
          </table:table-cell>
          <table:table-cell table:style-name="ce21" office:value-type="float" office:value="1000">
            <text:p>1000</text:p>
          </table:table-cell>
          <table:table-cell table:style-name="ce23" office:value-type="string">
            <text:p>2009-05-29 07:27:40.652</text:p>
          </table:table-cell>
          <table:table-cell table:style-name="ce22" office:value-type="string">
            <text:p>BegruessungsGeld: FurchtloseHundert</text:p>
          </table:table-cell>
          <table:table-cell table:style-name="ce21" office:value-type="float" office:value="82">
            <text:p>82</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06];&quot; :date &quot;&quot;&quot;;[.D206];&quot;&quot;&quot; :derbyId &quot;;RC[1];&quot; :text &quot;&quot;&quot;;[.E206];&quot;&quot;&quot; :receiver &quot;;RC[5];&quot; :procurer &quot;;RC[6];&quot; :sender &quot;;RC[7];&quot;}&quot;)" office:value-type="string" office:value="#NAME?">
            <text:p>#NAME?</text:p>
          </table:table-cell>
          <table:table-cell table:style-name="ce21" office:value-type="float" office:value="207">
            <text:p>207</text:p>
          </table:table-cell>
          <table:table-cell table:style-name="ce21" office:value-type="float" office:value="200">
            <text:p>200</text:p>
          </table:table-cell>
          <table:table-cell table:style-name="ce23" office:value-type="string">
            <text:p>2009-05-29 07:28:42.819</text:p>
          </table:table-cell>
          <table:table-cell table:style-name="ce22" office:value-type="string">
            <text:p>InviteGroschen: MarkusStamm</text:p>
          </table:table-cell>
          <table:table-cell table:style-name="ce21" office:value-type="float" office:value="61">
            <text:p>61</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07];&quot; :date &quot;&quot;&quot;;[.D207];&quot;&quot;&quot; :derbyId &quot;;RC[1];&quot; :text &quot;&quot;&quot;;[.E207];&quot;&quot;&quot; :receiver &quot;;RC[5];&quot; :procurer &quot;;RC[6];&quot; :sender &quot;;RC[7];&quot;}&quot;)" office:value-type="string" office:value="#NAME?">
            <text:p>#NAME?</text:p>
          </table:table-cell>
          <table:table-cell table:style-name="ce21" office:value-type="float" office:value="208">
            <text:p>208</text:p>
          </table:table-cell>
          <table:table-cell table:style-name="ce21" office:value-type="float" office:value="50">
            <text:p>50</text:p>
          </table:table-cell>
          <table:table-cell table:style-name="ce23" office:value-type="string">
            <text:p>2009-05-31 15:26:16.751</text:p>
          </table:table-cell>
          <table:table-cell table:style-name="ce22" office:value-type="string">
            <text:p>SlideShow</text:p>
          </table:table-cell>
          <table:table-cell table:style-name="ce21" office:value-type="float" office:value="17">
            <text:p>17</text:p>
          </table:table-cell>
          <table:table-cell table:style-name="ce21" office:value-type="float" office:value="47">
            <text:p>47</text:p>
          </table:table-cell>
          <table:table-cell table:style-name="ce21" office:value-type="float" office:value="47">
            <text:p>47</text:p>
          </table:table-cell>
        </table:table-row>
        <table:table-row table:style-name="ro10">
          <table:table-cell table:style-name="ce22" table:formula="oooc:=CONCATENATE(&quot;{:amount &quot;;[.C208];&quot; :date &quot;&quot;&quot;;[.D208];&quot;&quot;&quot; :derbyId &quot;;RC[1];&quot; :text &quot;&quot;&quot;;[.E208];&quot;&quot;&quot; :receiver &quot;;RC[5];&quot; :procurer &quot;;RC[6];&quot; :sender &quot;;RC[7];&quot;}&quot;)" office:value-type="string" office:value="#NAME?">
            <text:p>#NAME?</text:p>
          </table:table-cell>
          <table:table-cell table:style-name="ce21" office:value-type="float" office:value="209">
            <text:p>209</text:p>
          </table:table-cell>
          <table:table-cell table:style-name="ce21" office:value-type="float" office:value="1000">
            <text:p>1000</text:p>
          </table:table-cell>
          <table:table-cell table:style-name="ce23" office:value-type="string">
            <text:p>2009-06-01 06:06:08.533</text:p>
          </table:table-cell>
          <table:table-cell table:style-name="ce22" office:value-type="string">
            <text:p>Auslage RauschenBach</text:p>
          </table:table-cell>
          <table:table-cell table:style-name="ce21" office:value-type="float" office:value="9">
            <text:p>9</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09];&quot; :date &quot;&quot;&quot;;[.D209];&quot;&quot;&quot; :derbyId &quot;;RC[1];&quot; :text &quot;&quot;&quot;;[.E209];&quot;&quot;&quot; :receiver &quot;;RC[5];&quot; :procurer &quot;;RC[6];&quot; :sender &quot;;RC[7];&quot;}&quot;)" office:value-type="string" office:value="#NAME?">
            <text:p>#NAME?</text:p>
          </table:table-cell>
          <table:table-cell table:style-name="ce21" office:value-type="float" office:value="210">
            <text:p>210</text:p>
          </table:table-cell>
          <table:table-cell table:style-name="ce21" office:value-type="float" office:value="1024">
            <text:p>1024</text:p>
          </table:table-cell>
          <table:table-cell table:style-name="ce23" office:value-type="string">
            <text:p>2009-06-01 19:32:05.398</text:p>
          </table:table-cell>
          <table:table-cell table:style-name="ce22" office:value-type="string">
            <text:p>formidabler VorTrag beim MontagsKreis über den LockSchuppen und NooPolis</text:p>
          </table:table-cell>
          <table:table-cell table:style-name="ce21" office:value-type="float" office:value="61">
            <text:p>61</text:p>
          </table:table-cell>
          <table:table-cell table:style-name="ce21" office:value-type="float" office:value="17">
            <text:p>17</text:p>
          </table:table-cell>
          <table:table-cell table:style-name="ce21" office:value-type="float" office:value="19">
            <text:p>19</text:p>
          </table:table-cell>
        </table:table-row>
        <table:table-row table:style-name="ro10">
          <table:table-cell table:style-name="ce22" table:formula="oooc:=CONCATENATE(&quot;{:amount &quot;;[.C210];&quot; :date &quot;&quot;&quot;;[.D210];&quot;&quot;&quot; :derbyId &quot;;RC[1];&quot; :text &quot;&quot;&quot;;[.E210];&quot;&quot;&quot; :receiver &quot;;RC[5];&quot; :procurer &quot;;RC[6];&quot; :sender &quot;;RC[7];&quot;}&quot;)" office:value-type="string" office:value="#NAME?">
            <text:p>#NAME?</text:p>
          </table:table-cell>
          <table:table-cell table:style-name="ce21" office:value-type="float" office:value="211">
            <text:p>211</text:p>
          </table:table-cell>
          <table:table-cell table:style-name="ce21" office:value-type="float" office:value="1000">
            <text:p>1000</text:p>
          </table:table-cell>
          <table:table-cell table:style-name="ce23" office:value-type="string">
            <text:p>2009-06-03 04:58:31.266</text:p>
          </table:table-cell>
          <table:table-cell table:style-name="ce22" office:value-type="string">
            <text:p>BegruessungsGeld: FurchtloseHundert</text:p>
          </table:table-cell>
          <table:table-cell table:style-name="ce21" office:value-type="float" office:value="83">
            <text:p>83</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11];&quot; :date &quot;&quot;&quot;;[.D211];&quot;&quot;&quot; :derbyId &quot;;RC[1];&quot; :text &quot;&quot;&quot;;[.E211];&quot;&quot;&quot; :receiver &quot;;RC[5];&quot; :procurer &quot;;RC[6];&quot; :sender &quot;;RC[7];&quot;}&quot;)" office:value-type="string" office:value="#NAME?">
            <text:p>#NAME?</text:p>
          </table:table-cell>
          <table:table-cell table:style-name="ce21" office:value-type="float" office:value="212">
            <text:p>212</text:p>
          </table:table-cell>
          <table:table-cell table:style-name="ce21" office:value-type="float" office:value="1000">
            <text:p>1000</text:p>
          </table:table-cell>
          <table:table-cell table:style-name="ce23" office:value-type="string">
            <text:p>2009-07-20 21:17:57.462</text:p>
          </table:table-cell>
          <table:table-cell table:style-name="ce22" office:value-type="string">
            <text:p>BegruessungsGeld: FurchtloseHundert</text:p>
          </table:table-cell>
          <table:table-cell table:style-name="ce21" office:value-type="float" office:value="84">
            <text:p>84</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12];&quot; :date &quot;&quot;&quot;;[.D212];&quot;&quot;&quot; :derbyId &quot;;RC[1];&quot; :text &quot;&quot;&quot;;[.E212];&quot;&quot;&quot; :receiver &quot;;RC[5];&quot; :procurer &quot;;RC[6];&quot; :sender &quot;;RC[7];&quot;}&quot;)" office:value-type="string" office:value="#NAME?">
            <text:p>#NAME?</text:p>
          </table:table-cell>
          <table:table-cell table:style-name="ce21" office:value-type="float" office:value="213">
            <text:p>213</text:p>
          </table:table-cell>
          <table:table-cell table:style-name="ce21" office:value-type="float" office:value="1023">
            <text:p>1023</text:p>
          </table:table-cell>
          <table:table-cell table:style-name="ce23" office:value-type="string">
            <text:p>2009-08-03 15:53:43.272</text:p>
          </table:table-cell>
          <table:table-cell table:style-name="ce22" office:value-type="string">
            <text:p>0,9% Aktien von ProtoWerb</text:p>
          </table:table-cell>
          <table:table-cell table:style-name="ce21" office:value-type="float" office:value="17">
            <text:p>17</text:p>
          </table:table-cell>
          <table:table-cell table:style-name="ce21" office:value-type="float" office:value="58">
            <text:p>58</text:p>
          </table:table-cell>
          <table:table-cell table:style-name="ce21" office:value-type="float" office:value="58">
            <text:p>58</text:p>
          </table:table-cell>
        </table:table-row>
        <table:table-row table:style-name="ro10">
          <table:table-cell table:style-name="ce22" table:formula="oooc:=CONCATENATE(&quot;{:amount &quot;;[.C213];&quot; :date &quot;&quot;&quot;;[.D213];&quot;&quot;&quot; :derbyId &quot;;RC[1];&quot; :text &quot;&quot;&quot;;[.E213];&quot;&quot;&quot; :receiver &quot;;RC[5];&quot; :procurer &quot;;RC[6];&quot; :sender &quot;;RC[7];&quot;}&quot;)" office:value-type="string" office:value="#NAME?">
            <text:p>#NAME?</text:p>
          </table:table-cell>
          <table:table-cell table:style-name="ce21" office:value-type="float" office:value="214">
            <text:p>214</text:p>
          </table:table-cell>
          <table:table-cell table:style-name="ce21" office:value-type="float" office:value="1000">
            <text:p>1000</text:p>
          </table:table-cell>
          <table:table-cell table:style-name="ce23" office:value-type="string">
            <text:p>2009-08-18 05:51:02.22</text:p>
          </table:table-cell>
          <table:table-cell table:style-name="ce22" office:value-type="string">
            <text:p>BegruessungsGeld: FurchtloseHundert</text:p>
          </table:table-cell>
          <table:table-cell table:style-name="ce21" office:value-type="float" office:value="87">
            <text:p>87</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14];&quot; :date &quot;&quot;&quot;;[.D214];&quot;&quot;&quot; :derbyId &quot;;RC[1];&quot; :text &quot;&quot;&quot;;[.E214];&quot;&quot;&quot; :receiver &quot;;RC[5];&quot; :procurer &quot;;RC[6];&quot; :sender &quot;;RC[7];&quot;}&quot;)" office:value-type="string" office:value="#NAME?">
            <text:p>#NAME?</text:p>
          </table:table-cell>
          <table:table-cell table:style-name="ce21" office:value-type="float" office:value="215">
            <text:p>215</text:p>
          </table:table-cell>
          <table:table-cell table:style-name="ce21" office:value-type="float" office:value="1000">
            <text:p>1000</text:p>
          </table:table-cell>
          <table:table-cell table:style-name="ce23" office:value-type="string">
            <text:p>2009-08-22 06:45:14.851</text:p>
          </table:table-cell>
          <table:table-cell table:style-name="ce22" office:value-type="string">
            <text:p>BegruessungsGeld: FurchtloseHundert</text:p>
          </table:table-cell>
          <table:table-cell table:style-name="ce21" office:value-type="float" office:value="88">
            <text:p>88</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15];&quot; :date &quot;&quot;&quot;;[.D215];&quot;&quot;&quot; :derbyId &quot;;RC[1];&quot; :text &quot;&quot;&quot;;[.E215];&quot;&quot;&quot; :receiver &quot;;RC[5];&quot; :procurer &quot;;RC[6];&quot; :sender &quot;;RC[7];&quot;}&quot;)" office:value-type="string" office:value="#NAME?">
            <text:p>#NAME?</text:p>
          </table:table-cell>
          <table:table-cell table:style-name="ce21" office:value-type="float" office:value="216">
            <text:p>216</text:p>
          </table:table-cell>
          <table:table-cell table:style-name="ce21" office:value-type="float" office:value="1000">
            <text:p>1000</text:p>
          </table:table-cell>
          <table:table-cell table:style-name="ce23" office:value-type="string">
            <text:p>2009-08-29 08:05:17.033</text:p>
          </table:table-cell>
          <table:table-cell table:style-name="ce22" office:value-type="string">
            <text:p>BegruessungsGeld: FurchtloseHundert</text:p>
          </table:table-cell>
          <table:table-cell table:style-name="ce21" office:value-type="float" office:value="89">
            <text:p>89</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16];&quot; :date &quot;&quot;&quot;;[.D216];&quot;&quot;&quot; :derbyId &quot;;RC[1];&quot; :text &quot;&quot;&quot;;[.E216];&quot;&quot;&quot; :receiver &quot;;RC[5];&quot; :procurer &quot;;RC[6];&quot; :sender &quot;;RC[7];&quot;}&quot;)" office:value-type="string" office:value="#NAME?">
            <text:p>#NAME?</text:p>
          </table:table-cell>
          <table:table-cell table:style-name="ce21" office:value-type="float" office:value="217">
            <text:p>217</text:p>
          </table:table-cell>
          <table:table-cell table:style-name="ce21" office:value-type="float" office:value="1000">
            <text:p>1000</text:p>
          </table:table-cell>
          <table:table-cell table:style-name="ce23" office:value-type="string">
            <text:p>2009-09-08 09:45:18.25</text:p>
          </table:table-cell>
          <table:table-cell table:style-name="ce22" office:value-type="string">
            <text:p>BegruessungsGeld: FurchtloseHundert</text:p>
          </table:table-cell>
          <table:table-cell table:style-name="ce21" office:value-type="float" office:value="90">
            <text:p>90</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17];&quot; :date &quot;&quot;&quot;;[.D217];&quot;&quot;&quot; :derbyId &quot;;RC[1];&quot; :text &quot;&quot;&quot;;[.E217];&quot;&quot;&quot; :receiver &quot;;RC[5];&quot; :procurer &quot;;RC[6];&quot; :sender &quot;;RC[7];&quot;}&quot;)" office:value-type="string" office:value="#NAME?">
            <text:p>#NAME?</text:p>
          </table:table-cell>
          <table:table-cell table:style-name="ce21" office:value-type="float" office:value="218">
            <text:p>218</text:p>
          </table:table-cell>
          <table:table-cell table:style-name="ce21" office:value-type="float" office:value="1000">
            <text:p>1000</text:p>
          </table:table-cell>
          <table:table-cell table:style-name="ce23" office:value-type="string">
            <text:p>2009-09-25 17:04:29.793</text:p>
          </table:table-cell>
          <table:table-cell table:style-name="ce22" office:value-type="string">
            <text:p>BegruessungsGeld: FurchtloseHundert</text:p>
          </table:table-cell>
          <table:table-cell table:style-name="ce21" office:value-type="float" office:value="92">
            <text:p>92</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18];&quot; :date &quot;&quot;&quot;;[.D218];&quot;&quot;&quot; :derbyId &quot;;RC[1];&quot; :text &quot;&quot;&quot;;[.E218];&quot;&quot;&quot; :receiver &quot;;RC[5];&quot; :procurer &quot;;RC[6];&quot; :sender &quot;;RC[7];&quot;}&quot;)" office:value-type="string" office:value="#NAME?">
            <text:p>#NAME?</text:p>
          </table:table-cell>
          <table:table-cell table:style-name="ce21" office:value-type="float" office:value="219">
            <text:p>219</text:p>
          </table:table-cell>
          <table:table-cell table:style-name="ce21" office:value-type="float" office:value="1000">
            <text:p>1000</text:p>
          </table:table-cell>
          <table:table-cell table:style-name="ce23" office:value-type="string">
            <text:p>2009-09-25 19:56:16.188</text:p>
          </table:table-cell>
          <table:table-cell table:style-name="ce22" office:value-type="string">
            <text:p>BegruessungsGeld: FurchtloseHundert</text:p>
          </table:table-cell>
          <table:table-cell table:style-name="ce21" office:value-type="float" office:value="91">
            <text:p>91</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19];&quot; :date &quot;&quot;&quot;;[.D219];&quot;&quot;&quot; :derbyId &quot;;RC[1];&quot; :text &quot;&quot;&quot;;[.E219];&quot;&quot;&quot; :receiver &quot;;RC[5];&quot; :procurer &quot;;RC[6];&quot; :sender &quot;;RC[7];&quot;}&quot;)" office:value-type="string" office:value="#NAME?">
            <text:p>#NAME?</text:p>
          </table:table-cell>
          <table:table-cell table:style-name="ce21" office:value-type="float" office:value="220">
            <text:p>220</text:p>
          </table:table-cell>
          <table:table-cell table:style-name="ce21" office:value-type="float" office:value="5461">
            <text:p>5461</text:p>
          </table:table-cell>
          <table:table-cell table:style-name="ce23" office:value-type="string">
            <text:p>2009-09-30 09:31:03.807</text:p>
          </table:table-cell>
          <table:table-cell table:style-name="ce22" office:value-type="string">
            <text:p>PiratenPrognose</text:p>
          </table:table-cell>
          <table:table-cell table:style-name="ce21" office:value-type="float" office:value="32">
            <text:p>32</text:p>
          </table:table-cell>
          <table:table-cell table:style-name="ce21" office:value-type="float" office:value="17">
            <text:p>17</text:p>
          </table:table-cell>
          <table:table-cell table:style-name="ce21" office:value-type="float" office:value="19">
            <text:p>19</text:p>
          </table:table-cell>
        </table:table-row>
        <table:table-row table:style-name="ro10">
          <table:table-cell table:style-name="ce22" table:formula="oooc:=CONCATENATE(&quot;{:amount &quot;;[.C220];&quot; :date &quot;&quot;&quot;;[.D220];&quot;&quot;&quot; :derbyId &quot;;RC[1];&quot; :text &quot;&quot;&quot;;[.E220];&quot;&quot;&quot; :receiver &quot;;RC[5];&quot; :procurer &quot;;RC[6];&quot; :sender &quot;;RC[7];&quot;}&quot;)" office:value-type="string" office:value="#NAME?">
            <text:p>#NAME?</text:p>
          </table:table-cell>
          <table:table-cell table:style-name="ce21" office:value-type="float" office:value="221">
            <text:p>221</text:p>
          </table:table-cell>
          <table:table-cell table:style-name="ce21" office:value-type="float" office:value="2731">
            <text:p>2731</text:p>
          </table:table-cell>
          <table:table-cell table:style-name="ce23" office:value-type="string">
            <text:p>2009-09-30 09:35:16.678</text:p>
          </table:table-cell>
          <table:table-cell table:style-name="ce22" office:value-type="string">
            <text:p>PiratenPrognose</text:p>
          </table:table-cell>
          <table:table-cell table:style-name="ce21" office:value-type="float" office:value="54">
            <text:p>54</text:p>
          </table:table-cell>
          <table:table-cell table:style-name="ce21" office:value-type="float" office:value="17">
            <text:p>17</text:p>
          </table:table-cell>
          <table:table-cell table:style-name="ce21" office:value-type="float" office:value="19">
            <text:p>19</text:p>
          </table:table-cell>
        </table:table-row>
        <table:table-row table:style-name="ro10">
          <table:table-cell table:style-name="ce22" table:formula="oooc:=CONCATENATE(&quot;{:amount &quot;;[.C221];&quot; :date &quot;&quot;&quot;;[.D221];&quot;&quot;&quot; :derbyId &quot;;RC[1];&quot; :text &quot;&quot;&quot;;[.E221];&quot;&quot;&quot; :receiver &quot;;RC[5];&quot; :procurer &quot;;RC[6];&quot; :sender &quot;;RC[7];&quot;}&quot;)" office:value-type="string" office:value="#NAME?">
            <text:p>#NAME?</text:p>
          </table:table-cell>
          <table:table-cell table:style-name="ce21" office:value-type="float" office:value="222">
            <text:p>222</text:p>
          </table:table-cell>
          <table:table-cell table:style-name="ce21" office:value-type="float" office:value="1000">
            <text:p>1000</text:p>
          </table:table-cell>
          <table:table-cell table:style-name="ce23" office:value-type="string">
            <text:p>2009-12-18 16:20:10.877</text:p>
          </table:table-cell>
          <table:table-cell table:style-name="ce22" office:value-type="string">
            <text:p>BegruessungsGeld: FurchtloseHundert</text:p>
          </table:table-cell>
          <table:table-cell table:style-name="ce21" office:value-type="float" office:value="85">
            <text:p>85</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22];&quot; :date &quot;&quot;&quot;;[.D222];&quot;&quot;&quot; :derbyId &quot;;RC[1];&quot; :text &quot;&quot;&quot;;[.E222];&quot;&quot;&quot; :receiver &quot;;RC[5];&quot; :procurer &quot;;RC[6];&quot; :sender &quot;;RC[7];&quot;}&quot;)" office:value-type="string" office:value="#NAME?">
            <text:p>#NAME?</text:p>
          </table:table-cell>
          <table:table-cell table:style-name="ce21" office:value-type="float" office:value="223">
            <text:p>223</text:p>
          </table:table-cell>
          <table:table-cell table:style-name="ce21" office:value-type="float" office:value="1000">
            <text:p>1000</text:p>
          </table:table-cell>
          <table:table-cell table:style-name="ce23" office:value-type="string">
            <text:p>2009-12-18 16:23:35.289</text:p>
          </table:table-cell>
          <table:table-cell table:style-name="ce22" office:value-type="string">
            <text:p>BegruessungsGeld: FurchtloseHundert</text:p>
          </table:table-cell>
          <table:table-cell table:style-name="ce21" office:value-type="float" office:value="93">
            <text:p>93</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23];&quot; :date &quot;&quot;&quot;;[.D223];&quot;&quot;&quot; :derbyId &quot;;RC[1];&quot; :text &quot;&quot;&quot;;[.E223];&quot;&quot;&quot; :receiver &quot;;RC[5];&quot; :procurer &quot;;RC[6];&quot; :sender &quot;;RC[7];&quot;}&quot;)" office:value-type="string" office:value="#NAME?">
            <text:p>#NAME?</text:p>
          </table:table-cell>
          <table:table-cell table:style-name="ce21" office:value-type="float" office:value="224">
            <text:p>224</text:p>
          </table:table-cell>
          <table:table-cell table:style-name="ce21" office:value-type="float" office:value="1000">
            <text:p>1000</text:p>
          </table:table-cell>
          <table:table-cell table:style-name="ce23" office:value-type="string">
            <text:p>2009-12-18 16:24:06.276</text:p>
          </table:table-cell>
          <table:table-cell table:style-name="ce22" office:value-type="string">
            <text:p>BegruessungsGeld: FurchtloseHundert</text:p>
          </table:table-cell>
          <table:table-cell table:style-name="ce21" office:value-type="float" office:value="94">
            <text:p>94</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24];&quot; :date &quot;&quot;&quot;;[.D224];&quot;&quot;&quot; :derbyId &quot;;RC[1];&quot; :text &quot;&quot;&quot;;[.E224];&quot;&quot;&quot; :receiver &quot;;RC[5];&quot; :procurer &quot;;RC[6];&quot; :sender &quot;;RC[7];&quot;}&quot;)" office:value-type="string" office:value="#NAME?">
            <text:p>#NAME?</text:p>
          </table:table-cell>
          <table:table-cell table:style-name="ce21" office:value-type="float" office:value="225">
            <text:p>225</text:p>
          </table:table-cell>
          <table:table-cell table:style-name="ce21" office:value-type="float" office:value="1000">
            <text:p>1000</text:p>
          </table:table-cell>
          <table:table-cell table:style-name="ce23" office:value-type="string">
            <text:p>2009-12-18 16:24:34.451</text:p>
          </table:table-cell>
          <table:table-cell table:style-name="ce22" office:value-type="string">
            <text:p>BegruessungsGeld: FurchtloseHundert</text:p>
          </table:table-cell>
          <table:table-cell table:style-name="ce21" office:value-type="float" office:value="95">
            <text:p>95</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25];&quot; :date &quot;&quot;&quot;;[.D225];&quot;&quot;&quot; :derbyId &quot;;RC[1];&quot; :text &quot;&quot;&quot;;[.E225];&quot;&quot;&quot; :receiver &quot;;RC[5];&quot; :procurer &quot;;RC[6];&quot; :sender &quot;;RC[7];&quot;}&quot;)" office:value-type="string" office:value="#NAME?">
            <text:p>#NAME?</text:p>
          </table:table-cell>
          <table:table-cell table:style-name="ce21" office:value-type="float" office:value="226">
            <text:p>226</text:p>
          </table:table-cell>
          <table:table-cell table:style-name="ce21" office:value-type="float" office:value="1000">
            <text:p>1000</text:p>
          </table:table-cell>
          <table:table-cell table:style-name="ce23" office:value-type="string">
            <text:p>2009-12-19 11:14:07.018</text:p>
          </table:table-cell>
          <table:table-cell table:style-name="ce22" office:value-type="string">
            <text:p>BegruessungsGeld: FurchtloseHundert</text:p>
          </table:table-cell>
          <table:table-cell table:style-name="ce21" office:value-type="float" office:value="96">
            <text:p>96</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26];&quot; :date &quot;&quot;&quot;;[.D226];&quot;&quot;&quot; :derbyId &quot;;RC[1];&quot; :text &quot;&quot;&quot;;[.E226];&quot;&quot;&quot; :receiver &quot;;RC[5];&quot; :procurer &quot;;RC[6];&quot; :sender &quot;;RC[7];&quot;}&quot;)" office:value-type="string" office:value="#NAME?">
            <text:p>#NAME?</text:p>
          </table:table-cell>
          <table:table-cell table:style-name="ce21" office:value-type="float" office:value="227">
            <text:p>227</text:p>
          </table:table-cell>
          <table:table-cell table:style-name="ce21" office:value-type="float" office:value="499">
            <text:p>499</text:p>
          </table:table-cell>
          <table:table-cell table:style-name="ce23" office:value-type="string">
            <text:p>2010-01-03 17:32:01.074</text:p>
          </table:table-cell>
          <table:table-cell table:style-name="ce22" office:value-type="string">
            <text:p>StartUpSim</text:p>
          </table:table-cell>
          <table:table-cell table:style-name="ce21" office:value-type="float" office:value="17">
            <text:p>17</text:p>
          </table:table-cell>
          <table:table-cell table:style-name="ce21" office:value-type="float" office:value="94">
            <text:p>94</text:p>
          </table:table-cell>
          <table:table-cell table:style-name="ce21" office:value-type="float" office:value="94">
            <text:p>94</text:p>
          </table:table-cell>
        </table:table-row>
        <table:table-row table:style-name="ro10">
          <table:table-cell table:style-name="ce22" table:formula="oooc:=CONCATENATE(&quot;{:amount &quot;;[.C227];&quot; :date &quot;&quot;&quot;;[.D227];&quot;&quot;&quot; :derbyId &quot;;RC[1];&quot; :text &quot;&quot;&quot;;[.E227];&quot;&quot;&quot; :receiver &quot;;RC[5];&quot; :procurer &quot;;RC[6];&quot; :sender &quot;;RC[7];&quot;}&quot;)" office:value-type="string" office:value="#NAME?">
            <text:p>#NAME?</text:p>
          </table:table-cell>
          <table:table-cell table:style-name="ce21" office:value-type="float" office:value="228">
            <text:p>228</text:p>
          </table:table-cell>
          <table:table-cell table:style-name="ce21" office:value-type="float" office:value="999">
            <text:p>999</text:p>
          </table:table-cell>
          <table:table-cell table:style-name="ce23" office:value-type="string">
            <text:p>2010-01-03 18:26:19.338</text:p>
          </table:table-cell>
          <table:table-cell table:style-name="ce22" office:value-type="string">
            <text:p>ProcessConsultation for StartUpSim</text:p>
          </table:table-cell>
          <table:table-cell table:style-name="ce21" office:value-type="float" office:value="61">
            <text:p>61</text:p>
          </table:table-cell>
          <table:table-cell table:style-name="ce21" office:value-type="float" office:value="17">
            <text:p>17</text:p>
          </table:table-cell>
          <table:table-cell table:style-name="ce21" office:value-type="float" office:value="19">
            <text:p>19</text:p>
          </table:table-cell>
        </table:table-row>
        <table:table-row table:style-name="ro10">
          <table:table-cell table:style-name="ce22" table:formula="oooc:=CONCATENATE(&quot;{:amount &quot;;[.C228];&quot; :date &quot;&quot;&quot;;[.D228];&quot;&quot;&quot; :derbyId &quot;;RC[1];&quot; :text &quot;&quot;&quot;;[.E228];&quot;&quot;&quot; :receiver &quot;;RC[5];&quot; :procurer &quot;;RC[6];&quot; :sender &quot;;RC[7];&quot;}&quot;)" office:value-type="string" office:value="#NAME?">
            <text:p>#NAME?</text:p>
          </table:table-cell>
          <table:table-cell table:style-name="ce21" office:value-type="float" office:value="229">
            <text:p>229</text:p>
          </table:table-cell>
          <table:table-cell table:style-name="ce21" office:value-type="float" office:value="1024">
            <text:p>1024</text:p>
          </table:table-cell>
          <table:table-cell table:style-name="ce23" office:value-type="string">
            <text:p>2010-01-12 22:27:43.796</text:p>
          </table:table-cell>
          <table:table-cell table:style-name="ce22" office:value-type="string">
            <text:p>BeautiFul new WikiPage's</text:p>
          </table:table-cell>
          <table:table-cell table:style-name="ce21" office:value-type="float" office:value="60">
            <text:p>60</text:p>
          </table:table-cell>
          <table:table-cell table:style-name="ce21" office:value-type="float" office:value="17">
            <text:p>17</text:p>
          </table:table-cell>
          <table:table-cell table:style-name="ce21" office:value-type="float" office:value="19">
            <text:p>19</text:p>
          </table:table-cell>
        </table:table-row>
        <table:table-row table:style-name="ro10">
          <table:table-cell table:style-name="ce22" table:formula="oooc:=CONCATENATE(&quot;{:amount &quot;;[.C229];&quot; :date &quot;&quot;&quot;;[.D229];&quot;&quot;&quot; :derbyId &quot;;RC[1];&quot; :text &quot;&quot;&quot;;[.E229];&quot;&quot;&quot; :receiver &quot;;RC[5];&quot; :procurer &quot;;RC[6];&quot; :sender &quot;;RC[7];&quot;}&quot;)" office:value-type="string" office:value="#NAME?">
            <text:p>#NAME?</text:p>
          </table:table-cell>
          <table:table-cell table:style-name="ce21" office:value-type="float" office:value="230">
            <text:p>230</text:p>
          </table:table-cell>
          <table:table-cell table:style-name="ce21" office:value-type="float" office:value="1000">
            <text:p>1000</text:p>
          </table:table-cell>
          <table:table-cell table:style-name="ce23" office:value-type="string">
            <text:p>2010-02-25 15:25:24.919</text:p>
          </table:table-cell>
          <table:table-cell table:style-name="ce22" office:value-type="string">
            <text:p>BegruessungsGeld: FurchtloseHundert</text:p>
          </table:table-cell>
          <table:table-cell table:style-name="ce21" office:value-type="float" office:value="97">
            <text:p>97</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30];&quot; :date &quot;&quot;&quot;;[.D230];&quot;&quot;&quot; :derbyId &quot;;RC[1];&quot; :text &quot;&quot;&quot;;[.E230];&quot;&quot;&quot; :receiver &quot;;RC[5];&quot; :procurer &quot;;RC[6];&quot; :sender &quot;;RC[7];&quot;}&quot;)" office:value-type="string" office:value="#NAME?">
            <text:p>#NAME?</text:p>
          </table:table-cell>
          <table:table-cell table:style-name="ce21" office:value-type="float" office:value="231">
            <text:p>231</text:p>
          </table:table-cell>
          <table:table-cell table:style-name="ce21" office:value-type="float" office:value="2048">
            <text:p>2048</text:p>
          </table:table-cell>
          <table:table-cell table:style-name="ce23" office:value-type="string">
            <text:p>2010-02-26 04:12:43.241</text:p>
          </table:table-cell>
          <table:table-cell table:style-name="ce22" office:value-type="string">
            <text:p>preparation of SmForFounders WorkShop</text:p>
          </table:table-cell>
          <table:table-cell table:style-name="ce21" office:value-type="float" office:value="97">
            <text:p>97</text:p>
          </table:table-cell>
          <table:table-cell table:style-name="ce21" office:value-type="float" office:value="17">
            <text:p>17</text:p>
          </table:table-cell>
          <table:table-cell table:style-name="ce21" office:value-type="float" office:value="63">
            <text:p>63</text:p>
          </table:table-cell>
        </table:table-row>
        <table:table-row table:style-name="ro10">
          <table:table-cell table:style-name="ce22" table:formula="oooc:=CONCATENATE(&quot;{:amount &quot;;[.C231];&quot; :date &quot;&quot;&quot;;[.D231];&quot;&quot;&quot; :derbyId &quot;;RC[1];&quot; :text &quot;&quot;&quot;;[.E231];&quot;&quot;&quot; :receiver &quot;;RC[5];&quot; :procurer &quot;;RC[6];&quot; :sender &quot;;RC[7];&quot;}&quot;)" office:value-type="string" office:value="#NAME?">
            <text:p>#NAME?</text:p>
          </table:table-cell>
          <table:table-cell table:style-name="ce21" office:value-type="float" office:value="232">
            <text:p>232</text:p>
          </table:table-cell>
          <table:table-cell table:style-name="ce21" office:value-type="float" office:value="1000">
            <text:p>1000</text:p>
          </table:table-cell>
          <table:table-cell table:style-name="ce23" office:value-type="string">
            <text:p>2010-03-07 07:19:18.899</text:p>
          </table:table-cell>
          <table:table-cell table:style-name="ce22" office:value-type="string">
            <text:p>BegruessungsGeld: FurchtloseHundert</text:p>
          </table:table-cell>
          <table:table-cell table:style-name="ce21" office:value-type="float" office:value="98">
            <text:p>98</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32];&quot; :date &quot;&quot;&quot;;[.D232];&quot;&quot;&quot; :derbyId &quot;;RC[1];&quot; :text &quot;&quot;&quot;;[.E232];&quot;&quot;&quot; :receiver &quot;;RC[5];&quot; :procurer &quot;;RC[6];&quot; :sender &quot;;RC[7];&quot;}&quot;)" office:value-type="string" office:value="#NAME?">
            <text:p>#NAME?</text:p>
          </table:table-cell>
          <table:table-cell table:style-name="ce21" office:value-type="float" office:value="233">
            <text:p>233</text:p>
          </table:table-cell>
          <table:table-cell table:style-name="ce21" office:value-type="float" office:value="4096">
            <text:p>4096</text:p>
          </table:table-cell>
          <table:table-cell table:style-name="ce23" office:value-type="string">
            <text:p>2010-03-07 07:22:00.988</text:p>
          </table:table-cell>
          <table:table-cell table:style-name="ce22" office:value-type="string">
            <text:p>talk at SmForFounders WorkShop</text:p>
          </table:table-cell>
          <table:table-cell table:style-name="ce21" office:value-type="float" office:value="97">
            <text:p>97</text:p>
          </table:table-cell>
          <table:table-cell table:style-name="ce21" office:value-type="float" office:value="17">
            <text:p>17</text:p>
          </table:table-cell>
          <table:table-cell table:style-name="ce21" office:value-type="float" office:value="63">
            <text:p>63</text:p>
          </table:table-cell>
        </table:table-row>
        <table:table-row table:style-name="ro10">
          <table:table-cell table:style-name="ce22" table:formula="oooc:=CONCATENATE(&quot;{:amount &quot;;[.C233];&quot; :date &quot;&quot;&quot;;[.D233];&quot;&quot;&quot; :derbyId &quot;;RC[1];&quot; :text &quot;&quot;&quot;;[.E233];&quot;&quot;&quot; :receiver &quot;;RC[5];&quot; :procurer &quot;;RC[6];&quot; :sender &quot;;RC[7];&quot;}&quot;)" office:value-type="string" office:value="#NAME?">
            <text:p>#NAME?</text:p>
          </table:table-cell>
          <table:table-cell table:style-name="ce21" office:value-type="float" office:value="234">
            <text:p>234</text:p>
          </table:table-cell>
          <table:table-cell table:style-name="ce21" office:value-type="float" office:value="2718281">
            <text:p>2718281</text:p>
          </table:table-cell>
          <table:table-cell table:style-name="ce23" office:value-type="string">
            <text:p>2010-03-07 07:44:09.778</text:p>
          </table:table-cell>
          <table:table-cell table:style-name="ce22" office:value-type="string">
            <text:p>BootStrap funding</text:p>
          </table:table-cell>
          <table:table-cell table:style-name="ce21" office:value-type="float" office:value="99">
            <text:p>99</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34];&quot; :date &quot;&quot;&quot;;[.D234];&quot;&quot;&quot; :derbyId &quot;;RC[1];&quot; :text &quot;&quot;&quot;;[.E234];&quot;&quot;&quot; :receiver &quot;;RC[5];&quot; :procurer &quot;;RC[6];&quot; :sender &quot;;RC[7];&quot;}&quot;)" office:value-type="string" office:value="#NAME?">
            <text:p>#NAME?</text:p>
          </table:table-cell>
          <table:table-cell table:style-name="ce21" office:value-type="float" office:value="235">
            <text:p>235</text:p>
          </table:table-cell>
          <table:table-cell table:style-name="ce21" office:value-type="float" office:value="1000">
            <text:p>1000</text:p>
          </table:table-cell>
          <table:table-cell table:style-name="ce23" office:value-type="string">
            <text:p>2010-03-07 08:32:52.379</text:p>
          </table:table-cell>
          <table:table-cell table:style-name="ce22" office:value-type="string">
            <text:p>BegruessungsGeld: FurchtloseHundert</text:p>
          </table:table-cell>
          <table:table-cell table:style-name="ce21" office:value-type="float" office:value="100">
            <text:p>100</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35];&quot; :date &quot;&quot;&quot;;[.D235];&quot;&quot;&quot; :derbyId &quot;;RC[1];&quot; :text &quot;&quot;&quot;;[.E235];&quot;&quot;&quot; :receiver &quot;;RC[5];&quot; :procurer &quot;;RC[6];&quot; :sender &quot;;RC[7];&quot;}&quot;)" office:value-type="string" office:value="#NAME?">
            <text:p>#NAME?</text:p>
          </table:table-cell>
          <table:table-cell table:style-name="ce21" office:value-type="float" office:value="236">
            <text:p>236</text:p>
          </table:table-cell>
          <table:table-cell table:style-name="ce21" office:value-type="float" office:value="1000">
            <text:p>1000</text:p>
          </table:table-cell>
          <table:table-cell table:style-name="ce23" office:value-type="string">
            <text:p>2010-03-08 03:42:02.342</text:p>
          </table:table-cell>
          <table:table-cell table:style-name="ce22" office:value-type="string">
            <text:p>BegruessungsGeld: FurchtloseHundert</text:p>
          </table:table-cell>
          <table:table-cell table:style-name="ce21" office:value-type="float" office:value="101">
            <text:p>101</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36];&quot; :date &quot;&quot;&quot;;[.D236];&quot;&quot;&quot; :derbyId &quot;;RC[1];&quot; :text &quot;&quot;&quot;;[.E236];&quot;&quot;&quot; :receiver &quot;;RC[5];&quot; :procurer &quot;;RC[6];&quot; :sender &quot;;RC[7];&quot;}&quot;)" office:value-type="string" office:value="#NAME?">
            <text:p>#NAME?</text:p>
          </table:table-cell>
          <table:table-cell table:style-name="ce21" office:value-type="float" office:value="237">
            <text:p>237</text:p>
          </table:table-cell>
          <table:table-cell table:style-name="ce21" office:value-type="float" office:value="1024">
            <text:p>1024</text:p>
          </table:table-cell>
          <table:table-cell table:style-name="ce23" office:value-type="string">
            <text:p>2010-03-08 15:26:29.713</text:p>
          </table:table-cell>
          <table:table-cell table:style-name="ce22" office:value-type="string">
            <text:p>LockOffice WebSite with JoomlaCms</text:p>
          </table:table-cell>
          <table:table-cell table:style-name="ce21" office:value-type="float" office:value="96">
            <text:p>96</text:p>
          </table:table-cell>
          <table:table-cell table:style-name="ce21" office:value-type="float" office:value="17">
            <text:p>17</text:p>
          </table:table-cell>
          <table:table-cell table:style-name="ce21" office:value-type="float" office:value="63">
            <text:p>63</text:p>
          </table:table-cell>
        </table:table-row>
        <table:table-row table:style-name="ro10">
          <table:table-cell table:style-name="ce22" table:formula="oooc:=CONCATENATE(&quot;{:amount &quot;;[.C237];&quot; :date &quot;&quot;&quot;;[.D237];&quot;&quot;&quot; :derbyId &quot;;RC[1];&quot; :text &quot;&quot;&quot;;[.E237];&quot;&quot;&quot; :receiver &quot;;RC[5];&quot; :procurer &quot;;RC[6];&quot; :sender &quot;;RC[7];&quot;}&quot;)" office:value-type="string" office:value="#NAME?">
            <text:p>#NAME?</text:p>
          </table:table-cell>
          <table:table-cell table:style-name="ce21" office:value-type="float" office:value="238">
            <text:p>238</text:p>
          </table:table-cell>
          <table:table-cell table:style-name="ce21" office:value-type="float" office:value="1000">
            <text:p>1000</text:p>
          </table:table-cell>
          <table:table-cell table:style-name="ce23" office:value-type="string">
            <text:p>2010-03-13 13:31:10.759</text:p>
          </table:table-cell>
          <table:table-cell table:style-name="ce22" office:value-type="string">
            <text:p>BegruessungsGeld: FurchtloseHundert</text:p>
          </table:table-cell>
          <table:table-cell table:style-name="ce21" office:value-type="float" office:value="102">
            <text:p>102</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38];&quot; :date &quot;&quot;&quot;;[.D238];&quot;&quot;&quot; :derbyId &quot;;RC[1];&quot; :text &quot;&quot;&quot;;[.E238];&quot;&quot;&quot; :receiver &quot;;RC[5];&quot; :procurer &quot;;RC[6];&quot; :sender &quot;;RC[7];&quot;}&quot;)" office:value-type="string" office:value="#NAME?">
            <text:p>#NAME?</text:p>
          </table:table-cell>
          <table:table-cell table:style-name="ce21" office:value-type="float" office:value="239">
            <text:p>239</text:p>
          </table:table-cell>
          <table:table-cell table:style-name="ce21" office:value-type="float" office:value="1024">
            <text:p>1024</text:p>
          </table:table-cell>
          <table:table-cell table:style-name="ce23" office:value-type="string">
            <text:p>2010-03-14 20:31:38.57</text:p>
          </table:table-cell>
          <table:table-cell table:style-name="ce22" office:value-type="string">
            <text:p>FloorPlan calculation during LockSchuppenBausteln</text:p>
          </table:table-cell>
          <table:table-cell table:style-name="ce21" office:value-type="float" office:value="48">
            <text:p>48</text:p>
          </table:table-cell>
          <table:table-cell table:style-name="ce21" office:value-type="float" office:value="17">
            <text:p>17</text:p>
          </table:table-cell>
          <table:table-cell table:style-name="ce21" office:value-type="float" office:value="63">
            <text:p>63</text:p>
          </table:table-cell>
        </table:table-row>
        <table:table-row table:style-name="ro10">
          <table:table-cell table:style-name="ce22" table:formula="oooc:=CONCATENATE(&quot;{:amount &quot;;[.C239];&quot; :date &quot;&quot;&quot;;[.D239];&quot;&quot;&quot; :derbyId &quot;;RC[1];&quot; :text &quot;&quot;&quot;;[.E239];&quot;&quot;&quot; :receiver &quot;;RC[5];&quot; :procurer &quot;;RC[6];&quot; :sender &quot;;RC[7];&quot;}&quot;)" office:value-type="string" office:value="#NAME?">
            <text:p>#NAME?</text:p>
          </table:table-cell>
          <table:table-cell table:style-name="ce21" office:value-type="float" office:value="240">
            <text:p>240</text:p>
          </table:table-cell>
          <table:table-cell table:style-name="ce21" office:value-type="float" office:value="1024">
            <text:p>1024</text:p>
          </table:table-cell>
          <table:table-cell table:style-name="ce23" office:value-type="string">
            <text:p>2010-03-16 15:53:28.751</text:p>
          </table:table-cell>
          <table:table-cell table:style-name="ce22" office:value-type="string">
            <text:p>1 € an RalfLippold</text:p>
          </table:table-cell>
          <table:table-cell table:style-name="ce21" office:value-type="float" office:value="96">
            <text:p>96</text:p>
          </table:table-cell>
          <table:table-cell table:style-name="ce21" office:value-type="float" office:value="61">
            <text:p>61</text:p>
          </table:table-cell>
          <table:table-cell table:style-name="ce21" office:value-type="float" office:value="61">
            <text:p>61</text:p>
          </table:table-cell>
        </table:table-row>
        <table:table-row table:style-name="ro10">
          <table:table-cell table:style-name="ce22" table:formula="oooc:=CONCATENATE(&quot;{:amount &quot;;[.C240];&quot; :date &quot;&quot;&quot;;[.D240];&quot;&quot;&quot; :derbyId &quot;;RC[1];&quot; :text &quot;&quot;&quot;;[.E240];&quot;&quot;&quot; :receiver &quot;;RC[5];&quot; :procurer &quot;;RC[6];&quot; :sender &quot;;RC[7];&quot;}&quot;)" office:value-type="string" office:value="#NAME?">
            <text:p>#NAME?</text:p>
          </table:table-cell>
          <table:table-cell table:style-name="ce21" office:value-type="float" office:value="241">
            <text:p>241</text:p>
          </table:table-cell>
          <table:table-cell table:style-name="ce21" office:value-type="float" office:value="1000">
            <text:p>1000</text:p>
          </table:table-cell>
          <table:table-cell table:style-name="ce23" office:value-type="string">
            <text:p>2010-03-22 07:05:18.573</text:p>
          </table:table-cell>
          <table:table-cell table:style-name="ce22" office:value-type="string">
            <text:p>BegruessungsGeld: FurchtloseHundert</text:p>
          </table:table-cell>
          <table:table-cell table:style-name="ce21" office:value-type="float" office:value="103">
            <text:p>103</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41];&quot; :date &quot;&quot;&quot;;[.D241];&quot;&quot;&quot; :derbyId &quot;;RC[1];&quot; :text &quot;&quot;&quot;;[.E241];&quot;&quot;&quot; :receiver &quot;;RC[5];&quot; :procurer &quot;;RC[6];&quot; :sender &quot;;RC[7];&quot;}&quot;)" office:value-type="string" office:value="#NAME?">
            <text:p>#NAME?</text:p>
          </table:table-cell>
          <table:table-cell table:style-name="ce21" office:value-type="float" office:value="242">
            <text:p>242</text:p>
          </table:table-cell>
          <table:table-cell table:style-name="ce21" office:value-type="float" office:value="512">
            <text:p>512</text:p>
          </table:table-cell>
          <table:table-cell table:style-name="ce23" office:value-type="string">
            <text:p>2010-03-22 07:06:27.307</text:p>
          </table:table-cell>
          <table:table-cell table:style-name="ce22" office:value-type="string">
            <text:p>formidable PastaConPesto at LockSchuppenBausteln #2</text:p>
          </table:table-cell>
          <table:table-cell table:style-name="ce21" office:value-type="float" office:value="65">
            <text:p>65</text:p>
          </table:table-cell>
          <table:table-cell table:style-name="ce21" office:value-type="float" office:value="17">
            <text:p>17</text:p>
          </table:table-cell>
          <table:table-cell table:style-name="ce21" office:value-type="float" office:value="63">
            <text:p>63</text:p>
          </table:table-cell>
        </table:table-row>
        <table:table-row table:style-name="ro10">
          <table:table-cell table:style-name="ce22" table:formula="oooc:=CONCATENATE(&quot;{:amount &quot;;[.C242];&quot; :date &quot;&quot;&quot;;[.D242];&quot;&quot;&quot; :derbyId &quot;;RC[1];&quot; :text &quot;&quot;&quot;;[.E242];&quot;&quot;&quot; :receiver &quot;;RC[5];&quot; :procurer &quot;;RC[6];&quot; :sender &quot;;RC[7];&quot;}&quot;)" office:value-type="string" office:value="#NAME?">
            <text:p>#NAME?</text:p>
          </table:table-cell>
          <table:table-cell table:style-name="ce21" office:value-type="float" office:value="243">
            <text:p>243</text:p>
          </table:table-cell>
          <table:table-cell table:style-name="ce21" office:value-type="float" office:value="1024">
            <text:p>1024</text:p>
          </table:table-cell>
          <table:table-cell table:style-name="ce23" office:value-type="string">
            <text:p>2010-03-22 07:25:08.782</text:p>
          </table:table-cell>
          <table:table-cell table:style-name="ce22" office:value-type="string">
            <text:p>LockSchuppen3D-BuildingModel with SketchUp</text:p>
          </table:table-cell>
          <table:table-cell table:style-name="ce21" office:value-type="float" office:value="103">
            <text:p>103</text:p>
          </table:table-cell>
          <table:table-cell table:style-name="ce21" office:value-type="float" office:value="17">
            <text:p>17</text:p>
          </table:table-cell>
          <table:table-cell table:style-name="ce21" office:value-type="float" office:value="63">
            <text:p>63</text:p>
          </table:table-cell>
        </table:table-row>
        <table:table-row table:style-name="ro10">
          <table:table-cell table:style-name="ce22" table:formula="oooc:=CONCATENATE(&quot;{:amount &quot;;[.C243];&quot; :date &quot;&quot;&quot;;[.D243];&quot;&quot;&quot; :derbyId &quot;;RC[1];&quot; :text &quot;&quot;&quot;;[.E243];&quot;&quot;&quot; :receiver &quot;;RC[5];&quot; :procurer &quot;;RC[6];&quot; :sender &quot;;RC[7];&quot;}&quot;)" office:value-type="string" office:value="#NAME?">
            <text:p>#NAME?</text:p>
          </table:table-cell>
          <table:table-cell table:style-name="ce21" office:value-type="float" office:value="244">
            <text:p>244</text:p>
          </table:table-cell>
          <table:table-cell table:style-name="ce21" office:value-type="float" office:value="8192">
            <text:p>8192</text:p>
          </table:table-cell>
          <table:table-cell table:style-name="ce23" office:value-type="string">
            <text:p>2010-04-05 13:19:17.227</text:p>
          </table:table-cell>
          <table:table-cell table:style-name="ce22" office:value-type="string">
            <text:p>LockSchuppenPrezi</text:p>
          </table:table-cell>
          <table:table-cell table:style-name="ce21" office:value-type="float" office:value="97">
            <text:p>97</text:p>
          </table:table-cell>
          <table:table-cell table:style-name="ce21" office:value-type="float" office:value="17">
            <text:p>17</text:p>
          </table:table-cell>
          <table:table-cell table:style-name="ce21" office:value-type="float" office:value="63">
            <text:p>63</text:p>
          </table:table-cell>
        </table:table-row>
        <table:table-row table:style-name="ro10">
          <table:table-cell table:style-name="ce22" table:formula="oooc:=CONCATENATE(&quot;{:amount &quot;;[.C244];&quot; :date &quot;&quot;&quot;;[.D244];&quot;&quot;&quot; :derbyId &quot;;RC[1];&quot; :text &quot;&quot;&quot;;[.E244];&quot;&quot;&quot; :receiver &quot;;RC[5];&quot; :procurer &quot;;RC[6];&quot; :sender &quot;;RC[7];&quot;}&quot;)" office:value-type="string" office:value="#NAME?">
            <text:p>#NAME?</text:p>
          </table:table-cell>
          <table:table-cell table:style-name="ce21" office:value-type="float" office:value="245">
            <text:p>245</text:p>
          </table:table-cell>
          <table:table-cell table:style-name="ce21" office:value-type="float" office:value="8192">
            <text:p>8192</text:p>
          </table:table-cell>
          <table:table-cell table:style-name="ce23" office:value-type="string">
            <text:p>2010-04-07 07:21:40.838</text:p>
          </table:table-cell>
          <table:table-cell table:style-name="ce22" office:value-type="string">
            <text:p>PieschenTv at XtraNormal</text:p>
          </table:table-cell>
          <table:table-cell table:style-name="ce21" office:value-type="float" office:value="96">
            <text:p>96</text:p>
          </table:table-cell>
          <table:table-cell table:style-name="ce21" office:value-type="float" office:value="17">
            <text:p>17</text:p>
          </table:table-cell>
          <table:table-cell table:style-name="ce21" office:value-type="float" office:value="63">
            <text:p>63</text:p>
          </table:table-cell>
        </table:table-row>
        <table:table-row table:style-name="ro10">
          <table:table-cell table:style-name="ce22" table:formula="oooc:=CONCATENATE(&quot;{:amount &quot;;[.C245];&quot; :date &quot;&quot;&quot;;[.D245];&quot;&quot;&quot; :derbyId &quot;;RC[1];&quot; :text &quot;&quot;&quot;;[.E245];&quot;&quot;&quot; :receiver &quot;;RC[5];&quot; :procurer &quot;;RC[6];&quot; :sender &quot;;RC[7];&quot;}&quot;)" office:value-type="string" office:value="#NAME?">
            <text:p>#NAME?</text:p>
          </table:table-cell>
          <table:table-cell table:style-name="ce21" office:value-type="float" office:value="246">
            <text:p>246</text:p>
          </table:table-cell>
          <table:table-cell table:style-name="ce21" office:value-type="float" office:value="512">
            <text:p>512</text:p>
          </table:table-cell>
          <table:table-cell table:style-name="ce23" office:value-type="string">
            <text:p>2010-04-08 08:47:50.22</text:p>
          </table:table-cell>
          <table:table-cell table:style-name="ce22" office:value-type="string">
            <text:p>LockCoupon</text:p>
          </table:table-cell>
          <table:table-cell table:style-name="ce21" office:value-type="float" office:value="63">
            <text:p>63</text:p>
          </table:table-cell>
          <table:table-cell table:style-name="ce21" office:value-type="float" office:value="97">
            <text:p>97</text:p>
          </table:table-cell>
          <table:table-cell table:style-name="ce21" office:value-type="float" office:value="97">
            <text:p>97</text:p>
          </table:table-cell>
        </table:table-row>
        <table:table-row table:style-name="ro10">
          <table:table-cell table:style-name="ce22" table:formula="oooc:=CONCATENATE(&quot;{:amount &quot;;[.C246];&quot; :date &quot;&quot;&quot;;[.D246];&quot;&quot;&quot; :derbyId &quot;;RC[1];&quot; :text &quot;&quot;&quot;;[.E246];&quot;&quot;&quot; :receiver &quot;;RC[5];&quot; :procurer &quot;;RC[6];&quot; :sender &quot;;RC[7];&quot;}&quot;)" office:value-type="string" office:value="#NAME?">
            <text:p>#NAME?</text:p>
          </table:table-cell>
          <table:table-cell table:style-name="ce21" office:value-type="float" office:value="247">
            <text:p>247</text:p>
          </table:table-cell>
          <table:table-cell table:style-name="ce21" office:value-type="float" office:value="16">
            <text:p>16</text:p>
          </table:table-cell>
          <table:table-cell table:style-name="ce23" office:value-type="string">
            <text:p>2010-04-09 12:08:15.402</text:p>
          </table:table-cell>
          <table:table-cell table:style-name="ce22" office:value-type="string">
            <text:p>ProofReading the LockBabel of EhochIx</text:p>
          </table:table-cell>
          <table:table-cell table:style-name="ce21" office:value-type="float" office:value="96">
            <text:p>96</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47];&quot; :date &quot;&quot;&quot;;[.D247];&quot;&quot;&quot; :derbyId &quot;;RC[1];&quot; :text &quot;&quot;&quot;;[.E247];&quot;&quot;&quot; :receiver &quot;;RC[5];&quot; :procurer &quot;;RC[6];&quot; :sender &quot;;RC[7];&quot;}&quot;)" office:value-type="string" office:value="#NAME?">
            <text:p>#NAME?</text:p>
          </table:table-cell>
          <table:table-cell table:style-name="ce21" office:value-type="float" office:value="248">
            <text:p>248</text:p>
          </table:table-cell>
          <table:table-cell table:style-name="ce21" office:value-type="float" office:value="16">
            <text:p>16</text:p>
          </table:table-cell>
          <table:table-cell table:style-name="ce23" office:value-type="string">
            <text:p>2010-04-09 12:08:46.342</text:p>
          </table:table-cell>
          <table:table-cell table:style-name="ce22" office:value-type="string">
            <text:p>ProofReading the LockBabel of EhochIx</text:p>
          </table:table-cell>
          <table:table-cell table:style-name="ce21" office:value-type="float" office:value="94">
            <text:p>94</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48];&quot; :date &quot;&quot;&quot;;[.D248];&quot;&quot;&quot; :derbyId &quot;;RC[1];&quot; :text &quot;&quot;&quot;;[.E248];&quot;&quot;&quot; :receiver &quot;;RC[5];&quot; :procurer &quot;;RC[6];&quot; :sender &quot;;RC[7];&quot;}&quot;)" office:value-type="string" office:value="#NAME?">
            <text:p>#NAME?</text:p>
          </table:table-cell>
          <table:table-cell table:style-name="ce21" office:value-type="float" office:value="249">
            <text:p>249</text:p>
          </table:table-cell>
          <table:table-cell table:style-name="ce21" office:value-type="float" office:value="1024">
            <text:p>1024</text:p>
          </table:table-cell>
          <table:table-cell table:style-name="ce23" office:value-type="string">
            <text:p>2010-04-10 05:21:58.115</text:p>
          </table:table-cell>
          <table:table-cell table:style-name="ce22" office:value-type="string">
            <text:p>winning the InfiniteCanvas MindQuest</text:p>
          </table:table-cell>
          <table:table-cell table:style-name="ce21" office:value-type="float" office:value="61">
            <text:p>61</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49];&quot; :date &quot;&quot;&quot;;[.D249];&quot;&quot;&quot; :derbyId &quot;;RC[1];&quot; :text &quot;&quot;&quot;;[.E249];&quot;&quot;&quot; :receiver &quot;;RC[5];&quot; :procurer &quot;;RC[6];&quot; :sender &quot;;RC[7];&quot;}&quot;)" office:value-type="string" office:value="#NAME?">
            <text:p>#NAME?</text:p>
          </table:table-cell>
          <table:table-cell table:style-name="ce21" office:value-type="float" office:value="250">
            <text:p>250</text:p>
          </table:table-cell>
          <table:table-cell table:style-name="ce21" office:value-type="float" office:value="1000">
            <text:p>1000</text:p>
          </table:table-cell>
          <table:table-cell table:style-name="ce23" office:value-type="string">
            <text:p>2010-04-10 05:26:43.035</text:p>
          </table:table-cell>
          <table:table-cell table:style-name="ce22" office:value-type="string">
            <text:p>BegruessungsGeld: FurchtloseHundert</text:p>
          </table:table-cell>
          <table:table-cell table:style-name="ce21" office:value-type="float" office:value="104">
            <text:p>104</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50];&quot; :date &quot;&quot;&quot;;[.D250];&quot;&quot;&quot; :derbyId &quot;;RC[1];&quot; :text &quot;&quot;&quot;;[.E250];&quot;&quot;&quot; :receiver &quot;;RC[5];&quot; :procurer &quot;;RC[6];&quot; :sender &quot;;RC[7];&quot;}&quot;)" office:value-type="string" office:value="#NAME?">
            <text:p>#NAME?</text:p>
          </table:table-cell>
          <table:table-cell table:style-name="ce21" office:value-type="float" office:value="251">
            <text:p>251</text:p>
          </table:table-cell>
          <table:table-cell table:style-name="ce21" office:value-type="float" office:value="1">
            <text:p>1</text:p>
          </table:table-cell>
          <table:table-cell table:style-name="ce23" office:value-type="string">
            <text:p>2010-04-11 18:18:17.047</text:p>
          </table:table-cell>
          <table:table-cell table:style-name="ce22" office:value-type="string">
            <text:p>winning RosenQuest</text:p>
          </table:table-cell>
          <table:table-cell table:style-name="ce21" office:value-type="float" office:value="61">
            <text:p>61</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51];&quot; :date &quot;&quot;&quot;;[.D251];&quot;&quot;&quot; :derbyId &quot;;RC[1];&quot; :text &quot;&quot;&quot;;[.E251];&quot;&quot;&quot; :receiver &quot;;RC[5];&quot; :procurer &quot;;RC[6];&quot; :sender &quot;;RC[7];&quot;}&quot;)" office:value-type="string" office:value="#NAME?">
            <text:p>#NAME?</text:p>
          </table:table-cell>
          <table:table-cell table:style-name="ce21" office:value-type="float" office:value="252">
            <text:p>252</text:p>
          </table:table-cell>
          <table:table-cell table:style-name="ce21" office:value-type="float" office:value="2048">
            <text:p>2048</text:p>
          </table:table-cell>
          <table:table-cell table:style-name="ce23" office:value-type="string">
            <text:p>2010-04-15 21:56:35.747</text:p>
          </table:table-cell>
          <table:table-cell table:style-name="ce22" office:value-type="string">
            <text:p>interesting LockSession with ErstGespraech via GoogleWave</text:p>
          </table:table-cell>
          <table:table-cell table:style-name="ce21" office:value-type="float" office:value="97">
            <text:p>97</text:p>
          </table:table-cell>
          <table:table-cell table:style-name="ce21" office:value-type="float" office:value="17">
            <text:p>17</text:p>
          </table:table-cell>
          <table:table-cell table:style-name="ce21" office:value-type="float" office:value="19">
            <text:p>19</text:p>
          </table:table-cell>
        </table:table-row>
        <table:table-row table:style-name="ro10">
          <table:table-cell table:style-name="ce22" table:formula="oooc:=CONCATENATE(&quot;{:amount &quot;;[.C252];&quot; :date &quot;&quot;&quot;;[.D252];&quot;&quot;&quot; :derbyId &quot;;RC[1];&quot; :text &quot;&quot;&quot;;[.E252];&quot;&quot;&quot; :receiver &quot;;RC[5];&quot; :procurer &quot;;RC[6];&quot; :sender &quot;;RC[7];&quot;}&quot;)" office:value-type="string" office:value="#NAME?">
            <text:p>#NAME?</text:p>
          </table:table-cell>
          <table:table-cell table:style-name="ce21" office:value-type="float" office:value="253">
            <text:p>253</text:p>
          </table:table-cell>
          <table:table-cell table:style-name="ce21" office:value-type="float" office:value="1000">
            <text:p>1000</text:p>
          </table:table-cell>
          <table:table-cell table:style-name="ce23" office:value-type="string">
            <text:p>2010-04-16 04:40:32.318</text:p>
          </table:table-cell>
          <table:table-cell table:style-name="ce22" office:value-type="string">
            <text:p>BegruessungsGeld: FurchtloseHundert</text:p>
          </table:table-cell>
          <table:table-cell table:style-name="ce21" office:value-type="float" office:value="105">
            <text:p>105</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53];&quot; :date &quot;&quot;&quot;;[.D253];&quot;&quot;&quot; :derbyId &quot;;RC[1];&quot; :text &quot;&quot;&quot;;[.E253];&quot;&quot;&quot; :receiver &quot;;RC[5];&quot; :procurer &quot;;RC[6];&quot; :sender &quot;;RC[7];&quot;}&quot;)" office:value-type="string" office:value="#NAME?">
            <text:p>#NAME?</text:p>
          </table:table-cell>
          <table:table-cell table:style-name="ce21" office:value-type="float" office:value="254">
            <text:p>254</text:p>
          </table:table-cell>
          <table:table-cell table:style-name="ce21" office:value-type="float" office:value="1024">
            <text:p>1024</text:p>
          </table:table-cell>
          <table:table-cell table:style-name="ce23" office:value-type="string">
            <text:p>2010-04-27 06:55:45.959</text:p>
          </table:table-cell>
          <table:table-cell table:style-name="ce22" office:value-type="string">
            <text:p>CyberSax Anzeige entdeckt und geskypt</text:p>
          </table:table-cell>
          <table:table-cell table:style-name="ce21" office:value-type="float" office:value="17">
            <text:p>17</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254];&quot; :date &quot;&quot;&quot;;[.D254];&quot;&quot;&quot; :derbyId &quot;;RC[1];&quot; :text &quot;&quot;&quot;;[.E254];&quot;&quot;&quot; :receiver &quot;;RC[5];&quot; :procurer &quot;;RC[6];&quot; :sender &quot;;RC[7];&quot;}&quot;)" office:value-type="string" office:value="#NAME?">
            <text:p>#NAME?</text:p>
          </table:table-cell>
          <table:table-cell table:style-name="ce21" office:value-type="float" office:value="255">
            <text:p>255</text:p>
          </table:table-cell>
          <table:table-cell table:style-name="ce21" office:value-type="float" office:value="8192">
            <text:p>8192</text:p>
          </table:table-cell>
          <table:table-cell table:style-name="ce23" office:value-type="string">
            <text:p>2010-04-27 21:41:36.193</text:p>
          </table:table-cell>
          <table:table-cell table:style-name="ce22" office:value-type="string">
            <text:p>2 tickets for LockSchuppenOpening</text:p>
          </table:table-cell>
          <table:table-cell table:style-name="ce21" office:value-type="float" office:value="63">
            <text:p>63</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55];&quot; :date &quot;&quot;&quot;;[.D255];&quot;&quot;&quot; :derbyId &quot;;RC[1];&quot; :text &quot;&quot;&quot;;[.E255];&quot;&quot;&quot; :receiver &quot;;RC[5];&quot; :procurer &quot;;RC[6];&quot; :sender &quot;;RC[7];&quot;}&quot;)" office:value-type="string" office:value="#NAME?">
            <text:p>#NAME?</text:p>
          </table:table-cell>
          <table:table-cell table:style-name="ce21" office:value-type="float" office:value="256">
            <text:p>256</text:p>
          </table:table-cell>
          <table:table-cell table:style-name="ce21" office:value-type="float" office:value="1024">
            <text:p>1024</text:p>
          </table:table-cell>
          <table:table-cell table:style-name="ce23" office:value-type="string">
            <text:p>2010-04-28 05:14:52.597</text:p>
          </table:table-cell>
          <table:table-cell table:style-name="ce22" office:value-type="string">
            <text:p>4 tickets for LockSchuppenOpening</text:p>
          </table:table-cell>
          <table:table-cell table:style-name="ce21" office:value-type="float" office:value="63">
            <text:p>63</text:p>
          </table:table-cell>
          <table:table-cell table:style-name="ce21" office:value-type="float" office:value="61">
            <text:p>61</text:p>
          </table:table-cell>
          <table:table-cell table:style-name="ce21" office:value-type="float" office:value="61">
            <text:p>61</text:p>
          </table:table-cell>
        </table:table-row>
        <table:table-row table:style-name="ro10">
          <table:table-cell table:style-name="ce22" table:formula="oooc:=CONCATENATE(&quot;{:amount &quot;;[.C256];&quot; :date &quot;&quot;&quot;;[.D256];&quot;&quot;&quot; :derbyId &quot;;RC[1];&quot; :text &quot;&quot;&quot;;[.E256];&quot;&quot;&quot; :receiver &quot;;RC[5];&quot; :procurer &quot;;RC[6];&quot; :sender &quot;;RC[7];&quot;}&quot;)" office:value-type="string" office:value="#NAME?">
            <text:p>#NAME?</text:p>
          </table:table-cell>
          <table:table-cell table:style-name="ce21" office:value-type="float" office:value="257">
            <text:p>257</text:p>
          </table:table-cell>
          <table:table-cell table:style-name="ce21" office:value-type="float" office:value="16">
            <text:p>16</text:p>
          </table:table-cell>
          <table:table-cell table:style-name="ce23" office:value-type="string">
            <text:p>2010-04-28 05:17:02.539</text:p>
          </table:table-cell>
          <table:table-cell table:style-name="ce22" office:value-type="string">
            <text:p>2 tickets for LockSchuppenOpening, Row 13 seats 8/9</text:p>
          </table:table-cell>
          <table:table-cell table:style-name="ce21" office:value-type="float" office:value="18">
            <text:p>18</text:p>
          </table:table-cell>
          <table:table-cell table:style-name="ce21" office:value-type="float" office:value="94">
            <text:p>94</text:p>
          </table:table-cell>
          <table:table-cell table:style-name="ce21" office:value-type="float" office:value="94">
            <text:p>94</text:p>
          </table:table-cell>
        </table:table-row>
        <table:table-row table:style-name="ro10">
          <table:table-cell table:style-name="ce22" table:formula="oooc:=CONCATENATE(&quot;{:amount &quot;;[.C257];&quot; :date &quot;&quot;&quot;;[.D257];&quot;&quot;&quot; :derbyId &quot;;RC[1];&quot; :text &quot;&quot;&quot;;[.E257];&quot;&quot;&quot; :receiver &quot;;RC[5];&quot; :procurer &quot;;RC[6];&quot; :sender &quot;;RC[7];&quot;}&quot;)" office:value-type="string" office:value="#NAME?">
            <text:p>#NAME?</text:p>
          </table:table-cell>
          <table:table-cell table:style-name="ce21" office:value-type="float" office:value="258">
            <text:p>258</text:p>
          </table:table-cell>
          <table:table-cell table:style-name="ce21" office:value-type="float" office:value="16">
            <text:p>16</text:p>
          </table:table-cell>
          <table:table-cell table:style-name="ce23" office:value-type="string">
            <text:p>2010-04-28 05:29:45.864</text:p>
          </table:table-cell>
          <table:table-cell table:style-name="ce22" office:value-type="string">
            <text:p>Storno: 2 tickets for LockSchuppenOpening... please pay to LockSchuppenAg directly</text:p>
          </table:table-cell>
          <table:table-cell table:style-name="ce21" office:value-type="float" office:value="94">
            <text:p>94</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58];&quot; :date &quot;&quot;&quot;;[.D258];&quot;&quot;&quot; :derbyId &quot;;RC[1];&quot; :text &quot;&quot;&quot;;[.E258];&quot;&quot;&quot; :receiver &quot;;RC[5];&quot; :procurer &quot;;RC[6];&quot; :sender &quot;;RC[7];&quot;}&quot;)" office:value-type="string" office:value="#NAME?">
            <text:p>#NAME?</text:p>
          </table:table-cell>
          <table:table-cell table:style-name="ce21" office:value-type="float" office:value="259">
            <text:p>259</text:p>
          </table:table-cell>
          <table:table-cell table:style-name="ce21" office:value-type="float" office:value="16">
            <text:p>16</text:p>
          </table:table-cell>
          <table:table-cell table:style-name="ce23" office:value-type="string">
            <text:p>2010-05-18 15:37:57.64</text:p>
          </table:table-cell>
          <table:table-cell table:style-name="ce22" office:value-type="string">
            <text:p>2 tickets for LockSchuppenOpening, Row 13 seats 8/9</text:p>
          </table:table-cell>
          <table:table-cell table:style-name="ce21" office:value-type="float" office:value="63">
            <text:p>63</text:p>
          </table:table-cell>
          <table:table-cell table:style-name="ce21" office:value-type="float" office:value="94">
            <text:p>94</text:p>
          </table:table-cell>
          <table:table-cell table:style-name="ce21" office:value-type="float" office:value="94">
            <text:p>94</text:p>
          </table:table-cell>
        </table:table-row>
        <table:table-row table:style-name="ro10">
          <table:table-cell table:style-name="ce22" table:formula="oooc:=CONCATENATE(&quot;{:amount &quot;;[.C259];&quot; :date &quot;&quot;&quot;;[.D259];&quot;&quot;&quot; :derbyId &quot;;RC[1];&quot; :text &quot;&quot;&quot;;[.E259];&quot;&quot;&quot; :receiver &quot;;RC[5];&quot; :procurer &quot;;RC[6];&quot; :sender &quot;;RC[7];&quot;}&quot;)" office:value-type="string" office:value="#NAME?">
            <text:p>#NAME?</text:p>
          </table:table-cell>
          <table:table-cell table:style-name="ce21" office:value-type="float" office:value="260">
            <text:p>260</text:p>
          </table:table-cell>
          <table:table-cell table:style-name="ce21" office:value-type="float" office:value="1000">
            <text:p>1000</text:p>
          </table:table-cell>
          <table:table-cell table:style-name="ce23" office:value-type="string">
            <text:p>2010-06-04 00:31:41.742</text:p>
          </table:table-cell>
          <table:table-cell table:style-name="ce22" office:value-type="string">
            <text:p>BegruessungsGeld: FurchtloseHundert</text:p>
          </table:table-cell>
          <table:table-cell table:style-name="ce21" office:value-type="float" office:value="107">
            <text:p>107</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60];&quot; :date &quot;&quot;&quot;;[.D260];&quot;&quot;&quot; :derbyId &quot;;RC[1];&quot; :text &quot;&quot;&quot;;[.E260];&quot;&quot;&quot; :receiver &quot;;RC[5];&quot; :procurer &quot;;RC[6];&quot; :sender &quot;;RC[7];&quot;}&quot;)" office:value-type="string" office:value="#NAME?">
            <text:p>#NAME?</text:p>
          </table:table-cell>
          <table:table-cell table:style-name="ce21" office:value-type="float" office:value="261">
            <text:p>261</text:p>
          </table:table-cell>
          <table:table-cell table:style-name="ce21" office:value-type="float" office:value="1000">
            <text:p>1000</text:p>
          </table:table-cell>
          <table:table-cell table:style-name="ce23" office:value-type="string">
            <text:p>2010-06-04 00:32:06.166</text:p>
          </table:table-cell>
          <table:table-cell table:style-name="ce22" office:value-type="string">
            <text:p>BegruessungsGeld: FurchtloseHundert</text:p>
          </table:table-cell>
          <table:table-cell table:style-name="ce21" office:value-type="float" office:value="106">
            <text:p>106</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61];&quot; :date &quot;&quot;&quot;;[.D261];&quot;&quot;&quot; :derbyId &quot;;RC[1];&quot; :text &quot;&quot;&quot;;[.E261];&quot;&quot;&quot; :receiver &quot;;RC[5];&quot; :procurer &quot;;RC[6];&quot; :sender &quot;;RC[7];&quot;}&quot;)" office:value-type="string" office:value="#NAME?">
            <text:p>#NAME?</text:p>
          </table:table-cell>
          <table:table-cell table:style-name="ce21" office:value-type="float" office:value="262">
            <text:p>262</text:p>
          </table:table-cell>
          <table:table-cell table:style-name="ce21" office:value-type="float" office:value="1000">
            <text:p>1000</text:p>
          </table:table-cell>
          <table:table-cell table:style-name="ce23" office:value-type="string">
            <text:p>2010-06-04 00:41:48.902</text:p>
          </table:table-cell>
          <table:table-cell table:style-name="ce22" office:value-type="string">
            <text:p>BegruessungsGeld: FurchtloseHundert</text:p>
          </table:table-cell>
          <table:table-cell table:style-name="ce21" office:value-type="float" office:value="108">
            <text:p>108</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62];&quot; :date &quot;&quot;&quot;;[.D262];&quot;&quot;&quot; :derbyId &quot;;RC[1];&quot; :text &quot;&quot;&quot;;[.E262];&quot;&quot;&quot; :receiver &quot;;RC[5];&quot; :procurer &quot;;RC[6];&quot; :sender &quot;;RC[7];&quot;}&quot;)" office:value-type="string" office:value="#NAME?">
            <text:p>#NAME?</text:p>
          </table:table-cell>
          <table:table-cell table:style-name="ce21" office:value-type="float" office:value="263">
            <text:p>263</text:p>
          </table:table-cell>
          <table:table-cell table:style-name="ce21" office:value-type="float" office:value="1000">
            <text:p>1000</text:p>
          </table:table-cell>
          <table:table-cell table:style-name="ce23" office:value-type="string">
            <text:p>2010-06-04 00:42:19.523</text:p>
          </table:table-cell>
          <table:table-cell table:style-name="ce22" office:value-type="string">
            <text:p>BegruessungsGeld: FurchtloseHundert</text:p>
          </table:table-cell>
          <table:table-cell table:style-name="ce21" office:value-type="float" office:value="109">
            <text:p>109</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63];&quot; :date &quot;&quot;&quot;;[.D263];&quot;&quot;&quot; :derbyId &quot;;RC[1];&quot; :text &quot;&quot;&quot;;[.E263];&quot;&quot;&quot; :receiver &quot;;RC[5];&quot; :procurer &quot;;RC[6];&quot; :sender &quot;;RC[7];&quot;}&quot;)" office:value-type="string" office:value="#NAME?">
            <text:p>#NAME?</text:p>
          </table:table-cell>
          <table:table-cell table:style-name="ce21" office:value-type="float" office:value="264">
            <text:p>264</text:p>
          </table:table-cell>
          <table:table-cell table:style-name="ce21" office:value-type="float" office:value="100">
            <text:p>100</text:p>
          </table:table-cell>
          <table:table-cell table:style-name="ce23" office:value-type="string">
            <text:p>2010-06-17 12:22:40.165</text:p>
          </table:table-cell>
          <table:table-cell table:style-name="ce22" office:value-type="string">
            <text:p>BegruessungsGeld: FurchtloseTausend</text:p>
          </table:table-cell>
          <table:table-cell table:style-name="ce21" office:value-type="float" office:value="110">
            <text:p>110</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64];&quot; :date &quot;&quot;&quot;;[.D264];&quot;&quot;&quot; :derbyId &quot;;RC[1];&quot; :text &quot;&quot;&quot;;[.E264];&quot;&quot;&quot; :receiver &quot;;RC[5];&quot; :procurer &quot;;RC[6];&quot; :sender &quot;;RC[7];&quot;}&quot;)" office:value-type="string" office:value="#NAME?">
            <text:p>#NAME?</text:p>
          </table:table-cell>
          <table:table-cell table:style-name="ce21" office:value-type="float" office:value="265">
            <text:p>265</text:p>
          </table:table-cell>
          <table:table-cell table:style-name="ce21" office:value-type="float" office:value="924">
            <text:p>924</text:p>
          </table:table-cell>
          <table:table-cell table:style-name="ce23" office:value-type="string">
            <text:p>2010-06-17 13:33:29.797</text:p>
          </table:table-cell>
          <table:table-cell table:style-name="ce22" office:value-type="string">
            <text:p>LevelPlan with SluxxMuesli</text:p>
          </table:table-cell>
          <table:table-cell table:style-name="ce21" office:value-type="float" office:value="110">
            <text:p>110</text:p>
          </table:table-cell>
          <table:table-cell table:style-name="ce21" office:value-type="float" office:value="17">
            <text:p>17</text:p>
          </table:table-cell>
          <table:table-cell table:style-name="ce21" office:value-type="float" office:value="19">
            <text:p>19</text:p>
          </table:table-cell>
        </table:table-row>
        <table:table-row table:style-name="ro10">
          <table:table-cell table:style-name="ce22" table:formula="oooc:=CONCATENATE(&quot;{:amount &quot;;[.C265];&quot; :date &quot;&quot;&quot;;[.D265];&quot;&quot;&quot; :derbyId &quot;;RC[1];&quot; :text &quot;&quot;&quot;;[.E265];&quot;&quot;&quot; :receiver &quot;;RC[5];&quot; :procurer &quot;;RC[6];&quot; :sender &quot;;RC[7];&quot;}&quot;)" office:value-type="string" office:value="#NAME?">
            <text:p>#NAME?</text:p>
          </table:table-cell>
          <table:table-cell table:style-name="ce21" office:value-type="float" office:value="266">
            <text:p>266</text:p>
          </table:table-cell>
          <table:table-cell table:style-name="ce21" office:value-type="float" office:value="1337">
            <text:p>1337</text:p>
          </table:table-cell>
          <table:table-cell table:style-name="ce23" office:value-type="string">
            <text:p>2010-06-21 06:12:55.249</text:p>
          </table:table-cell>
          <table:table-cell table:style-name="ce22" office:value-type="string">
            <text:p>TangoForSpaceTravel at LangNachtDerWissenschaften</text:p>
          </table:table-cell>
          <table:table-cell table:style-name="ce21" office:value-type="float" office:value="109">
            <text:p>109</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66];&quot; :date &quot;&quot;&quot;;[.D266];&quot;&quot;&quot; :derbyId &quot;;RC[1];&quot; :text &quot;&quot;&quot;;[.E266];&quot;&quot;&quot; :receiver &quot;;RC[5];&quot; :procurer &quot;;RC[6];&quot; :sender &quot;;RC[7];&quot;}&quot;)" office:value-type="string" office:value="#NAME?">
            <text:p>#NAME?</text:p>
          </table:table-cell>
          <table:table-cell table:style-name="ce21" office:value-type="float" office:value="267">
            <text:p>267</text:p>
          </table:table-cell>
          <table:table-cell table:style-name="ce21" office:value-type="float" office:value="256">
            <text:p>256</text:p>
          </table:table-cell>
          <table:table-cell table:style-name="ce23" office:value-type="string">
            <text:p>2010-06-21 07:49:35.6</text:p>
          </table:table-cell>
          <table:table-cell table:style-name="ce22" office:value-type="string">
            <text:p>CoWikiWall pic</text:p>
          </table:table-cell>
          <table:table-cell table:style-name="ce21" office:value-type="float" office:value="105">
            <text:p>105</text:p>
          </table:table-cell>
          <table:table-cell table:style-name="ce21" office:value-type="float" office:value="17">
            <text:p>17</text:p>
          </table:table-cell>
          <table:table-cell table:style-name="ce21" office:value-type="float" office:value="63">
            <text:p>63</text:p>
          </table:table-cell>
        </table:table-row>
        <table:table-row table:style-name="ro10">
          <table:table-cell table:style-name="ce22" table:formula="oooc:=CONCATENATE(&quot;{:amount &quot;;[.C267];&quot; :date &quot;&quot;&quot;;[.D267];&quot;&quot;&quot; :derbyId &quot;;RC[1];&quot; :text &quot;&quot;&quot;;[.E267];&quot;&quot;&quot; :receiver &quot;;RC[5];&quot; :procurer &quot;;RC[6];&quot; :sender &quot;;RC[7];&quot;}&quot;)" office:value-type="string" office:value="#NAME?">
            <text:p>#NAME?</text:p>
          </table:table-cell>
          <table:table-cell table:style-name="ce21" office:value-type="float" office:value="268">
            <text:p>268</text:p>
          </table:table-cell>
          <table:table-cell table:style-name="ce21" office:value-type="float" office:value="100">
            <text:p>100</text:p>
          </table:table-cell>
          <table:table-cell table:style-name="ce23" office:value-type="string">
            <text:p>2010-06-24 12:39:52.791</text:p>
          </table:table-cell>
          <table:table-cell table:style-name="ce22" office:value-type="string">
            <text:p>BegruessungsGeld: FurchtloseTausend</text:p>
          </table:table-cell>
          <table:table-cell table:style-name="ce21" office:value-type="float" office:value="111">
            <text:p>111</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68];&quot; :date &quot;&quot;&quot;;[.D268];&quot;&quot;&quot; :derbyId &quot;;RC[1];&quot; :text &quot;&quot;&quot;;[.E268];&quot;&quot;&quot; :receiver &quot;;RC[5];&quot; :procurer &quot;;RC[6];&quot; :sender &quot;;RC[7];&quot;}&quot;)" office:value-type="string" office:value="#NAME?">
            <text:p>#NAME?</text:p>
          </table:table-cell>
          <table:table-cell table:style-name="ce21" office:value-type="float" office:value="269">
            <text:p>269</text:p>
          </table:table-cell>
          <table:table-cell table:style-name="ce21" office:value-type="float" office:value="256">
            <text:p>256</text:p>
          </table:table-cell>
          <table:table-cell table:style-name="ce23" office:value-type="string">
            <text:p>2010-06-24 14:15:20.284</text:p>
          </table:table-cell>
          <table:table-cell table:style-name="ce22" office:value-type="string">
            <text:p>FeedBack for PieschenBank-ElevatorPitch</text:p>
          </table:table-cell>
          <table:table-cell table:style-name="ce21" office:value-type="float" office:value="111">
            <text:p>111</text:p>
          </table:table-cell>
          <table:table-cell table:style-name="ce21" office:value-type="float" office:value="17">
            <text:p>17</text:p>
          </table:table-cell>
          <table:table-cell table:style-name="ce21" office:value-type="float" office:value="19">
            <text:p>19</text:p>
          </table:table-cell>
        </table:table-row>
        <table:table-row table:style-name="ro10">
          <table:table-cell table:style-name="ce22" table:formula="oooc:=CONCATENATE(&quot;{:amount &quot;;[.C269];&quot; :date &quot;&quot;&quot;;[.D269];&quot;&quot;&quot; :derbyId &quot;;RC[1];&quot; :text &quot;&quot;&quot;;[.E269];&quot;&quot;&quot; :receiver &quot;;RC[5];&quot; :procurer &quot;;RC[6];&quot; :sender &quot;;RC[7];&quot;}&quot;)" office:value-type="string" office:value="#NAME?">
            <text:p>#NAME?</text:p>
          </table:table-cell>
          <table:table-cell table:style-name="ce21" office:value-type="float" office:value="270">
            <text:p>270</text:p>
          </table:table-cell>
          <table:table-cell table:style-name="ce21" office:value-type="float" office:value="100">
            <text:p>100</text:p>
          </table:table-cell>
          <table:table-cell table:style-name="ce23" office:value-type="string">
            <text:p>2010-07-10 07:46:26.879</text:p>
          </table:table-cell>
          <table:table-cell table:style-name="ce22" office:value-type="string">
            <text:p>BegruessungsGeld: FurchtloseTausend</text:p>
          </table:table-cell>
          <table:table-cell table:style-name="ce21" office:value-type="float" office:value="112">
            <text:p>112</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70];&quot; :date &quot;&quot;&quot;;[.D270];&quot;&quot;&quot; :derbyId &quot;;RC[1];&quot; :text &quot;&quot;&quot;;[.E270];&quot;&quot;&quot; :receiver &quot;;RC[5];&quot; :procurer &quot;;RC[6];&quot; :sender &quot;;RC[7];&quot;}&quot;)" office:value-type="string" office:value="#NAME?">
            <text:p>#NAME?</text:p>
          </table:table-cell>
          <table:table-cell table:style-name="ce21" office:value-type="float" office:value="271">
            <text:p>271</text:p>
          </table:table-cell>
          <table:table-cell table:style-name="ce21" office:value-type="float" office:value="100">
            <text:p>100</text:p>
          </table:table-cell>
          <table:table-cell table:style-name="ce23" office:value-type="string">
            <text:p>2010-07-10 07:49:39.714</text:p>
          </table:table-cell>
          <table:table-cell table:style-name="ce22" office:value-type="string">
            <text:p>BegruessungsGeld: FurchtloseTausend</text:p>
          </table:table-cell>
          <table:table-cell table:style-name="ce21" office:value-type="float" office:value="113">
            <text:p>113</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71];&quot; :date &quot;&quot;&quot;;[.D271];&quot;&quot;&quot; :derbyId &quot;;RC[1];&quot; :text &quot;&quot;&quot;;[.E271];&quot;&quot;&quot; :receiver &quot;;RC[5];&quot; :procurer &quot;;RC[6];&quot; :sender &quot;;RC[7];&quot;}&quot;)" office:value-type="string" office:value="#NAME?">
            <text:p>#NAME?</text:p>
          </table:table-cell>
          <table:table-cell table:style-name="ce21" office:value-type="float" office:value="272">
            <text:p>272</text:p>
          </table:table-cell>
          <table:table-cell table:style-name="ce21" office:value-type="float" office:value="100">
            <text:p>100</text:p>
          </table:table-cell>
          <table:table-cell table:style-name="ce23" office:value-type="string">
            <text:p>2010-07-20 06:36:55.357</text:p>
          </table:table-cell>
          <table:table-cell table:style-name="ce22" office:value-type="string">
            <text:p>BegruessungsGeld: FurchtloseTausend</text:p>
          </table:table-cell>
          <table:table-cell table:style-name="ce21" office:value-type="float" office:value="114">
            <text:p>114</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72];&quot; :date &quot;&quot;&quot;;[.D272];&quot;&quot;&quot; :derbyId &quot;;RC[1];&quot; :text &quot;&quot;&quot;;[.E272];&quot;&quot;&quot; :receiver &quot;;RC[5];&quot; :procurer &quot;;RC[6];&quot; :sender &quot;;RC[7];&quot;}&quot;)" office:value-type="string" office:value="#NAME?">
            <text:p>#NAME?</text:p>
          </table:table-cell>
          <table:table-cell table:style-name="ce21" office:value-type="float" office:value="273">
            <text:p>273</text:p>
          </table:table-cell>
          <table:table-cell table:style-name="ce21" office:value-type="float" office:value="100">
            <text:p>100</text:p>
          </table:table-cell>
          <table:table-cell table:style-name="ce23" office:value-type="string">
            <text:p>2010-07-29 13:57:29.43</text:p>
          </table:table-cell>
          <table:table-cell table:style-name="ce22" office:value-type="string">
            <text:p>BegruessungsGeld: FurchtloseTausend</text:p>
          </table:table-cell>
          <table:table-cell table:style-name="ce21" office:value-type="float" office:value="115">
            <text:p>115</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73];&quot; :date &quot;&quot;&quot;;[.D273];&quot;&quot;&quot; :derbyId &quot;;RC[1];&quot; :text &quot;&quot;&quot;;[.E273];&quot;&quot;&quot; :receiver &quot;;RC[5];&quot; :procurer &quot;;RC[6];&quot; :sender &quot;;RC[7];&quot;}&quot;)" office:value-type="string" office:value="#NAME?">
            <text:p>#NAME?</text:p>
          </table:table-cell>
          <table:table-cell table:style-name="ce21" office:value-type="float" office:value="274">
            <text:p>274</text:p>
          </table:table-cell>
          <table:table-cell table:style-name="ce21" office:value-type="float" office:value="100">
            <text:p>100</text:p>
          </table:table-cell>
          <table:table-cell table:style-name="ce23" office:value-type="string">
            <text:p>2010-09-16 06:26:37.081</text:p>
          </table:table-cell>
          <table:table-cell table:style-name="ce22" office:value-type="string">
            <text:p>BegruessungsGeld: FurchtloseTausend</text:p>
          </table:table-cell>
          <table:table-cell table:style-name="ce21" office:value-type="float" office:value="116">
            <text:p>116</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74];&quot; :date &quot;&quot;&quot;;[.D274];&quot;&quot;&quot; :derbyId &quot;;RC[1];&quot; :text &quot;&quot;&quot;;[.E274];&quot;&quot;&quot; :receiver &quot;;RC[5];&quot; :procurer &quot;;RC[6];&quot; :sender &quot;;RC[7];&quot;}&quot;)" office:value-type="string" office:value="#NAME?">
            <text:p>#NAME?</text:p>
          </table:table-cell>
          <table:table-cell table:style-name="ce21" office:value-type="float" office:value="275">
            <text:p>275</text:p>
          </table:table-cell>
          <table:table-cell table:style-name="ce21" office:value-type="float" office:value="16">
            <text:p>16</text:p>
          </table:table-cell>
          <table:table-cell table:style-name="ce23" office:value-type="string">
            <text:p>2010-09-16 06:51:53.245</text:p>
          </table:table-cell>
          <table:table-cell table:style-name="ce22" office:value-type="string">
            <text:p>MindBet: FruehlingsErwachen</text:p>
          </table:table-cell>
          <table:table-cell table:style-name="ce21" office:value-type="float" office:value="113">
            <text:p>113</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75];&quot; :date &quot;&quot;&quot;;[.D275];&quot;&quot;&quot; :derbyId &quot;;RC[1];&quot; :text &quot;&quot;&quot;;[.E275];&quot;&quot;&quot; :receiver &quot;;RC[5];&quot; :procurer &quot;;RC[6];&quot; :sender &quot;;RC[7];&quot;}&quot;)" office:value-type="string" office:value="#NAME?">
            <text:p>#NAME?</text:p>
          </table:table-cell>
          <table:table-cell table:style-name="ce21" office:value-type="float" office:value="276">
            <text:p>276</text:p>
          </table:table-cell>
          <table:table-cell table:style-name="ce21" office:value-type="float" office:value="100">
            <text:p>100</text:p>
          </table:table-cell>
          <table:table-cell table:style-name="ce23" office:value-type="string">
            <text:p>2010-09-16 07:09:09.638</text:p>
          </table:table-cell>
          <table:table-cell table:style-name="ce22" office:value-type="string">
            <text:p>32 EuroCent</text:p>
          </table:table-cell>
          <table:table-cell table:style-name="ce21" office:value-type="float" office:value="113">
            <text:p>113</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76];&quot; :date &quot;&quot;&quot;;[.D276];&quot;&quot;&quot; :derbyId &quot;;RC[1];&quot; :text &quot;&quot;&quot;;[.E276];&quot;&quot;&quot; :receiver &quot;;RC[5];&quot; :procurer &quot;;RC[6];&quot; :sender &quot;;RC[7];&quot;}&quot;)" office:value-type="string" office:value="#NAME?">
            <text:p>#NAME?</text:p>
          </table:table-cell>
          <table:table-cell table:style-name="ce21" office:value-type="float" office:value="277">
            <text:p>277</text:p>
          </table:table-cell>
          <table:table-cell table:style-name="ce21" office:value-type="float" office:value="100">
            <text:p>100</text:p>
          </table:table-cell>
          <table:table-cell table:style-name="ce23" office:value-type="string">
            <text:p>2010-09-16 14:56:44.487</text:p>
          </table:table-cell>
          <table:table-cell table:style-name="ce22" office:value-type="string">
            <text:p>BegruessungsGeld: FurchtloseTausend</text:p>
          </table:table-cell>
          <table:table-cell table:style-name="ce21" office:value-type="float" office:value="117">
            <text:p>117</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77];&quot; :date &quot;&quot;&quot;;[.D277];&quot;&quot;&quot; :derbyId &quot;;RC[1];&quot; :text &quot;&quot;&quot;;[.E277];&quot;&quot;&quot; :receiver &quot;;RC[5];&quot; :procurer &quot;;RC[6];&quot; :sender &quot;;RC[7];&quot;}&quot;)" office:value-type="string" office:value="#NAME?">
            <text:p>#NAME?</text:p>
          </table:table-cell>
          <table:table-cell table:style-name="ce21" office:value-type="float" office:value="278">
            <text:p>278</text:p>
          </table:table-cell>
          <table:table-cell table:style-name="ce21" office:value-type="float" office:value="3">
            <text:p>3</text:p>
          </table:table-cell>
          <table:table-cell table:style-name="ce23" office:value-type="string">
            <text:p>2010-09-16 15:04:48.551</text:p>
          </table:table-cell>
          <table:table-cell table:style-name="ce22" office:value-type="string">
            <text:p>LoewenJagd: LizMohn in SemperOper</text:p>
          </table:table-cell>
          <table:table-cell table:style-name="ce21" office:value-type="float" office:value="117">
            <text:p>117</text:p>
          </table:table-cell>
          <table:table-cell table:style-name="ce21" office:value-type="float" office:value="17">
            <text:p>17</text:p>
          </table:table-cell>
          <table:table-cell table:style-name="ce21" office:value-type="float" office:value="17">
            <text:p>17</text:p>
          </table:table-cell>
        </table:table-row>
        <table:table-row table:style-name="ro6">
          <table:table-cell table:style-name="ce22"/>
          <table:table-cell table:number-columns-repeated="2"/>
          <table:table-cell table:style-name="ce23"/>
          <table:table-cell table:style-name="ce22"/>
        </table:table-row>
        <table:table-row table:style-name="ro10">
          <table:table-cell table:style-name="ce22" table:formula="oooc:=CONCATENATE(&quot;{:amount &quot;;[.C279];&quot; :date &quot;&quot;&quot;;[.D279];&quot;&quot;&quot; :derbyId &quot;;RC[1];&quot; :text &quot;&quot;&quot;;[.E279];&quot;&quot;&quot; :receiver &quot;;RC[5];&quot; :procurer &quot;;RC[6];&quot; :sender &quot;;RC[7];&quot;}&quot;)" office:value-type="string" office:value="#NAME?">
            <text:p>#NAME?</text:p>
          </table:table-cell>
          <table:table-cell table:style-name="ce21" office:value-type="float" office:value="278">
            <text:p>278</text:p>
          </table:table-cell>
          <table:table-cell table:style-name="ce21" office:value-type="float" office:value="3">
            <text:p>3</text:p>
          </table:table-cell>
          <table:table-cell table:style-name="ce23" office:value-type="string">
            <text:p>2010-09-16 15:04:48.551</text:p>
          </table:table-cell>
          <table:table-cell table:style-name="ce22" office:value-type="string">
            <text:p>LoewenJagd: LizMohn in SemperOper</text:p>
          </table:table-cell>
          <table:table-cell table:style-name="ce21" office:value-type="float" office:value="117">
            <text:p>117</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80];&quot; :date &quot;&quot;&quot;;[.D280];&quot;&quot;&quot; :derbyId &quot;;RC[1];&quot; :text &quot;&quot;&quot;;[.E280];&quot;&quot;&quot; :receiver &quot;;RC[5];&quot; :procurer &quot;;RC[6];&quot; :sender &quot;;RC[7];&quot;}&quot;)" office:value-type="string" office:value="#NAME?">
            <text:p>#NAME?</text:p>
          </table:table-cell>
          <table:table-cell table:style-name="ce21" office:value-type="float" office:value="279">
            <text:p>279</text:p>
          </table:table-cell>
          <table:table-cell table:style-name="ce21" office:value-type="float" office:value="3">
            <text:p>3</text:p>
          </table:table-cell>
          <table:table-cell table:style-name="ce23" office:value-type="string">
            <text:p>2010-11-07 14:41:15.568</text:p>
          </table:table-cell>
          <table:table-cell table:style-name="ce22" office:value-type="string">
            <text:p>Spelling quest</text:p>
          </table:table-cell>
          <table:table-cell table:style-name="ce21" office:value-type="float" office:value="117">
            <text:p>117</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81];&quot; :date &quot;&quot;&quot;;[.D281];&quot;&quot;&quot; :derbyId &quot;;RC[1];&quot; :text &quot;&quot;&quot;;[.E281];&quot;&quot;&quot; :receiver &quot;;RC[5];&quot; :procurer &quot;;RC[6];&quot; :sender &quot;;RC[7];&quot;}&quot;)" office:value-type="string" office:value="#NAME?">
            <text:p>#NAME?</text:p>
          </table:table-cell>
          <table:table-cell table:style-name="ce21" office:value-type="float" office:value="280">
            <text:p>280</text:p>
          </table:table-cell>
          <table:table-cell table:style-name="ce21" office:value-type="float" office:value="16">
            <text:p>16</text:p>
          </table:table-cell>
          <table:table-cell table:style-name="ce23" office:value-type="string">
            <text:p>2010-11-07 14:53:44.983</text:p>
          </table:table-cell>
          <table:table-cell table:style-name="ce22" office:value-type="string">
            <text:p>work as ArtDirector at PieschenArtMuseum #4</text:p>
          </table:table-cell>
          <table:table-cell table:style-name="ce21" office:value-type="float" office:value="117">
            <text:p>117</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82];&quot; :date &quot;&quot;&quot;;[.D282];&quot;&quot;&quot; :derbyId &quot;;RC[1];&quot; :text &quot;&quot;&quot;;[.E282];&quot;&quot;&quot; :receiver &quot;;RC[5];&quot; :procurer &quot;;RC[6];&quot; :sender &quot;;RC[7];&quot;}&quot;)" office:value-type="string" office:value="#NAME?">
            <text:p>#NAME?</text:p>
          </table:table-cell>
          <table:table-cell table:style-name="ce21" office:value-type="float" office:value="281">
            <text:p>281</text:p>
          </table:table-cell>
          <table:table-cell table:style-name="ce21" office:value-type="float" office:value="12">
            <text:p>12</text:p>
          </table:table-cell>
          <table:table-cell table:style-name="ce23" office:value-type="string">
            <text:p>2010-11-21 14:24:26.281</text:p>
          </table:table-cell>
          <table:table-cell table:style-name="ce22" office:value-type="string">
            <text:p>WashUp at PensionMorgenstern</text:p>
          </table:table-cell>
          <table:table-cell table:style-name="ce21" office:value-type="float" office:value="117">
            <text:p>117</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283];&quot; :date &quot;&quot;&quot;;[.D283];&quot;&quot;&quot; :derbyId &quot;;RC[1];&quot; :text &quot;&quot;&quot;;[.E283];&quot;&quot;&quot; :receiver &quot;;RC[5];&quot; :procurer &quot;;RC[6];&quot; :sender &quot;;RC[7];&quot;}&quot;)" office:value-type="string" office:value="#NAME?">
            <text:p>#NAME?</text:p>
          </table:table-cell>
          <table:table-cell table:style-name="ce21" office:value-type="float" office:value="282">
            <text:p>282</text:p>
          </table:table-cell>
          <table:table-cell table:style-name="ce21" office:value-type="float" office:value="512">
            <text:p>512</text:p>
          </table:table-cell>
          <table:table-cell table:style-name="ce23" office:value-type="string">
            <text:p>2010-11-21 17:07:23.648</text:p>
          </table:table-cell>
          <table:table-cell table:style-name="ce22" office:value-type="string">
            <text:p>LockSchuppenOpening: 1 tickets</text:p>
          </table:table-cell>
          <table:table-cell table:style-name="ce21" office:value-type="float" office:value="63">
            <text:p>63</text:p>
          </table:table-cell>
          <table:table-cell table:style-name="ce21" office:value-type="float" office:value="47">
            <text:p>47</text:p>
          </table:table-cell>
          <table:table-cell table:style-name="ce21" office:value-type="float" office:value="47">
            <text:p>47</text:p>
          </table:table-cell>
        </table:table-row>
        <table:table-row table:style-name="ro10">
          <table:table-cell table:style-name="ce22" table:formula="oooc:=CONCATENATE(&quot;{:amount &quot;;[.C284];&quot; :date &quot;&quot;&quot;;[.D284];&quot;&quot;&quot; :derbyId &quot;;RC[1];&quot; :text &quot;&quot;&quot;;[.E284];&quot;&quot;&quot; :receiver &quot;;RC[5];&quot; :procurer &quot;;RC[6];&quot; :sender &quot;;RC[7];&quot;}&quot;)" office:value-type="string" office:value="#NAME?">
            <text:p>#NAME?</text:p>
          </table:table-cell>
          <table:table-cell table:style-name="ce21" office:value-type="float" office:value="283">
            <text:p>283</text:p>
          </table:table-cell>
          <table:table-cell table:style-name="ce21" office:value-type="float" office:value="100">
            <text:p>100</text:p>
          </table:table-cell>
          <table:table-cell table:style-name="ce23" office:value-type="string">
            <text:p>2010-11-24 15:21:41.678</text:p>
          </table:table-cell>
          <table:table-cell table:style-name="ce22" office:value-type="string">
            <text:p>BegruessungsGeld: FurchtloseTausend</text:p>
          </table:table-cell>
          <table:table-cell table:style-name="ce21" office:value-type="float" office:value="120">
            <text:p>120</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85];&quot; :date &quot;&quot;&quot;;[.D285];&quot;&quot;&quot; :derbyId &quot;;RC[1];&quot; :text &quot;&quot;&quot;;[.E285];&quot;&quot;&quot; :receiver &quot;;RC[5];&quot; :procurer &quot;;RC[6];&quot; :sender &quot;;RC[7];&quot;}&quot;)" office:value-type="string" office:value="#NAME?">
            <text:p>#NAME?</text:p>
          </table:table-cell>
          <table:table-cell table:style-name="ce21" office:value-type="float" office:value="284">
            <text:p>284</text:p>
          </table:table-cell>
          <table:table-cell table:style-name="ce21" office:value-type="float" office:value="100">
            <text:p>100</text:p>
          </table:table-cell>
          <table:table-cell table:style-name="ce23" office:value-type="string">
            <text:p>2010-11-24 15:22:23.39</text:p>
          </table:table-cell>
          <table:table-cell table:style-name="ce22" office:value-type="string">
            <text:p>BegruessungsGeld: FurchtloseTausend</text:p>
          </table:table-cell>
          <table:table-cell table:style-name="ce21" office:value-type="float" office:value="119">
            <text:p>119</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86];&quot; :date &quot;&quot;&quot;;[.D286];&quot;&quot;&quot; :derbyId &quot;;RC[1];&quot; :text &quot;&quot;&quot;;[.E286];&quot;&quot;&quot; :receiver &quot;;RC[5];&quot; :procurer &quot;;RC[6];&quot; :sender &quot;;RC[7];&quot;}&quot;)" office:value-type="string" office:value="#NAME?">
            <text:p>#NAME?</text:p>
          </table:table-cell>
          <table:table-cell table:style-name="ce21" office:value-type="float" office:value="285">
            <text:p>285</text:p>
          </table:table-cell>
          <table:table-cell table:style-name="ce21" office:value-type="float" office:value="100">
            <text:p>100</text:p>
          </table:table-cell>
          <table:table-cell table:style-name="ce23" office:value-type="string">
            <text:p>2010-11-24 15:22:53.489</text:p>
          </table:table-cell>
          <table:table-cell table:style-name="ce22" office:value-type="string">
            <text:p>BegruessungsGeld: FurchtloseTausend</text:p>
          </table:table-cell>
          <table:table-cell table:style-name="ce21" office:value-type="float" office:value="118">
            <text:p>118</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87];&quot; :date &quot;&quot;&quot;;[.D287];&quot;&quot;&quot; :derbyId &quot;;RC[1];&quot; :text &quot;&quot;&quot;;[.E287];&quot;&quot;&quot; :receiver &quot;;RC[5];&quot; :procurer &quot;;RC[6];&quot; :sender &quot;;RC[7];&quot;}&quot;)" office:value-type="string" office:value="#NAME?">
            <text:p>#NAME?</text:p>
          </table:table-cell>
          <table:table-cell table:style-name="ce21" office:value-type="float" office:value="286">
            <text:p>286</text:p>
          </table:table-cell>
          <table:table-cell table:style-name="ce21" office:value-type="float" office:value="100">
            <text:p>100</text:p>
          </table:table-cell>
          <table:table-cell table:style-name="ce23" office:value-type="string">
            <text:p>2010-11-24 17:54:03.201</text:p>
          </table:table-cell>
          <table:table-cell table:style-name="ce22" office:value-type="string">
            <text:p>BegruessungsGeld: FurchtloseTausend</text:p>
          </table:table-cell>
          <table:table-cell table:style-name="ce21" office:value-type="float" office:value="121">
            <text:p>121</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88];&quot; :date &quot;&quot;&quot;;[.D288];&quot;&quot;&quot; :derbyId &quot;;RC[1];&quot; :text &quot;&quot;&quot;;[.E288];&quot;&quot;&quot; :receiver &quot;;RC[5];&quot; :procurer &quot;;RC[6];&quot; :sender &quot;;RC[7];&quot;}&quot;)" office:value-type="string" office:value="#NAME?">
            <text:p>#NAME?</text:p>
          </table:table-cell>
          <table:table-cell table:style-name="ce21" office:value-type="float" office:value="287">
            <text:p>287</text:p>
          </table:table-cell>
          <table:table-cell table:style-name="ce21" office:value-type="float" office:value="5000">
            <text:p>5000</text:p>
          </table:table-cell>
          <table:table-cell table:style-name="ce23" office:value-type="string">
            <text:p>2010-11-24 18:27:26.478</text:p>
          </table:table-cell>
          <table:table-cell table:style-name="ce22" office:value-type="string">
            <text:p>NewCitizen</text:p>
          </table:table-cell>
          <table:table-cell table:style-name="ce21" office:value-type="float" office:value="123">
            <text:p>123</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289];&quot; :date &quot;&quot;&quot;;[.D289];&quot;&quot;&quot; :derbyId &quot;;RC[1];&quot; :text &quot;&quot;&quot;;[.E289];&quot;&quot;&quot; :receiver &quot;;RC[5];&quot; :procurer &quot;;RC[6];&quot; :sender &quot;;RC[7];&quot;}&quot;)" office:value-type="string" office:value="#NAME?">
            <text:p>#NAME?</text:p>
          </table:table-cell>
          <table:table-cell table:style-name="ce21" office:value-type="float" office:value="288">
            <text:p>288</text:p>
          </table:table-cell>
          <table:table-cell table:style-name="ce21" office:value-type="float" office:value="100">
            <text:p>100</text:p>
          </table:table-cell>
          <table:table-cell table:style-name="ce23" office:value-type="string">
            <text:p>2010-11-24 18:27:47.023</text:p>
          </table:table-cell>
          <table:table-cell table:style-name="ce22" office:value-type="string">
            <text:p>BegruessungsGeld: FurchtloseTausend</text:p>
          </table:table-cell>
          <table:table-cell table:style-name="ce21" office:value-type="float" office:value="124">
            <text:p>124</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290];&quot; :date &quot;&quot;&quot;;[.D290];&quot;&quot;&quot; :derbyId &quot;;RC[1];&quot; :text &quot;&quot;&quot;;[.E290];&quot;&quot;&quot; :receiver &quot;;RC[5];&quot; :procurer &quot;;RC[6];&quot; :sender &quot;;RC[7];&quot;}&quot;)" office:value-type="string" office:value="#NAME?">
            <text:p>#NAME?</text:p>
          </table:table-cell>
          <table:table-cell table:style-name="ce21" office:value-type="float" office:value="289">
            <text:p>289</text:p>
          </table:table-cell>
          <table:table-cell table:style-name="ce21" office:value-type="float" office:value="100">
            <text:p>100</text:p>
          </table:table-cell>
          <table:table-cell table:style-name="ce23" office:value-type="string">
            <text:p>2010-11-24 18:28:19.581</text:p>
          </table:table-cell>
          <table:table-cell table:style-name="ce22" office:value-type="string">
            <text:p>BegruessungsGeld</text:p>
          </table:table-cell>
          <table:table-cell table:style-name="ce21" office:value-type="float" office:value="123">
            <text:p>123</text:p>
          </table:table-cell>
          <table:table-cell table:style-name="ce21" office:value-type="float" office:value="61">
            <text:p>61</text:p>
          </table:table-cell>
          <table:table-cell table:style-name="ce21" office:value-type="float" office:value="18">
            <text:p>18</text:p>
          </table:table-cell>
        </table:table-row>
        <table:table-row table:style-name="ro10">
          <table:table-cell table:style-name="ce22" table:formula="oooc:=CONCATENATE(&quot;{:amount &quot;;[.C291];&quot; :date &quot;&quot;&quot;;[.D291];&quot;&quot;&quot; :derbyId &quot;;RC[1];&quot; :text &quot;&quot;&quot;;[.E291];&quot;&quot;&quot; :receiver &quot;;RC[5];&quot; :procurer &quot;;RC[6];&quot; :sender &quot;;RC[7];&quot;}&quot;)" office:value-type="string" office:value="#NAME?">
            <text:p>#NAME?</text:p>
          </table:table-cell>
          <table:table-cell table:style-name="ce21" office:value-type="float" office:value="290">
            <text:p>290</text:p>
          </table:table-cell>
          <table:table-cell table:style-name="ce21" office:value-type="float" office:value="5000">
            <text:p>5000</text:p>
          </table:table-cell>
          <table:table-cell table:style-name="ce23" office:value-type="string">
            <text:p>2010-11-24 18:28:51.62</text:p>
          </table:table-cell>
          <table:table-cell table:style-name="ce22" office:value-type="string">
            <text:p>NewCitizen</text:p>
          </table:table-cell>
          <table:table-cell table:style-name="ce21" office:value-type="float" office:value="122">
            <text:p>122</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292];&quot; :date &quot;&quot;&quot;;[.D292];&quot;&quot;&quot; :derbyId &quot;;RC[1];&quot; :text &quot;&quot;&quot;;[.E292];&quot;&quot;&quot; :receiver &quot;;RC[5];&quot; :procurer &quot;;RC[6];&quot; :sender &quot;;RC[7];&quot;}&quot;)" office:value-type="string" office:value="#NAME?">
            <text:p>#NAME?</text:p>
          </table:table-cell>
          <table:table-cell table:style-name="ce21" office:value-type="float" office:value="291">
            <text:p>291</text:p>
          </table:table-cell>
          <table:table-cell table:style-name="ce21" office:value-type="float" office:value="100">
            <text:p>100</text:p>
          </table:table-cell>
          <table:table-cell table:style-name="ce23" office:value-type="string">
            <text:p>2010-11-24 18:29:32.056</text:p>
          </table:table-cell>
          <table:table-cell table:style-name="ce22" office:value-type="string">
            <text:p>BegruessungsGeld</text:p>
          </table:table-cell>
          <table:table-cell table:style-name="ce21" office:value-type="float" office:value="122">
            <text:p>122</text:p>
          </table:table-cell>
          <table:table-cell table:style-name="ce21" office:value-type="float" office:value="61">
            <text:p>61</text:p>
          </table:table-cell>
          <table:table-cell table:style-name="ce21" office:value-type="float" office:value="18">
            <text:p>18</text:p>
          </table:table-cell>
        </table:table-row>
        <table:table-row table:style-name="ro10">
          <table:table-cell table:style-name="ce22" table:formula="oooc:=CONCATENATE(&quot;{:amount &quot;;[.C293];&quot; :date &quot;&quot;&quot;;[.D293];&quot;&quot;&quot; :derbyId &quot;;RC[1];&quot; :text &quot;&quot;&quot;;[.E293];&quot;&quot;&quot; :receiver &quot;;RC[5];&quot; :procurer &quot;;RC[6];&quot; :sender &quot;;RC[7];&quot;}&quot;)" office:value-type="string" office:value="#NAME?">
            <text:p>#NAME?</text:p>
          </table:table-cell>
          <table:table-cell table:style-name="ce21" office:value-type="float" office:value="292">
            <text:p>292</text:p>
          </table:table-cell>
          <table:table-cell table:style-name="ce21" office:value-type="float" office:value="5000">
            <text:p>5000</text:p>
          </table:table-cell>
          <table:table-cell table:style-name="ce23" office:value-type="string">
            <text:p>2010-11-26 06:21:11.009</text:p>
          </table:table-cell>
          <table:table-cell table:style-name="ce22" office:value-type="string">
            <text:p>NewCitizen</text:p>
          </table:table-cell>
          <table:table-cell table:style-name="ce21" office:value-type="float" office:value="126">
            <text:p>126</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294];&quot; :date &quot;&quot;&quot;;[.D294];&quot;&quot;&quot; :derbyId &quot;;RC[1];&quot; :text &quot;&quot;&quot;;[.E294];&quot;&quot;&quot; :receiver &quot;;RC[5];&quot; :procurer &quot;;RC[6];&quot; :sender &quot;;RC[7];&quot;}&quot;)" office:value-type="string" office:value="#NAME?">
            <text:p>#NAME?</text:p>
          </table:table-cell>
          <table:table-cell table:style-name="ce21" office:value-type="float" office:value="293">
            <text:p>293</text:p>
          </table:table-cell>
          <table:table-cell table:style-name="ce21" office:value-type="float" office:value="100">
            <text:p>100</text:p>
          </table:table-cell>
          <table:table-cell table:style-name="ce23" office:value-type="string">
            <text:p>2010-11-26 06:21:46.151</text:p>
          </table:table-cell>
          <table:table-cell table:style-name="ce22" office:value-type="string">
            <text:p>BegruessungsGeld</text:p>
          </table:table-cell>
          <table:table-cell table:style-name="ce21" office:value-type="float" office:value="126">
            <text:p>126</text:p>
          </table:table-cell>
          <table:table-cell table:style-name="ce21" office:value-type="float" office:value="61">
            <text:p>61</text:p>
          </table:table-cell>
          <table:table-cell table:style-name="ce21" office:value-type="float" office:value="18">
            <text:p>18</text:p>
          </table:table-cell>
        </table:table-row>
        <table:table-row table:style-name="ro10">
          <table:table-cell table:style-name="ce22" table:formula="oooc:=CONCATENATE(&quot;{:amount &quot;;[.C295];&quot; :date &quot;&quot;&quot;;[.D295];&quot;&quot;&quot; :derbyId &quot;;RC[1];&quot; :text &quot;&quot;&quot;;[.E295];&quot;&quot;&quot; :receiver &quot;;RC[5];&quot; :procurer &quot;;RC[6];&quot; :sender &quot;;RC[7];&quot;}&quot;)" office:value-type="string" office:value="#NAME?">
            <text:p>#NAME?</text:p>
          </table:table-cell>
          <table:table-cell table:style-name="ce21" office:value-type="float" office:value="294">
            <text:p>294</text:p>
          </table:table-cell>
          <table:table-cell table:style-name="ce21" office:value-type="float" office:value="5000">
            <text:p>5000</text:p>
          </table:table-cell>
          <table:table-cell table:style-name="ce23" office:value-type="string">
            <text:p>2010-11-26 06:22:30.895</text:p>
          </table:table-cell>
          <table:table-cell table:style-name="ce22" office:value-type="string">
            <text:p>NewCitizenInvitation</text:p>
          </table:table-cell>
          <table:table-cell table:style-name="ce21" office:value-type="float" office:value="116">
            <text:p>116</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296];&quot; :date &quot;&quot;&quot;;[.D296];&quot;&quot;&quot; :derbyId &quot;;RC[1];&quot; :text &quot;&quot;&quot;;[.E296];&quot;&quot;&quot; :receiver &quot;;RC[5];&quot; :procurer &quot;;RC[6];&quot; :sender &quot;;RC[7];&quot;}&quot;)" office:value-type="string" office:value="#NAME?">
            <text:p>#NAME?</text:p>
          </table:table-cell>
          <table:table-cell table:style-name="ce21" office:value-type="float" office:value="295">
            <text:p>295</text:p>
          </table:table-cell>
          <table:table-cell table:style-name="ce21" office:value-type="float" office:value="5000">
            <text:p>5000</text:p>
          </table:table-cell>
          <table:table-cell table:style-name="ce23" office:value-type="string">
            <text:p>2010-11-26 06:23:34.153</text:p>
          </table:table-cell>
          <table:table-cell table:style-name="ce22" office:value-type="string">
            <text:p>NewCitizen</text:p>
          </table:table-cell>
          <table:table-cell table:style-name="ce21" office:value-type="float" office:value="125">
            <text:p>125</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297];&quot; :date &quot;&quot;&quot;;[.D297];&quot;&quot;&quot; :derbyId &quot;;RC[1];&quot; :text &quot;&quot;&quot;;[.E297];&quot;&quot;&quot; :receiver &quot;;RC[5];&quot; :procurer &quot;;RC[6];&quot; :sender &quot;;RC[7];&quot;}&quot;)" office:value-type="string" office:value="#NAME?">
            <text:p>#NAME?</text:p>
          </table:table-cell>
          <table:table-cell table:style-name="ce21" office:value-type="float" office:value="296">
            <text:p>296</text:p>
          </table:table-cell>
          <table:table-cell table:style-name="ce21" office:value-type="float" office:value="100">
            <text:p>100</text:p>
          </table:table-cell>
          <table:table-cell table:style-name="ce23" office:value-type="string">
            <text:p>2010-11-26 06:23:56.478</text:p>
          </table:table-cell>
          <table:table-cell table:style-name="ce22" office:value-type="string">
            <text:p>BegruessungsGeld</text:p>
          </table:table-cell>
          <table:table-cell table:style-name="ce21" office:value-type="float" office:value="125">
            <text:p>125</text:p>
          </table:table-cell>
          <table:table-cell table:style-name="ce21" office:value-type="float" office:value="61">
            <text:p>61</text:p>
          </table:table-cell>
          <table:table-cell table:style-name="ce21" office:value-type="float" office:value="18">
            <text:p>18</text:p>
          </table:table-cell>
        </table:table-row>
        <table:table-row table:style-name="ro10">
          <table:table-cell table:style-name="ce22" table:formula="oooc:=CONCATENATE(&quot;{:amount &quot;;[.C298];&quot; :date &quot;&quot;&quot;;[.D298];&quot;&quot;&quot; :derbyId &quot;;RC[1];&quot; :text &quot;&quot;&quot;;[.E298];&quot;&quot;&quot; :receiver &quot;;RC[5];&quot; :procurer &quot;;RC[6];&quot; :sender &quot;;RC[7];&quot;}&quot;)" office:value-type="string" office:value="#NAME?">
            <text:p>#NAME?</text:p>
          </table:table-cell>
          <table:table-cell table:style-name="ce21" office:value-type="float" office:value="297">
            <text:p>297</text:p>
          </table:table-cell>
          <table:table-cell table:style-name="ce21" office:value-type="float" office:value="5000">
            <text:p>5000</text:p>
          </table:table-cell>
          <table:table-cell table:style-name="ce23" office:value-type="string">
            <text:p>2010-11-26 06:24:30.098</text:p>
          </table:table-cell>
          <table:table-cell table:style-name="ce22" office:value-type="string">
            <text:p>NewCitizenInvitation</text:p>
          </table:table-cell>
          <table:table-cell table:style-name="ce21" office:value-type="float" office:value="116">
            <text:p>116</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299];&quot; :date &quot;&quot;&quot;;[.D299];&quot;&quot;&quot; :derbyId &quot;;RC[1];&quot; :text &quot;&quot;&quot;;[.E299];&quot;&quot;&quot; :receiver &quot;;RC[5];&quot; :procurer &quot;;RC[6];&quot; :sender &quot;;RC[7];&quot;}&quot;)" office:value-type="string" office:value="#NAME?">
            <text:p>#NAME?</text:p>
          </table:table-cell>
          <table:table-cell table:style-name="ce21" office:value-type="float" office:value="298">
            <text:p>298</text:p>
          </table:table-cell>
          <table:table-cell table:style-name="ce21" office:value-type="float" office:value="5000">
            <text:p>5000</text:p>
          </table:table-cell>
          <table:table-cell table:style-name="ce23" office:value-type="string">
            <text:p>2010-11-26 06:25:26.154</text:p>
          </table:table-cell>
          <table:table-cell table:style-name="ce22" office:value-type="string">
            <text:p>NewCitizen</text:p>
          </table:table-cell>
          <table:table-cell table:style-name="ce21" office:value-type="float" office:value="121">
            <text:p>121</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00];&quot; :date &quot;&quot;&quot;;[.D300];&quot;&quot;&quot; :derbyId &quot;;RC[1];&quot; :text &quot;&quot;&quot;;[.E300];&quot;&quot;&quot; :receiver &quot;;RC[5];&quot; :procurer &quot;;RC[6];&quot; :sender &quot;;RC[7];&quot;}&quot;)" office:value-type="string" office:value="#NAME?">
            <text:p>#NAME?</text:p>
          </table:table-cell>
          <table:table-cell table:style-name="ce21" office:value-type="float" office:value="299">
            <text:p>299</text:p>
          </table:table-cell>
          <table:table-cell table:style-name="ce21" office:value-type="float" office:value="5000">
            <text:p>5000</text:p>
          </table:table-cell>
          <table:table-cell table:style-name="ce23" office:value-type="string">
            <text:p>2010-11-26 06:25:53.861</text:p>
          </table:table-cell>
          <table:table-cell table:style-name="ce22" office:value-type="string">
            <text:p>NewCitizenInvitation</text:p>
          </table:table-cell>
          <table:table-cell table:style-name="ce21" office:value-type="float" office:value="116">
            <text:p>116</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01];&quot; :date &quot;&quot;&quot;;[.D301];&quot;&quot;&quot; :derbyId &quot;;RC[1];&quot; :text &quot;&quot;&quot;;[.E301];&quot;&quot;&quot; :receiver &quot;;RC[5];&quot; :procurer &quot;;RC[6];&quot; :sender &quot;;RC[7];&quot;}&quot;)" office:value-type="string" office:value="#NAME?">
            <text:p>#NAME?</text:p>
          </table:table-cell>
          <table:table-cell table:style-name="ce21" office:value-type="float" office:value="300">
            <text:p>300</text:p>
          </table:table-cell>
          <table:table-cell table:style-name="ce21" office:value-type="float" office:value="5000">
            <text:p>5000</text:p>
          </table:table-cell>
          <table:table-cell table:style-name="ce23" office:value-type="string">
            <text:p>2010-11-26 06:27:03.144</text:p>
          </table:table-cell>
          <table:table-cell table:style-name="ce22" office:value-type="string">
            <text:p>NewCitizen</text:p>
          </table:table-cell>
          <table:table-cell table:style-name="ce21" office:value-type="float" office:value="120">
            <text:p>120</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02];&quot; :date &quot;&quot;&quot;;[.D302];&quot;&quot;&quot; :derbyId &quot;;RC[1];&quot; :text &quot;&quot;&quot;;[.E302];&quot;&quot;&quot; :receiver &quot;;RC[5];&quot; :procurer &quot;;RC[6];&quot; :sender &quot;;RC[7];&quot;}&quot;)" office:value-type="string" office:value="#NAME?">
            <text:p>#NAME?</text:p>
          </table:table-cell>
          <table:table-cell table:style-name="ce21" office:value-type="float" office:value="301">
            <text:p>301</text:p>
          </table:table-cell>
          <table:table-cell table:style-name="ce21" office:value-type="float" office:value="5000">
            <text:p>5000</text:p>
          </table:table-cell>
          <table:table-cell table:style-name="ce23" office:value-type="string">
            <text:p>2010-11-26 06:27:30.355</text:p>
          </table:table-cell>
          <table:table-cell table:style-name="ce22" office:value-type="string">
            <text:p>NewCitizenInvitation</text:p>
          </table:table-cell>
          <table:table-cell table:style-name="ce21" office:value-type="float" office:value="116">
            <text:p>116</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03];&quot; :date &quot;&quot;&quot;;[.D303];&quot;&quot;&quot; :derbyId &quot;;RC[1];&quot; :text &quot;&quot;&quot;;[.E303];&quot;&quot;&quot; :receiver &quot;;RC[5];&quot; :procurer &quot;;RC[6];&quot; :sender &quot;;RC[7];&quot;}&quot;)" office:value-type="string" office:value="#NAME?">
            <text:p>#NAME?</text:p>
          </table:table-cell>
          <table:table-cell table:style-name="ce21" office:value-type="float" office:value="302">
            <text:p>302</text:p>
          </table:table-cell>
          <table:table-cell table:style-name="ce21" office:value-type="float" office:value="5000">
            <text:p>5000</text:p>
          </table:table-cell>
          <table:table-cell table:style-name="ce23" office:value-type="string">
            <text:p>2010-11-26 06:28:13.784</text:p>
          </table:table-cell>
          <table:table-cell table:style-name="ce22" office:value-type="string">
            <text:p>NewCitizen</text:p>
          </table:table-cell>
          <table:table-cell table:style-name="ce21" office:value-type="float" office:value="119">
            <text:p>119</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04];&quot; :date &quot;&quot;&quot;;[.D304];&quot;&quot;&quot; :derbyId &quot;;RC[1];&quot; :text &quot;&quot;&quot;;[.E304];&quot;&quot;&quot; :receiver &quot;;RC[5];&quot; :procurer &quot;;RC[6];&quot; :sender &quot;;RC[7];&quot;}&quot;)" office:value-type="string" office:value="#NAME?">
            <text:p>#NAME?</text:p>
          </table:table-cell>
          <table:table-cell table:style-name="ce21" office:value-type="float" office:value="303">
            <text:p>303</text:p>
          </table:table-cell>
          <table:table-cell table:style-name="ce21" office:value-type="float" office:value="5000">
            <text:p>5000</text:p>
          </table:table-cell>
          <table:table-cell table:style-name="ce23" office:value-type="string">
            <text:p>2010-11-26 06:28:41.199</text:p>
          </table:table-cell>
          <table:table-cell table:style-name="ce22" office:value-type="string">
            <text:p>NewCitizenInvitation</text:p>
          </table:table-cell>
          <table:table-cell table:style-name="ce21" office:value-type="float" office:value="116">
            <text:p>116</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05];&quot; :date &quot;&quot;&quot;;[.D305];&quot;&quot;&quot; :derbyId &quot;;RC[1];&quot; :text &quot;&quot;&quot;;[.E305];&quot;&quot;&quot; :receiver &quot;;RC[5];&quot; :procurer &quot;;RC[6];&quot; :sender &quot;;RC[7];&quot;}&quot;)" office:value-type="string" office:value="#NAME?">
            <text:p>#NAME?</text:p>
          </table:table-cell>
          <table:table-cell table:style-name="ce21" office:value-type="float" office:value="304">
            <text:p>304</text:p>
          </table:table-cell>
          <table:table-cell table:style-name="ce21" office:value-type="float" office:value="1">
            <text:p>1</text:p>
          </table:table-cell>
          <table:table-cell table:style-name="ce23" office:value-type="string">
            <text:p>2010-11-27 05:08:40.126</text:p>
          </table:table-cell>
          <table:table-cell table:style-name="ce22" office:value-type="string">
            <text:p>LockProMille auction</text:p>
          </table:table-cell>
          <table:table-cell table:style-name="ce21" office:value-type="float" office:value="17">
            <text:p>17</text:p>
          </table:table-cell>
          <table:table-cell table:style-name="ce21" office:value-type="float" office:value="113">
            <text:p>113</text:p>
          </table:table-cell>
          <table:table-cell table:style-name="ce21" office:value-type="float" office:value="113">
            <text:p>113</text:p>
          </table:table-cell>
        </table:table-row>
        <table:table-row table:style-name="ro10">
          <table:table-cell table:style-name="ce22" table:formula="oooc:=CONCATENATE(&quot;{:amount &quot;;[.C306];&quot; :date &quot;&quot;&quot;;[.D306];&quot;&quot;&quot; :derbyId &quot;;RC[1];&quot; :text &quot;&quot;&quot;;[.E306];&quot;&quot;&quot; :receiver &quot;;RC[5];&quot; :procurer &quot;;RC[6];&quot; :sender &quot;;RC[7];&quot;}&quot;)" office:value-type="string" office:value="#NAME?">
            <text:p>#NAME?</text:p>
          </table:table-cell>
          <table:table-cell table:style-name="ce21" office:value-type="float" office:value="305">
            <text:p>305</text:p>
          </table:table-cell>
          <table:table-cell table:style-name="ce21" office:value-type="float" office:value="64">
            <text:p>64</text:p>
          </table:table-cell>
          <table:table-cell table:style-name="ce23" office:value-type="string">
            <text:p>2010-11-28 06:52:31.477</text:p>
          </table:table-cell>
          <table:table-cell table:style-name="ce22" office:value-type="string">
            <text:p>AdventCalendar sponsoring</text:p>
          </table:table-cell>
          <table:table-cell table:style-name="ce21" office:value-type="float" office:value="113">
            <text:p>113</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307];&quot; :date &quot;&quot;&quot;;[.D307];&quot;&quot;&quot; :derbyId &quot;;RC[1];&quot; :text &quot;&quot;&quot;;[.E307];&quot;&quot;&quot; :receiver &quot;;RC[5];&quot; :procurer &quot;;RC[6];&quot; :sender &quot;;RC[7];&quot;}&quot;)" office:value-type="string" office:value="#NAME?">
            <text:p>#NAME?</text:p>
          </table:table-cell>
          <table:table-cell table:style-name="ce21" office:value-type="float" office:value="306">
            <text:p>306</text:p>
          </table:table-cell>
          <table:table-cell table:style-name="ce21" office:value-type="float" office:value="16">
            <text:p>16</text:p>
          </table:table-cell>
          <table:table-cell table:style-name="ce23" office:value-type="string">
            <text:p>2010-11-28 09:16:15.371</text:p>
          </table:table-cell>
          <table:table-cell table:style-name="ce22" office:value-type="string">
            <text:p>ClimaxBet</text:p>
          </table:table-cell>
          <table:table-cell table:style-name="ce21" office:value-type="float" office:value="113">
            <text:p>113</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308];&quot; :date &quot;&quot;&quot;;[.D308];&quot;&quot;&quot; :derbyId &quot;;RC[1];&quot; :text &quot;&quot;&quot;;[.E308];&quot;&quot;&quot; :receiver &quot;;RC[5];&quot; :procurer &quot;;RC[6];&quot; :sender &quot;;RC[7];&quot;}&quot;)" office:value-type="string" office:value="#NAME?">
            <text:p>#NAME?</text:p>
          </table:table-cell>
          <table:table-cell table:style-name="ce21" office:value-type="float" office:value="307">
            <text:p>307</text:p>
          </table:table-cell>
          <table:table-cell table:style-name="ce21" office:value-type="float" office:value="100">
            <text:p>100</text:p>
          </table:table-cell>
          <table:table-cell table:style-name="ce23" office:value-type="string">
            <text:p>2010-11-28 13:42:09.672</text:p>
          </table:table-cell>
          <table:table-cell table:style-name="ce22" office:value-type="string">
            <text:p>BegruessungsGeld: FurchtloseTausend</text:p>
          </table:table-cell>
          <table:table-cell table:style-name="ce21" office:value-type="float" office:value="127">
            <text:p>127</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309];&quot; :date &quot;&quot;&quot;;[.D309];&quot;&quot;&quot; :derbyId &quot;;RC[1];&quot; :text &quot;&quot;&quot;;[.E309];&quot;&quot;&quot; :receiver &quot;;RC[5];&quot; :procurer &quot;;RC[6];&quot; :sender &quot;;RC[7];&quot;}&quot;)" office:value-type="string" office:value="#NAME?">
            <text:p>#NAME?</text:p>
          </table:table-cell>
          <table:table-cell table:style-name="ce21" office:value-type="float" office:value="308">
            <text:p>308</text:p>
          </table:table-cell>
          <table:table-cell table:style-name="ce21" office:value-type="float" office:value="5000">
            <text:p>5000</text:p>
          </table:table-cell>
          <table:table-cell table:style-name="ce23" office:value-type="string">
            <text:p>2010-11-28 15:33:16.439</text:p>
          </table:table-cell>
          <table:table-cell table:style-name="ce22" office:value-type="string">
            <text:p>NewCitizen</text:p>
          </table:table-cell>
          <table:table-cell table:style-name="ce21" office:value-type="float" office:value="127">
            <text:p>127</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10];&quot; :date &quot;&quot;&quot;;[.D310];&quot;&quot;&quot; :derbyId &quot;;RC[1];&quot; :text &quot;&quot;&quot;;[.E310];&quot;&quot;&quot; :receiver &quot;;RC[5];&quot; :procurer &quot;;RC[6];&quot; :sender &quot;;RC[7];&quot;}&quot;)" office:value-type="string" office:value="#NAME?">
            <text:p>#NAME?</text:p>
          </table:table-cell>
          <table:table-cell table:style-name="ce21" office:value-type="float" office:value="309">
            <text:p>309</text:p>
          </table:table-cell>
          <table:table-cell table:style-name="ce21" office:value-type="float" office:value="5000">
            <text:p>5000</text:p>
          </table:table-cell>
          <table:table-cell table:style-name="ce23" office:value-type="string">
            <text:p>2010-11-28 15:33:41.547</text:p>
          </table:table-cell>
          <table:table-cell table:style-name="ce22" office:value-type="string">
            <text:p>NewCitizenInvitation</text:p>
          </table:table-cell>
          <table:table-cell table:style-name="ce21" office:value-type="float" office:value="113">
            <text:p>113</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11];&quot; :date &quot;&quot;&quot;;[.D311];&quot;&quot;&quot; :derbyId &quot;;RC[1];&quot; :text &quot;&quot;&quot;;[.E311];&quot;&quot;&quot; :receiver &quot;;RC[5];&quot; :procurer &quot;;RC[6];&quot; :sender &quot;;RC[7];&quot;}&quot;)" office:value-type="string" office:value="#NAME?">
            <text:p>#NAME?</text:p>
          </table:table-cell>
          <table:table-cell table:style-name="ce21" office:value-type="float" office:value="310">
            <text:p>310</text:p>
          </table:table-cell>
          <table:table-cell table:style-name="ce21" office:value-type="float" office:value="100">
            <text:p>100</text:p>
          </table:table-cell>
          <table:table-cell table:style-name="ce23" office:value-type="string">
            <text:p>2010-12-03 17:30:09.146</text:p>
          </table:table-cell>
          <table:table-cell table:style-name="ce22" office:value-type="string">
            <text:p>BegruessungsGeld: FurchtloseTausend</text:p>
          </table:table-cell>
          <table:table-cell table:style-name="ce21" office:value-type="float" office:value="128">
            <text:p>128</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312];&quot; :date &quot;&quot;&quot;;[.D312];&quot;&quot;&quot; :derbyId &quot;;RC[1];&quot; :text &quot;&quot;&quot;;[.E312];&quot;&quot;&quot; :receiver &quot;;RC[5];&quot; :procurer &quot;;RC[6];&quot; :sender &quot;;RC[7];&quot;}&quot;)" office:value-type="string" office:value="#NAME?">
            <text:p>#NAME?</text:p>
          </table:table-cell>
          <table:table-cell table:style-name="ce21" office:value-type="float" office:value="311">
            <text:p>311</text:p>
          </table:table-cell>
          <table:table-cell table:style-name="ce21" office:value-type="float" office:value="16">
            <text:p>16</text:p>
          </table:table-cell>
          <table:table-cell table:style-name="ce23" office:value-type="string">
            <text:p>2010-12-03 17:37:43.145</text:p>
          </table:table-cell>
          <table:table-cell table:style-name="ce22" office:value-type="string">
            <text:p>GoogleHupf und RotKaeppchen beim PieschenArtMuseum</text:p>
          </table:table-cell>
          <table:table-cell table:style-name="ce21" office:value-type="float" office:value="113">
            <text:p>113</text:p>
          </table:table-cell>
          <table:table-cell table:style-name="ce21" office:value-type="float" office:value="128">
            <text:p>128</text:p>
          </table:table-cell>
          <table:table-cell table:style-name="ce21" office:value-type="float" office:value="128">
            <text:p>128</text:p>
          </table:table-cell>
        </table:table-row>
        <table:table-row table:style-name="ro10">
          <table:table-cell table:style-name="ce22" table:formula="oooc:=CONCATENATE(&quot;{:amount &quot;;[.C313];&quot; :date &quot;&quot;&quot;;[.D313];&quot;&quot;&quot; :derbyId &quot;;RC[1];&quot; :text &quot;&quot;&quot;;[.E313];&quot;&quot;&quot; :receiver &quot;;RC[5];&quot; :procurer &quot;;RC[6];&quot; :sender &quot;;RC[7];&quot;}&quot;)" office:value-type="string" office:value="#NAME?">
            <text:p>#NAME?</text:p>
          </table:table-cell>
          <table:table-cell table:style-name="ce21" office:value-type="float" office:value="312">
            <text:p>312</text:p>
          </table:table-cell>
          <table:table-cell table:style-name="ce21" office:value-type="float" office:value="7">
            <text:p>7</text:p>
          </table:table-cell>
          <table:table-cell table:style-name="ce23" office:value-type="string">
            <text:p>2010-12-04 08:18:43.385</text:p>
          </table:table-cell>
          <table:table-cell table:style-name="ce22" office:value-type="string">
            <text:p>LoewenJagd: ThomasHoyer</text:p>
          </table:table-cell>
          <table:table-cell table:style-name="ce21" office:value-type="float" office:value="117">
            <text:p>117</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314];&quot; :date &quot;&quot;&quot;;[.D314];&quot;&quot;&quot; :derbyId &quot;;RC[1];&quot; :text &quot;&quot;&quot;;[.E314];&quot;&quot;&quot; :receiver &quot;;RC[5];&quot; :procurer &quot;;RC[6];&quot; :sender &quot;;RC[7];&quot;}&quot;)" office:value-type="string" office:value="#NAME?">
            <text:p>#NAME?</text:p>
          </table:table-cell>
          <table:table-cell table:style-name="ce21" office:value-type="float" office:value="313">
            <text:p>313</text:p>
          </table:table-cell>
          <table:table-cell table:style-name="ce21" office:value-type="float" office:value="128">
            <text:p>128</text:p>
          </table:table-cell>
          <table:table-cell table:style-name="ce23" office:value-type="string">
            <text:p>2010-12-06 16:29:34.493</text:p>
          </table:table-cell>
          <table:table-cell table:style-name="ce22" office:value-type="string">
            <text:p>AdventCalendar: door #6 ;)</text:p>
          </table:table-cell>
          <table:table-cell table:style-name="ce21" office:value-type="float" office:value="117">
            <text:p>117</text:p>
          </table:table-cell>
          <table:table-cell table:style-name="ce21" office:value-type="float" office:value="17">
            <text:p>17</text:p>
          </table:table-cell>
          <table:table-cell table:style-name="ce21" office:value-type="float" office:value="17">
            <text:p>17</text:p>
          </table:table-cell>
        </table:table-row>
        <table:table-row table:style-name="ro10">
          <table:table-cell table:style-name="ce22" table:formula="oooc:=CONCATENATE(&quot;{:amount &quot;;[.C315];&quot; :date &quot;&quot;&quot;;[.D315];&quot;&quot;&quot; :derbyId &quot;;RC[1];&quot; :text &quot;&quot;&quot;;[.E315];&quot;&quot;&quot; :receiver &quot;;RC[5];&quot; :procurer &quot;;RC[6];&quot; :sender &quot;;RC[7];&quot;}&quot;)" office:value-type="string" office:value="#NAME?">
            <text:p>#NAME?</text:p>
          </table:table-cell>
          <table:table-cell table:style-name="ce21" office:value-type="float" office:value="314">
            <text:p>314</text:p>
          </table:table-cell>
          <table:table-cell table:style-name="ce21" office:value-type="float" office:value="100">
            <text:p>100</text:p>
          </table:table-cell>
          <table:table-cell table:style-name="ce23" office:value-type="string">
            <text:p>2010-12-09 13:35:04.287</text:p>
          </table:table-cell>
          <table:table-cell table:style-name="ce22" office:value-type="string">
            <text:p>BegruessungsGeld: FurchtloseTausend</text:p>
          </table:table-cell>
          <table:table-cell table:style-name="ce21" office:value-type="float" office:value="129">
            <text:p>129</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316];&quot; :date &quot;&quot;&quot;;[.D316];&quot;&quot;&quot; :derbyId &quot;;RC[1];&quot; :text &quot;&quot;&quot;;[.E316];&quot;&quot;&quot; :receiver &quot;;RC[5];&quot; :procurer &quot;;RC[6];&quot; :sender &quot;;RC[7];&quot;}&quot;)" office:value-type="string" office:value="#NAME?">
            <text:p>#NAME?</text:p>
          </table:table-cell>
          <table:table-cell table:style-name="ce21" office:value-type="float" office:value="315">
            <text:p>315</text:p>
          </table:table-cell>
          <table:table-cell table:style-name="ce21" office:value-type="float" office:value="100">
            <text:p>100</text:p>
          </table:table-cell>
          <table:table-cell table:style-name="ce23" office:value-type="string">
            <text:p>2010-12-10 10:44:03.526</text:p>
          </table:table-cell>
          <table:table-cell table:style-name="ce22" office:value-type="string">
            <text:p>BegruessungsGeld: FurchtloseTausend</text:p>
          </table:table-cell>
          <table:table-cell table:style-name="ce21" office:value-type="float" office:value="130">
            <text:p>130</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317];&quot; :date &quot;&quot;&quot;;[.D317];&quot;&quot;&quot; :derbyId &quot;;RC[1];&quot; :text &quot;&quot;&quot;;[.E317];&quot;&quot;&quot; :receiver &quot;;RC[5];&quot; :procurer &quot;;RC[6];&quot; :sender &quot;;RC[7];&quot;}&quot;)" office:value-type="string" office:value="#NAME?">
            <text:p>#NAME?</text:p>
          </table:table-cell>
          <table:table-cell table:style-name="ce21" office:value-type="float" office:value="316">
            <text:p>316</text:p>
          </table:table-cell>
          <table:table-cell table:style-name="ce21" office:value-type="float" office:value="100">
            <text:p>100</text:p>
          </table:table-cell>
          <table:table-cell table:style-name="ce23" office:value-type="string">
            <text:p>2010-12-10 15:16:12.367</text:p>
          </table:table-cell>
          <table:table-cell table:style-name="ce22" office:value-type="string">
            <text:p>BegruessungsGeld: FurchtloseTausend</text:p>
          </table:table-cell>
          <table:table-cell table:style-name="ce21" office:value-type="float" office:value="131">
            <text:p>131</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318];&quot; :date &quot;&quot;&quot;;[.D318];&quot;&quot;&quot; :derbyId &quot;;RC[1];&quot; :text &quot;&quot;&quot;;[.E318];&quot;&quot;&quot; :receiver &quot;;RC[5];&quot; :procurer &quot;;RC[6];&quot; :sender &quot;;RC[7];&quot;}&quot;)" office:value-type="string" office:value="#NAME?">
            <text:p>#NAME?</text:p>
          </table:table-cell>
          <table:table-cell table:style-name="ce21" office:value-type="float" office:value="317">
            <text:p>317</text:p>
          </table:table-cell>
          <table:table-cell table:style-name="ce21" office:value-type="float" office:value="5">
            <text:p>5</text:p>
          </table:table-cell>
          <table:table-cell table:style-name="ce23" office:value-type="string">
            <text:p>2010-12-10 15:36:43.968</text:p>
          </table:table-cell>
          <table:table-cell table:style-name="ce22" office:value-type="string">
            <text:p>für chockolade und frucht</text:p>
          </table:table-cell>
          <table:table-cell table:style-name="ce21" office:value-type="float" office:value="113">
            <text:p>113</text:p>
          </table:table-cell>
          <table:table-cell table:style-name="ce21" office:value-type="float" office:value="131">
            <text:p>131</text:p>
          </table:table-cell>
          <table:table-cell table:style-name="ce21" office:value-type="float" office:value="131">
            <text:p>131</text:p>
          </table:table-cell>
        </table:table-row>
        <table:table-row table:style-name="ro10">
          <table:table-cell table:style-name="ce22" table:formula="oooc:=CONCATENATE(&quot;{:amount &quot;;[.C319];&quot; :date &quot;&quot;&quot;;[.D319];&quot;&quot;&quot; :derbyId &quot;;RC[1];&quot; :text &quot;&quot;&quot;;[.E319];&quot;&quot;&quot; :receiver &quot;;RC[5];&quot; :procurer &quot;;RC[6];&quot; :sender &quot;;RC[7];&quot;}&quot;)" office:value-type="string" office:value="#NAME?">
            <text:p>#NAME?</text:p>
          </table:table-cell>
          <table:table-cell table:style-name="ce21" office:value-type="float" office:value="318">
            <text:p>318</text:p>
          </table:table-cell>
          <table:table-cell table:style-name="ce21" office:value-type="float" office:value="2048">
            <text:p>2048</text:p>
          </table:table-cell>
          <table:table-cell table:style-name="ce23" office:value-type="string">
            <text:p>2010-12-10 15:48:55.171</text:p>
          </table:table-cell>
          <table:table-cell table:style-name="ce22" office:value-type="string">
            <text:p>KunstGeld: X43308830612</text:p>
          </table:table-cell>
          <table:table-cell table:style-name="ce21" office:value-type="float" office:value="17">
            <text:p>17</text:p>
          </table:table-cell>
          <table:table-cell table:style-name="ce21" office:value-type="float" office:value="9">
            <text:p>9</text:p>
          </table:table-cell>
          <table:table-cell table:style-name="ce21" office:value-type="float" office:value="9">
            <text:p>9</text:p>
          </table:table-cell>
        </table:table-row>
        <table:table-row table:style-name="ro10">
          <table:table-cell table:style-name="ce22" table:formula="oooc:=CONCATENATE(&quot;{:amount &quot;;[.C320];&quot; :date &quot;&quot;&quot;;[.D320];&quot;&quot;&quot; :derbyId &quot;;RC[1];&quot; :text &quot;&quot;&quot;;[.E320];&quot;&quot;&quot; :receiver &quot;;RC[5];&quot; :procurer &quot;;RC[6];&quot; :sender &quot;;RC[7];&quot;}&quot;)" office:value-type="string" office:value="#NAME?">
            <text:p>#NAME?</text:p>
          </table:table-cell>
          <table:table-cell table:style-name="ce21" office:value-type="float" office:value="319">
            <text:p>319</text:p>
          </table:table-cell>
          <table:table-cell table:style-name="ce21" office:value-type="float" office:value="5000">
            <text:p>5000</text:p>
          </table:table-cell>
          <table:table-cell table:style-name="ce23" office:value-type="string">
            <text:p>2010-12-16 03:21:51.016</text:p>
          </table:table-cell>
          <table:table-cell table:style-name="ce22" office:value-type="string">
            <text:p>NewCitizen</text:p>
          </table:table-cell>
          <table:table-cell table:style-name="ce21" office:value-type="float" office:value="131">
            <text:p>131</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21];&quot; :date &quot;&quot;&quot;;[.D321];&quot;&quot;&quot; :derbyId &quot;;RC[1];&quot; :text &quot;&quot;&quot;;[.E321];&quot;&quot;&quot; :receiver &quot;;RC[5];&quot; :procurer &quot;;RC[6];&quot; :sender &quot;;RC[7];&quot;}&quot;)" office:value-type="string" office:value="#NAME?">
            <text:p>#NAME?</text:p>
          </table:table-cell>
          <table:table-cell table:style-name="ce21" office:value-type="float" office:value="320">
            <text:p>320</text:p>
          </table:table-cell>
          <table:table-cell table:style-name="ce21" office:value-type="float" office:value="5000">
            <text:p>5000</text:p>
          </table:table-cell>
          <table:table-cell table:style-name="ce23" office:value-type="string">
            <text:p>2010-12-16 03:22:51.596</text:p>
          </table:table-cell>
          <table:table-cell table:style-name="ce22" office:value-type="string">
            <text:p>NewCitizenInvitation</text:p>
          </table:table-cell>
          <table:table-cell table:style-name="ce21" office:value-type="float" office:value="17">
            <text:p>17</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22];&quot; :date &quot;&quot;&quot;;[.D322];&quot;&quot;&quot; :derbyId &quot;;RC[1];&quot; :text &quot;&quot;&quot;;[.E322];&quot;&quot;&quot; :receiver &quot;;RC[5];&quot; :procurer &quot;;RC[6];&quot; :sender &quot;;RC[7];&quot;}&quot;)" office:value-type="string" office:value="#NAME?">
            <text:p>#NAME?</text:p>
          </table:table-cell>
          <table:table-cell table:style-name="ce21" office:value-type="float" office:value="321">
            <text:p>321</text:p>
          </table:table-cell>
          <table:table-cell table:style-name="ce21" office:value-type="float" office:value="5000">
            <text:p>5000</text:p>
          </table:table-cell>
          <table:table-cell table:style-name="ce23" office:value-type="string">
            <text:p>2010-12-16 03:23:51.919</text:p>
          </table:table-cell>
          <table:table-cell table:style-name="ce22" office:value-type="string">
            <text:p>NewCitizen</text:p>
          </table:table-cell>
          <table:table-cell table:style-name="ce21" office:value-type="float" office:value="128">
            <text:p>128</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23];&quot; :date &quot;&quot;&quot;;[.D323];&quot;&quot;&quot; :derbyId &quot;;RC[1];&quot; :text &quot;&quot;&quot;;[.E323];&quot;&quot;&quot; :receiver &quot;;RC[5];&quot; :procurer &quot;;RC[6];&quot; :sender &quot;;RC[7];&quot;}&quot;)" office:value-type="string" office:value="#NAME?">
            <text:p>#NAME?</text:p>
          </table:table-cell>
          <table:table-cell table:style-name="ce21" office:value-type="float" office:value="322">
            <text:p>322</text:p>
          </table:table-cell>
          <table:table-cell table:style-name="ce21" office:value-type="float" office:value="5000">
            <text:p>5000</text:p>
          </table:table-cell>
          <table:table-cell table:style-name="ce23" office:value-type="string">
            <text:p>2010-12-16 03:28:01.904</text:p>
          </table:table-cell>
          <table:table-cell table:style-name="ce22" office:value-type="string">
            <text:p>NewCitizenInvitation</text:p>
          </table:table-cell>
          <table:table-cell table:style-name="ce21" office:value-type="float" office:value="17">
            <text:p>17</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24];&quot; :date &quot;&quot;&quot;;[.D324];&quot;&quot;&quot; :derbyId &quot;;RC[1];&quot; :text &quot;&quot;&quot;;[.E324];&quot;&quot;&quot; :receiver &quot;;RC[5];&quot; :procurer &quot;;RC[6];&quot; :sender &quot;;RC[7];&quot;}&quot;)" office:value-type="string" office:value="#NAME?">
            <text:p>#NAME?</text:p>
          </table:table-cell>
          <table:table-cell table:style-name="ce21" office:value-type="float" office:value="323">
            <text:p>323</text:p>
          </table:table-cell>
          <table:table-cell table:style-name="ce21" office:value-type="float" office:value="5000">
            <text:p>5000</text:p>
          </table:table-cell>
          <table:table-cell table:style-name="ce23" office:value-type="string">
            <text:p>2010-12-16 03:30:54.919</text:p>
          </table:table-cell>
          <table:table-cell table:style-name="ce22" office:value-type="string">
            <text:p>NewCitizen</text:p>
          </table:table-cell>
          <table:table-cell table:style-name="ce21" office:value-type="float" office:value="129">
            <text:p>129</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25];&quot; :date &quot;&quot;&quot;;[.D325];&quot;&quot;&quot; :derbyId &quot;;RC[1];&quot; :text &quot;&quot;&quot;;[.E325];&quot;&quot;&quot; :receiver &quot;;RC[5];&quot; :procurer &quot;;RC[6];&quot; :sender &quot;;RC[7];&quot;}&quot;)" office:value-type="string" office:value="#NAME?">
            <text:p>#NAME?</text:p>
          </table:table-cell>
          <table:table-cell table:style-name="ce21" office:value-type="float" office:value="324">
            <text:p>324</text:p>
          </table:table-cell>
          <table:table-cell table:style-name="ce21" office:value-type="float" office:value="5000">
            <text:p>5000</text:p>
          </table:table-cell>
          <table:table-cell table:style-name="ce23" office:value-type="string">
            <text:p>2010-12-16 03:33:17.506</text:p>
          </table:table-cell>
          <table:table-cell table:style-name="ce22" office:value-type="string">
            <text:p>NewCitizenInvitation</text:p>
          </table:table-cell>
          <table:table-cell table:style-name="ce21" office:value-type="float" office:value="116">
            <text:p>116</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26];&quot; :date &quot;&quot;&quot;;[.D326];&quot;&quot;&quot; :derbyId &quot;;RC[1];&quot; :text &quot;&quot;&quot;;[.E326];&quot;&quot;&quot; :receiver &quot;;RC[5];&quot; :procurer &quot;;RC[6];&quot; :sender &quot;;RC[7];&quot;}&quot;)" office:value-type="string" office:value="#NAME?">
            <text:p>#NAME?</text:p>
          </table:table-cell>
          <table:table-cell table:style-name="ce21" office:value-type="float" office:value="325">
            <text:p>325</text:p>
          </table:table-cell>
          <table:table-cell table:style-name="ce21" office:value-type="float" office:value="5000">
            <text:p>5000</text:p>
          </table:table-cell>
          <table:table-cell table:style-name="ce23" office:value-type="string">
            <text:p>2010-12-16 03:36:34.973</text:p>
          </table:table-cell>
          <table:table-cell table:style-name="ce22" office:value-type="string">
            <text:p>NewCitizen</text:p>
          </table:table-cell>
          <table:table-cell table:style-name="ce21" office:value-type="float" office:value="130">
            <text:p>130</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27];&quot; :date &quot;&quot;&quot;;[.D327];&quot;&quot;&quot; :derbyId &quot;;RC[1];&quot; :text &quot;&quot;&quot;;[.E327];&quot;&quot;&quot; :receiver &quot;;RC[5];&quot; :procurer &quot;;RC[6];&quot; :sender &quot;;RC[7];&quot;}&quot;)" office:value-type="string" office:value="#NAME?">
            <text:p>#NAME?</text:p>
          </table:table-cell>
          <table:table-cell table:style-name="ce21" office:value-type="float" office:value="326">
            <text:p>326</text:p>
          </table:table-cell>
          <table:table-cell table:style-name="ce21" office:value-type="float" office:value="5000">
            <text:p>5000</text:p>
          </table:table-cell>
          <table:table-cell table:style-name="ce23" office:value-type="string">
            <text:p>2010-12-16 03:37:08.382</text:p>
          </table:table-cell>
          <table:table-cell table:style-name="ce22" office:value-type="string">
            <text:p>NewCitizenInvitation</text:p>
          </table:table-cell>
          <table:table-cell table:style-name="ce21" office:value-type="float" office:value="116">
            <text:p>116</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28];&quot; :date &quot;&quot;&quot;;[.D328];&quot;&quot;&quot; :derbyId &quot;;RC[1];&quot; :text &quot;&quot;&quot;;[.E328];&quot;&quot;&quot; :receiver &quot;;RC[5];&quot; :procurer &quot;;RC[6];&quot; :sender &quot;;RC[7];&quot;}&quot;)" office:value-type="string" office:value="#NAME?">
            <text:p>#NAME?</text:p>
          </table:table-cell>
          <table:table-cell table:style-name="ce21" office:value-type="float" office:value="327">
            <text:p>327</text:p>
          </table:table-cell>
          <table:table-cell table:style-name="ce21" office:value-type="float" office:value="256">
            <text:p>256</text:p>
          </table:table-cell>
          <table:table-cell table:style-name="ce23" office:value-type="string">
            <text:p>2010-12-17 15:09:53.266</text:p>
          </table:table-cell>
          <table:table-cell table:style-name="ce22" office:value-type="string">
            <text:p>KunstGeld: X52139724113</text:p>
          </table:table-cell>
          <table:table-cell table:style-name="ce21" office:value-type="float" office:value="17">
            <text:p>17</text:p>
          </table:table-cell>
          <table:table-cell table:style-name="ce21" office:value-type="float" office:value="113">
            <text:p>113</text:p>
          </table:table-cell>
          <table:table-cell table:style-name="ce21" office:value-type="float" office:value="113">
            <text:p>113</text:p>
          </table:table-cell>
        </table:table-row>
        <table:table-row table:style-name="ro10">
          <table:table-cell table:style-name="ce22" table:formula="oooc:=CONCATENATE(&quot;{:amount &quot;;[.C329];&quot; :date &quot;&quot;&quot;;[.D329];&quot;&quot;&quot; :derbyId &quot;;RC[1];&quot; :text &quot;&quot;&quot;;[.E329];&quot;&quot;&quot; :receiver &quot;;RC[5];&quot; :procurer &quot;;RC[6];&quot; :sender &quot;;RC[7];&quot;}&quot;)" office:value-type="string" office:value="#NAME?">
            <text:p>#NAME?</text:p>
          </table:table-cell>
          <table:table-cell table:style-name="ce21" office:value-type="float" office:value="328">
            <text:p>328</text:p>
          </table:table-cell>
          <table:table-cell table:style-name="ce21" office:value-type="float" office:value="100">
            <text:p>100</text:p>
          </table:table-cell>
          <table:table-cell table:style-name="ce23" office:value-type="string">
            <text:p>2010-12-22 14:45:18.861</text:p>
          </table:table-cell>
          <table:table-cell table:style-name="ce22" office:value-type="string">
            <text:p>BegruessungsGeld: FurchtloseTausend</text:p>
          </table:table-cell>
          <table:table-cell table:style-name="ce21" office:value-type="float" office:value="132">
            <text:p>132</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330];&quot; :date &quot;&quot;&quot;;[.D330];&quot;&quot;&quot; :derbyId &quot;;RC[1];&quot; :text &quot;&quot;&quot;;[.E330];&quot;&quot;&quot; :receiver &quot;;RC[5];&quot; :procurer &quot;;RC[6];&quot; :sender &quot;;RC[7];&quot;}&quot;)" office:value-type="string" office:value="#NAME?">
            <text:p>#NAME?</text:p>
          </table:table-cell>
          <table:table-cell table:style-name="ce21" office:value-type="float" office:value="329">
            <text:p>329</text:p>
          </table:table-cell>
          <table:table-cell table:style-name="ce21" office:value-type="float" office:value="5000">
            <text:p>5000</text:p>
          </table:table-cell>
          <table:table-cell table:style-name="ce23" office:value-type="string">
            <text:p>2010-12-23 19:58:28.544</text:p>
          </table:table-cell>
          <table:table-cell table:style-name="ce22" office:value-type="string">
            <text:p>NewCitizen</text:p>
          </table:table-cell>
          <table:table-cell table:style-name="ce21" office:value-type="float" office:value="132">
            <text:p>132</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31];&quot; :date &quot;&quot;&quot;;[.D331];&quot;&quot;&quot; :derbyId &quot;;RC[1];&quot; :text &quot;&quot;&quot;;[.E331];&quot;&quot;&quot; :receiver &quot;;RC[5];&quot; :procurer &quot;;RC[6];&quot; :sender &quot;;RC[7];&quot;}&quot;)" office:value-type="string" office:value="#NAME?">
            <text:p>#NAME?</text:p>
          </table:table-cell>
          <table:table-cell table:style-name="ce21" office:value-type="float" office:value="330">
            <text:p>330</text:p>
          </table:table-cell>
          <table:table-cell table:style-name="ce21" office:value-type="float" office:value="5000">
            <text:p>5000</text:p>
          </table:table-cell>
          <table:table-cell table:style-name="ce23" office:value-type="string">
            <text:p>2010-12-23 19:59:03.387</text:p>
          </table:table-cell>
          <table:table-cell table:style-name="ce22" office:value-type="string">
            <text:p>NewCitizenInvitation</text:p>
          </table:table-cell>
          <table:table-cell table:style-name="ce21" office:value-type="float" office:value="17">
            <text:p>17</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32];&quot; :date &quot;&quot;&quot;;[.D332];&quot;&quot;&quot; :derbyId &quot;;RC[1];&quot; :text &quot;&quot;&quot;;[.E332];&quot;&quot;&quot; :receiver &quot;;RC[5];&quot; :procurer &quot;;RC[6];&quot; :sender &quot;;RC[7];&quot;}&quot;)" office:value-type="string" office:value="#NAME?">
            <text:p>#NAME?</text:p>
          </table:table-cell>
          <table:table-cell table:style-name="ce21" office:value-type="float" office:value="331">
            <text:p>331</text:p>
          </table:table-cell>
          <table:table-cell table:style-name="ce21" office:value-type="float" office:value="100">
            <text:p>100</text:p>
          </table:table-cell>
          <table:table-cell table:style-name="ce23" office:value-type="string">
            <text:p>2010-12-24 17:15:18.958</text:p>
          </table:table-cell>
          <table:table-cell table:style-name="ce22" office:value-type="string">
            <text:p>BegruessungsGeld: FurchtloseTausend</text:p>
          </table:table-cell>
          <table:table-cell table:style-name="ce21" office:value-type="float" office:value="133">
            <text:p>133</text:p>
          </table:table-cell>
          <table:table-cell table:style-name="ce21" office:value-type="float" office:value="17">
            <text:p>17</text:p>
          </table:table-cell>
          <table:table-cell table:style-name="ce21" office:value-type="float" office:value="18">
            <text:p>18</text:p>
          </table:table-cell>
        </table:table-row>
        <table:table-row table:style-name="ro10">
          <table:table-cell table:style-name="ce22" table:formula="oooc:=CONCATENATE(&quot;{:amount &quot;;[.C333];&quot; :date &quot;&quot;&quot;;[.D333];&quot;&quot;&quot; :derbyId &quot;;RC[1];&quot; :text &quot;&quot;&quot;;[.E333];&quot;&quot;&quot; :receiver &quot;;RC[5];&quot; :procurer &quot;;RC[6];&quot; :sender &quot;;RC[7];&quot;}&quot;)" office:value-type="string" office:value="#NAME?">
            <text:p>#NAME?</text:p>
          </table:table-cell>
          <table:table-cell table:style-name="ce21" office:value-type="float" office:value="332">
            <text:p>332</text:p>
          </table:table-cell>
          <table:table-cell table:style-name="ce21" office:value-type="float" office:value="5000">
            <text:p>5000</text:p>
          </table:table-cell>
          <table:table-cell table:style-name="ce23" office:value-type="string">
            <text:p>2010-12-28 15:53:42.957</text:p>
          </table:table-cell>
          <table:table-cell table:style-name="ce22" office:value-type="string">
            <text:p>NewCitizen</text:p>
          </table:table-cell>
          <table:table-cell table:style-name="ce21" office:value-type="float" office:value="133">
            <text:p>133</text:p>
          </table:table-cell>
          <table:table-cell table:style-name="ce21" office:value-type="float" office:value="61">
            <text:p>61</text:p>
          </table:table-cell>
          <table:table-cell table:style-name="ce21" office:value-type="float" office:value="63">
            <text:p>63</text:p>
          </table:table-cell>
        </table:table-row>
        <table:table-row table:style-name="ro10">
          <table:table-cell table:style-name="ce22" table:formula="oooc:=CONCATENATE(&quot;{:amount &quot;;[.C334];&quot; :date &quot;&quot;&quot;;[.D334];&quot;&quot;&quot; :derbyId &quot;;RC[1];&quot; :text &quot;&quot;&quot;;[.E334];&quot;&quot;&quot; :receiver &quot;;RC[5];&quot; :procurer &quot;;RC[6];&quot; :sender &quot;;RC[7];&quot;}&quot;)" office:value-type="string" office:value="#NAME?">
            <text:p>#NAME?</text:p>
          </table:table-cell>
          <table:table-cell table:style-name="ce21" office:value-type="float" office:value="333">
            <text:p>333</text:p>
          </table:table-cell>
          <table:table-cell table:style-name="ce21" office:value-type="float" office:value="5000">
            <text:p>5000</text:p>
          </table:table-cell>
          <table:table-cell table:style-name="ce23" office:value-type="string">
            <text:p>2010-12-28 15:54:37.669</text:p>
          </table:table-cell>
          <table:table-cell table:style-name="ce22" office:value-type="string">
            <text:p>NewCitizenInvitation</text:p>
          </table:table-cell>
          <table:table-cell table:style-name="ce21" office:value-type="float" office:value="17">
            <text:p>17</text:p>
          </table:table-cell>
          <table:table-cell table:style-name="ce21" office:value-type="float" office:value="61">
            <text:p>61</text:p>
          </table:table-cell>
          <table:table-cell table:style-name="ce21" office:value-type="float" office:value="63">
            <text:p>63</text:p>
          </table:table-cell>
        </table:table-row>
      </table:table>
      <table:table table:name="BankAccount" table:style-name="ta5" table:print="false">
        <office:forms form:automatic-focus="false" form:apply-design-mode="false"/>
        <table:table-column table:style-name="co13" table:default-cell-style-name="ce-1"/>
        <table:table-column table:style-name="co14" table:default-cell-style-name="ce-1"/>
        <table:table-column table:style-name="co15" table:number-columns-repeated="2" table:default-cell-style-name="ce-1"/>
        <table:table-column table:style-name="co16" table:default-cell-style-name="ce-1"/>
        <table:table-column table:style-name="co12" table:number-columns-repeated="9" table:default-cell-style-name="ce-1"/>
        <table:table-column table:style-name="co12" table:default-cell-style-name="ce15" table:number-columns-repeated="242"/>
        <table:table-row table:style-name="ro6">
          <table:table-cell table:style-name="ce22"/>
          <table:table-cell table:style-name="ce24" office:value-type="string">
            <text:p>ID</text:p>
          </table:table-cell>
          <table:table-cell table:style-name="ce24" office:value-type="string">
            <text:p>USER_ID</text:p>
          </table:table-cell>
          <table:table-cell table:style-name="ce24" office:value-type="string">
            <text:p>CORP_ID</text:p>
          </table:table-cell>
          <table:table-cell table:style-name="ce24" office:value-type="string">
            <text:p>KAYGROSCHEN</text:p>
          </table:table-cell>
          <table:table-cell table:number-columns-repeated="9" table:style-name="ce24"/>
        </table:table-row>
        <table:table-row table:style-name="ro6">
          <table:table-cell table:style-name="ce22" office:value-type="string">
            <text:p>18 {:amount 4872890 :corp 1 :derbyId 18 :user nil }</text:p>
          </table:table-cell>
          <table:table-cell table:style-name="ce21" office:value-type="float" office:value="18">
            <text:p>18</text:p>
          </table:table-cell>
          <table:table-cell table:style-name="ce21" office:value-type="string">
            <text:p>null</text:p>
          </table:table-cell>
          <table:table-cell table:style-name="ce21" office:value-type="float" office:value="1">
            <text:p>1</text:p>
          </table:table-cell>
          <table:table-cell table:style-name="ce21" office:value-type="float" office:value="4872890">
            <text:p>4872890</text:p>
          </table:table-cell>
          <table:table-cell table:style-name="ce21" office:value-type="float" office:value="4872890">
            <text:p>4872890</text:p>
          </table:table-cell>
          <table:table-cell table:style-name="ce21" office:value-type="string">
            <text:p>NooPolis</text:p>
          </table:table-cell>
          <table:table-cell table:style-name="ce21" table:formula="oooc:=[.F2]" office:value-type="float" office:value="4872890">
            <text:p>4872890</text:p>
          </table:table-cell>
        </table:table-row>
        <table:table-row table:style-name="ro6">
          <table:table-cell table:style-name="ce22" office:value-type="string">
            <text:p>99 {:amount 2718281 :corp 5 :derbyId 99 :user nil }</text:p>
          </table:table-cell>
          <table:table-cell table:style-name="ce21" office:value-type="float" office:value="99">
            <text:p>99</text:p>
          </table:table-cell>
          <table:table-cell table:style-name="ce21" office:value-type="string">
            <text:p>null</text:p>
          </table:table-cell>
          <table:table-cell table:style-name="ce21" office:value-type="float" office:value="5">
            <text:p>5</text:p>
          </table:table-cell>
          <table:table-cell table:style-name="ce21" office:value-type="float" office:value="2718281">
            <text:p>2718281</text:p>
          </table:table-cell>
          <table:table-cell table:style-name="ce21" office:value-type="float" office:value="2718281">
            <text:p>2718281</text:p>
          </table:table-cell>
          <table:table-cell table:style-name="ce21" office:value-type="string">
            <text:p>SingularAcademy</text:p>
          </table:table-cell>
          <table:table-cell table:style-name="ce21" table:formula="oooc:=[.F3]" office:value-type="float" office:value="2718281">
            <text:p>2718281</text:p>
          </table:table-cell>
        </table:table-row>
        <table:table-row table:style-name="ro6">
          <table:table-cell table:style-name="ce22" office:value-type="string">
            <text:p>63 {:amount 848864 :corp 3 :derbyId 63 :user nil }</text:p>
          </table:table-cell>
          <table:table-cell table:style-name="ce21" office:value-type="float" office:value="63">
            <text:p>63</text:p>
          </table:table-cell>
          <table:table-cell table:style-name="ce21" office:value-type="string">
            <text:p>null</text:p>
          </table:table-cell>
          <table:table-cell table:style-name="ce21" office:value-type="float" office:value="3">
            <text:p>3</text:p>
          </table:table-cell>
          <table:table-cell table:style-name="ce21" office:value-type="float" office:value="848864">
            <text:p>848864</text:p>
          </table:table-cell>
          <table:table-cell table:style-name="ce21" office:value-type="float" office:value="848864">
            <text:p>848864</text:p>
          </table:table-cell>
          <table:table-cell table:style-name="ce21" office:value-type="string">
            <text:p>LockSchuppenAg</text:p>
          </table:table-cell>
          <table:table-cell table:style-name="ce21" table:formula="oooc:=[.F4]" office:value-type="float" office:value="848864">
            <text:p>848864</text:p>
          </table:table-cell>
        </table:table-row>
        <table:table-row table:style-name="ro6">
          <table:table-cell table:style-name="ce22" office:value-type="string">
            <text:p>19 {:amount 845533 :corp 2 :derbyId 19 :user nil }</text:p>
          </table:table-cell>
          <table:table-cell table:style-name="ce21" office:value-type="float" office:value="19">
            <text:p>19</text:p>
          </table:table-cell>
          <table:table-cell table:style-name="ce21" office:value-type="string">
            <text:p>null</text:p>
          </table:table-cell>
          <table:table-cell table:style-name="ce21" office:value-type="float" office:value="2">
            <text:p>2</text:p>
          </table:table-cell>
          <table:table-cell table:style-name="ce21" office:value-type="float" office:value="845533">
            <text:p>845533</text:p>
          </table:table-cell>
          <table:table-cell table:style-name="ce21" office:value-type="float" office:value="845533">
            <text:p>845533</text:p>
          </table:table-cell>
          <table:table-cell table:style-name="ce21" office:value-type="string">
            <text:p>MindBroker</text:p>
          </table:table-cell>
          <table:table-cell table:style-name="ce21" table:formula="oooc:=[.F5]" office:value-type="float" office:value="845533">
            <text:p>845533</text:p>
          </table:table-cell>
        </table:table-row>
        <table:table-row table:style-name="ro6">
          <table:table-cell table:style-name="ce22" office:value-type="string">
            <text:p>78 {:amount 200000 :corp 4 :derbyId 78 :user nil }</text:p>
          </table:table-cell>
          <table:table-cell table:style-name="ce21" office:value-type="float" office:value="78">
            <text:p>78</text:p>
          </table:table-cell>
          <table:table-cell table:style-name="ce21" office:value-type="string">
            <text:p>null</text:p>
          </table:table-cell>
          <table:table-cell table:style-name="ce21" office:value-type="float" office:value="4">
            <text:p>4</text:p>
          </table:table-cell>
          <table:table-cell table:style-name="ce21" office:value-type="float" office:value="200000">
            <text:p>200000</text:p>
          </table:table-cell>
          <table:table-cell table:style-name="ce21" office:value-type="float" office:value="200000">
            <text:p>200000</text:p>
          </table:table-cell>
          <table:table-cell table:style-name="ce21" office:value-type="string">
            <text:p>FamilienFreund</text:p>
          </table:table-cell>
          <table:table-cell table:style-name="ce21" table:formula="oooc:=[.F6]" office:value-type="float" office:value="200000">
            <text:p>200000</text:p>
          </table:table-cell>
        </table:table-row>
        <table:table-row table:style-name="ro6">
          <table:table-cell table:style-name="ce22" office:value-type="string">
            <text:p>17 {:amount 148703 :corp nil :derbyId 17 :user 17 }</text:p>
          </table:table-cell>
          <table:table-cell table:style-name="ce21" office:value-type="float" office:value="17">
            <text:p>17</text:p>
          </table:table-cell>
          <table:table-cell table:style-name="ce21" office:value-type="float" office:value="17">
            <text:p>17</text:p>
          </table:table-cell>
          <table:table-cell table:style-name="ce21" office:value-type="string">
            <text:p>null</text:p>
          </table:table-cell>
          <table:table-cell table:style-name="ce21" office:value-type="float" office:value="148703">
            <text:p>148703</text:p>
          </table:table-cell>
          <table:table-cell table:style-name="ce21" office:value-type="float" office:value="148703">
            <text:p>148703</text:p>
          </table:table-cell>
          <table:table-cell table:style-name="ce21" office:value-type="string">
            <text:p>RainerWasserfuhr</text:p>
          </table:table-cell>
          <table:table-cell table:style-name="ce21" table:formula="oooc:=[.F7]" office:value-type="float" office:value="148703">
            <text:p>148703</text:p>
          </table:table-cell>
        </table:table-row>
        <table:table-row table:style-name="ro6">
          <table:table-cell table:style-name="ce22" office:value-type="string">
            <text:p>116 {:amount 35100 :corp nil :derbyId 116 :user 110 }</text:p>
          </table:table-cell>
          <table:table-cell table:style-name="ce21" office:value-type="float" office:value="116">
            <text:p>116</text:p>
          </table:table-cell>
          <table:table-cell table:style-name="ce21" office:value-type="float" office:value="110">
            <text:p>110</text:p>
          </table:table-cell>
          <table:table-cell table:style-name="ce21" office:value-type="string">
            <text:p>null</text:p>
          </table:table-cell>
          <table:table-cell table:style-name="ce21" office:value-type="float" office:value="35100">
            <text:p>35100</text:p>
          </table:table-cell>
          <table:table-cell table:style-name="ce21" office:value-type="float" office:value="35100">
            <text:p>35100</text:p>
          </table:table-cell>
          <table:table-cell table:style-name="ce21" office:value-type="string">
            <text:p>PhilippeGreier</text:p>
          </table:table-cell>
          <table:table-cell table:style-name="ce21" table:formula="oooc:=[.F8]" office:value-type="float" office:value="35100">
            <text:p>35100</text:p>
          </table:table-cell>
        </table:table-row>
        <table:table-row table:style-name="ro6">
          <table:table-cell table:style-name="ce22" office:value-type="string">
            <text:p>61 {:amount 20174 :corp nil :derbyId 61 :user 59 }</text:p>
          </table:table-cell>
          <table:table-cell table:style-name="ce21" office:value-type="float" office:value="61">
            <text:p>61</text:p>
          </table:table-cell>
          <table:table-cell table:style-name="ce21" office:value-type="float" office:value="59">
            <text:p>59</text:p>
          </table:table-cell>
          <table:table-cell table:style-name="ce21" office:value-type="string">
            <text:p>null</text:p>
          </table:table-cell>
          <table:table-cell table:style-name="ce21" office:value-type="float" office:value="20174">
            <text:p>20174</text:p>
          </table:table-cell>
          <table:table-cell table:style-name="ce21" office:value-type="float" office:value="20174">
            <text:p>20174</text:p>
          </table:table-cell>
          <table:table-cell table:style-name="ce21" office:value-type="string">
            <text:p>RalfLippold</text:p>
          </table:table-cell>
          <table:table-cell table:style-name="ce21" table:formula="oooc:=[.F9]" office:value-type="float" office:value="20174">
            <text:p>20174</text:p>
          </table:table-cell>
        </table:table-row>
        <table:table-row table:style-name="ro6">
          <table:table-cell table:style-name="ce22" office:value-type="string">
            <text:p>97 {:amount 16872 :corp nil :derbyId 97 :user 92 }</text:p>
          </table:table-cell>
          <table:table-cell table:style-name="ce21" office:value-type="float" office:value="97">
            <text:p>97</text:p>
          </table:table-cell>
          <table:table-cell table:style-name="ce21" office:value-type="float" office:value="92">
            <text:p>92</text:p>
          </table:table-cell>
          <table:table-cell table:style-name="ce21" office:value-type="string">
            <text:p>null</text:p>
          </table:table-cell>
          <table:table-cell table:style-name="ce21" office:value-type="float" office:value="16872">
            <text:p>16872</text:p>
          </table:table-cell>
          <table:table-cell table:style-name="ce21" office:value-type="float" office:value="16872">
            <text:p>16872</text:p>
          </table:table-cell>
          <table:table-cell table:style-name="ce21" office:value-type="string">
            <text:p>SoerenRogoll</text:p>
          </table:table-cell>
          <table:table-cell table:style-name="ce21" table:formula="oooc:=[.F10]" office:value-type="float" office:value="16872">
            <text:p>16872</text:p>
          </table:table-cell>
        </table:table-row>
        <table:table-row table:style-name="ro6">
          <table:table-cell table:style-name="ce22" office:value-type="string">
            <text:p>9 {:amount 16624 :corp nil :derbyId 9 :user 9 }</text:p>
          </table:table-cell>
          <table:table-cell table:style-name="ce21" office:value-type="float" office:value="9">
            <text:p>9</text:p>
          </table:table-cell>
          <table:table-cell table:style-name="ce21" office:value-type="float" office:value="9">
            <text:p>9</text:p>
          </table:table-cell>
          <table:table-cell table:style-name="ce21" office:value-type="string">
            <text:p>null</text:p>
          </table:table-cell>
          <table:table-cell table:style-name="ce21" office:value-type="float" office:value="16624">
            <text:p>16624</text:p>
          </table:table-cell>
          <table:table-cell table:style-name="ce21" office:value-type="float" office:value="16624">
            <text:p>16624</text:p>
          </table:table-cell>
          <table:table-cell table:style-name="ce21" office:value-type="string">
            <text:p>ChristineSchlinck</text:p>
          </table:table-cell>
          <table:table-cell table:style-name="ce21" table:formula="oooc:=[.F11]" office:value-type="float" office:value="16624">
            <text:p>16624</text:p>
          </table:table-cell>
        </table:table-row>
        <table:table-row table:style-name="ro6">
          <table:table-cell table:style-name="ce22" office:value-type="string">
            <text:p>96 {:amount 11256 :corp nil :derbyId 96 :user 91 }</text:p>
          </table:table-cell>
          <table:table-cell table:style-name="ce21" office:value-type="float" office:value="96">
            <text:p>96</text:p>
          </table:table-cell>
          <table:table-cell table:style-name="ce21" office:value-type="float" office:value="91">
            <text:p>91</text:p>
          </table:table-cell>
          <table:table-cell table:style-name="ce21" office:value-type="string">
            <text:p>null</text:p>
          </table:table-cell>
          <table:table-cell table:style-name="ce21" office:value-type="float" office:value="11256">
            <text:p>11256</text:p>
          </table:table-cell>
          <table:table-cell table:style-name="ce21" table:formula="oooc:=10000000-SUM([.F2:.F11])" office:value-type="float" office:value="276959">
            <text:p>276959</text:p>
          </table:table-cell>
          <table:table-cell table:style-name="ce21" office:value-type="string">
            <text:p>Other</text:p>
          </table:table-cell>
          <table:table-cell table:style-name="ce21" table:formula="oooc:=[.F12]" office:value-type="float" office:value="276959">
            <text:p>276959</text:p>
          </table:table-cell>
        </table:table-row>
        <table:table-row table:style-name="ro6">
          <table:table-cell table:style-name="ce22" office:value-type="string">
            <text:p>7 {:amount 10200 :corp nil :derbyId 7 :user 7 }</text:p>
          </table:table-cell>
          <table:table-cell table:style-name="ce21" office:value-type="float" office:value="7">
            <text:p>7</text:p>
          </table:table-cell>
          <table:table-cell table:style-name="ce21" office:value-type="float" office:value="7">
            <text:p>7</text:p>
          </table:table-cell>
          <table:table-cell table:style-name="ce21" office:value-type="string">
            <text:p>null</text:p>
          </table:table-cell>
          <table:table-cell table:style-name="ce21" office:value-type="float" office:value="10200">
            <text:p>10200</text:p>
          </table:table-cell>
        </table:table-row>
        <table:table-row table:style-name="ro6">
          <table:table-cell table:style-name="ce22" office:value-type="string">
            <text:p>1 {:amount 10067 :corp nil :derbyId 1 :user 1 }</text:p>
          </table:table-cell>
          <table:table-cell table:style-name="ce21" office:value-type="float" office:value="1">
            <text:p>1</text:p>
          </table:table-cell>
          <table:table-cell table:style-name="ce21" office:value-type="float" office:value="1">
            <text:p>1</text:p>
          </table:table-cell>
          <table:table-cell table:style-name="ce21" office:value-type="string">
            <text:p>null</text:p>
          </table:table-cell>
          <table:table-cell table:style-name="ce21" office:value-type="float" office:value="10067">
            <text:p>10067</text:p>
          </table:table-cell>
        </table:table-row>
        <table:table-row table:style-name="ro6">
          <table:table-cell table:style-name="ce22" office:value-type="string">
            <text:p>2 {:amount 10000 :corp nil :derbyId 2 :user 2 }</text:p>
          </table:table-cell>
          <table:table-cell table:style-name="ce21" office:value-type="float" office:value="2">
            <text:p>2</text:p>
          </table:table-cell>
          <table:table-cell table:style-name="ce21" office:value-type="float" office:value="2">
            <text:p>2</text:p>
          </table:table-cell>
          <table:table-cell table:style-name="ce21" office:value-type="string">
            <text:p>null</text:p>
          </table:table-cell>
          <table:table-cell table:style-name="ce21" office:value-type="float" office:value="10000">
            <text:p>10000</text:p>
          </table:table-cell>
        </table:table-row>
        <table:table-row table:style-name="ro6">
          <table:table-cell table:style-name="ce22" office:value-type="string">
            <text:p>3 {:amount 10000 :corp nil :derbyId 3 :user 3 }</text:p>
          </table:table-cell>
          <table:table-cell table:style-name="ce21" office:value-type="float" office:value="3">
            <text:p>3</text:p>
          </table:table-cell>
          <table:table-cell table:style-name="ce21" office:value-type="float" office:value="3">
            <text:p>3</text:p>
          </table:table-cell>
          <table:table-cell table:style-name="ce21" office:value-type="string">
            <text:p>null</text:p>
          </table:table-cell>
          <table:table-cell table:style-name="ce21" office:value-type="float" office:value="10000">
            <text:p>10000</text:p>
          </table:table-cell>
          <table:table-cell table:number-columns-repeated="2" table:style-name="ce15"/>
          <table:table-cell table:style-name="ce21" table:formula="oooc:=[.F16]" office:value-type="float" office:value="0">
            <text:p>0</text:p>
          </table:table-cell>
        </table:table-row>
        <table:table-row table:style-name="ro6">
          <table:table-cell table:style-name="ce22" office:value-type="string">
            <text:p>4 {:amount 10000 :corp nil :derbyId 4 :user 4 }</text:p>
          </table:table-cell>
          <table:table-cell table:style-name="ce21" office:value-type="float" office:value="4">
            <text:p>4</text:p>
          </table:table-cell>
          <table:table-cell table:style-name="ce21" office:value-type="float" office:value="4">
            <text:p>4</text:p>
          </table:table-cell>
          <table:table-cell table:style-name="ce21" office:value-type="string">
            <text:p>null</text:p>
          </table:table-cell>
          <table:table-cell table:style-name="ce21" office:value-type="float" office:value="10000">
            <text:p>10000</text:p>
          </table:table-cell>
        </table:table-row>
        <table:table-row table:style-name="ro6">
          <table:table-cell table:style-name="ce22" office:value-type="string">
            <text:p>5 {:amount 10000 :corp nil :derbyId 5 :user 5 }</text:p>
          </table:table-cell>
          <table:table-cell table:style-name="ce21" office:value-type="float" office:value="5">
            <text:p>5</text:p>
          </table:table-cell>
          <table:table-cell table:style-name="ce21" office:value-type="float" office:value="5">
            <text:p>5</text:p>
          </table:table-cell>
          <table:table-cell table:style-name="ce21" office:value-type="string">
            <text:p>null</text:p>
          </table:table-cell>
          <table:table-cell table:style-name="ce21" office:value-type="float" office:value="10000">
            <text:p>10000</text:p>
          </table:table-cell>
        </table:table-row>
        <table:table-row table:style-name="ro6">
          <table:table-cell table:style-name="ce22" office:value-type="string">
            <text:p>6 {:amount 10000 :corp nil :derbyId 6 :user 6 }</text:p>
          </table:table-cell>
          <table:table-cell table:style-name="ce21" office:value-type="float" office:value="6">
            <text:p>6</text:p>
          </table:table-cell>
          <table:table-cell table:style-name="ce21" office:value-type="float" office:value="6">
            <text:p>6</text:p>
          </table:table-cell>
          <table:table-cell table:style-name="ce21" office:value-type="string">
            <text:p>null</text:p>
          </table:table-cell>
          <table:table-cell table:style-name="ce21" office:value-type="float" office:value="10000">
            <text:p>10000</text:p>
          </table:table-cell>
        </table:table-row>
        <table:table-row table:style-name="ro6">
          <table:table-cell table:style-name="ce22" office:value-type="string">
            <text:p>8 {:amount 10000 :corp nil :derbyId 8 :user 8 }</text:p>
          </table:table-cell>
          <table:table-cell table:style-name="ce21" office:value-type="float" office:value="8">
            <text:p>8</text:p>
          </table:table-cell>
          <table:table-cell table:style-name="ce21" office:value-type="float" office:value="8">
            <text:p>8</text:p>
          </table:table-cell>
          <table:table-cell table:style-name="ce21" office:value-type="string">
            <text:p>null</text:p>
          </table:table-cell>
          <table:table-cell table:style-name="ce21" office:value-type="float" office:value="10000">
            <text:p>10000</text:p>
          </table:table-cell>
        </table:table-row>
        <table:table-row table:style-name="ro6">
          <table:table-cell table:style-name="ce22" office:value-type="string">
            <text:p>32 {:amount 6461 :corp nil :derbyId 32 :user 30 }</text:p>
          </table:table-cell>
          <table:table-cell table:style-name="ce21" office:value-type="float" office:value="32">
            <text:p>32</text:p>
          </table:table-cell>
          <table:table-cell table:style-name="ce21" office:value-type="float" office:value="30">
            <text:p>30</text:p>
          </table:table-cell>
          <table:table-cell table:style-name="ce21" office:value-type="string">
            <text:p>null</text:p>
          </table:table-cell>
          <table:table-cell table:style-name="ce21" office:value-type="float" office:value="6461">
            <text:p>6461</text:p>
          </table:table-cell>
        </table:table-row>
        <table:table-row table:style-name="ro6">
          <table:table-cell table:style-name="ce22" office:value-type="string">
            <text:p>119 {:amount 5100 :corp nil :derbyId 119 :user 113 }</text:p>
          </table:table-cell>
          <table:table-cell table:style-name="ce21" office:value-type="float" office:value="119">
            <text:p>119</text:p>
          </table:table-cell>
          <table:table-cell table:style-name="ce21" office:value-type="float" office:value="113">
            <text:p>113</text:p>
          </table:table-cell>
          <table:table-cell table:style-name="ce21" office:value-type="string">
            <text:p>null</text:p>
          </table:table-cell>
          <table:table-cell table:style-name="ce21" office:value-type="float" office:value="5100">
            <text:p>5100</text:p>
          </table:table-cell>
        </table:table-row>
        <table:table-row table:style-name="ro6">
          <table:table-cell table:style-name="ce22" office:value-type="string">
            <text:p>120 {:amount 5100 :corp nil :derbyId 120 :user 114 }</text:p>
          </table:table-cell>
          <table:table-cell table:style-name="ce21" office:value-type="float" office:value="120">
            <text:p>120</text:p>
          </table:table-cell>
          <table:table-cell table:style-name="ce21" office:value-type="float" office:value="114">
            <text:p>114</text:p>
          </table:table-cell>
          <table:table-cell table:style-name="ce21" office:value-type="string">
            <text:p>null</text:p>
          </table:table-cell>
          <table:table-cell table:style-name="ce21" office:value-type="float" office:value="5100">
            <text:p>5100</text:p>
          </table:table-cell>
        </table:table-row>
        <table:table-row table:style-name="ro6">
          <table:table-cell table:style-name="ce22" office:value-type="string">
            <text:p>121 {:amount 5100 :corp nil :derbyId 121 :user 115 }</text:p>
          </table:table-cell>
          <table:table-cell table:style-name="ce21" office:value-type="float" office:value="121">
            <text:p>121</text:p>
          </table:table-cell>
          <table:table-cell table:style-name="ce21" office:value-type="float" office:value="115">
            <text:p>115</text:p>
          </table:table-cell>
          <table:table-cell table:style-name="ce21" office:value-type="string">
            <text:p>null</text:p>
          </table:table-cell>
          <table:table-cell table:style-name="ce21" office:value-type="float" office:value="5100">
            <text:p>5100</text:p>
          </table:table-cell>
        </table:table-row>
        <table:table-row table:style-name="ro6">
          <table:table-cell table:style-name="ce22" office:value-type="string">
            <text:p>122 {:amount 5100 :corp nil :derbyId 122 :user 116 }</text:p>
          </table:table-cell>
          <table:table-cell table:style-name="ce21" office:value-type="float" office:value="122">
            <text:p>122</text:p>
          </table:table-cell>
          <table:table-cell table:style-name="ce21" office:value-type="float" office:value="116">
            <text:p>116</text:p>
          </table:table-cell>
          <table:table-cell table:style-name="ce21" office:value-type="string">
            <text:p>null</text:p>
          </table:table-cell>
          <table:table-cell table:style-name="ce21" office:value-type="float" office:value="5100">
            <text:p>5100</text:p>
          </table:table-cell>
        </table:table-row>
        <table:table-row table:style-name="ro6">
          <table:table-cell table:style-name="ce22" office:value-type="string">
            <text:p>123 {:amount 5100 :corp nil :derbyId 123 :user 117 }</text:p>
          </table:table-cell>
          <table:table-cell table:style-name="ce21" office:value-type="float" office:value="123">
            <text:p>123</text:p>
          </table:table-cell>
          <table:table-cell table:style-name="ce21" office:value-type="float" office:value="117">
            <text:p>117</text:p>
          </table:table-cell>
          <table:table-cell table:style-name="ce21" office:value-type="string">
            <text:p>null</text:p>
          </table:table-cell>
          <table:table-cell table:style-name="ce21" office:value-type="float" office:value="5100">
            <text:p>5100</text:p>
          </table:table-cell>
        </table:table-row>
        <table:table-row table:style-name="ro6">
          <table:table-cell table:style-name="ce22" office:value-type="string">
            <text:p>125 {:amount 5100 :corp nil :derbyId 125 :user 119 }</text:p>
          </table:table-cell>
          <table:table-cell table:style-name="ce21" office:value-type="float" office:value="125">
            <text:p>125</text:p>
          </table:table-cell>
          <table:table-cell table:style-name="ce21" office:value-type="float" office:value="119">
            <text:p>119</text:p>
          </table:table-cell>
          <table:table-cell table:style-name="ce21" office:value-type="string">
            <text:p>null</text:p>
          </table:table-cell>
          <table:table-cell table:style-name="ce21" office:value-type="float" office:value="5100">
            <text:p>5100</text:p>
          </table:table-cell>
        </table:table-row>
        <table:table-row table:style-name="ro6">
          <table:table-cell table:style-name="ce22" office:value-type="string">
            <text:p>126 {:amount 5100 :corp nil :derbyId 126 :user 120 }</text:p>
          </table:table-cell>
          <table:table-cell table:style-name="ce21" office:value-type="float" office:value="126">
            <text:p>126</text:p>
          </table:table-cell>
          <table:table-cell table:style-name="ce21" office:value-type="float" office:value="120">
            <text:p>120</text:p>
          </table:table-cell>
          <table:table-cell table:style-name="ce21" office:value-type="string">
            <text:p>null</text:p>
          </table:table-cell>
          <table:table-cell table:style-name="ce21" office:value-type="float" office:value="5100">
            <text:p>5100</text:p>
          </table:table-cell>
        </table:table-row>
        <table:table-row table:style-name="ro6">
          <table:table-cell table:style-name="ce22" office:value-type="string">
            <text:p>127 {:amount 5100 :corp nil :derbyId 127 :user 121 }</text:p>
          </table:table-cell>
          <table:table-cell table:style-name="ce21" office:value-type="float" office:value="127">
            <text:p>127</text:p>
          </table:table-cell>
          <table:table-cell table:style-name="ce21" office:value-type="float" office:value="121">
            <text:p>121</text:p>
          </table:table-cell>
          <table:table-cell table:style-name="ce21" office:value-type="string">
            <text:p>null</text:p>
          </table:table-cell>
          <table:table-cell table:style-name="ce21" office:value-type="float" office:value="5100">
            <text:p>5100</text:p>
          </table:table-cell>
        </table:table-row>
        <table:table-row table:style-name="ro6">
          <table:table-cell table:style-name="ce22" office:value-type="string">
            <text:p>129 {:amount 5100 :corp nil :derbyId 129 :user 123 }</text:p>
          </table:table-cell>
          <table:table-cell table:style-name="ce21" office:value-type="float" office:value="129">
            <text:p>129</text:p>
          </table:table-cell>
          <table:table-cell table:style-name="ce21" office:value-type="float" office:value="123">
            <text:p>123</text:p>
          </table:table-cell>
          <table:table-cell table:style-name="ce21" office:value-type="string">
            <text:p>null</text:p>
          </table:table-cell>
          <table:table-cell table:style-name="ce21" office:value-type="float" office:value="5100">
            <text:p>5100</text:p>
          </table:table-cell>
        </table:table-row>
        <table:table-row table:style-name="ro6">
          <table:table-cell table:style-name="ce22" office:value-type="string">
            <text:p>130 {:amount 5100 :corp nil :derbyId 130 :user 124 }</text:p>
          </table:table-cell>
          <table:table-cell table:style-name="ce21" office:value-type="float" office:value="130">
            <text:p>130</text:p>
          </table:table-cell>
          <table:table-cell table:style-name="ce21" office:value-type="float" office:value="124">
            <text:p>124</text:p>
          </table:table-cell>
          <table:table-cell table:style-name="ce21" office:value-type="string">
            <text:p>null</text:p>
          </table:table-cell>
          <table:table-cell table:style-name="ce21" office:value-type="float" office:value="5100">
            <text:p>5100</text:p>
          </table:table-cell>
        </table:table-row>
        <table:table-row table:style-name="ro6">
          <table:table-cell table:style-name="ce22" office:value-type="string">
            <text:p>132 {:amount 5100 :corp nil :derbyId 132 :user 126 }</text:p>
          </table:table-cell>
          <table:table-cell table:style-name="ce21" office:value-type="float" office:value="132">
            <text:p>132</text:p>
          </table:table-cell>
          <table:table-cell table:style-name="ce21" office:value-type="float" office:value="126">
            <text:p>126</text:p>
          </table:table-cell>
          <table:table-cell table:style-name="ce21" office:value-type="string">
            <text:p>null</text:p>
          </table:table-cell>
          <table:table-cell table:style-name="ce21" office:value-type="float" office:value="5100">
            <text:p>5100</text:p>
          </table:table-cell>
        </table:table-row>
        <table:table-row table:style-name="ro6">
          <table:table-cell table:style-name="ce22" office:value-type="string">
            <text:p>133 {:amount 5100 :corp nil :derbyId 133 :user 127 }</text:p>
          </table:table-cell>
          <table:table-cell table:style-name="ce21" office:value-type="float" office:value="133">
            <text:p>133</text:p>
          </table:table-cell>
          <table:table-cell table:style-name="ce21" office:value-type="float" office:value="127">
            <text:p>127</text:p>
          </table:table-cell>
          <table:table-cell table:style-name="ce21" office:value-type="string">
            <text:p>null</text:p>
          </table:table-cell>
          <table:table-cell table:style-name="ce21" office:value-type="float" office:value="5100">
            <text:p>5100</text:p>
          </table:table-cell>
        </table:table-row>
        <table:table-row table:style-name="ro6">
          <table:table-cell table:style-name="ce22" office:value-type="string">
            <text:p>131 {:amount 5095 :corp nil :derbyId 131 :user 125 }</text:p>
          </table:table-cell>
          <table:table-cell table:style-name="ce21" office:value-type="float" office:value="131">
            <text:p>131</text:p>
          </table:table-cell>
          <table:table-cell table:style-name="ce21" office:value-type="float" office:value="125">
            <text:p>125</text:p>
          </table:table-cell>
          <table:table-cell table:style-name="ce21" office:value-type="string">
            <text:p>null</text:p>
          </table:table-cell>
          <table:table-cell table:style-name="ce21" office:value-type="float" office:value="5095">
            <text:p>5095</text:p>
          </table:table-cell>
        </table:table-row>
        <table:table-row table:style-name="ro6">
          <table:table-cell table:style-name="ce22" office:value-type="string">
            <text:p>128 {:amount 5084 :corp nil :derbyId 128 :user 122 }</text:p>
          </table:table-cell>
          <table:table-cell table:style-name="ce21" office:value-type="float" office:value="128">
            <text:p>128</text:p>
          </table:table-cell>
          <table:table-cell table:style-name="ce21" office:value-type="float" office:value="122">
            <text:p>122</text:p>
          </table:table-cell>
          <table:table-cell table:style-name="ce21" office:value-type="string">
            <text:p>null</text:p>
          </table:table-cell>
          <table:table-cell table:style-name="ce21" office:value-type="float" office:value="5084">
            <text:p>5084</text:p>
          </table:table-cell>
        </table:table-row>
        <table:table-row table:style-name="ro6">
          <table:table-cell table:style-name="ce22" office:value-type="string">
            <text:p>113 {:amount 5060 :corp nil :derbyId 113 :user 107 }</text:p>
          </table:table-cell>
          <table:table-cell table:style-name="ce21" office:value-type="float" office:value="113">
            <text:p>113</text:p>
          </table:table-cell>
          <table:table-cell table:style-name="ce21" office:value-type="float" office:value="107">
            <text:p>107</text:p>
          </table:table-cell>
          <table:table-cell table:style-name="ce21" office:value-type="string">
            <text:p>null</text:p>
          </table:table-cell>
          <table:table-cell table:style-name="ce21" office:value-type="float" office:value="5060">
            <text:p>5060</text:p>
          </table:table-cell>
        </table:table-row>
        <table:table-row table:style-name="ro6">
          <table:table-cell table:style-name="ce22" office:value-type="string">
            <text:p>54 {:amount 3604 :corp nil :derbyId 54 :user 52 }</text:p>
          </table:table-cell>
          <table:table-cell table:style-name="ce21" office:value-type="float" office:value="54">
            <text:p>54</text:p>
          </table:table-cell>
          <table:table-cell table:style-name="ce21" office:value-type="float" office:value="52">
            <text:p>52</text:p>
          </table:table-cell>
          <table:table-cell table:style-name="ce21" office:value-type="string">
            <text:p>null</text:p>
          </table:table-cell>
          <table:table-cell table:style-name="ce21" office:value-type="float" office:value="3604">
            <text:p>3604</text:p>
          </table:table-cell>
        </table:table-row>
        <table:table-row table:style-name="ro6">
          <table:table-cell table:style-name="ce22" office:value-type="string">
            <text:p>73 {:amount 3000 :corp nil :derbyId 73 :user 69 }</text:p>
          </table:table-cell>
          <table:table-cell table:style-name="ce21" office:value-type="float" office:value="73">
            <text:p>73</text:p>
          </table:table-cell>
          <table:table-cell table:style-name="ce21" office:value-type="float" office:value="69">
            <text:p>69</text:p>
          </table:table-cell>
          <table:table-cell table:style-name="ce21" office:value-type="string">
            <text:p>null</text:p>
          </table:table-cell>
          <table:table-cell table:style-name="ce21" office:value-type="float" office:value="3000">
            <text:p>3000</text:p>
          </table:table-cell>
        </table:table-row>
        <table:table-row table:style-name="ro6">
          <table:table-cell table:style-name="ce22" office:value-type="string">
            <text:p>20 {:amount 2900 :corp nil :derbyId 20 :user 18 }</text:p>
          </table:table-cell>
          <table:table-cell table:style-name="ce21" office:value-type="float" office:value="20">
            <text:p>20</text:p>
          </table:table-cell>
          <table:table-cell table:style-name="ce21" office:value-type="float" office:value="18">
            <text:p>18</text:p>
          </table:table-cell>
          <table:table-cell table:style-name="ce21" office:value-type="string">
            <text:p>null</text:p>
          </table:table-cell>
          <table:table-cell table:style-name="ce21" office:value-type="float" office:value="2900">
            <text:p>2900</text:p>
          </table:table-cell>
        </table:table-row>
        <table:table-row table:style-name="ro6">
          <table:table-cell table:style-name="ce22" office:value-type="string">
            <text:p>109 {:amount 2337 :corp nil :derbyId 109 :user 103 }</text:p>
          </table:table-cell>
          <table:table-cell table:style-name="ce21" office:value-type="float" office:value="109">
            <text:p>109</text:p>
          </table:table-cell>
          <table:table-cell table:style-name="ce21" office:value-type="float" office:value="103">
            <text:p>103</text:p>
          </table:table-cell>
          <table:table-cell table:style-name="ce21" office:value-type="string">
            <text:p>null</text:p>
          </table:table-cell>
          <table:table-cell table:style-name="ce21" office:value-type="float" office:value="2337">
            <text:p>2337</text:p>
          </table:table-cell>
        </table:table-row>
        <table:table-row table:style-name="ro6">
          <table:table-cell table:style-name="ce22" office:value-type="string">
            <text:p>58 {:amount 2177 :corp nil :derbyId 58 :user 56 }</text:p>
          </table:table-cell>
          <table:table-cell table:style-name="ce21" office:value-type="float" office:value="58">
            <text:p>58</text:p>
          </table:table-cell>
          <table:table-cell table:style-name="ce21" office:value-type="float" office:value="56">
            <text:p>56</text:p>
          </table:table-cell>
          <table:table-cell table:style-name="ce21" office:value-type="string">
            <text:p>null</text:p>
          </table:table-cell>
          <table:table-cell table:style-name="ce21" office:value-type="float" office:value="2177">
            <text:p>2177</text:p>
          </table:table-cell>
        </table:table-row>
        <table:table-row table:style-name="ro6">
          <table:table-cell table:style-name="ce22" office:value-type="string">
            <text:p>11 {:amount 2100 :corp nil :derbyId 11 :user 11 }</text:p>
          </table:table-cell>
          <table:table-cell table:style-name="ce21" office:value-type="float" office:value="11">
            <text:p>11</text:p>
          </table:table-cell>
          <table:table-cell table:style-name="ce21" office:value-type="float" office:value="11">
            <text:p>11</text:p>
          </table:table-cell>
          <table:table-cell table:style-name="ce21" office:value-type="string">
            <text:p>null</text:p>
          </table:table-cell>
          <table:table-cell table:style-name="ce21" office:value-type="float" office:value="2100">
            <text:p>2100</text:p>
          </table:table-cell>
        </table:table-row>
        <table:table-row table:style-name="ro6">
          <table:table-cell table:style-name="ce22" office:value-type="string">
            <text:p>48 {:amount 2024 :corp nil :derbyId 48 :user 46 }</text:p>
          </table:table-cell>
          <table:table-cell table:style-name="ce21" office:value-type="float" office:value="48">
            <text:p>48</text:p>
          </table:table-cell>
          <table:table-cell table:style-name="ce21" office:value-type="float" office:value="46">
            <text:p>46</text:p>
          </table:table-cell>
          <table:table-cell table:style-name="ce21" office:value-type="string">
            <text:p>null</text:p>
          </table:table-cell>
          <table:table-cell table:style-name="ce21" office:value-type="float" office:value="2024">
            <text:p>2024</text:p>
          </table:table-cell>
        </table:table-row>
        <table:table-row table:style-name="ro6">
          <table:table-cell table:style-name="ce22" office:value-type="string">
            <text:p>60 {:amount 2024 :corp nil :derbyId 60 :user 58 }</text:p>
          </table:table-cell>
          <table:table-cell table:style-name="ce21" office:value-type="float" office:value="60">
            <text:p>60</text:p>
          </table:table-cell>
          <table:table-cell table:style-name="ce21" office:value-type="float" office:value="58">
            <text:p>58</text:p>
          </table:table-cell>
          <table:table-cell table:style-name="ce21" office:value-type="string">
            <text:p>null</text:p>
          </table:table-cell>
          <table:table-cell table:style-name="ce21" office:value-type="float" office:value="2024">
            <text:p>2024</text:p>
          </table:table-cell>
        </table:table-row>
        <table:table-row table:style-name="ro6">
          <table:table-cell table:style-name="ce22" office:value-type="string">
            <text:p>103 {:amount 2024 :corp nil :derbyId 103 :user 97 }</text:p>
          </table:table-cell>
          <table:table-cell table:style-name="ce21" office:value-type="float" office:value="103">
            <text:p>103</text:p>
          </table:table-cell>
          <table:table-cell table:style-name="ce21" office:value-type="float" office:value="97">
            <text:p>97</text:p>
          </table:table-cell>
          <table:table-cell table:style-name="ce21" office:value-type="string">
            <text:p>null</text:p>
          </table:table-cell>
          <table:table-cell table:style-name="ce21" office:value-type="float" office:value="2024">
            <text:p>2024</text:p>
          </table:table-cell>
        </table:table-row>
        <table:table-row table:style-name="ro6">
          <table:table-cell table:style-name="ce22" office:value-type="string">
            <text:p>72 {:amount 2000 :corp nil :derbyId 72 :user 68 }</text:p>
          </table:table-cell>
          <table:table-cell table:style-name="ce21" office:value-type="float" office:value="72">
            <text:p>72</text:p>
          </table:table-cell>
          <table:table-cell table:style-name="ce21" office:value-type="float" office:value="68">
            <text:p>68</text:p>
          </table:table-cell>
          <table:table-cell table:style-name="ce21" office:value-type="string">
            <text:p>null</text:p>
          </table:table-cell>
          <table:table-cell table:style-name="ce21" office:value-type="float" office:value="2000">
            <text:p>2000</text:p>
          </table:table-cell>
        </table:table-row>
        <table:table-row table:style-name="ro6">
          <table:table-cell table:style-name="ce22" office:value-type="string">
            <text:p>68 {:amount 1564 :corp nil :derbyId 68 :user 64 }</text:p>
          </table:table-cell>
          <table:table-cell table:style-name="ce21" office:value-type="float" office:value="68">
            <text:p>68</text:p>
          </table:table-cell>
          <table:table-cell table:style-name="ce21" office:value-type="float" office:value="64">
            <text:p>64</text:p>
          </table:table-cell>
          <table:table-cell table:style-name="ce21" office:value-type="string">
            <text:p>null</text:p>
          </table:table-cell>
          <table:table-cell table:style-name="ce21" office:value-type="float" office:value="1564">
            <text:p>1564</text:p>
          </table:table-cell>
        </table:table-row>
        <table:table-row table:style-name="ro6">
          <table:table-cell table:style-name="ce22" office:value-type="string">
            <text:p>65 {:amount 1512 :corp nil :derbyId 65 :user 62 }</text:p>
          </table:table-cell>
          <table:table-cell table:style-name="ce21" office:value-type="float" office:value="65">
            <text:p>65</text:p>
          </table:table-cell>
          <table:table-cell table:style-name="ce21" office:value-type="float" office:value="62">
            <text:p>62</text:p>
          </table:table-cell>
          <table:table-cell table:style-name="ce21" office:value-type="string">
            <text:p>null</text:p>
          </table:table-cell>
          <table:table-cell table:style-name="ce21" office:value-type="float" office:value="1512">
            <text:p>1512</text:p>
          </table:table-cell>
        </table:table-row>
        <table:table-row table:style-name="ro6">
          <table:table-cell table:style-name="ce22" office:value-type="string">
            <text:p>21 {:amount 1500 :corp nil :derbyId 21 :user 19 }</text:p>
          </table:table-cell>
          <table:table-cell table:style-name="ce21" office:value-type="float" office:value="21">
            <text:p>21</text:p>
          </table:table-cell>
          <table:table-cell table:style-name="ce21" office:value-type="float" office:value="19">
            <text:p>19</text:p>
          </table:table-cell>
          <table:table-cell table:style-name="ce21" office:value-type="string">
            <text:p>null</text:p>
          </table:table-cell>
          <table:table-cell table:style-name="ce21" office:value-type="float" office:value="1500">
            <text:p>1500</text:p>
          </table:table-cell>
        </table:table-row>
        <table:table-row table:style-name="ro6">
          <table:table-cell table:style-name="ce22" office:value-type="string">
            <text:p>35 {:amount 1500 :corp nil :derbyId 35 :user 33 }</text:p>
          </table:table-cell>
          <table:table-cell table:style-name="ce21" office:value-type="float" office:value="35">
            <text:p>35</text:p>
          </table:table-cell>
          <table:table-cell table:style-name="ce21" office:value-type="float" office:value="33">
            <text:p>33</text:p>
          </table:table-cell>
          <table:table-cell table:style-name="ce21" office:value-type="string">
            <text:p>null</text:p>
          </table:table-cell>
          <table:table-cell table:style-name="ce21" office:value-type="float" office:value="1500">
            <text:p>1500</text:p>
          </table:table-cell>
        </table:table-row>
        <table:table-row table:style-name="ro6">
          <table:table-cell table:style-name="ce22" office:value-type="string">
            <text:p>23 {:amount 1400 :corp nil :derbyId 23 :user 21 }</text:p>
          </table:table-cell>
          <table:table-cell table:style-name="ce21" office:value-type="float" office:value="23">
            <text:p>23</text:p>
          </table:table-cell>
          <table:table-cell table:style-name="ce21" office:value-type="float" office:value="21">
            <text:p>21</text:p>
          </table:table-cell>
          <table:table-cell table:style-name="ce21" office:value-type="string">
            <text:p>null</text:p>
          </table:table-cell>
          <table:table-cell table:style-name="ce21" office:value-type="float" office:value="1400">
            <text:p>1400</text:p>
          </table:table-cell>
        </table:table-row>
        <table:table-row table:style-name="ro6">
          <table:table-cell table:style-name="ce22" office:value-type="string">
            <text:p>105 {:amount 1256 :corp nil :derbyId 105 :user 99 }</text:p>
          </table:table-cell>
          <table:table-cell table:style-name="ce21" office:value-type="float" office:value="105">
            <text:p>105</text:p>
          </table:table-cell>
          <table:table-cell table:style-name="ce21" office:value-type="float" office:value="99">
            <text:p>99</text:p>
          </table:table-cell>
          <table:table-cell table:style-name="ce21" office:value-type="string">
            <text:p>null</text:p>
          </table:table-cell>
          <table:table-cell table:style-name="ce21" office:value-type="float" office:value="1256">
            <text:p>1256</text:p>
          </table:table-cell>
        </table:table-row>
        <table:table-row table:style-name="ro6">
          <table:table-cell table:style-name="ce22" office:value-type="string">
            <text:p>28 {:amount 1200 :corp nil :derbyId 28 :user 26 }</text:p>
          </table:table-cell>
          <table:table-cell table:style-name="ce21" office:value-type="float" office:value="28">
            <text:p>28</text:p>
          </table:table-cell>
          <table:table-cell table:style-name="ce21" office:value-type="float" office:value="26">
            <text:p>26</text:p>
          </table:table-cell>
          <table:table-cell table:style-name="ce21" office:value-type="string">
            <text:p>null</text:p>
          </table:table-cell>
          <table:table-cell table:style-name="ce21" office:value-type="float" office:value="1200">
            <text:p>1200</text:p>
          </table:table-cell>
        </table:table-row>
        <table:table-row table:style-name="ro6">
          <table:table-cell table:style-name="ce22" office:value-type="string">
            <text:p>30 {:amount 1200 :corp nil :derbyId 30 :user 28 }</text:p>
          </table:table-cell>
          <table:table-cell table:style-name="ce21" office:value-type="float" office:value="30">
            <text:p>30</text:p>
          </table:table-cell>
          <table:table-cell table:style-name="ce21" office:value-type="float" office:value="28">
            <text:p>28</text:p>
          </table:table-cell>
          <table:table-cell table:style-name="ce21" office:value-type="string">
            <text:p>null</text:p>
          </table:table-cell>
          <table:table-cell table:style-name="ce21" office:value-type="float" office:value="1200">
            <text:p>1200</text:p>
          </table:table-cell>
        </table:table-row>
        <table:table-row table:style-name="ro6">
          <table:table-cell table:style-name="ce22" office:value-type="string">
            <text:p>53 {:amount 1200 :corp nil :derbyId 53 :user 51 }</text:p>
          </table:table-cell>
          <table:table-cell table:style-name="ce21" office:value-type="float" office:value="53">
            <text:p>53</text:p>
          </table:table-cell>
          <table:table-cell table:style-name="ce21" office:value-type="float" office:value="51">
            <text:p>51</text:p>
          </table:table-cell>
          <table:table-cell table:style-name="ce21" office:value-type="string">
            <text:p>null</text:p>
          </table:table-cell>
          <table:table-cell table:style-name="ce21" office:value-type="float" office:value="1200">
            <text:p>1200</text:p>
          </table:table-cell>
        </table:table-row>
        <table:table-row table:style-name="ro6">
          <table:table-cell table:style-name="ce22" office:value-type="string">
            <text:p>74 {:amount 1200 :corp nil :derbyId 74 :user 70 }</text:p>
          </table:table-cell>
          <table:table-cell table:style-name="ce21" office:value-type="float" office:value="74">
            <text:p>74</text:p>
          </table:table-cell>
          <table:table-cell table:style-name="ce21" office:value-type="float" office:value="70">
            <text:p>70</text:p>
          </table:table-cell>
          <table:table-cell table:style-name="ce21" office:value-type="string">
            <text:p>null</text:p>
          </table:table-cell>
          <table:table-cell table:style-name="ce21" office:value-type="float" office:value="1200">
            <text:p>1200</text:p>
          </table:table-cell>
        </table:table-row>
        <table:table-row table:style-name="ro6">
          <table:table-cell table:style-name="ce22" office:value-type="string">
            <text:p>16 {:amount 1100 :corp nil :derbyId 16 :user 16 }</text:p>
          </table:table-cell>
          <table:table-cell table:style-name="ce21" office:value-type="float" office:value="16">
            <text:p>16</text:p>
          </table:table-cell>
          <table:table-cell table:style-name="ce21" office:value-type="float" office:value="16">
            <text:p>16</text:p>
          </table:table-cell>
          <table:table-cell table:style-name="ce21" office:value-type="string">
            <text:p>null</text:p>
          </table:table-cell>
          <table:table-cell table:style-name="ce21" office:value-type="float" office:value="1100">
            <text:p>1100</text:p>
          </table:table-cell>
        </table:table-row>
        <table:table-row table:style-name="ro6">
          <table:table-cell table:style-name="ce22" office:value-type="string">
            <text:p>22 {:amount 1050 :corp nil :derbyId 22 :user 20 }</text:p>
          </table:table-cell>
          <table:table-cell table:style-name="ce21" office:value-type="float" office:value="22">
            <text:p>22</text:p>
          </table:table-cell>
          <table:table-cell table:style-name="ce21" office:value-type="float" office:value="20">
            <text:p>20</text:p>
          </table:table-cell>
          <table:table-cell table:style-name="ce21" office:value-type="string">
            <text:p>null</text:p>
          </table:table-cell>
          <table:table-cell table:style-name="ce21" office:value-type="float" office:value="1050">
            <text:p>1050</text:p>
          </table:table-cell>
        </table:table-row>
        <table:table-row table:style-name="ro6">
          <table:table-cell table:style-name="ce22" office:value-type="string">
            <text:p>110 {:amount 1024 :corp nil :derbyId 110 :user 104 }</text:p>
          </table:table-cell>
          <table:table-cell table:style-name="ce21" office:value-type="float" office:value="110">
            <text:p>110</text:p>
          </table:table-cell>
          <table:table-cell table:style-name="ce21" office:value-type="float" office:value="104">
            <text:p>104</text:p>
          </table:table-cell>
          <table:table-cell table:style-name="ce21" office:value-type="string">
            <text:p>null</text:p>
          </table:table-cell>
          <table:table-cell table:style-name="ce21" office:value-type="float" office:value="1024">
            <text:p>1024</text:p>
          </table:table-cell>
        </table:table-row>
        <table:table-row table:style-name="ro6">
          <table:table-cell table:style-name="ce22" office:value-type="string">
            <text:p>10 {:amount 1000 :corp nil :derbyId 10 :user 10 }</text:p>
          </table:table-cell>
          <table:table-cell table:style-name="ce21" office:value-type="float" office:value="10">
            <text:p>10</text:p>
          </table:table-cell>
          <table:table-cell table:style-name="ce21" office:value-type="float" office:value="10">
            <text:p>10</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12 {:amount 1000 :corp nil :derbyId 12 :user 12 }</text:p>
          </table:table-cell>
          <table:table-cell table:style-name="ce21" office:value-type="float" office:value="12">
            <text:p>12</text:p>
          </table:table-cell>
          <table:table-cell table:style-name="ce21" office:value-type="float" office:value="12">
            <text:p>12</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13 {:amount 1000 :corp nil :derbyId 13 :user 13 }</text:p>
          </table:table-cell>
          <table:table-cell table:style-name="ce21" office:value-type="float" office:value="13">
            <text:p>13</text:p>
          </table:table-cell>
          <table:table-cell table:style-name="ce21" office:value-type="float" office:value="13">
            <text:p>13</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14 {:amount 1000 :corp nil :derbyId 14 :user 14 }</text:p>
          </table:table-cell>
          <table:table-cell table:style-name="ce21" office:value-type="float" office:value="14">
            <text:p>14</text:p>
          </table:table-cell>
          <table:table-cell table:style-name="ce21" office:value-type="float" office:value="14">
            <text:p>14</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15 {:amount 1000 :corp nil :derbyId 15 :user 15 }</text:p>
          </table:table-cell>
          <table:table-cell table:style-name="ce21" office:value-type="float" office:value="15">
            <text:p>15</text:p>
          </table:table-cell>
          <table:table-cell table:style-name="ce21" office:value-type="float" office:value="15">
            <text:p>15</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24 {:amount 1000 :corp nil :derbyId 24 :user 22 }</text:p>
          </table:table-cell>
          <table:table-cell table:style-name="ce21" office:value-type="float" office:value="24">
            <text:p>24</text:p>
          </table:table-cell>
          <table:table-cell table:style-name="ce21" office:value-type="float" office:value="22">
            <text:p>22</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25 {:amount 1000 :corp nil :derbyId 25 :user 23 }</text:p>
          </table:table-cell>
          <table:table-cell table:style-name="ce21" office:value-type="float" office:value="25">
            <text:p>25</text:p>
          </table:table-cell>
          <table:table-cell table:style-name="ce21" office:value-type="float" office:value="23">
            <text:p>23</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26 {:amount 1000 :corp nil :derbyId 26 :user 24 }</text:p>
          </table:table-cell>
          <table:table-cell table:style-name="ce21" office:value-type="float" office:value="26">
            <text:p>26</text:p>
          </table:table-cell>
          <table:table-cell table:style-name="ce21" office:value-type="float" office:value="24">
            <text:p>24</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27 {:amount 1000 :corp nil :derbyId 27 :user 25 }</text:p>
          </table:table-cell>
          <table:table-cell table:style-name="ce21" office:value-type="float" office:value="27">
            <text:p>27</text:p>
          </table:table-cell>
          <table:table-cell table:style-name="ce21" office:value-type="float" office:value="25">
            <text:p>25</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29 {:amount 1000 :corp nil :derbyId 29 :user 27 }</text:p>
          </table:table-cell>
          <table:table-cell table:style-name="ce21" office:value-type="float" office:value="29">
            <text:p>29</text:p>
          </table:table-cell>
          <table:table-cell table:style-name="ce21" office:value-type="float" office:value="27">
            <text:p>27</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31 {:amount 1000 :corp nil :derbyId 31 :user 29 }</text:p>
          </table:table-cell>
          <table:table-cell table:style-name="ce21" office:value-type="float" office:value="31">
            <text:p>31</text:p>
          </table:table-cell>
          <table:table-cell table:style-name="ce21" office:value-type="float" office:value="29">
            <text:p>29</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33 {:amount 1000 :corp nil :derbyId 33 :user 31 }</text:p>
          </table:table-cell>
          <table:table-cell table:style-name="ce21" office:value-type="float" office:value="33">
            <text:p>33</text:p>
          </table:table-cell>
          <table:table-cell table:style-name="ce21" office:value-type="float" office:value="31">
            <text:p>31</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34 {:amount 1000 :corp nil :derbyId 34 :user 32 }</text:p>
          </table:table-cell>
          <table:table-cell table:style-name="ce21" office:value-type="float" office:value="34">
            <text:p>34</text:p>
          </table:table-cell>
          <table:table-cell table:style-name="ce21" office:value-type="float" office:value="32">
            <text:p>32</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36 {:amount 1000 :corp nil :derbyId 36 :user 34 }</text:p>
          </table:table-cell>
          <table:table-cell table:style-name="ce21" office:value-type="float" office:value="36">
            <text:p>36</text:p>
          </table:table-cell>
          <table:table-cell table:style-name="ce21" office:value-type="float" office:value="34">
            <text:p>34</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37 {:amount 1000 :corp nil :derbyId 37 :user 35 }</text:p>
          </table:table-cell>
          <table:table-cell table:style-name="ce21" office:value-type="float" office:value="37">
            <text:p>37</text:p>
          </table:table-cell>
          <table:table-cell table:style-name="ce21" office:value-type="float" office:value="35">
            <text:p>35</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38 {:amount 1000 :corp nil :derbyId 38 :user 36 }</text:p>
          </table:table-cell>
          <table:table-cell table:style-name="ce21" office:value-type="float" office:value="38">
            <text:p>38</text:p>
          </table:table-cell>
          <table:table-cell table:style-name="ce21" office:value-type="float" office:value="36">
            <text:p>36</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39 {:amount 1000 :corp nil :derbyId 39 :user 37 }</text:p>
          </table:table-cell>
          <table:table-cell table:style-name="ce21" office:value-type="float" office:value="39">
            <text:p>39</text:p>
          </table:table-cell>
          <table:table-cell table:style-name="ce21" office:value-type="float" office:value="37">
            <text:p>37</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40 {:amount 1000 :corp nil :derbyId 40 :user 38 }</text:p>
          </table:table-cell>
          <table:table-cell table:style-name="ce21" office:value-type="float" office:value="40">
            <text:p>40</text:p>
          </table:table-cell>
          <table:table-cell table:style-name="ce21" office:value-type="float" office:value="38">
            <text:p>38</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41 {:amount 1000 :corp nil :derbyId 41 :user 39 }</text:p>
          </table:table-cell>
          <table:table-cell table:style-name="ce21" office:value-type="float" office:value="41">
            <text:p>41</text:p>
          </table:table-cell>
          <table:table-cell table:style-name="ce21" office:value-type="float" office:value="39">
            <text:p>39</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42 {:amount 1000 :corp nil :derbyId 42 :user 40 }</text:p>
          </table:table-cell>
          <table:table-cell table:style-name="ce21" office:value-type="float" office:value="42">
            <text:p>42</text:p>
          </table:table-cell>
          <table:table-cell table:style-name="ce21" office:value-type="float" office:value="40">
            <text:p>40</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43 {:amount 1000 :corp nil :derbyId 43 :user 41 }</text:p>
          </table:table-cell>
          <table:table-cell table:style-name="ce21" office:value-type="float" office:value="43">
            <text:p>43</text:p>
          </table:table-cell>
          <table:table-cell table:style-name="ce21" office:value-type="float" office:value="41">
            <text:p>41</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44 {:amount 1000 :corp nil :derbyId 44 :user 42 }</text:p>
          </table:table-cell>
          <table:table-cell table:style-name="ce21" office:value-type="float" office:value="44">
            <text:p>44</text:p>
          </table:table-cell>
          <table:table-cell table:style-name="ce21" office:value-type="float" office:value="42">
            <text:p>42</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45 {:amount 1000 :corp nil :derbyId 45 :user 43 }</text:p>
          </table:table-cell>
          <table:table-cell table:style-name="ce21" office:value-type="float" office:value="45">
            <text:p>45</text:p>
          </table:table-cell>
          <table:table-cell table:style-name="ce21" office:value-type="float" office:value="43">
            <text:p>43</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46 {:amount 1000 :corp nil :derbyId 46 :user 44 }</text:p>
          </table:table-cell>
          <table:table-cell table:style-name="ce21" office:value-type="float" office:value="46">
            <text:p>46</text:p>
          </table:table-cell>
          <table:table-cell table:style-name="ce21" office:value-type="float" office:value="44">
            <text:p>44</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50 {:amount 1000 :corp nil :derbyId 50 :user 48 }</text:p>
          </table:table-cell>
          <table:table-cell table:style-name="ce21" office:value-type="float" office:value="50">
            <text:p>50</text:p>
          </table:table-cell>
          <table:table-cell table:style-name="ce21" office:value-type="float" office:value="48">
            <text:p>48</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52 {:amount 1000 :corp nil :derbyId 52 :user 50 }</text:p>
          </table:table-cell>
          <table:table-cell table:style-name="ce21" office:value-type="float" office:value="52">
            <text:p>52</text:p>
          </table:table-cell>
          <table:table-cell table:style-name="ce21" office:value-type="float" office:value="50">
            <text:p>50</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56 {:amount 1000 :corp nil :derbyId 56 :user 54 }</text:p>
          </table:table-cell>
          <table:table-cell table:style-name="ce21" office:value-type="float" office:value="56">
            <text:p>56</text:p>
          </table:table-cell>
          <table:table-cell table:style-name="ce21" office:value-type="float" office:value="54">
            <text:p>54</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57 {:amount 1000 :corp nil :derbyId 57 :user 55 }</text:p>
          </table:table-cell>
          <table:table-cell table:style-name="ce21" office:value-type="float" office:value="57">
            <text:p>57</text:p>
          </table:table-cell>
          <table:table-cell table:style-name="ce21" office:value-type="float" office:value="55">
            <text:p>55</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59 {:amount 1000 :corp nil :derbyId 59 :user 57 }</text:p>
          </table:table-cell>
          <table:table-cell table:style-name="ce21" office:value-type="float" office:value="59">
            <text:p>59</text:p>
          </table:table-cell>
          <table:table-cell table:style-name="ce21" office:value-type="float" office:value="57">
            <text:p>57</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62 {:amount 1000 :corp nil :derbyId 62 :user 60 }</text:p>
          </table:table-cell>
          <table:table-cell table:style-name="ce21" office:value-type="float" office:value="62">
            <text:p>62</text:p>
          </table:table-cell>
          <table:table-cell table:style-name="ce21" office:value-type="float" office:value="60">
            <text:p>60</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69 {:amount 1000 :corp nil :derbyId 69 :user 65 }</text:p>
          </table:table-cell>
          <table:table-cell table:style-name="ce21" office:value-type="float" office:value="69">
            <text:p>69</text:p>
          </table:table-cell>
          <table:table-cell table:style-name="ce21" office:value-type="float" office:value="65">
            <text:p>65</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70 {:amount 1000 :corp nil :derbyId 70 :user 66 }</text:p>
          </table:table-cell>
          <table:table-cell table:style-name="ce21" office:value-type="float" office:value="70">
            <text:p>70</text:p>
          </table:table-cell>
          <table:table-cell table:style-name="ce21" office:value-type="float" office:value="66">
            <text:p>66</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71 {:amount 1000 :corp nil :derbyId 71 :user 67 }</text:p>
          </table:table-cell>
          <table:table-cell table:style-name="ce21" office:value-type="float" office:value="71">
            <text:p>71</text:p>
          </table:table-cell>
          <table:table-cell table:style-name="ce21" office:value-type="float" office:value="67">
            <text:p>67</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75 {:amount 1000 :corp nil :derbyId 75 :user 71 }</text:p>
          </table:table-cell>
          <table:table-cell table:style-name="ce21" office:value-type="float" office:value="75">
            <text:p>75</text:p>
          </table:table-cell>
          <table:table-cell table:style-name="ce21" office:value-type="float" office:value="71">
            <text:p>71</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76 {:amount 1000 :corp nil :derbyId 76 :user 72 }</text:p>
          </table:table-cell>
          <table:table-cell table:style-name="ce21" office:value-type="float" office:value="76">
            <text:p>76</text:p>
          </table:table-cell>
          <table:table-cell table:style-name="ce21" office:value-type="float" office:value="72">
            <text:p>72</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77 {:amount 1000 :corp nil :derbyId 77 :user 73 }</text:p>
          </table:table-cell>
          <table:table-cell table:style-name="ce21" office:value-type="float" office:value="77">
            <text:p>77</text:p>
          </table:table-cell>
          <table:table-cell table:style-name="ce21" office:value-type="float" office:value="73">
            <text:p>73</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79 {:amount 1000 :corp nil :derbyId 79 :user 74 }</text:p>
          </table:table-cell>
          <table:table-cell table:style-name="ce21" office:value-type="float" office:value="79">
            <text:p>79</text:p>
          </table:table-cell>
          <table:table-cell table:style-name="ce21" office:value-type="float" office:value="74">
            <text:p>74</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80 {:amount 1000 :corp nil :derbyId 80 :user 75 }</text:p>
          </table:table-cell>
          <table:table-cell table:style-name="ce21" office:value-type="float" office:value="80">
            <text:p>80</text:p>
          </table:table-cell>
          <table:table-cell table:style-name="ce21" office:value-type="float" office:value="75">
            <text:p>75</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81 {:amount 1000 :corp nil :derbyId 81 :user 76 }</text:p>
          </table:table-cell>
          <table:table-cell table:style-name="ce21" office:value-type="float" office:value="81">
            <text:p>81</text:p>
          </table:table-cell>
          <table:table-cell table:style-name="ce21" office:value-type="float" office:value="76">
            <text:p>76</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82 {:amount 1000 :corp nil :derbyId 82 :user 77 }</text:p>
          </table:table-cell>
          <table:table-cell table:style-name="ce21" office:value-type="float" office:value="82">
            <text:p>82</text:p>
          </table:table-cell>
          <table:table-cell table:style-name="ce21" office:value-type="float" office:value="77">
            <text:p>77</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83 {:amount 1000 :corp nil :derbyId 83 :user 78 }</text:p>
          </table:table-cell>
          <table:table-cell table:style-name="ce21" office:value-type="float" office:value="83">
            <text:p>83</text:p>
          </table:table-cell>
          <table:table-cell table:style-name="ce21" office:value-type="float" office:value="78">
            <text:p>78</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84 {:amount 1000 :corp nil :derbyId 84 :user 79 }</text:p>
          </table:table-cell>
          <table:table-cell table:style-name="ce21" office:value-type="float" office:value="84">
            <text:p>84</text:p>
          </table:table-cell>
          <table:table-cell table:style-name="ce21" office:value-type="float" office:value="79">
            <text:p>79</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85 {:amount 1000 :corp nil :derbyId 85 :user 80 }</text:p>
          </table:table-cell>
          <table:table-cell table:style-name="ce21" office:value-type="float" office:value="85">
            <text:p>85</text:p>
          </table:table-cell>
          <table:table-cell table:style-name="ce21" office:value-type="float" office:value="80">
            <text:p>80</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87 {:amount 1000 :corp nil :derbyId 87 :user 82 }</text:p>
          </table:table-cell>
          <table:table-cell table:style-name="ce21" office:value-type="float" office:value="87">
            <text:p>87</text:p>
          </table:table-cell>
          <table:table-cell table:style-name="ce21" office:value-type="float" office:value="82">
            <text:p>82</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88 {:amount 1000 :corp nil :derbyId 88 :user 83 }</text:p>
          </table:table-cell>
          <table:table-cell table:style-name="ce21" office:value-type="float" office:value="88">
            <text:p>88</text:p>
          </table:table-cell>
          <table:table-cell table:style-name="ce21" office:value-type="float" office:value="83">
            <text:p>83</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89 {:amount 1000 :corp nil :derbyId 89 :user 84 }</text:p>
          </table:table-cell>
          <table:table-cell table:style-name="ce21" office:value-type="float" office:value="89">
            <text:p>89</text:p>
          </table:table-cell>
          <table:table-cell table:style-name="ce21" office:value-type="float" office:value="84">
            <text:p>84</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90 {:amount 1000 :corp nil :derbyId 90 :user 85 }</text:p>
          </table:table-cell>
          <table:table-cell table:style-name="ce21" office:value-type="float" office:value="90">
            <text:p>90</text:p>
          </table:table-cell>
          <table:table-cell table:style-name="ce21" office:value-type="float" office:value="85">
            <text:p>85</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91 {:amount 1000 :corp nil :derbyId 91 :user 86 }</text:p>
          </table:table-cell>
          <table:table-cell table:style-name="ce21" office:value-type="float" office:value="91">
            <text:p>91</text:p>
          </table:table-cell>
          <table:table-cell table:style-name="ce21" office:value-type="float" office:value="86">
            <text:p>86</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92 {:amount 1000 :corp nil :derbyId 92 :user 87 }</text:p>
          </table:table-cell>
          <table:table-cell table:style-name="ce21" office:value-type="float" office:value="92">
            <text:p>92</text:p>
          </table:table-cell>
          <table:table-cell table:style-name="ce21" office:value-type="float" office:value="87">
            <text:p>87</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93 {:amount 1000 :corp nil :derbyId 93 :user 88 }</text:p>
          </table:table-cell>
          <table:table-cell table:style-name="ce21" office:value-type="float" office:value="93">
            <text:p>93</text:p>
          </table:table-cell>
          <table:table-cell table:style-name="ce21" office:value-type="float" office:value="88">
            <text:p>88</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95 {:amount 1000 :corp nil :derbyId 95 :user 90 }</text:p>
          </table:table-cell>
          <table:table-cell table:style-name="ce21" office:value-type="float" office:value="95">
            <text:p>95</text:p>
          </table:table-cell>
          <table:table-cell table:style-name="ce21" office:value-type="float" office:value="90">
            <text:p>90</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98 {:amount 1000 :corp nil :derbyId 98 :user 93 }</text:p>
          </table:table-cell>
          <table:table-cell table:style-name="ce21" office:value-type="float" office:value="98">
            <text:p>98</text:p>
          </table:table-cell>
          <table:table-cell table:style-name="ce21" office:value-type="float" office:value="93">
            <text:p>93</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100 {:amount 1000 :corp nil :derbyId 100 :user 94 }</text:p>
          </table:table-cell>
          <table:table-cell table:style-name="ce21" office:value-type="float" office:value="100">
            <text:p>100</text:p>
          </table:table-cell>
          <table:table-cell table:style-name="ce21" office:value-type="float" office:value="94">
            <text:p>94</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101 {:amount 1000 :corp nil :derbyId 101 :user 95 }</text:p>
          </table:table-cell>
          <table:table-cell table:style-name="ce21" office:value-type="float" office:value="101">
            <text:p>101</text:p>
          </table:table-cell>
          <table:table-cell table:style-name="ce21" office:value-type="float" office:value="95">
            <text:p>95</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102 {:amount 1000 :corp nil :derbyId 102 :user 96 }</text:p>
          </table:table-cell>
          <table:table-cell table:style-name="ce21" office:value-type="float" office:value="102">
            <text:p>102</text:p>
          </table:table-cell>
          <table:table-cell table:style-name="ce21" office:value-type="float" office:value="96">
            <text:p>96</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104 {:amount 1000 :corp nil :derbyId 104 :user 98 }</text:p>
          </table:table-cell>
          <table:table-cell table:style-name="ce21" office:value-type="float" office:value="104">
            <text:p>104</text:p>
          </table:table-cell>
          <table:table-cell table:style-name="ce21" office:value-type="float" office:value="98">
            <text:p>98</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106 {:amount 1000 :corp nil :derbyId 106 :user 100 }</text:p>
          </table:table-cell>
          <table:table-cell table:style-name="ce21" office:value-type="float" office:value="106">
            <text:p>106</text:p>
          </table:table-cell>
          <table:table-cell table:style-name="ce21" office:value-type="float" office:value="100">
            <text:p>100</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107 {:amount 1000 :corp nil :derbyId 107 :user 101 }</text:p>
          </table:table-cell>
          <table:table-cell table:style-name="ce21" office:value-type="float" office:value="107">
            <text:p>107</text:p>
          </table:table-cell>
          <table:table-cell table:style-name="ce21" office:value-type="float" office:value="101">
            <text:p>101</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108 {:amount 1000 :corp nil :derbyId 108 :user 102 }</text:p>
          </table:table-cell>
          <table:table-cell table:style-name="ce21" office:value-type="float" office:value="108">
            <text:p>108</text:p>
          </table:table-cell>
          <table:table-cell table:style-name="ce21" office:value-type="float" office:value="102">
            <text:p>102</text:p>
          </table:table-cell>
          <table:table-cell table:style-name="ce21" office:value-type="string">
            <text:p>null</text:p>
          </table:table-cell>
          <table:table-cell table:style-name="ce21" office:value-type="float" office:value="1000">
            <text:p>1000</text:p>
          </table:table-cell>
        </table:table-row>
        <table:table-row table:style-name="ro6">
          <table:table-cell table:style-name="ce22" office:value-type="string">
            <text:p>66 {:amount 744 :corp nil :derbyId 66 :user 63 }</text:p>
          </table:table-cell>
          <table:table-cell table:style-name="ce21" office:value-type="float" office:value="66">
            <text:p>66</text:p>
          </table:table-cell>
          <table:table-cell table:style-name="ce21" office:value-type="float" office:value="63">
            <text:p>63</text:p>
          </table:table-cell>
          <table:table-cell table:style-name="ce21" office:value-type="string">
            <text:p>null</text:p>
          </table:table-cell>
          <table:table-cell table:style-name="ce21" office:value-type="float" office:value="744">
            <text:p>744</text:p>
          </table:table-cell>
        </table:table-row>
        <table:table-row table:style-name="ro6">
          <table:table-cell table:style-name="ce22" office:value-type="string">
            <text:p>94 {:amount 501 :corp nil :derbyId 94 :user 89 }</text:p>
          </table:table-cell>
          <table:table-cell table:style-name="ce21" office:value-type="float" office:value="94">
            <text:p>94</text:p>
          </table:table-cell>
          <table:table-cell table:style-name="ce21" office:value-type="float" office:value="89">
            <text:p>89</text:p>
          </table:table-cell>
          <table:table-cell table:style-name="ce21" office:value-type="string">
            <text:p>null</text:p>
          </table:table-cell>
          <table:table-cell table:style-name="ce21" office:value-type="float" office:value="501">
            <text:p>501</text:p>
          </table:table-cell>
        </table:table-row>
        <table:table-row table:style-name="ro6">
          <table:table-cell table:style-name="ce22" office:value-type="string">
            <text:p>111 {:amount 356 :corp nil :derbyId 111 :user 105 }</text:p>
          </table:table-cell>
          <table:table-cell table:style-name="ce21" office:value-type="float" office:value="111">
            <text:p>111</text:p>
          </table:table-cell>
          <table:table-cell table:style-name="ce21" office:value-type="float" office:value="105">
            <text:p>105</text:p>
          </table:table-cell>
          <table:table-cell table:style-name="ce21" office:value-type="string">
            <text:p>null</text:p>
          </table:table-cell>
          <table:table-cell table:style-name="ce21" office:value-type="float" office:value="356">
            <text:p>356</text:p>
          </table:table-cell>
        </table:table-row>
        <table:table-row table:style-name="ro6">
          <table:table-cell table:style-name="ce22" office:value-type="string">
            <text:p>117 {:amount 269 :corp nil :derbyId 117 :user 111 }</text:p>
          </table:table-cell>
          <table:table-cell table:style-name="ce21" office:value-type="float" office:value="117">
            <text:p>117</text:p>
          </table:table-cell>
          <table:table-cell table:style-name="ce21" office:value-type="float" office:value="111">
            <text:p>111</text:p>
          </table:table-cell>
          <table:table-cell table:style-name="ce21" office:value-type="string">
            <text:p>null</text:p>
          </table:table-cell>
          <table:table-cell table:style-name="ce21" office:value-type="float" office:value="269">
            <text:p>269</text:p>
          </table:table-cell>
        </table:table-row>
        <table:table-row table:style-name="ro6">
          <table:table-cell table:style-name="ce22" office:value-type="string">
            <text:p>64 {:amount 232 :corp nil :derbyId 64 :user 61 }</text:p>
          </table:table-cell>
          <table:table-cell table:style-name="ce21" office:value-type="float" office:value="64">
            <text:p>64</text:p>
          </table:table-cell>
          <table:table-cell table:style-name="ce21" office:value-type="float" office:value="61">
            <text:p>61</text:p>
          </table:table-cell>
          <table:table-cell table:style-name="ce21" office:value-type="string">
            <text:p>null</text:p>
          </table:table-cell>
          <table:table-cell table:style-name="ce21" office:value-type="float" office:value="232">
            <text:p>232</text:p>
          </table:table-cell>
        </table:table-row>
        <table:table-row table:style-name="ro6">
          <table:table-cell table:style-name="ce22" office:value-type="string">
            <text:p>112 {:amount 100 :corp nil :derbyId 112 :user 106 }</text:p>
          </table:table-cell>
          <table:table-cell table:style-name="ce21" office:value-type="float" office:value="112">
            <text:p>112</text:p>
          </table:table-cell>
          <table:table-cell table:style-name="ce21" office:value-type="float" office:value="106">
            <text:p>106</text:p>
          </table:table-cell>
          <table:table-cell table:style-name="ce21" office:value-type="string">
            <text:p>null</text:p>
          </table:table-cell>
          <table:table-cell table:style-name="ce21" office:value-type="float" office:value="100">
            <text:p>100</text:p>
          </table:table-cell>
        </table:table-row>
        <table:table-row table:style-name="ro6">
          <table:table-cell table:style-name="ce22" office:value-type="string">
            <text:p>114 {:amount 100 :corp nil :derbyId 114 :user 108 }</text:p>
          </table:table-cell>
          <table:table-cell table:style-name="ce21" office:value-type="float" office:value="114">
            <text:p>114</text:p>
          </table:table-cell>
          <table:table-cell table:style-name="ce21" office:value-type="float" office:value="108">
            <text:p>108</text:p>
          </table:table-cell>
          <table:table-cell table:style-name="ce21" office:value-type="string">
            <text:p>null</text:p>
          </table:table-cell>
          <table:table-cell table:style-name="ce21" office:value-type="float" office:value="100">
            <text:p>100</text:p>
          </table:table-cell>
        </table:table-row>
        <table:table-row table:style-name="ro6">
          <table:table-cell table:style-name="ce22" office:value-type="string">
            <text:p>115 {:amount 100 :corp nil :derbyId 115 :user 109 }</text:p>
          </table:table-cell>
          <table:table-cell table:style-name="ce21" office:value-type="float" office:value="115">
            <text:p>115</text:p>
          </table:table-cell>
          <table:table-cell table:style-name="ce21" office:value-type="float" office:value="109">
            <text:p>109</text:p>
          </table:table-cell>
          <table:table-cell table:style-name="ce21" office:value-type="string">
            <text:p>null</text:p>
          </table:table-cell>
          <table:table-cell table:style-name="ce21" office:value-type="float" office:value="100">
            <text:p>100</text:p>
          </table:table-cell>
        </table:table-row>
        <table:table-row table:style-name="ro6">
          <table:table-cell table:style-name="ce22" office:value-type="string">
            <text:p>118 {:amount 100 :corp nil :derbyId 118 :user 112 }</text:p>
          </table:table-cell>
          <table:table-cell table:style-name="ce21" office:value-type="float" office:value="118">
            <text:p>118</text:p>
          </table:table-cell>
          <table:table-cell table:style-name="ce21" office:value-type="float" office:value="112">
            <text:p>112</text:p>
          </table:table-cell>
          <table:table-cell table:style-name="ce21" office:value-type="string">
            <text:p>null</text:p>
          </table:table-cell>
          <table:table-cell table:style-name="ce21" office:value-type="float" office:value="100">
            <text:p>100</text:p>
          </table:table-cell>
        </table:table-row>
        <table:table-row table:style-name="ro6">
          <table:table-cell table:style-name="ce22" office:value-type="string">
            <text:p>124 {:amount 100 :corp nil :derbyId 124 :user 118 }</text:p>
          </table:table-cell>
          <table:table-cell table:style-name="ce21" office:value-type="float" office:value="124">
            <text:p>124</text:p>
          </table:table-cell>
          <table:table-cell table:style-name="ce21" office:value-type="float" office:value="118">
            <text:p>118</text:p>
          </table:table-cell>
          <table:table-cell table:style-name="ce21" office:value-type="string">
            <text:p>null</text:p>
          </table:table-cell>
          <table:table-cell table:style-name="ce21" office:value-type="float" office:value="100">
            <text:p>100</text:p>
          </table:table-cell>
        </table:table-row>
        <table:table-row table:style-name="ro6">
          <table:table-cell table:style-name="ce22" office:value-type="string">
            <text:p>47 {:amount 38 :corp nil :derbyId 47 :user 45 }</text:p>
          </table:table-cell>
          <table:table-cell table:style-name="ce21" office:value-type="float" office:value="47">
            <text:p>47</text:p>
          </table:table-cell>
          <table:table-cell table:style-name="ce21" office:value-type="float" office:value="45">
            <text:p>45</text:p>
          </table:table-cell>
          <table:table-cell table:style-name="ce21" office:value-type="string">
            <text:p>null</text:p>
          </table:table-cell>
          <table:table-cell table:style-name="ce21" office:value-type="float" office:value="38">
            <text:p>38</text:p>
          </table:table-cell>
        </table:table-row>
        <table:table-row table:style-name="ro6">
          <table:table-cell table:style-name="ce22" office:value-type="string">
            <text:p>55 {:amount 0 :corp nil :derbyId 55 :user 53 }</text:p>
          </table:table-cell>
          <table:table-cell table:style-name="ce21" office:value-type="float" office:value="55">
            <text:p>55</text:p>
          </table:table-cell>
          <table:table-cell table:style-name="ce21" office:value-type="float" office:value="53">
            <text:p>53</text:p>
          </table:table-cell>
          <table:table-cell table:style-name="ce21" office:value-type="string">
            <text:p>null</text:p>
          </table:table-cell>
          <table:table-cell table:style-name="ce21" office:value-type="float" office:value="0">
            <text:p>0</text:p>
          </table:table-cell>
        </table:table-row>
      </table:table>
      <table:table table:name="User" table:style-name="ta6" table:print="false">
        <office:forms form:automatic-focus="false" form:apply-design-mode="false"/>
        <table:table-column table:style-name="co17" table:number-columns-repeated="7" table:default-cell-style-name="ce-1"/>
        <table:table-column table:style-name="co17" table:default-cell-style-name="ce15" table:number-columns-repeated="249"/>
        <table:table-row table:style-name="ro6">
          <table:table-cell table:style-name="ce25"/>
          <table:table-cell table:style-name="ce24"/>
          <table:table-cell table:style-name="ce24" office:value-type="string">
            <text:p>ID</text:p>
          </table:table-cell>
          <table:table-cell table:style-name="ce24" office:value-type="string">
            <text:p>BASEID</text:p>
          </table:table-cell>
          <table:table-cell table:style-name="ce24" office:value-type="string">
            <text:p>WIKINAME</text:p>
          </table:table-cell>
          <table:table-cell table:style-name="ce24" office:value-type="string">
            <text:p>FbId</text:p>
          </table:table-cell>
          <table:table-cell table:style-name="ce21" office:value-type="string">
            <text:p>SocialProfile</text:p>
          </table:table-cell>
        </table:table-row>
        <table:table-row table:style-name="ro6">
          <table:table-cell table:style-name="ce22" table:formula="oooc:=CONCATENATE([.C2];&quot; {:mindId &quot;;[.D2];&quot; :derbyId &quot;;[.C2];&quot; :wikiName &quot;&quot;&quot;;[.E2];&quot;&quot;&quot;&quot;;IF(([.F2]=&quot;&quot;);&quot;&quot;;CONCATENATE(&quot; :fbid &quot;;[.F2]));&quot;} &quot;)" office:value-type="string">
            <text:p>17 {:mindId 1 :derbyId 17 :wikiName "RainerWasserfuhr" :fbid 509034915} </text:p>
          </table:table-cell>
          <table:table-cell table:style-name="ce22" table:formula="oooc:=IF(([.F2]=&quot;&quot;);&quot;&quot;;CONCATENATE([.F2];&quot; &quot;;[.C2]))" office:value-type="string">
            <text:p>509034915 17</text:p>
          </table:table-cell>
          <table:table-cell table:style-name="ce21" office:value-type="float" office:value="17">
            <text:p>17</text:p>
          </table:table-cell>
          <table:table-cell table:style-name="ce21" office:value-type="float" office:value="1">
            <text:p>1</text:p>
          </table:table-cell>
          <table:table-cell table:style-name="ce21" office:value-type="string">
            <text:p>RainerWasserfuhr</text:p>
          </table:table-cell>
          <table:table-cell table:style-name="ce21" office:value-type="float" office:value="509034915">
            <text:p>509034915</text:p>
          </table:table-cell>
          <table:table-cell table:style-name="ce22" table:formula="oooc:=CONCATENATE(&quot;     {:MindId &quot;;[.D2];&quot; :WikiName &quot;&quot;&quot;;[.E2];&quot;&quot;&quot; :FbId &quot;;RC[-1];&quot; :DerbyId &quot;;RC[-4];&quot;}&quot;)" office:value-type="string" office:value="#NAME?">
            <text:p>#NAME?</text:p>
          </table:table-cell>
        </table:table-row>
        <table:table-row table:style-name="ro6">
          <table:table-cell table:style-name="ce22" table:formula="oooc:=CONCATENATE([.C3];&quot; {:mindId &quot;;[.D3];&quot; :derbyId &quot;;[.C3];&quot; :wikiName &quot;&quot;&quot;;[.E3];&quot;&quot;&quot;&quot;;IF(([.F3]=&quot;&quot;);&quot;&quot;;CONCATENATE(&quot; :fbid &quot;;[.F3]));&quot;} &quot;)" office:value-type="string">
            <text:p>1 {:mindId 2 :derbyId 1 :wikiName "YvonneSchubert" :fbid 645804224} </text:p>
          </table:table-cell>
          <table:table-cell table:style-name="ce22" table:formula="oooc:=IF(([.F3]=&quot;&quot;);&quot;&quot;;CONCATENATE([.F3];&quot; &quot;;[.C3]))" office:value-type="string">
            <text:p>645804224 1</text:p>
          </table:table-cell>
          <table:table-cell table:style-name="ce21" office:value-type="float" office:value="1">
            <text:p>1</text:p>
          </table:table-cell>
          <table:table-cell table:style-name="ce21" office:value-type="float" office:value="2">
            <text:p>2</text:p>
          </table:table-cell>
          <table:table-cell table:style-name="ce21" office:value-type="string">
            <text:p>YvonneSchubert</text:p>
          </table:table-cell>
          <table:table-cell table:style-name="ce21" office:value-type="float" office:value="645804224">
            <text:p>645804224</text:p>
          </table:table-cell>
          <table:table-cell table:style-name="ce22" table:formula="oooc:=CONCATENATE(&quot;     {:MindId &quot;;[.D3];&quot; :WikiName &quot;&quot;&quot;;[.E3];&quot;&quot;&quot; :FbId &quot;;RC[-1];&quot; :DerbyId &quot;;RC[-4];&quot;}&quot;)" office:value-type="string" office:value="#NAME?">
            <text:p>#NAME?</text:p>
          </table:table-cell>
        </table:table-row>
        <table:table-row table:style-name="ro6">
          <table:table-cell table:style-name="ce22" table:formula="oooc:=CONCATENATE([.C4];&quot; {:mindId &quot;;[.D4];&quot; :derbyId &quot;;[.C4];&quot; :wikiName &quot;&quot;&quot;;[.E4];&quot;&quot;&quot;&quot;;IF(([.F4]=&quot;&quot;);&quot;&quot;;CONCATENATE(&quot; :fbid &quot;;[.F4]));&quot;} &quot;)" office:value-type="string">
            <text:p>2 {:mindId 3 :derbyId 2 :wikiName "DanielPoodratchi" :fbid 603103551} </text:p>
          </table:table-cell>
          <table:table-cell table:style-name="ce22" table:formula="oooc:=IF(([.F4]=&quot;&quot;);&quot;&quot;;CONCATENATE([.F4];&quot; &quot;;[.C4]))" office:value-type="string">
            <text:p>603103551 2</text:p>
          </table:table-cell>
          <table:table-cell table:style-name="ce21" office:value-type="float" office:value="2">
            <text:p>2</text:p>
          </table:table-cell>
          <table:table-cell table:style-name="ce21" office:value-type="float" office:value="3">
            <text:p>3</text:p>
          </table:table-cell>
          <table:table-cell table:style-name="ce21" office:value-type="string">
            <text:p>DanielPoodratchi</text:p>
          </table:table-cell>
          <table:table-cell table:style-name="ce21" office:value-type="float" office:value="603103551">
            <text:p>603103551</text:p>
          </table:table-cell>
          <table:table-cell table:style-name="ce22" table:formula="oooc:=CONCATENATE(&quot;     {:MindId &quot;;[.D4];&quot; :WikiName &quot;&quot;&quot;;[.E4];&quot;&quot;&quot; :FbId &quot;;RC[-1];&quot; :DerbyId &quot;;RC[-4];&quot;}&quot;)" office:value-type="string" office:value="#NAME?">
            <text:p>#NAME?</text:p>
          </table:table-cell>
        </table:table-row>
        <table:table-row table:style-name="ro6">
          <table:table-cell table:style-name="ce22" table:formula="oooc:=CONCATENATE([.C5];&quot; {:mindId &quot;;[.D5];&quot; :derbyId &quot;;[.C5];&quot; :wikiName &quot;&quot;&quot;;[.E5];&quot;&quot;&quot;&quot;;IF(([.F5]=&quot;&quot;);&quot;&quot;;CONCATENATE(&quot; :fbid &quot;;[.F5]));&quot;} &quot;)" office:value-type="string">
            <text:p>3 {:mindId 4 :derbyId 3 :wikiName "RicardaDHerbrand" :fbid 777753775} </text:p>
          </table:table-cell>
          <table:table-cell table:style-name="ce22" table:formula="oooc:=IF(([.F5]=&quot;&quot;);&quot;&quot;;CONCATENATE([.F5];&quot; &quot;;[.C5]))" office:value-type="string">
            <text:p>777753775 3</text:p>
          </table:table-cell>
          <table:table-cell table:style-name="ce21" office:value-type="float" office:value="3">
            <text:p>3</text:p>
          </table:table-cell>
          <table:table-cell table:style-name="ce21" office:value-type="float" office:value="4">
            <text:p>4</text:p>
          </table:table-cell>
          <table:table-cell table:style-name="ce21" office:value-type="string">
            <text:p>RicardaDHerbrand</text:p>
          </table:table-cell>
          <table:table-cell table:style-name="ce21" office:value-type="float" office:value="777753775">
            <text:p>777753775</text:p>
          </table:table-cell>
          <table:table-cell table:style-name="ce22" table:formula="oooc:=CONCATENATE(&quot;     {:MindId &quot;;[.D5];&quot; :WikiName &quot;&quot;&quot;;[.E5];&quot;&quot;&quot; :FbId &quot;;RC[-1];&quot; :DerbyId &quot;;RC[-4];&quot;}&quot;)" office:value-type="string" office:value="#NAME?">
            <text:p>#NAME?</text:p>
          </table:table-cell>
        </table:table-row>
        <table:table-row table:style-name="ro6">
          <table:table-cell table:style-name="ce22" table:formula="oooc:=CONCATENATE([.C6];&quot; {:mindId &quot;;[.D6];&quot; :derbyId &quot;;[.C6];&quot; :wikiName &quot;&quot;&quot;;[.E6];&quot;&quot;&quot;&quot;;IF(([.F6]=&quot;&quot;);&quot;&quot;;CONCATENATE(&quot; :fbid &quot;;[.F6]));&quot;} &quot;)" office:value-type="string">
            <text:p>4 {:mindId 5 :derbyId 4 :wikiName "AndreasWeigel" :fbid 837964971} </text:p>
          </table:table-cell>
          <table:table-cell table:style-name="ce22" table:formula="oooc:=IF(([.F6]=&quot;&quot;);&quot;&quot;;CONCATENATE([.F6];&quot; &quot;;[.C6]))" office:value-type="string">
            <text:p>837964971 4</text:p>
          </table:table-cell>
          <table:table-cell table:style-name="ce21" office:value-type="float" office:value="4">
            <text:p>4</text:p>
          </table:table-cell>
          <table:table-cell table:style-name="ce21" office:value-type="float" office:value="5">
            <text:p>5</text:p>
          </table:table-cell>
          <table:table-cell table:style-name="ce21" office:value-type="string">
            <text:p>AndreasWeigel</text:p>
          </table:table-cell>
          <table:table-cell table:style-name="ce21" office:value-type="float" office:value="837964971">
            <text:p>837964971</text:p>
          </table:table-cell>
        </table:table-row>
        <table:table-row table:style-name="ro6">
          <table:table-cell table:style-name="ce22" table:formula="oooc:=CONCATENATE([.C7];&quot; {:mindId &quot;;[.D7];&quot; :derbyId &quot;;[.C7];&quot; :wikiName &quot;&quot;&quot;;[.E7];&quot;&quot;&quot;&quot;;IF(([.F7]=&quot;&quot;);&quot;&quot;;CONCATENATE(&quot; :fbid &quot;;[.F7]));&quot;} &quot;)" office:value-type="string">
            <text:p>5 {:mindId 6 :derbyId 5 :wikiName "UteMoritz" :fbid 653379364} </text:p>
          </table:table-cell>
          <table:table-cell table:style-name="ce22" table:formula="oooc:=IF(([.F7]=&quot;&quot;);&quot;&quot;;CONCATENATE([.F7];&quot; &quot;;[.C7]))" office:value-type="string">
            <text:p>653379364 5</text:p>
          </table:table-cell>
          <table:table-cell table:style-name="ce21" office:value-type="float" office:value="5">
            <text:p>5</text:p>
          </table:table-cell>
          <table:table-cell table:style-name="ce21" office:value-type="float" office:value="6">
            <text:p>6</text:p>
          </table:table-cell>
          <table:table-cell table:style-name="ce21" office:value-type="string">
            <text:p>UteMoritz</text:p>
          </table:table-cell>
          <table:table-cell table:style-name="ce21" office:value-type="float" office:value="653379364">
            <text:p>653379364</text:p>
          </table:table-cell>
        </table:table-row>
        <table:table-row table:style-name="ro6">
          <table:table-cell table:style-name="ce22" table:formula="oooc:=CONCATENATE([.C8];&quot; {:mindId &quot;;[.D8];&quot; :derbyId &quot;;[.C8];&quot; :wikiName &quot;&quot;&quot;;[.E8];&quot;&quot;&quot;&quot;;IF(([.F8]=&quot;&quot;);&quot;&quot;;CONCATENATE(&quot; :fbid &quot;;[.F8]));&quot;} &quot;)" office:value-type="string">
            <text:p>6 {:mindId 7 :derbyId 6 :wikiName "NicoHagenburger" :fbid 799643507} </text:p>
          </table:table-cell>
          <table:table-cell table:style-name="ce22" table:formula="oooc:=IF(([.F8]=&quot;&quot;);&quot;&quot;;CONCATENATE([.F8];&quot; &quot;;[.C8]))" office:value-type="string">
            <text:p>799643507 6</text:p>
          </table:table-cell>
          <table:table-cell table:style-name="ce21" office:value-type="float" office:value="6">
            <text:p>6</text:p>
          </table:table-cell>
          <table:table-cell table:style-name="ce21" office:value-type="float" office:value="7">
            <text:p>7</text:p>
          </table:table-cell>
          <table:table-cell table:style-name="ce21" office:value-type="string">
            <text:p>NicoHagenburger</text:p>
          </table:table-cell>
          <table:table-cell table:style-name="ce21" office:value-type="float" office:value="799643507">
            <text:p>799643507</text:p>
          </table:table-cell>
        </table:table-row>
        <table:table-row table:style-name="ro6">
          <table:table-cell table:style-name="ce22" table:formula="oooc:=CONCATENATE([.C9];&quot; {:mindId &quot;;[.D9];&quot; :derbyId &quot;;[.C9];&quot; :wikiName &quot;&quot;&quot;;[.E9];&quot;&quot;&quot;&quot;;IF(([.F9]=&quot;&quot;);&quot;&quot;;CONCATENATE(&quot; :fbid &quot;;[.F9]));&quot;} &quot;)" office:value-type="string">
            <text:p>7 {:mindId 8 :derbyId 7 :wikiName "TinaPickhardt" :fbid 644934174} </text:p>
          </table:table-cell>
          <table:table-cell table:style-name="ce22" table:formula="oooc:=IF(([.F9]=&quot;&quot;);&quot;&quot;;CONCATENATE([.F9];&quot; &quot;;[.C9]))" office:value-type="string">
            <text:p>644934174 7</text:p>
          </table:table-cell>
          <table:table-cell table:style-name="ce21" office:value-type="float" office:value="7">
            <text:p>7</text:p>
          </table:table-cell>
          <table:table-cell table:style-name="ce21" office:value-type="float" office:value="8">
            <text:p>8</text:p>
          </table:table-cell>
          <table:table-cell table:style-name="ce21" office:value-type="string">
            <text:p>TinaPickhardt</text:p>
          </table:table-cell>
          <table:table-cell table:style-name="ce21" office:value-type="float" office:value="644934174">
            <text:p>644934174</text:p>
          </table:table-cell>
        </table:table-row>
        <table:table-row table:style-name="ro6">
          <table:table-cell table:style-name="ce22" table:formula="oooc:=CONCATENATE([.C10];&quot; {:mindId &quot;;[.D10];&quot; :derbyId &quot;;[.C10];&quot; :wikiName &quot;&quot;&quot;;[.E10];&quot;&quot;&quot;&quot;;IF(([.F10]=&quot;&quot;);&quot;&quot;;CONCATENATE(&quot; :fbid &quot;;[.F10]));&quot;} &quot;)" office:value-type="string">
            <text:p>8 {:mindId 9 :derbyId 8 :wikiName "TimBonnemann" :fbid 500934606} </text:p>
          </table:table-cell>
          <table:table-cell table:style-name="ce22" table:formula="oooc:=IF(([.F10]=&quot;&quot;);&quot;&quot;;CONCATENATE([.F10];&quot; &quot;;[.C10]))" office:value-type="string">
            <text:p>500934606 8</text:p>
          </table:table-cell>
          <table:table-cell table:style-name="ce21" office:value-type="float" office:value="8">
            <text:p>8</text:p>
          </table:table-cell>
          <table:table-cell table:style-name="ce21" office:value-type="float" office:value="9">
            <text:p>9</text:p>
          </table:table-cell>
          <table:table-cell table:style-name="ce21" office:value-type="string">
            <text:p>TimBonnemann</text:p>
          </table:table-cell>
          <table:table-cell table:style-name="ce21" office:value-type="float" office:value="500934606">
            <text:p>500934606</text:p>
          </table:table-cell>
        </table:table-row>
        <table:table-row table:style-name="ro6">
          <table:table-cell table:style-name="ce22" table:formula="oooc:=CONCATENATE([.C11];&quot; {:mindId &quot;;[.D11];&quot; :derbyId &quot;;[.C11];&quot; :wikiName &quot;&quot;&quot;;[.E11];&quot;&quot;&quot;&quot;;IF(([.F11]=&quot;&quot;);&quot;&quot;;CONCATENATE(&quot; :fbid &quot;;[.F11]));&quot;} &quot;)" office:value-type="string">
            <text:p>9 {:mindId 10 :derbyId 9 :wikiName "ChristineSchlinck" :fbid 718970549} </text:p>
          </table:table-cell>
          <table:table-cell table:style-name="ce22" table:formula="oooc:=IF(([.F11]=&quot;&quot;);&quot;&quot;;CONCATENATE([.F11];&quot; &quot;;[.C11]))" office:value-type="string">
            <text:p>718970549 9</text:p>
          </table:table-cell>
          <table:table-cell table:style-name="ce21" office:value-type="float" office:value="9">
            <text:p>9</text:p>
          </table:table-cell>
          <table:table-cell table:style-name="ce21" office:value-type="float" office:value="10">
            <text:p>10</text:p>
          </table:table-cell>
          <table:table-cell table:style-name="ce21" office:value-type="string">
            <text:p>ChristineSchlinck</text:p>
          </table:table-cell>
          <table:table-cell table:style-name="ce21" office:value-type="float" office:value="718970549">
            <text:p>718970549</text:p>
          </table:table-cell>
        </table:table-row>
        <table:table-row table:style-name="ro6">
          <table:table-cell table:style-name="ce22" table:formula="oooc:=CONCATENATE([.C12];&quot; {:mindId &quot;;[.D12];&quot; :derbyId &quot;;[.C12];&quot; :wikiName &quot;&quot;&quot;;[.E12];&quot;&quot;&quot;&quot;;IF(([.F12]=&quot;&quot;);&quot;&quot;;CONCATENATE(&quot; :fbid &quot;;[.F12]));&quot;} &quot;)" office:value-type="string">
            <text:p>10 {:mindId 11 :derbyId 10 :wikiName "OliverGassner" :fbid 592801230} </text:p>
          </table:table-cell>
          <table:table-cell table:style-name="ce22" table:formula="oooc:=IF(([.F12]=&quot;&quot;);&quot;&quot;;CONCATENATE([.F12];&quot; &quot;;[.C12]))" office:value-type="string">
            <text:p>592801230 10</text:p>
          </table:table-cell>
          <table:table-cell table:style-name="ce21" office:value-type="float" office:value="10">
            <text:p>10</text:p>
          </table:table-cell>
          <table:table-cell table:style-name="ce21" office:value-type="float" office:value="11">
            <text:p>11</text:p>
          </table:table-cell>
          <table:table-cell table:style-name="ce21" office:value-type="string">
            <text:p>OliverGassner</text:p>
          </table:table-cell>
          <table:table-cell table:style-name="ce21" office:value-type="float" office:value="592801230">
            <text:p>592801230</text:p>
          </table:table-cell>
        </table:table-row>
        <table:table-row table:style-name="ro6">
          <table:table-cell table:style-name="ce22" table:formula="oooc:=CONCATENATE([.C13];&quot; {:mindId &quot;;[.D13];&quot; :derbyId &quot;;[.C13];&quot; :wikiName &quot;&quot;&quot;;[.E13];&quot;&quot;&quot;&quot;;IF(([.F13]=&quot;&quot;);&quot;&quot;;CONCATENATE(&quot; :fbid &quot;;[.F13]));&quot;} &quot;)" office:value-type="string">
            <text:p>11 {:mindId 12 :derbyId 11 :wikiName "IngridaPlunksnyte " :fbid 779458331} </text:p>
          </table:table-cell>
          <table:table-cell table:style-name="ce22" table:formula="oooc:=IF(([.F13]=&quot;&quot;);&quot;&quot;;CONCATENATE([.F13];&quot; &quot;;[.C13]))" office:value-type="string">
            <text:p>779458331 11</text:p>
          </table:table-cell>
          <table:table-cell table:style-name="ce21" office:value-type="float" office:value="11">
            <text:p>11</text:p>
          </table:table-cell>
          <table:table-cell table:style-name="ce21" office:value-type="float" office:value="12">
            <text:p>12</text:p>
          </table:table-cell>
          <table:table-cell table:style-name="ce21" office:value-type="string">
            <text:p>IngridaPlunksnyte </text:p>
          </table:table-cell>
          <table:table-cell table:style-name="ce21" office:value-type="float" office:value="779458331">
            <text:p>779458331</text:p>
          </table:table-cell>
        </table:table-row>
        <table:table-row table:style-name="ro6">
          <table:table-cell table:style-name="ce22" table:formula="oooc:=CONCATENATE([.C14];&quot; {:mindId &quot;;[.D14];&quot; :derbyId &quot;;[.C14];&quot; :wikiName &quot;&quot;&quot;;[.E14];&quot;&quot;&quot;&quot;;IF(([.F14]=&quot;&quot;);&quot;&quot;;CONCATENATE(&quot; :fbid &quot;;[.F14]));&quot;} &quot;)" office:value-type="string">
            <text:p>12 {:mindId 13 :derbyId 12 :wikiName "PierreKerchner" :fbid 501405087} </text:p>
          </table:table-cell>
          <table:table-cell table:style-name="ce22" table:formula="oooc:=IF(([.F14]=&quot;&quot;);&quot;&quot;;CONCATENATE([.F14];&quot; &quot;;[.C14]))" office:value-type="string">
            <text:p>501405087 12</text:p>
          </table:table-cell>
          <table:table-cell table:style-name="ce21" office:value-type="float" office:value="12">
            <text:p>12</text:p>
          </table:table-cell>
          <table:table-cell table:style-name="ce21" office:value-type="float" office:value="13">
            <text:p>13</text:p>
          </table:table-cell>
          <table:table-cell table:style-name="ce21" office:value-type="string">
            <text:p>PierreKerchner</text:p>
          </table:table-cell>
          <table:table-cell table:style-name="ce21" office:value-type="float" office:value="501405087">
            <text:p>501405087</text:p>
          </table:table-cell>
        </table:table-row>
        <table:table-row table:style-name="ro6">
          <table:table-cell table:style-name="ce22" table:formula="oooc:=CONCATENATE([.C15];&quot; {:mindId &quot;;[.D15];&quot; :derbyId &quot;;[.C15];&quot; :wikiName &quot;&quot;&quot;;[.E15];&quot;&quot;&quot;&quot;;IF(([.F15]=&quot;&quot;);&quot;&quot;;CONCATENATE(&quot; :fbid &quot;;[.F15]));&quot;} &quot;)" office:value-type="string">
            <text:p>13 {:mindId 14 :derbyId 13 :wikiName "NicoleZiesche" :fbid 100000500426776} </text:p>
          </table:table-cell>
          <table:table-cell table:style-name="ce22" table:formula="oooc:=IF(([.F15]=&quot;&quot;);&quot;&quot;;CONCATENATE([.F15];&quot; &quot;;[.C15]))" office:value-type="string">
            <text:p>100000500426776 13</text:p>
          </table:table-cell>
          <table:table-cell table:style-name="ce21" office:value-type="float" office:value="13">
            <text:p>13</text:p>
          </table:table-cell>
          <table:table-cell table:style-name="ce21" office:value-type="float" office:value="14">
            <text:p>14</text:p>
          </table:table-cell>
          <table:table-cell table:style-name="ce21" office:value-type="string">
            <text:p>NicoleZiesche</text:p>
          </table:table-cell>
          <table:table-cell table:style-name="ce21" office:value-type="float" office:value="100000500426776">
            <text:p>1.00001E+14</text:p>
          </table:table-cell>
        </table:table-row>
        <table:table-row table:style-name="ro6">
          <table:table-cell table:style-name="ce22" table:formula="oooc:=CONCATENATE([.C16];&quot; {:mindId &quot;;[.D16];&quot; :derbyId &quot;;[.C16];&quot; :wikiName &quot;&quot;&quot;;[.E16];&quot;&quot;&quot;&quot;;IF(([.F16]=&quot;&quot;);&quot;&quot;;CONCATENATE(&quot; :fbid &quot;;[.F16]));&quot;} &quot;)" office:value-type="string">
            <text:p>14 {:mindId 15 :derbyId 14 :wikiName "AndreasDittes" :fbid 500108777} </text:p>
          </table:table-cell>
          <table:table-cell table:style-name="ce22" table:formula="oooc:=IF(([.F16]=&quot;&quot;);&quot;&quot;;CONCATENATE([.F16];&quot; &quot;;[.C16]))" office:value-type="string">
            <text:p>500108777 14</text:p>
          </table:table-cell>
          <table:table-cell table:style-name="ce21" office:value-type="float" office:value="14">
            <text:p>14</text:p>
          </table:table-cell>
          <table:table-cell table:style-name="ce21" office:value-type="float" office:value="15">
            <text:p>15</text:p>
          </table:table-cell>
          <table:table-cell table:style-name="ce21" office:value-type="string">
            <text:p>AndreasDittes</text:p>
          </table:table-cell>
          <table:table-cell table:style-name="ce21" office:value-type="float" office:value="500108777">
            <text:p>500108777</text:p>
          </table:table-cell>
        </table:table-row>
        <table:table-row table:style-name="ro6">
          <table:table-cell table:style-name="ce22" table:formula="oooc:=CONCATENATE([.C17];&quot; {:mindId &quot;;[.D17];&quot; :derbyId &quot;;[.C17];&quot; :wikiName &quot;&quot;&quot;;[.E17];&quot;&quot;&quot;&quot;;IF(([.F17]=&quot;&quot;);&quot;&quot;;CONCATENATE(&quot; :fbid &quot;;[.F17]));&quot;} &quot;)" office:value-type="string">
            <text:p>15 {:mindId 16 :derbyId 15 :wikiName "JanaDiesner" :fbid 100000708150813} </text:p>
          </table:table-cell>
          <table:table-cell table:style-name="ce22" table:formula="oooc:=IF(([.F17]=&quot;&quot;);&quot;&quot;;CONCATENATE([.F17];&quot; &quot;;[.C17]))" office:value-type="string">
            <text:p>100000708150813 15</text:p>
          </table:table-cell>
          <table:table-cell table:style-name="ce21" office:value-type="float" office:value="15">
            <text:p>15</text:p>
          </table:table-cell>
          <table:table-cell table:style-name="ce21" office:value-type="float" office:value="16">
            <text:p>16</text:p>
          </table:table-cell>
          <table:table-cell table:style-name="ce21" office:value-type="string">
            <text:p>JanaDiesner</text:p>
          </table:table-cell>
          <table:table-cell table:style-name="ce21" office:value-type="float" office:value="100000708150813">
            <text:p>1.00001E+14</text:p>
          </table:table-cell>
        </table:table-row>
        <table:table-row table:style-name="ro6">
          <table:table-cell table:style-name="ce22" table:formula="oooc:=CONCATENATE([.C18];&quot; {:mindId &quot;;[.D18];&quot; :derbyId &quot;;[.C18];&quot; :wikiName &quot;&quot;&quot;;[.E18];&quot;&quot;&quot;&quot;;IF(([.F18]=&quot;&quot;);&quot;&quot;;CONCATENATE(&quot; :fbid &quot;;[.F18]));&quot;} &quot;)" office:value-type="string">
            <text:p>16 {:mindId 17 :derbyId 16 :wikiName "MattisManzel" :fbid 610196227} </text:p>
          </table:table-cell>
          <table:table-cell table:style-name="ce22" table:formula="oooc:=IF(([.F18]=&quot;&quot;);&quot;&quot;;CONCATENATE([.F18];&quot; &quot;;[.C18]))" office:value-type="string">
            <text:p>610196227 16</text:p>
          </table:table-cell>
          <table:table-cell table:style-name="ce21" office:value-type="float" office:value="16">
            <text:p>16</text:p>
          </table:table-cell>
          <table:table-cell table:style-name="ce21" office:value-type="float" office:value="17">
            <text:p>17</text:p>
          </table:table-cell>
          <table:table-cell table:style-name="ce21" office:value-type="string">
            <text:p>MattisManzel</text:p>
          </table:table-cell>
          <table:table-cell table:style-name="ce21" office:value-type="float" office:value="610196227">
            <text:p>610196227</text:p>
          </table:table-cell>
        </table:table-row>
        <table:table-row table:style-name="ro6">
          <table:table-cell table:style-name="ce22" table:formula="oooc:=CONCATENATE([.C19];&quot; {:mindId &quot;;[.D19];&quot; :derbyId &quot;;[.C19];&quot; :wikiName &quot;&quot;&quot;;[.E19];&quot;&quot;&quot;&quot;;IF(([.F19]=&quot;&quot;);&quot;&quot;;CONCATENATE(&quot; :fbid &quot;;[.F19]));&quot;} &quot;)" office:value-type="string">
            <text:p>18 {:mindId 18 :derbyId 18 :wikiName "HeikeRibke" :fbid 759349298} </text:p>
          </table:table-cell>
          <table:table-cell table:style-name="ce22" table:formula="oooc:=IF(([.F19]=&quot;&quot;);&quot;&quot;;CONCATENATE([.F19];&quot; &quot;;[.C19]))" office:value-type="string">
            <text:p>759349298 18</text:p>
          </table:table-cell>
          <table:table-cell table:style-name="ce21" office:value-type="float" office:value="18">
            <text:p>18</text:p>
          </table:table-cell>
          <table:table-cell table:style-name="ce21" office:value-type="float" office:value="18">
            <text:p>18</text:p>
          </table:table-cell>
          <table:table-cell table:style-name="ce21" office:value-type="string">
            <text:p>HeikeRibke</text:p>
          </table:table-cell>
          <table:table-cell table:style-name="ce21" office:value-type="float" office:value="759349298">
            <text:p>759349298</text:p>
          </table:table-cell>
        </table:table-row>
        <table:table-row table:style-name="ro6">
          <table:table-cell table:style-name="ce22" table:formula="oooc:=CONCATENATE([.C20];&quot; {:mindId &quot;;[.D20];&quot; :derbyId &quot;;[.C20];&quot; :wikiName &quot;&quot;&quot;;[.E20];&quot;&quot;&quot;&quot;;IF(([.F20]=&quot;&quot;);&quot;&quot;;CONCATENATE(&quot; :fbid &quot;;[.F20]));&quot;} &quot;)" office:value-type="string">
            <text:p>19 {:mindId 19 :derbyId 19 :wikiName "JensFreydank" :fbid 539723526} </text:p>
          </table:table-cell>
          <table:table-cell table:style-name="ce22" table:formula="oooc:=IF(([.F20]=&quot;&quot;);&quot;&quot;;CONCATENATE([.F20];&quot; &quot;;[.C20]))" office:value-type="string">
            <text:p>539723526 19</text:p>
          </table:table-cell>
          <table:table-cell table:style-name="ce21" office:value-type="float" office:value="19">
            <text:p>19</text:p>
          </table:table-cell>
          <table:table-cell table:style-name="ce21" office:value-type="float" office:value="19">
            <text:p>19</text:p>
          </table:table-cell>
          <table:table-cell table:style-name="ce21" office:value-type="string">
            <text:p>JensFreydank</text:p>
          </table:table-cell>
          <table:table-cell table:style-name="ce21" office:value-type="float" office:value="539723526">
            <text:p>539723526</text:p>
          </table:table-cell>
        </table:table-row>
        <table:table-row table:style-name="ro6">
          <table:table-cell table:style-name="ce22" table:formula="oooc:=CONCATENATE([.C21];&quot; {:mindId &quot;;[.D21];&quot; :derbyId &quot;;[.C21];&quot; :wikiName &quot;&quot;&quot;;[.E21];&quot;&quot;&quot;&quot;;IF(([.F21]=&quot;&quot;);&quot;&quot;;CONCATENATE(&quot; :fbid &quot;;[.F21]));&quot;} &quot;)" office:value-type="string">
            <text:p>20 {:mindId 20 :derbyId 20 :wikiName "KatharinaKuehnel"} </text:p>
          </table:table-cell>
          <table:table-cell table:style-name="ce22" table:formula="oooc:=IF(([.F21]=&quot;&quot;);&quot;&quot;;CONCATENATE([.F21];&quot; &quot;;[.C21]))" office:value-type="string">
            <text:p/>
          </table:table-cell>
          <table:table-cell table:style-name="ce21" office:value-type="float" office:value="20">
            <text:p>20</text:p>
          </table:table-cell>
          <table:table-cell table:style-name="ce21" office:value-type="float" office:value="20">
            <text:p>20</text:p>
          </table:table-cell>
          <table:table-cell table:style-name="ce21" office:value-type="string">
            <text:p>KatharinaKuehnel</text:p>
          </table:table-cell>
          <table:table-cell table:number-columns-repeated="2" table:style-name="ce15"/>
        </table:table-row>
        <table:table-row table:style-name="ro6">
          <table:table-cell table:style-name="ce22" table:formula="oooc:=CONCATENATE([.C22];&quot; {:mindId &quot;;[.D22];&quot; :derbyId &quot;;[.C22];&quot; :wikiName &quot;&quot;&quot;;[.E22];&quot;&quot;&quot;&quot;;IF(([.F22]=&quot;&quot;);&quot;&quot;;CONCATENATE(&quot; :fbid &quot;;[.F22]));&quot;} &quot;)" office:value-type="string">
            <text:p>21 {:mindId 21 :derbyId 21 :wikiName "DimitriUwarov" :fbid 836618205} </text:p>
          </table:table-cell>
          <table:table-cell table:style-name="ce22" table:formula="oooc:=IF(([.F22]=&quot;&quot;);&quot;&quot;;CONCATENATE([.F22];&quot; &quot;;[.C22]))" office:value-type="string">
            <text:p>836618205 21</text:p>
          </table:table-cell>
          <table:table-cell table:style-name="ce21" office:value-type="float" office:value="21">
            <text:p>21</text:p>
          </table:table-cell>
          <table:table-cell table:style-name="ce21" office:value-type="float" office:value="21">
            <text:p>21</text:p>
          </table:table-cell>
          <table:table-cell table:style-name="ce21" office:value-type="string">
            <text:p>DimitriUwarov</text:p>
          </table:table-cell>
          <table:table-cell table:style-name="ce21" office:value-type="float" office:value="836618205">
            <text:p>836618205</text:p>
          </table:table-cell>
        </table:table-row>
        <table:table-row table:style-name="ro6">
          <table:table-cell table:style-name="ce22" table:formula="oooc:=CONCATENATE([.C23];&quot; {:mindId &quot;;[.D23];&quot; :derbyId &quot;;[.C23];&quot; :wikiName &quot;&quot;&quot;;[.E23];&quot;&quot;&quot;&quot;;IF(([.F23]=&quot;&quot;);&quot;&quot;;CONCATENATE(&quot; :fbid &quot;;[.F23]));&quot;} &quot;)" office:value-type="string">
            <text:p>22 {:mindId 22 :derbyId 22 :wikiName "IrisSchilke" :fbid 100000736151285} </text:p>
          </table:table-cell>
          <table:table-cell table:style-name="ce22" table:formula="oooc:=IF(([.F23]=&quot;&quot;);&quot;&quot;;CONCATENATE([.F23];&quot; &quot;;[.C23]))" office:value-type="string">
            <text:p>100000736151285 22</text:p>
          </table:table-cell>
          <table:table-cell table:style-name="ce21" office:value-type="float" office:value="22">
            <text:p>22</text:p>
          </table:table-cell>
          <table:table-cell table:style-name="ce21" office:value-type="float" office:value="22">
            <text:p>22</text:p>
          </table:table-cell>
          <table:table-cell table:style-name="ce21" office:value-type="string">
            <text:p>IrisSchilke</text:p>
          </table:table-cell>
          <table:table-cell table:style-name="ce21" office:value-type="float" office:value="100000736151285">
            <text:p>1.00001E+14</text:p>
          </table:table-cell>
        </table:table-row>
        <table:table-row table:style-name="ro6">
          <table:table-cell table:style-name="ce22" table:formula="oooc:=CONCATENATE([.C24];&quot; {:mindId &quot;;[.D24];&quot; :derbyId &quot;;[.C24];&quot; :wikiName &quot;&quot;&quot;;[.E24];&quot;&quot;&quot;&quot;;IF(([.F24]=&quot;&quot;);&quot;&quot;;CONCATENATE(&quot; :fbid &quot;;[.F24]));&quot;} &quot;)" office:value-type="string">
            <text:p>23 {:mindId 23 :derbyId 23 :wikiName "SebastianMitter" :fbid 539698382} </text:p>
          </table:table-cell>
          <table:table-cell table:style-name="ce22" table:formula="oooc:=IF(([.F24]=&quot;&quot;);&quot;&quot;;CONCATENATE([.F24];&quot; &quot;;[.C24]))" office:value-type="string">
            <text:p>539698382 23</text:p>
          </table:table-cell>
          <table:table-cell table:style-name="ce21" office:value-type="float" office:value="23">
            <text:p>23</text:p>
          </table:table-cell>
          <table:table-cell table:style-name="ce21" office:value-type="float" office:value="23">
            <text:p>23</text:p>
          </table:table-cell>
          <table:table-cell table:style-name="ce21" office:value-type="string">
            <text:p>SebastianMitter</text:p>
          </table:table-cell>
          <table:table-cell table:style-name="ce21" office:value-type="float" office:value="539698382">
            <text:p>539698382</text:p>
          </table:table-cell>
        </table:table-row>
        <table:table-row table:style-name="ro6">
          <table:table-cell table:style-name="ce22" table:formula="oooc:=CONCATENATE([.C25];&quot; {:mindId &quot;;[.D25];&quot; :derbyId &quot;;[.C25];&quot; :wikiName &quot;&quot;&quot;;[.E25];&quot;&quot;&quot;&quot;;IF(([.F25]=&quot;&quot;);&quot;&quot;;CONCATENATE(&quot; :fbid &quot;;[.F25]));&quot;} &quot;)" office:value-type="string">
            <text:p>24 {:mindId 24 :derbyId 24 :wikiName "EvaLubas" :fbid 100003808332208} </text:p>
          </table:table-cell>
          <table:table-cell table:style-name="ce22" table:formula="oooc:=IF(([.F25]=&quot;&quot;);&quot;&quot;;CONCATENATE([.F25];&quot; &quot;;[.C25]))" office:value-type="string">
            <text:p>100003808332208 24</text:p>
          </table:table-cell>
          <table:table-cell table:style-name="ce21" office:value-type="float" office:value="24">
            <text:p>24</text:p>
          </table:table-cell>
          <table:table-cell table:style-name="ce21" office:value-type="float" office:value="24">
            <text:p>24</text:p>
          </table:table-cell>
          <table:table-cell table:style-name="ce21" office:value-type="string">
            <text:p>EvaLubas</text:p>
          </table:table-cell>
          <table:table-cell table:style-name="ce21" office:value-type="float" office:value="100003808332208">
            <text:p>1.00004E+14</text:p>
          </table:table-cell>
        </table:table-row>
        <table:table-row table:style-name="ro6">
          <table:table-cell table:style-name="ce22" table:formula="oooc:=CONCATENATE([.C26];&quot; {:mindId &quot;;[.D26];&quot; :derbyId &quot;;[.C26];&quot; :wikiName &quot;&quot;&quot;;[.E26];&quot;&quot;&quot;&quot;;IF(([.F26]=&quot;&quot;);&quot;&quot;;CONCATENATE(&quot; :fbid &quot;;[.F26]));&quot;} &quot;)" office:value-type="string">
            <text:p>25 {:mindId 25 :derbyId 25 :wikiName "StefanNitzsche" :fbid 819354055} </text:p>
          </table:table-cell>
          <table:table-cell table:style-name="ce22" table:formula="oooc:=IF(([.F26]=&quot;&quot;);&quot;&quot;;CONCATENATE([.F26];&quot; &quot;;[.C26]))" office:value-type="string">
            <text:p>819354055 25</text:p>
          </table:table-cell>
          <table:table-cell table:style-name="ce21" office:value-type="float" office:value="25">
            <text:p>25</text:p>
          </table:table-cell>
          <table:table-cell table:style-name="ce21" office:value-type="float" office:value="25">
            <text:p>25</text:p>
          </table:table-cell>
          <table:table-cell table:style-name="ce21" office:value-type="string">
            <text:p>StefanNitzsche</text:p>
          </table:table-cell>
          <table:table-cell table:style-name="ce21" office:value-type="float" office:value="819354055">
            <text:p>819354055</text:p>
          </table:table-cell>
        </table:table-row>
        <table:table-row table:style-name="ro6">
          <table:table-cell table:style-name="ce22" table:formula="oooc:=CONCATENATE([.C27];&quot; {:mindId &quot;;[.D27];&quot; :derbyId &quot;;[.C27];&quot; :wikiName &quot;&quot;&quot;;[.E27];&quot;&quot;&quot;&quot;;IF(([.F27]=&quot;&quot;);&quot;&quot;;CONCATENATE(&quot; :fbid &quot;;[.F27]));&quot;} &quot;)" office:value-type="string">
            <text:p>26 {:mindId 26 :derbyId 26 :wikiName "VivianPein" :fbid 567168883} </text:p>
          </table:table-cell>
          <table:table-cell table:style-name="ce22" table:formula="oooc:=IF(([.F27]=&quot;&quot;);&quot;&quot;;CONCATENATE([.F27];&quot; &quot;;[.C27]))" office:value-type="string">
            <text:p>567168883 26</text:p>
          </table:table-cell>
          <table:table-cell table:style-name="ce21" office:value-type="float" office:value="26">
            <text:p>26</text:p>
          </table:table-cell>
          <table:table-cell table:style-name="ce21" office:value-type="float" office:value="26">
            <text:p>26</text:p>
          </table:table-cell>
          <table:table-cell table:style-name="ce21" office:value-type="string">
            <text:p>VivianPein</text:p>
          </table:table-cell>
          <table:table-cell table:style-name="ce21" office:value-type="float" office:value="567168883">
            <text:p>567168883</text:p>
          </table:table-cell>
        </table:table-row>
        <table:table-row table:style-name="ro6">
          <table:table-cell table:style-name="ce22" table:formula="oooc:=CONCATENATE([.C28];&quot; {:mindId &quot;;[.D28];&quot; :derbyId &quot;;[.C28];&quot; :wikiName &quot;&quot;&quot;;[.E28];&quot;&quot;&quot;&quot;;IF(([.F28]=&quot;&quot;);&quot;&quot;;CONCATENATE(&quot; :fbid &quot;;[.F28]));&quot;} &quot;)" office:value-type="string">
            <text:p>27 {:mindId 27 :derbyId 27 :wikiName "MonteMiersch" :fbid 666513211} </text:p>
          </table:table-cell>
          <table:table-cell table:style-name="ce22" table:formula="oooc:=IF(([.F28]=&quot;&quot;);&quot;&quot;;CONCATENATE([.F28];&quot; &quot;;[.C28]))" office:value-type="string">
            <text:p>666513211 27</text:p>
          </table:table-cell>
          <table:table-cell table:style-name="ce21" office:value-type="float" office:value="27">
            <text:p>27</text:p>
          </table:table-cell>
          <table:table-cell table:style-name="ce21" office:value-type="float" office:value="27">
            <text:p>27</text:p>
          </table:table-cell>
          <table:table-cell table:style-name="ce21" office:value-type="string">
            <text:p>MonteMiersch</text:p>
          </table:table-cell>
          <table:table-cell table:style-name="ce21" office:value-type="float" office:value="666513211">
            <text:p>666513211</text:p>
          </table:table-cell>
        </table:table-row>
        <table:table-row table:style-name="ro6">
          <table:table-cell table:style-name="ce22" table:formula="oooc:=CONCATENATE([.C29];&quot; {:mindId &quot;;[.D29];&quot; :derbyId &quot;;[.C29];&quot; :wikiName &quot;&quot;&quot;;[.E29];&quot;&quot;&quot;&quot;;IF(([.F29]=&quot;&quot;);&quot;&quot;;CONCATENATE(&quot; :fbid &quot;;[.F29]));&quot;} &quot;)" office:value-type="string">
            <text:p>53 {:mindId 28 :derbyId 53 :wikiName "JanaSchlegel" :fbid 100000096392011} </text:p>
          </table:table-cell>
          <table:table-cell table:style-name="ce22" table:formula="oooc:=IF(([.F29]=&quot;&quot;);&quot;&quot;;CONCATENATE([.F29];&quot; &quot;;[.C29]))" office:value-type="string">
            <text:p>100000096392011 53</text:p>
          </table:table-cell>
          <table:table-cell table:style-name="ce21" office:value-type="float" office:value="53">
            <text:p>53</text:p>
          </table:table-cell>
          <table:table-cell table:style-name="ce21" office:value-type="float" office:value="28">
            <text:p>28</text:p>
          </table:table-cell>
          <table:table-cell table:style-name="ce21" office:value-type="string">
            <text:p>JanaSchlegel</text:p>
          </table:table-cell>
          <table:table-cell table:style-name="ce21" office:value-type="float" office:value="100000096392011">
            <text:p>1E+14</text:p>
          </table:table-cell>
        </table:table-row>
        <table:table-row table:style-name="ro6">
          <table:table-cell table:style-name="ce22" table:formula="oooc:=CONCATENATE([.C30];&quot; {:mindId &quot;;[.D30];&quot; :derbyId &quot;;[.C30];&quot; :wikiName &quot;&quot;&quot;;[.E30];&quot;&quot;&quot;&quot;;IF(([.F30]=&quot;&quot;);&quot;&quot;;CONCATENATE(&quot; :fbid &quot;;[.F30]));&quot;} &quot;)" office:value-type="string">
            <text:p>28 {:mindId 29 :derbyId 28 :wikiName "CemBasman" :fbid 532659134} </text:p>
          </table:table-cell>
          <table:table-cell table:style-name="ce22" table:formula="oooc:=IF(([.F30]=&quot;&quot;);&quot;&quot;;CONCATENATE([.F30];&quot; &quot;;[.C30]))" office:value-type="string">
            <text:p>532659134 28</text:p>
          </table:table-cell>
          <table:table-cell table:style-name="ce21" office:value-type="float" office:value="28">
            <text:p>28</text:p>
          </table:table-cell>
          <table:table-cell table:style-name="ce21" office:value-type="float" office:value="29">
            <text:p>29</text:p>
          </table:table-cell>
          <table:table-cell table:style-name="ce21" office:value-type="string">
            <text:p>CemBasman</text:p>
          </table:table-cell>
          <table:table-cell table:style-name="ce21" office:value-type="float" office:value="532659134">
            <text:p>532659134</text:p>
          </table:table-cell>
        </table:table-row>
        <table:table-row table:style-name="ro6">
          <table:table-cell table:style-name="ce22" table:formula="oooc:=CONCATENATE([.C31];&quot; {:mindId &quot;;[.D31];&quot; :derbyId &quot;;[.C31];&quot; :wikiName &quot;&quot;&quot;;[.E31];&quot;&quot;&quot;&quot;;IF(([.F31]=&quot;&quot;);&quot;&quot;;CONCATENATE(&quot; :fbid &quot;;[.F31]));&quot;} &quot;)" office:value-type="string">
            <text:p>57 {:mindId 30 :derbyId 57 :wikiName "InesSchwabKeller" :fbid 1529826026} </text:p>
          </table:table-cell>
          <table:table-cell table:style-name="ce22" table:formula="oooc:=IF(([.F31]=&quot;&quot;);&quot;&quot;;CONCATENATE([.F31];&quot; &quot;;[.C31]))" office:value-type="string">
            <text:p>1529826026 57</text:p>
          </table:table-cell>
          <table:table-cell table:style-name="ce21" office:value-type="float" office:value="57">
            <text:p>57</text:p>
          </table:table-cell>
          <table:table-cell table:style-name="ce21" office:value-type="float" office:value="30">
            <text:p>30</text:p>
          </table:table-cell>
          <table:table-cell table:style-name="ce21" office:value-type="string">
            <text:p>InesSchwabKeller</text:p>
          </table:table-cell>
          <table:table-cell table:style-name="ce21" office:value-type="float" office:value="1529826026">
            <text:p>1529826026</text:p>
          </table:table-cell>
        </table:table-row>
        <table:table-row table:style-name="ro6">
          <table:table-cell table:style-name="ce22" table:formula="oooc:=CONCATENATE([.C32];&quot; {:mindId &quot;;[.D32];&quot; :derbyId &quot;;[.C32];&quot; :wikiName &quot;&quot;&quot;;[.E32];&quot;&quot;&quot;&quot;;IF(([.F32]=&quot;&quot;);&quot;&quot;;CONCATENATE(&quot; :fbid &quot;;[.F32]));&quot;} &quot;)" office:value-type="string">
            <text:p>29 {:mindId 31 :derbyId 29 :wikiName "FlorianKonnertz" :fbid 662612035} </text:p>
          </table:table-cell>
          <table:table-cell table:style-name="ce22" table:formula="oooc:=IF(([.F32]=&quot;&quot;);&quot;&quot;;CONCATENATE([.F32];&quot; &quot;;[.C32]))" office:value-type="string">
            <text:p>662612035 29</text:p>
          </table:table-cell>
          <table:table-cell table:style-name="ce21" office:value-type="float" office:value="29">
            <text:p>29</text:p>
          </table:table-cell>
          <table:table-cell table:style-name="ce21" office:value-type="float" office:value="31">
            <text:p>31</text:p>
          </table:table-cell>
          <table:table-cell table:style-name="ce21" office:value-type="string">
            <text:p>FlorianKonnertz</text:p>
          </table:table-cell>
          <table:table-cell table:style-name="ce21" office:value-type="float" office:value="662612035">
            <text:p>662612035</text:p>
          </table:table-cell>
        </table:table-row>
        <table:table-row table:style-name="ro6">
          <table:table-cell table:style-name="ce22" table:formula="oooc:=CONCATENATE([.C33];&quot; {:mindId &quot;;[.D33];&quot; :derbyId &quot;;[.C33];&quot; :wikiName &quot;&quot;&quot;;[.E33];&quot;&quot;&quot;&quot;;IF(([.F33]=&quot;&quot;);&quot;&quot;;CONCATENATE(&quot; :fbid &quot;;[.F33]));&quot;} &quot;)" office:value-type="string">
            <text:p>58 {:mindId 32 :derbyId 58 :wikiName "RoswithaHunold" :fbid 1051719075} </text:p>
          </table:table-cell>
          <table:table-cell table:style-name="ce22" table:formula="oooc:=IF(([.F33]=&quot;&quot;);&quot;&quot;;CONCATENATE([.F33];&quot; &quot;;[.C33]))" office:value-type="string">
            <text:p>1051719075 58</text:p>
          </table:table-cell>
          <table:table-cell table:style-name="ce21" office:value-type="float" office:value="58">
            <text:p>58</text:p>
          </table:table-cell>
          <table:table-cell table:style-name="ce21" office:value-type="float" office:value="32">
            <text:p>32</text:p>
          </table:table-cell>
          <table:table-cell table:style-name="ce21" office:value-type="string">
            <text:p>RoswithaHunold</text:p>
          </table:table-cell>
          <table:table-cell table:style-name="ce21" office:value-type="float" office:value="1051719075">
            <text:p>1051719075</text:p>
          </table:table-cell>
        </table:table-row>
        <table:table-row table:style-name="ro6">
          <table:table-cell table:style-name="ce22" table:formula="oooc:=CONCATENATE([.C34];&quot; {:mindId &quot;;[.D34];&quot; :derbyId &quot;;[.C34];&quot; :wikiName &quot;&quot;&quot;;[.E34];&quot;&quot;&quot;&quot;;IF(([.F34]=&quot;&quot;);&quot;&quot;;CONCATENATE(&quot; :fbid &quot;;[.F34]));&quot;} &quot;)" office:value-type="string">
            <text:p>30 {:mindId 33 :derbyId 30 :wikiName "BastiHirsch" :fbid 210100208} </text:p>
          </table:table-cell>
          <table:table-cell table:style-name="ce22" table:formula="oooc:=IF(([.F34]=&quot;&quot;);&quot;&quot;;CONCATENATE([.F34];&quot; &quot;;[.C34]))" office:value-type="string">
            <text:p>210100208 30</text:p>
          </table:table-cell>
          <table:table-cell table:style-name="ce21" office:value-type="float" office:value="30">
            <text:p>30</text:p>
          </table:table-cell>
          <table:table-cell table:style-name="ce21" office:value-type="float" office:value="33">
            <text:p>33</text:p>
          </table:table-cell>
          <table:table-cell table:style-name="ce21" office:value-type="string">
            <text:p>BastiHirsch</text:p>
          </table:table-cell>
          <table:table-cell table:style-name="ce21" office:value-type="float" office:value="210100208">
            <text:p>210100208</text:p>
          </table:table-cell>
        </table:table-row>
        <table:table-row table:style-name="ro6">
          <table:table-cell table:style-name="ce22" table:formula="oooc:=CONCATENATE([.C35];&quot; {:mindId &quot;;[.D35];&quot; :derbyId &quot;;[.C35];&quot; :wikiName &quot;&quot;&quot;;[.E35];&quot;&quot;&quot;&quot;;IF(([.F35]=&quot;&quot;);&quot;&quot;;CONCATENATE(&quot; :fbid &quot;;[.F35]));&quot;} &quot;)" office:value-type="string">
            <text:p>62 {:mindId 34 :derbyId 62 :wikiName "HeidiGallinat" :fbid 100000490062415} </text:p>
          </table:table-cell>
          <table:table-cell table:style-name="ce22" table:formula="oooc:=IF(([.F35]=&quot;&quot;);&quot;&quot;;CONCATENATE([.F35];&quot; &quot;;[.C35]))" office:value-type="string">
            <text:p>100000490062415 62</text:p>
          </table:table-cell>
          <table:table-cell table:style-name="ce21" office:value-type="float" office:value="62">
            <text:p>62</text:p>
          </table:table-cell>
          <table:table-cell table:style-name="ce21" office:value-type="float" office:value="34">
            <text:p>34</text:p>
          </table:table-cell>
          <table:table-cell table:style-name="ce21" office:value-type="string">
            <text:p>HeidiGallinat</text:p>
          </table:table-cell>
          <table:table-cell table:style-name="ce21" office:value-type="float" office:value="100000490062415">
            <text:p>1E+14</text:p>
          </table:table-cell>
        </table:table-row>
        <table:table-row table:style-name="ro6">
          <table:table-cell table:style-name="ce22" table:formula="oooc:=CONCATENATE([.C36];&quot; {:mindId &quot;;[.D36];&quot; :derbyId &quot;;[.C36];&quot; :wikiName &quot;&quot;&quot;;[.E36];&quot;&quot;&quot;&quot;;IF(([.F36]=&quot;&quot;);&quot;&quot;;CONCATENATE(&quot; :fbid &quot;;[.F36]));&quot;} &quot;)" office:value-type="string">
            <text:p>31 {:mindId 35 :derbyId 31 :wikiName "VolkerGraubaum" :fbid 509347893} </text:p>
          </table:table-cell>
          <table:table-cell table:style-name="ce22" table:formula="oooc:=IF(([.F36]=&quot;&quot;);&quot;&quot;;CONCATENATE([.F36];&quot; &quot;;[.C36]))" office:value-type="string">
            <text:p>509347893 31</text:p>
          </table:table-cell>
          <table:table-cell table:style-name="ce21" office:value-type="float" office:value="31">
            <text:p>31</text:p>
          </table:table-cell>
          <table:table-cell table:style-name="ce21" office:value-type="float" office:value="35">
            <text:p>35</text:p>
          </table:table-cell>
          <table:table-cell table:style-name="ce21" office:value-type="string">
            <text:p>VolkerGraubaum</text:p>
          </table:table-cell>
          <table:table-cell table:style-name="ce21" office:value-type="float" office:value="509347893">
            <text:p>509347893</text:p>
          </table:table-cell>
        </table:table-row>
        <table:table-row table:style-name="ro6">
          <table:table-cell table:style-name="ce22" table:formula="oooc:=CONCATENATE([.C37];&quot; {:mindId &quot;;[.D37];&quot; :derbyId &quot;;[.C37];&quot; :wikiName &quot;&quot;&quot;;[.E37];&quot;&quot;&quot;&quot;;IF(([.F37]=&quot;&quot;);&quot;&quot;;CONCATENATE(&quot; :fbid &quot;;[.F37]));&quot;} &quot;)" office:value-type="string">
            <text:p>63 {:mindId 36 :derbyId 63 :wikiName "CorneliaHeinz"} </text:p>
          </table:table-cell>
          <table:table-cell table:style-name="ce22" table:formula="oooc:=IF(([.F37]=&quot;&quot;);&quot;&quot;;CONCATENATE([.F37];&quot; &quot;;[.C37]))" office:value-type="string">
            <text:p/>
          </table:table-cell>
          <table:table-cell table:style-name="ce21" office:value-type="float" office:value="63">
            <text:p>63</text:p>
          </table:table-cell>
          <table:table-cell table:style-name="ce21" office:value-type="float" office:value="36">
            <text:p>36</text:p>
          </table:table-cell>
          <table:table-cell table:style-name="ce21" office:value-type="string">
            <text:p>CorneliaHeinz</text:p>
          </table:table-cell>
          <table:table-cell table:number-columns-repeated="2" table:style-name="ce15"/>
        </table:table-row>
        <table:table-row table:style-name="ro6">
          <table:table-cell table:style-name="ce22" table:formula="oooc:=CONCATENATE([.C38];&quot; {:mindId &quot;;[.D38];&quot; :derbyId &quot;;[.C38];&quot; :wikiName &quot;&quot;&quot;;[.E38];&quot;&quot;&quot;&quot;;IF(([.F38]=&quot;&quot;);&quot;&quot;;CONCATENATE(&quot; :fbid &quot;;[.F38]));&quot;} &quot;)" office:value-type="string">
            <text:p>32 {:mindId 37 :derbyId 32 :wikiName "OliverBerger" :fbid 761933992} </text:p>
          </table:table-cell>
          <table:table-cell table:style-name="ce22" table:formula="oooc:=IF(([.F38]=&quot;&quot;);&quot;&quot;;CONCATENATE([.F38];&quot; &quot;;[.C38]))" office:value-type="string">
            <text:p>761933992 32</text:p>
          </table:table-cell>
          <table:table-cell table:style-name="ce21" office:value-type="float" office:value="32">
            <text:p>32</text:p>
          </table:table-cell>
          <table:table-cell table:style-name="ce21" office:value-type="float" office:value="37">
            <text:p>37</text:p>
          </table:table-cell>
          <table:table-cell table:style-name="ce21" office:value-type="string">
            <text:p>OliverBerger</text:p>
          </table:table-cell>
          <table:table-cell table:style-name="ce21" office:value-type="float" office:value="761933992">
            <text:p>761933992</text:p>
          </table:table-cell>
        </table:table-row>
        <table:table-row table:style-name="ro6">
          <table:table-cell table:style-name="ce22" table:formula="oooc:=CONCATENATE([.C39];&quot; {:mindId &quot;;[.D39];&quot; :derbyId &quot;;[.C39];&quot; :wikiName &quot;&quot;&quot;;[.E39];&quot;&quot;&quot;&quot;;IF(([.F39]=&quot;&quot;);&quot;&quot;;CONCATENATE(&quot; :fbid &quot;;[.F39]));&quot;} &quot;)" office:value-type="string">
            <text:p>76 {:mindId 38 :derbyId 76 :wikiName "IlonaDaenel"} </text:p>
          </table:table-cell>
          <table:table-cell table:style-name="ce22" table:formula="oooc:=IF(([.F39]=&quot;&quot;);&quot;&quot;;CONCATENATE([.F39];&quot; &quot;;[.C39]))" office:value-type="string">
            <text:p/>
          </table:table-cell>
          <table:table-cell table:style-name="ce21" office:value-type="float" office:value="76">
            <text:p>76</text:p>
          </table:table-cell>
          <table:table-cell table:style-name="ce21" office:value-type="float" office:value="38">
            <text:p>38</text:p>
          </table:table-cell>
          <table:table-cell table:style-name="ce21" office:value-type="string">
            <text:p>IlonaDaenel</text:p>
          </table:table-cell>
          <table:table-cell table:number-columns-repeated="2" table:style-name="ce15"/>
        </table:table-row>
        <table:table-row table:style-name="ro6">
          <table:table-cell table:style-name="ce22" table:formula="oooc:=CONCATENATE([.C40];&quot; {:mindId &quot;;[.D40];&quot; :derbyId &quot;;[.C40];&quot; :wikiName &quot;&quot;&quot;;[.E40];&quot;&quot;&quot;&quot;;IF(([.F40]=&quot;&quot;);&quot;&quot;;CONCATENATE(&quot; :fbid &quot;;[.F40]));&quot;} &quot;)" office:value-type="string">
            <text:p>33 {:mindId 39 :derbyId 33 :wikiName "FrankLorenz" :fbid 738049033} </text:p>
          </table:table-cell>
          <table:table-cell table:style-name="ce22" table:formula="oooc:=IF(([.F40]=&quot;&quot;);&quot;&quot;;CONCATENATE([.F40];&quot; &quot;;[.C40]))" office:value-type="string">
            <text:p>738049033 33</text:p>
          </table:table-cell>
          <table:table-cell table:style-name="ce21" office:value-type="float" office:value="33">
            <text:p>33</text:p>
          </table:table-cell>
          <table:table-cell table:style-name="ce21" office:value-type="float" office:value="39">
            <text:p>39</text:p>
          </table:table-cell>
          <table:table-cell table:style-name="ce21" office:value-type="string">
            <text:p>FrankLorenz</text:p>
          </table:table-cell>
          <table:table-cell table:style-name="ce21" office:value-type="float" office:value="738049033">
            <text:p>738049033</text:p>
          </table:table-cell>
        </table:table-row>
        <table:table-row table:style-name="ro10">
          <table:table-cell table:style-name="ce22" table:formula="oooc:=CONCATENATE([.C41];&quot; {:mindId &quot;;[.D41];&quot; :derbyId &quot;;[.C41];&quot; :wikiName &quot;&quot;&quot;;[.E41];&quot;&quot;&quot;&quot;;IF(([.F41]=&quot;&quot;);&quot;&quot;;CONCATENATE(&quot; :fbid &quot;;[.F41]));&quot;} &quot;)" office:value-type="string">
            <text:p>80 {:mindId 40 :derbyId 80 :wikiName "AlexandraGrandpierre" :fbid 881065651} </text:p>
          </table:table-cell>
          <table:table-cell table:style-name="ce22" table:formula="oooc:=IF(([.F41]=&quot;&quot;);&quot;&quot;;CONCATENATE([.F41];&quot; &quot;;[.C41]))" office:value-type="string">
            <text:p>881065651 80</text:p>
          </table:table-cell>
          <table:table-cell table:style-name="ce21" office:value-type="float" office:value="80">
            <text:p>80</text:p>
          </table:table-cell>
          <table:table-cell table:style-name="ce21" office:value-type="float" office:value="40">
            <text:p>40</text:p>
          </table:table-cell>
          <table:table-cell table:style-name="ce21" office:value-type="string">
            <text:p>AlexandraGrandpierre</text:p>
          </table:table-cell>
          <table:table-cell table:style-name="ce21" office:value-type="float" office:value="881065651">
            <text:p>881065651</text:p>
          </table:table-cell>
        </table:table-row>
        <table:table-row table:style-name="ro6">
          <table:table-cell table:style-name="ce22" table:formula="oooc:=CONCATENATE([.C42];&quot; {:mindId &quot;;[.D42];&quot; :derbyId &quot;;[.C42];&quot; :wikiName &quot;&quot;&quot;;[.E42];&quot;&quot;&quot;&quot;;IF(([.F42]=&quot;&quot;);&quot;&quot;;CONCATENATE(&quot; :fbid &quot;;[.F42]));&quot;} &quot;)" office:value-type="string">
            <text:p>34 {:mindId 41 :derbyId 34 :wikiName "JanBoehme" :fbid 665913746} </text:p>
          </table:table-cell>
          <table:table-cell table:style-name="ce22" table:formula="oooc:=IF(([.F42]=&quot;&quot;);&quot;&quot;;CONCATENATE([.F42];&quot; &quot;;[.C42]))" office:value-type="string">
            <text:p>665913746 34</text:p>
          </table:table-cell>
          <table:table-cell table:style-name="ce21" office:value-type="float" office:value="34">
            <text:p>34</text:p>
          </table:table-cell>
          <table:table-cell table:style-name="ce21" office:value-type="float" office:value="41">
            <text:p>41</text:p>
          </table:table-cell>
          <table:table-cell table:style-name="ce21" office:value-type="string">
            <text:p>JanBoehme</text:p>
          </table:table-cell>
          <table:table-cell table:style-name="ce21" office:value-type="float" office:value="665913746">
            <text:p>665913746</text:p>
          </table:table-cell>
        </table:table-row>
        <table:table-row table:style-name="ro6">
          <table:table-cell table:style-name="ce22" table:formula="oooc:=CONCATENATE([.C43];&quot; {:mindId &quot;;[.D43];&quot; :derbyId &quot;;[.C43];&quot; :wikiName &quot;&quot;&quot;;[.E43];&quot;&quot;&quot;&quot;;IF(([.F43]=&quot;&quot;);&quot;&quot;;CONCATENATE(&quot; :fbid &quot;;[.F43]));&quot;} &quot;)" office:value-type="string">
            <text:p>102 {:mindId 42 :derbyId 102 :wikiName "MandyHelas"} </text:p>
          </table:table-cell>
          <table:table-cell table:style-name="ce22" table:formula="oooc:=IF(([.F43]=&quot;&quot;);&quot;&quot;;CONCATENATE([.F43];&quot; &quot;;[.C43]))" office:value-type="string">
            <text:p/>
          </table:table-cell>
          <table:table-cell table:style-name="ce21" office:value-type="float" office:value="102">
            <text:p>102</text:p>
          </table:table-cell>
          <table:table-cell table:style-name="ce21" office:value-type="float" office:value="42">
            <text:p>42</text:p>
          </table:table-cell>
          <table:table-cell table:style-name="ce21" office:value-type="string">
            <text:p>MandyHelas</text:p>
          </table:table-cell>
          <table:table-cell table:number-columns-repeated="2" table:style-name="ce15"/>
        </table:table-row>
        <table:table-row table:style-name="ro6">
          <table:table-cell table:style-name="ce22" table:formula="oooc:=CONCATENATE([.C44];&quot; {:mindId &quot;;[.D44];&quot; :derbyId &quot;;[.C44];&quot; :wikiName &quot;&quot;&quot;;[.E44];&quot;&quot;&quot;&quot;;IF(([.F44]=&quot;&quot;);&quot;&quot;;CONCATENATE(&quot; :fbid &quot;;[.F44]));&quot;} &quot;)" office:value-type="string">
            <text:p>35 {:mindId 43 :derbyId 35 :wikiName "DennisUlm" :fbid 1019201699} </text:p>
          </table:table-cell>
          <table:table-cell table:style-name="ce22" table:formula="oooc:=IF(([.F44]=&quot;&quot;);&quot;&quot;;CONCATENATE([.F44];&quot; &quot;;[.C44]))" office:value-type="string">
            <text:p>1019201699 35</text:p>
          </table:table-cell>
          <table:table-cell table:style-name="ce21" office:value-type="float" office:value="35">
            <text:p>35</text:p>
          </table:table-cell>
          <table:table-cell table:style-name="ce21" office:value-type="float" office:value="43">
            <text:p>43</text:p>
          </table:table-cell>
          <table:table-cell table:style-name="ce21" office:value-type="string">
            <text:p>DennisUlm</text:p>
          </table:table-cell>
          <table:table-cell table:style-name="ce21" office:value-type="float" office:value="1019201699">
            <text:p>1019201699</text:p>
          </table:table-cell>
        </table:table-row>
        <table:table-row table:style-name="ro6">
          <table:table-cell table:style-name="ce22" table:formula="oooc:=CONCATENATE([.C45];&quot; {:mindId &quot;;[.D45];&quot; :derbyId &quot;;[.C45];&quot; :wikiName &quot;&quot;&quot;;[.E45];&quot;&quot;&quot;&quot;;IF(([.F45]=&quot;&quot;);&quot;&quot;;CONCATENATE(&quot; :fbid &quot;;[.F45]));&quot;} &quot;)" office:value-type="string">
            <text:p>103 {:mindId 44 :derbyId 103 :wikiName "ConstanceWolter" :fbid 100000850464653} </text:p>
          </table:table-cell>
          <table:table-cell table:style-name="ce22" table:formula="oooc:=IF(([.F45]=&quot;&quot;);&quot;&quot;;CONCATENATE([.F45];&quot; &quot;;[.C45]))" office:value-type="string">
            <text:p>100000850464653 103</text:p>
          </table:table-cell>
          <table:table-cell table:style-name="ce21" office:value-type="float" office:value="103">
            <text:p>103</text:p>
          </table:table-cell>
          <table:table-cell table:style-name="ce21" office:value-type="float" office:value="44">
            <text:p>44</text:p>
          </table:table-cell>
          <table:table-cell table:style-name="ce21" office:value-type="string">
            <text:p>ConstanceWolter</text:p>
          </table:table-cell>
          <table:table-cell table:style-name="ce21" office:value-type="float" office:value="100000850464653">
            <text:p>1.00001E+14</text:p>
          </table:table-cell>
        </table:table-row>
        <table:table-row table:style-name="ro6">
          <table:table-cell table:style-name="ce22" table:formula="oooc:=CONCATENATE([.C46];&quot; {:mindId &quot;;[.D46];&quot; :derbyId &quot;;[.C46];&quot; :wikiName &quot;&quot;&quot;;[.E46];&quot;&quot;&quot;&quot;;IF(([.F46]=&quot;&quot;);&quot;&quot;;CONCATENATE(&quot; :fbid &quot;;[.F46]));&quot;} &quot;)" office:value-type="string">
            <text:p>36 {:mindId 45 :derbyId 36 :wikiName "BillLiao" :fbid 570267120} </text:p>
          </table:table-cell>
          <table:table-cell table:style-name="ce22" table:formula="oooc:=IF(([.F46]=&quot;&quot;);&quot;&quot;;CONCATENATE([.F46];&quot; &quot;;[.C46]))" office:value-type="string">
            <text:p>570267120 36</text:p>
          </table:table-cell>
          <table:table-cell table:style-name="ce21" office:value-type="float" office:value="36">
            <text:p>36</text:p>
          </table:table-cell>
          <table:table-cell table:style-name="ce21" office:value-type="float" office:value="45">
            <text:p>45</text:p>
          </table:table-cell>
          <table:table-cell table:style-name="ce21" office:value-type="string">
            <text:p>BillLiao</text:p>
          </table:table-cell>
          <table:table-cell table:style-name="ce21" office:value-type="float" office:value="570267120">
            <text:p>570267120</text:p>
          </table:table-cell>
        </table:table-row>
        <table:table-row table:style-name="ro6">
          <table:table-cell table:style-name="ce22" table:formula="oooc:=CONCATENATE([.C47];&quot; {:mindId &quot;;[.D47];&quot; :derbyId &quot;;[.C47];&quot; :wikiName &quot;&quot;&quot;;[.E47];&quot;&quot;&quot;&quot;;IF(([.F47]=&quot;&quot;);&quot;&quot;;CONCATENATE(&quot; :fbid &quot;;[.F47]));&quot;} &quot;)" office:value-type="string">
            <text:p>107 {:mindId 46 :derbyId 107 :wikiName "HeidiMorgenstern" :fbid 100001467727527} </text:p>
          </table:table-cell>
          <table:table-cell table:style-name="ce22" table:formula="oooc:=IF(([.F47]=&quot;&quot;);&quot;&quot;;CONCATENATE([.F47];&quot; &quot;;[.C47]))" office:value-type="string">
            <text:p>100001467727527 107</text:p>
          </table:table-cell>
          <table:table-cell table:style-name="ce21" office:value-type="float" office:value="107">
            <text:p>107</text:p>
          </table:table-cell>
          <table:table-cell table:style-name="ce21" office:value-type="float" office:value="46">
            <text:p>46</text:p>
          </table:table-cell>
          <table:table-cell table:style-name="ce21" office:value-type="string">
            <text:p>HeidiMorgenstern</text:p>
          </table:table-cell>
          <table:table-cell table:style-name="ce21" office:value-type="float" office:value="100001467727527">
            <text:p>1.00001E+14</text:p>
          </table:table-cell>
        </table:table-row>
        <table:table-row table:style-name="ro6">
          <table:table-cell table:style-name="ce22" table:formula="oooc:=CONCATENATE([.C48];&quot; {:mindId &quot;;[.D48];&quot; :derbyId &quot;;[.C48];&quot; :wikiName &quot;&quot;&quot;;[.E48];&quot;&quot;&quot;&quot;;IF(([.F48]=&quot;&quot;);&quot;&quot;;CONCATENATE(&quot; :fbid &quot;;[.F48]));&quot;} &quot;)" office:value-type="string">
            <text:p>37 {:mindId 47 :derbyId 37 :wikiName "SilvanTGolega" :fbid 504111632} </text:p>
          </table:table-cell>
          <table:table-cell table:style-name="ce22" table:formula="oooc:=IF(([.F48]=&quot;&quot;);&quot;&quot;;CONCATENATE([.F48];&quot; &quot;;[.C48]))" office:value-type="string">
            <text:p>504111632 37</text:p>
          </table:table-cell>
          <table:table-cell table:style-name="ce21" office:value-type="float" office:value="37">
            <text:p>37</text:p>
          </table:table-cell>
          <table:table-cell table:style-name="ce21" office:value-type="float" office:value="47">
            <text:p>47</text:p>
          </table:table-cell>
          <table:table-cell table:style-name="ce21" office:value-type="string">
            <text:p>SilvanTGolega</text:p>
          </table:table-cell>
          <table:table-cell table:style-name="ce21" office:value-type="float" office:value="504111632">
            <text:p>504111632</text:p>
          </table:table-cell>
        </table:table-row>
        <table:table-row table:style-name="ro6">
          <table:table-cell table:style-name="ce22" table:formula="oooc:=CONCATENATE([.C49];&quot; {:mindId &quot;;[.D49];&quot; :derbyId &quot;;[.C49];&quot; :wikiName &quot;&quot;&quot;;[.E49];&quot;&quot;&quot;&quot;;IF(([.F49]=&quot;&quot;);&quot;&quot;;CONCATENATE(&quot; :fbid &quot;;[.F49]));&quot;} &quot;)" office:value-type="string">
            <text:p>116 {:mindId 48 :derbyId 116 :wikiName "MarigoRaftopoulos" :fbid 1015629301} </text:p>
          </table:table-cell>
          <table:table-cell table:style-name="ce22" table:formula="oooc:=IF(([.F49]=&quot;&quot;);&quot;&quot;;CONCATENATE([.F49];&quot; &quot;;[.C49]))" office:value-type="string">
            <text:p>1015629301 116</text:p>
          </table:table-cell>
          <table:table-cell table:style-name="ce21" office:value-type="float" office:value="116">
            <text:p>116</text:p>
          </table:table-cell>
          <table:table-cell table:style-name="ce21" office:value-type="float" office:value="48">
            <text:p>48</text:p>
          </table:table-cell>
          <table:table-cell table:style-name="ce21" office:value-type="string">
            <text:p>MarigoRaftopoulos</text:p>
          </table:table-cell>
          <table:table-cell table:style-name="ce21" office:value-type="float" office:value="1015629301">
            <text:p>1015629301</text:p>
          </table:table-cell>
        </table:table-row>
        <table:table-row table:style-name="ro6">
          <table:table-cell table:style-name="ce22" table:formula="oooc:=CONCATENATE([.C50];&quot; {:mindId &quot;;[.D50];&quot; :derbyId &quot;;[.C50];&quot; :wikiName &quot;&quot;&quot;;[.E50];&quot;&quot;&quot;&quot;;IF(([.F50]=&quot;&quot;);&quot;&quot;;CONCATENATE(&quot; :fbid &quot;;[.F50]));&quot;} &quot;)" office:value-type="string">
            <text:p>38 {:mindId 49 :derbyId 38 :wikiName "HeinzWeber"} </text:p>
          </table:table-cell>
          <table:table-cell table:style-name="ce22" table:formula="oooc:=IF(([.F50]=&quot;&quot;);&quot;&quot;;CONCATENATE([.F50];&quot; &quot;;[.C50]))" office:value-type="string">
            <text:p/>
          </table:table-cell>
          <table:table-cell table:style-name="ce21" office:value-type="float" office:value="38">
            <text:p>38</text:p>
          </table:table-cell>
          <table:table-cell table:style-name="ce21" office:value-type="float" office:value="49">
            <text:p>49</text:p>
          </table:table-cell>
          <table:table-cell table:style-name="ce21" office:value-type="string">
            <text:p>HeinzWeber</text:p>
          </table:table-cell>
          <table:table-cell table:number-columns-repeated="2" table:style-name="ce15"/>
        </table:table-row>
        <table:table-row table:style-name="ro6">
          <table:table-cell table:style-name="ce22" table:formula="oooc:=CONCATENATE([.C51];&quot; {:mindId &quot;;[.D51];&quot; :derbyId &quot;;[.C51];&quot; :wikiName &quot;&quot;&quot;;[.E51];&quot;&quot;&quot;&quot;;IF(([.F51]=&quot;&quot;);&quot;&quot;;CONCATENATE(&quot; :fbid &quot;;[.F51]));&quot;} &quot;)" office:value-type="string">
            <text:p>117 {:mindId 50 :derbyId 117 :wikiName "MarcelaUrteaga"} </text:p>
          </table:table-cell>
          <table:table-cell table:style-name="ce22" table:formula="oooc:=IF(([.F51]=&quot;&quot;);&quot;&quot;;CONCATENATE([.F51];&quot; &quot;;[.C51]))" office:value-type="string">
            <text:p/>
          </table:table-cell>
          <table:table-cell table:style-name="ce21" office:value-type="float" office:value="117">
            <text:p>117</text:p>
          </table:table-cell>
          <table:table-cell table:style-name="ce21" office:value-type="float" office:value="50">
            <text:p>50</text:p>
          </table:table-cell>
          <table:table-cell table:style-name="ce21" office:value-type="string">
            <text:p>MarcelaUrteaga</text:p>
          </table:table-cell>
          <table:table-cell table:number-columns-repeated="2" table:style-name="ce15"/>
        </table:table-row>
        <table:table-row table:style-name="ro6">
          <table:table-cell table:style-name="ce22" table:formula="oooc:=CONCATENATE([.C52];&quot; {:mindId &quot;;[.D52];&quot; :derbyId &quot;;[.C52];&quot; :wikiName &quot;&quot;&quot;;[.E52];&quot;&quot;&quot;&quot;;IF(([.F52]=&quot;&quot;);&quot;&quot;;CONCATENATE(&quot; :fbid &quot;;[.F52]));&quot;} &quot;)" office:value-type="string">
            <text:p>39 {:mindId 51 :derbyId 39 :wikiName "DanielBruessler"} </text:p>
          </table:table-cell>
          <table:table-cell table:style-name="ce22" table:formula="oooc:=IF(([.F52]=&quot;&quot;);&quot;&quot;;CONCATENATE([.F52];&quot; &quot;;[.C52]))" office:value-type="string">
            <text:p/>
          </table:table-cell>
          <table:table-cell table:style-name="ce21" office:value-type="float" office:value="39">
            <text:p>39</text:p>
          </table:table-cell>
          <table:table-cell table:style-name="ce21" office:value-type="float" office:value="51">
            <text:p>51</text:p>
          </table:table-cell>
          <table:table-cell table:style-name="ce21" office:value-type="string">
            <text:p>DanielBruessler</text:p>
          </table:table-cell>
          <table:table-cell table:number-columns-repeated="2" table:style-name="ce15"/>
        </table:table-row>
        <table:table-row table:style-name="ro6">
          <table:table-cell table:style-name="ce22" table:formula="oooc:=CONCATENATE([.C53];&quot; {:mindId &quot;;[.D53];&quot; :derbyId &quot;;[.C53];&quot; :wikiName &quot;&quot;&quot;;[.E53];&quot;&quot;&quot;&quot;;IF(([.F53]=&quot;&quot;);&quot;&quot;;CONCATENATE(&quot; :fbid &quot;;[.F53]));&quot;} &quot;)" office:value-type="string">
            <text:p>118 {:mindId 52 :derbyId 118 :wikiName "AsitaAskari"} </text:p>
          </table:table-cell>
          <table:table-cell table:style-name="ce22" table:formula="oooc:=IF(([.F53]=&quot;&quot;);&quot;&quot;;CONCATENATE([.F53];&quot; &quot;;[.C53]))" office:value-type="string">
            <text:p/>
          </table:table-cell>
          <table:table-cell table:style-name="ce21" office:value-type="float" office:value="118">
            <text:p>118</text:p>
          </table:table-cell>
          <table:table-cell table:style-name="ce21" office:value-type="float" office:value="52">
            <text:p>52</text:p>
          </table:table-cell>
          <table:table-cell table:style-name="ce21" office:value-type="string">
            <text:p>AsitaAskari</text:p>
          </table:table-cell>
          <table:table-cell table:number-columns-repeated="2" table:style-name="ce15"/>
        </table:table-row>
        <table:table-row table:style-name="ro6">
          <table:table-cell table:style-name="ce22" table:formula="oooc:=CONCATENATE([.C54];&quot; {:mindId &quot;;[.D54];&quot; :derbyId &quot;;[.C54];&quot; :wikiName &quot;&quot;&quot;;[.E54];&quot;&quot;&quot;&quot;;IF(([.F54]=&quot;&quot;);&quot;&quot;;CONCATENATE(&quot; :fbid &quot;;[.F54]));&quot;} &quot;)" office:value-type="string">
            <text:p>40 {:mindId 53 :derbyId 40 :wikiName "LarsKleinbeckes" :fbid 688542359} </text:p>
          </table:table-cell>
          <table:table-cell table:style-name="ce22" table:formula="oooc:=IF(([.F54]=&quot;&quot;);&quot;&quot;;CONCATENATE([.F54];&quot; &quot;;[.C54]))" office:value-type="string">
            <text:p>688542359 40</text:p>
          </table:table-cell>
          <table:table-cell table:style-name="ce21" office:value-type="float" office:value="40">
            <text:p>40</text:p>
          </table:table-cell>
          <table:table-cell table:style-name="ce21" office:value-type="float" office:value="53">
            <text:p>53</text:p>
          </table:table-cell>
          <table:table-cell table:style-name="ce21" office:value-type="string">
            <text:p>LarsKleinbeckes</text:p>
          </table:table-cell>
          <table:table-cell table:style-name="ce21" office:value-type="float" office:value="688542359">
            <text:p>688542359</text:p>
          </table:table-cell>
        </table:table-row>
        <table:table-row table:style-name="ro10">
          <table:table-cell table:style-name="ce22" table:formula="oooc:=CONCATENATE([.C55];&quot; {:mindId &quot;;[.D55];&quot; :derbyId &quot;;[.C55];&quot; :wikiName &quot;&quot;&quot;;[.E55];&quot;&quot;&quot;&quot;;IF(([.F55]=&quot;&quot;);&quot;&quot;;CONCATENATE(&quot; :fbid &quot;;[.F55]));&quot;} &quot;)" office:value-type="string">
            <text:p>121 {:mindId 54 :derbyId 121 :wikiName "DeborahMorgenstern"} </text:p>
          </table:table-cell>
          <table:table-cell table:style-name="ce22" table:formula="oooc:=IF(([.F55]=&quot;&quot;);&quot;&quot;;CONCATENATE([.F55];&quot; &quot;;[.C55]))" office:value-type="string">
            <text:p/>
          </table:table-cell>
          <table:table-cell table:style-name="ce21" office:value-type="float" office:value="121">
            <text:p>121</text:p>
          </table:table-cell>
          <table:table-cell table:style-name="ce21" office:value-type="float" office:value="54">
            <text:p>54</text:p>
          </table:table-cell>
          <table:table-cell table:style-name="ce21" office:value-type="string">
            <text:p>DeborahMorgenstern</text:p>
          </table:table-cell>
          <table:table-cell table:number-columns-repeated="2" table:style-name="ce15"/>
        </table:table-row>
        <table:table-row table:style-name="ro6">
          <table:table-cell table:style-name="ce22" table:formula="oooc:=CONCATENATE([.C56];&quot; {:mindId &quot;;[.D56];&quot; :derbyId &quot;;[.C56];&quot; :wikiName &quot;&quot;&quot;;[.E56];&quot;&quot;&quot;&quot;;IF(([.F56]=&quot;&quot;);&quot;&quot;;CONCATENATE(&quot; :fbid &quot;;[.F56]));&quot;} &quot;)" office:value-type="string">
            <text:p>41 {:mindId 55 :derbyId 41 :wikiName "MichaelHWagner"} </text:p>
          </table:table-cell>
          <table:table-cell table:style-name="ce22" table:formula="oooc:=IF(([.F56]=&quot;&quot;);&quot;&quot;;CONCATENATE([.F56];&quot; &quot;;[.C56]))" office:value-type="string">
            <text:p/>
          </table:table-cell>
          <table:table-cell table:style-name="ce21" office:value-type="float" office:value="41">
            <text:p>41</text:p>
          </table:table-cell>
          <table:table-cell table:style-name="ce21" office:value-type="float" office:value="55">
            <text:p>55</text:p>
          </table:table-cell>
          <table:table-cell table:style-name="ce21" office:value-type="string">
            <text:p>MichaelHWagner</text:p>
          </table:table-cell>
          <table:table-cell table:number-columns-repeated="2" table:style-name="ce15"/>
        </table:table-row>
        <table:table-row table:style-name="ro6">
          <table:table-cell table:style-name="ce22" table:formula="oooc:=CONCATENATE([.C57];&quot; {:mindId &quot;;[.D57];&quot; :derbyId &quot;;[.C57];&quot; :wikiName &quot;&quot;&quot;;[.E57];&quot;&quot;&quot;&quot;;IF(([.F57]=&quot;&quot;);&quot;&quot;;CONCATENATE(&quot; :fbid &quot;;[.F57]));&quot;} &quot;)" office:value-type="string">
            <text:p>122 {:mindId 56 :derbyId 122 :wikiName "CharlottWeise"} </text:p>
          </table:table-cell>
          <table:table-cell table:style-name="ce22" table:formula="oooc:=IF(([.F57]=&quot;&quot;);&quot;&quot;;CONCATENATE([.F57];&quot; &quot;;[.C57]))" office:value-type="string">
            <text:p/>
          </table:table-cell>
          <table:table-cell table:style-name="ce21" office:value-type="float" office:value="122">
            <text:p>122</text:p>
          </table:table-cell>
          <table:table-cell table:style-name="ce21" office:value-type="float" office:value="56">
            <text:p>56</text:p>
          </table:table-cell>
          <table:table-cell table:style-name="ce21" office:value-type="string">
            <text:p>CharlottWeise</text:p>
          </table:table-cell>
          <table:table-cell table:number-columns-repeated="2" table:style-name="ce15"/>
        </table:table-row>
        <table:table-row table:style-name="ro6">
          <table:table-cell table:style-name="ce22" table:formula="oooc:=CONCATENATE([.C58];&quot; {:mindId &quot;;[.D58];&quot; :derbyId &quot;;[.C58];&quot; :wikiName &quot;&quot;&quot;;[.E58];&quot;&quot;&quot;&quot;;IF(([.F58]=&quot;&quot;);&quot;&quot;;CONCATENATE(&quot; :fbid &quot;;[.F58]));&quot;} &quot;)" office:value-type="string">
            <text:p>42 {:mindId 57 :derbyId 42 :wikiName "NorbertRost" :fbid 100000132442507} </text:p>
          </table:table-cell>
          <table:table-cell table:style-name="ce22" table:formula="oooc:=IF(([.F58]=&quot;&quot;);&quot;&quot;;CONCATENATE([.F58];&quot; &quot;;[.C58]))" office:value-type="string">
            <text:p>100000132442507 42</text:p>
          </table:table-cell>
          <table:table-cell table:style-name="ce21" office:value-type="float" office:value="42">
            <text:p>42</text:p>
          </table:table-cell>
          <table:table-cell table:style-name="ce21" office:value-type="float" office:value="57">
            <text:p>57</text:p>
          </table:table-cell>
          <table:table-cell table:style-name="ce21" office:value-type="string">
            <text:p>NorbertRost</text:p>
          </table:table-cell>
          <table:table-cell table:style-name="ce21" office:value-type="float" office:value="100000132442507">
            <text:p>1E+14</text:p>
          </table:table-cell>
        </table:table-row>
        <table:table-row table:style-name="ro6">
          <table:table-cell table:style-name="ce22" table:formula="oooc:=CONCATENATE([.C59];&quot; {:mindId &quot;;[.D59];&quot; :derbyId &quot;;[.C59];&quot; :wikiName &quot;&quot;&quot;;[.E59];&quot;&quot;&quot;&quot;;IF(([.F59]=&quot;&quot;);&quot;&quot;;CONCATENATE(&quot; :fbid &quot;;[.F59]));&quot;} &quot;)" office:value-type="string">
            <text:p>123 {:mindId 58 :derbyId 123 :wikiName "KsenyaEgorova" :fbid 658714016} </text:p>
          </table:table-cell>
          <table:table-cell table:style-name="ce22" table:formula="oooc:=IF(([.F59]=&quot;&quot;);&quot;&quot;;CONCATENATE([.F59];&quot; &quot;;[.C59]))" office:value-type="string">
            <text:p>658714016 123</text:p>
          </table:table-cell>
          <table:table-cell table:style-name="ce21" office:value-type="float" office:value="123">
            <text:p>123</text:p>
          </table:table-cell>
          <table:table-cell table:style-name="ce21" office:value-type="float" office:value="58">
            <text:p>58</text:p>
          </table:table-cell>
          <table:table-cell table:style-name="ce21" office:value-type="string">
            <text:p>KsenyaEgorova</text:p>
          </table:table-cell>
          <table:table-cell table:style-name="ce21" office:value-type="float" office:value="658714016">
            <text:p>658714016</text:p>
          </table:table-cell>
        </table:table-row>
        <table:table-row table:style-name="ro6">
          <table:table-cell table:style-name="ce22" table:formula="oooc:=CONCATENATE([.C60];&quot; {:mindId &quot;;[.D60];&quot; :derbyId &quot;;[.C60];&quot; :wikiName &quot;&quot;&quot;;[.E60];&quot;&quot;&quot;&quot;;IF(([.F60]=&quot;&quot;);&quot;&quot;;CONCATENATE(&quot; :fbid &quot;;[.F60]));&quot;} &quot;)" office:value-type="string">
            <text:p>43 {:mindId 59 :derbyId 43 :wikiName "SvenEchtermeyer" :fbid 100000745116864} </text:p>
          </table:table-cell>
          <table:table-cell table:style-name="ce22" table:formula="oooc:=IF(([.F60]=&quot;&quot;);&quot;&quot;;CONCATENATE([.F60];&quot; &quot;;[.C60]))" office:value-type="string">
            <text:p>100000745116864 43</text:p>
          </table:table-cell>
          <table:table-cell table:style-name="ce21" office:value-type="float" office:value="43">
            <text:p>43</text:p>
          </table:table-cell>
          <table:table-cell table:style-name="ce21" office:value-type="float" office:value="59">
            <text:p>59</text:p>
          </table:table-cell>
          <table:table-cell table:style-name="ce21" office:value-type="string">
            <text:p>SvenEchtermeyer</text:p>
          </table:table-cell>
          <table:table-cell table:style-name="ce21" office:value-type="float" office:value="100000745116864">
            <text:p>1.00001E+14</text:p>
          </table:table-cell>
        </table:table-row>
        <table:table-row table:style-name="ro6">
          <table:table-cell table:style-name="ce22" table:formula="oooc:=CONCATENATE([.C61];&quot; {:mindId &quot;;[.D61];&quot; :derbyId &quot;;[.C61];&quot; :wikiName &quot;&quot;&quot;;[.E61];&quot;&quot;&quot;&quot;;IF(([.F61]=&quot;&quot;);&quot;&quot;;CONCATENATE(&quot; :fbid &quot;;[.F61]));&quot;} &quot;)" office:value-type="string">
            <text:p>124 {:mindId 60 :derbyId 124 :wikiName "SandraGhitescu" :fbid 839325967} </text:p>
          </table:table-cell>
          <table:table-cell table:style-name="ce22" table:formula="oooc:=IF(([.F61]=&quot;&quot;);&quot;&quot;;CONCATENATE([.F61];&quot; &quot;;[.C61]))" office:value-type="string">
            <text:p>839325967 124</text:p>
          </table:table-cell>
          <table:table-cell table:style-name="ce21" office:value-type="float" office:value="124">
            <text:p>124</text:p>
          </table:table-cell>
          <table:table-cell table:style-name="ce21" office:value-type="float" office:value="60">
            <text:p>60</text:p>
          </table:table-cell>
          <table:table-cell table:style-name="ce21" office:value-type="string">
            <text:p>SandraGhitescu</text:p>
          </table:table-cell>
          <table:table-cell table:style-name="ce21" office:value-type="float" office:value="839325967">
            <text:p>839325967</text:p>
          </table:table-cell>
        </table:table-row>
        <table:table-row table:style-name="ro6">
          <table:table-cell table:style-name="ce22" table:formula="oooc:=CONCATENATE([.C62];&quot; {:mindId &quot;;[.D62];&quot; :derbyId &quot;;[.C62];&quot; :wikiName &quot;&quot;&quot;;[.E62];&quot;&quot;&quot;&quot;;IF(([.F62]=&quot;&quot;);&quot;&quot;;CONCATENATE(&quot; :fbid &quot;;[.F62]));&quot;} &quot;)" office:value-type="string">
            <text:p>44 {:mindId 61 :derbyId 44 :wikiName "ChristianRieger" :fbid 1136743479} </text:p>
          </table:table-cell>
          <table:table-cell table:style-name="ce22" table:formula="oooc:=IF(([.F62]=&quot;&quot;);&quot;&quot;;CONCATENATE([.F62];&quot; &quot;;[.C62]))" office:value-type="string">
            <text:p>1136743479 44</text:p>
          </table:table-cell>
          <table:table-cell table:style-name="ce21" office:value-type="float" office:value="44">
            <text:p>44</text:p>
          </table:table-cell>
          <table:table-cell table:style-name="ce21" office:value-type="float" office:value="61">
            <text:p>61</text:p>
          </table:table-cell>
          <table:table-cell table:style-name="ce21" office:value-type="string">
            <text:p>ChristianRieger</text:p>
          </table:table-cell>
          <table:table-cell table:style-name="ce21" office:value-type="float" office:value="1136743479">
            <text:p>1136743479</text:p>
          </table:table-cell>
        </table:table-row>
        <table:table-row table:style-name="ro10">
          <table:table-cell table:style-name="ce22" table:formula="oooc:=CONCATENATE([.C63];&quot; {:mindId &quot;;[.D63];&quot; :derbyId &quot;;[.C63];&quot; :wikiName &quot;&quot;&quot;;[.E63];&quot;&quot;&quot;&quot;;IF(([.F63]=&quot;&quot;);&quot;&quot;;CONCATENATE(&quot; :fbid &quot;;[.F63]));&quot;} &quot;)" office:value-type="string">
            <text:p>127 {:mindId 62 :derbyId 127 :wikiName "FranziskaAngermann"} </text:p>
          </table:table-cell>
          <table:table-cell table:style-name="ce22" table:formula="oooc:=IF(([.F63]=&quot;&quot;);&quot;&quot;;CONCATENATE([.F63];&quot; &quot;;[.C63]))" office:value-type="string">
            <text:p/>
          </table:table-cell>
          <table:table-cell table:style-name="ce21" office:value-type="float" office:value="127">
            <text:p>127</text:p>
          </table:table-cell>
          <table:table-cell table:style-name="ce21" office:value-type="float" office:value="62">
            <text:p>62</text:p>
          </table:table-cell>
          <table:table-cell table:style-name="ce21" office:value-type="string">
            <text:p>FranziskaAngermann</text:p>
          </table:table-cell>
          <table:table-cell table:number-columns-repeated="2" table:style-name="ce15"/>
        </table:table-row>
        <table:table-row table:style-name="ro6">
          <table:table-cell table:style-name="ce22" table:formula="oooc:=CONCATENATE([.C64];&quot; {:mindId &quot;;[.D64];&quot; :derbyId &quot;;[.C64];&quot; :wikiName &quot;&quot;&quot;;[.E64];&quot;&quot;&quot;&quot;;IF(([.F64]=&quot;&quot;);&quot;&quot;;CONCATENATE(&quot; :fbid &quot;;[.F64]));&quot;} &quot;)" office:value-type="string">
            <text:p>45 {:mindId 63 :derbyId 45 :wikiName "ThomasKujawa" :fbid 1841442518} </text:p>
          </table:table-cell>
          <table:table-cell table:style-name="ce22" table:formula="oooc:=IF(([.F64]=&quot;&quot;);&quot;&quot;;CONCATENATE([.F64];&quot; &quot;;[.C64]))" office:value-type="string">
            <text:p>1841442518 45</text:p>
          </table:table-cell>
          <table:table-cell table:style-name="ce21" office:value-type="float" office:value="45">
            <text:p>45</text:p>
          </table:table-cell>
          <table:table-cell table:style-name="ce21" office:value-type="float" office:value="63">
            <text:p>63</text:p>
          </table:table-cell>
          <table:table-cell table:style-name="ce21" office:value-type="string">
            <text:p>ThomasKujawa</text:p>
          </table:table-cell>
          <table:table-cell table:style-name="ce21" office:value-type="float" office:value="1841442518">
            <text:p>1841442518</text:p>
          </table:table-cell>
        </table:table-row>
        <table:table-row table:style-name="ro10">
          <table:table-cell table:style-name="ce22" table:formula="oooc:=CONCATENATE([.C65];&quot; {:mindId &quot;;[.D65];&quot; :derbyId &quot;;[.C65];&quot; :wikiName &quot;&quot;&quot;;[.E65];&quot;&quot;&quot;&quot;;IF(([.F65]=&quot;&quot;);&quot;&quot;;CONCATENATE(&quot; :fbid &quot;;[.F65]));&quot;} &quot;)" office:value-type="string">
            <text:p>46 {:mindId 65 :derbyId 46 :wikiName "MarcusBertelsmeier" :fbid 711273873} </text:p>
          </table:table-cell>
          <table:table-cell table:style-name="ce22" table:formula="oooc:=IF(([.F65]=&quot;&quot;);&quot;&quot;;CONCATENATE([.F65];&quot; &quot;;[.C65]))" office:value-type="string">
            <text:p>711273873 46</text:p>
          </table:table-cell>
          <table:table-cell table:style-name="ce21" office:value-type="float" office:value="46">
            <text:p>46</text:p>
          </table:table-cell>
          <table:table-cell table:style-name="ce21" office:value-type="float" office:value="65">
            <text:p>65</text:p>
          </table:table-cell>
          <table:table-cell table:style-name="ce21" office:value-type="string">
            <text:p>MarcusBertelsmeier</text:p>
          </table:table-cell>
          <table:table-cell table:style-name="ce21" office:value-type="float" office:value="711273873">
            <text:p>711273873</text:p>
          </table:table-cell>
        </table:table-row>
        <table:table-row table:style-name="ro6">
          <table:table-cell table:style-name="ce22" table:formula="oooc:=CONCATENATE([.C66];&quot; {:mindId &quot;;[.D66];&quot; :derbyId &quot;;[.C66];&quot; :wikiName &quot;&quot;&quot;;[.E66];&quot;&quot;&quot;&quot;;IF(([.F66]=&quot;&quot;);&quot;&quot;;CONCATENATE(&quot; :fbid &quot;;[.F66]));&quot;} &quot;)" office:value-type="string">
            <text:p>48 {:mindId 67 :derbyId 48 :wikiName "StephanHeller" :fbid 1204687586} </text:p>
          </table:table-cell>
          <table:table-cell table:style-name="ce22" table:formula="oooc:=IF(([.F66]=&quot;&quot;);&quot;&quot;;CONCATENATE([.F66];&quot; &quot;;[.C66]))" office:value-type="string">
            <text:p>1204687586 48</text:p>
          </table:table-cell>
          <table:table-cell table:style-name="ce21" office:value-type="float" office:value="48">
            <text:p>48</text:p>
          </table:table-cell>
          <table:table-cell table:style-name="ce21" office:value-type="float" office:value="67">
            <text:p>67</text:p>
          </table:table-cell>
          <table:table-cell table:style-name="ce21" office:value-type="string">
            <text:p>StephanHeller</text:p>
          </table:table-cell>
          <table:table-cell table:style-name="ce21" office:value-type="float" office:value="1204687586">
            <text:p>1204687586</text:p>
          </table:table-cell>
        </table:table-row>
        <table:table-row table:style-name="ro6">
          <table:table-cell table:style-name="ce22" table:formula="oooc:=CONCATENATE([.C67];&quot; {:mindId &quot;;[.D67];&quot; :derbyId &quot;;[.C67];&quot; :wikiName &quot;&quot;&quot;;[.E67];&quot;&quot;&quot;&quot;;IF(([.F67]=&quot;&quot;);&quot;&quot;;CONCATENATE(&quot; :fbid &quot;;[.F67]));&quot;} &quot;)" office:value-type="string">
            <text:p>50 {:mindId 69 :derbyId 50 :wikiName "HansGertGraebe" :fbid 1181074185} </text:p>
          </table:table-cell>
          <table:table-cell table:style-name="ce22" table:formula="oooc:=IF(([.F67]=&quot;&quot;);&quot;&quot;;CONCATENATE([.F67];&quot; &quot;;[.C67]))" office:value-type="string">
            <text:p>1181074185 50</text:p>
          </table:table-cell>
          <table:table-cell table:style-name="ce21" office:value-type="float" office:value="50">
            <text:p>50</text:p>
          </table:table-cell>
          <table:table-cell table:style-name="ce21" office:value-type="float" office:value="69">
            <text:p>69</text:p>
          </table:table-cell>
          <table:table-cell table:style-name="ce21" office:value-type="string">
            <text:p>HansGertGraebe</text:p>
          </table:table-cell>
          <table:table-cell table:style-name="ce21" office:value-type="float" office:value="1181074185">
            <text:p>1181074185</text:p>
          </table:table-cell>
        </table:table-row>
        <table:table-row table:style-name="ro6">
          <table:table-cell table:style-name="ce22" table:formula="oooc:=CONCATENATE([.C68];&quot; {:mindId &quot;;[.D68];&quot; :derbyId &quot;;[.C68];&quot; :wikiName &quot;&quot;&quot;;[.E68];&quot;&quot;&quot;&quot;;IF(([.F68]=&quot;&quot;);&quot;&quot;;CONCATENATE(&quot; :fbid &quot;;[.F68]));&quot;} &quot;)" office:value-type="string">
            <text:p>51 {:mindId 71 :derbyId 51 :wikiName "MartinGamnitzer"} </text:p>
          </table:table-cell>
          <table:table-cell table:style-name="ce22" table:formula="oooc:=IF(([.F68]=&quot;&quot;);&quot;&quot;;CONCATENATE([.F68];&quot; &quot;;[.C68]))" office:value-type="string">
            <text:p/>
          </table:table-cell>
          <table:table-cell table:style-name="ce21" office:value-type="float" office:value="51">
            <text:p>51</text:p>
          </table:table-cell>
          <table:table-cell table:style-name="ce21" office:value-type="float" office:value="71">
            <text:p>71</text:p>
          </table:table-cell>
          <table:table-cell table:style-name="ce21" office:value-type="string">
            <text:p>MartinGamnitzer</text:p>
          </table:table-cell>
          <table:table-cell table:number-columns-repeated="2" table:style-name="ce15"/>
        </table:table-row>
        <table:table-row table:style-name="ro6">
          <table:table-cell table:style-name="ce22" table:formula="oooc:=CONCATENATE([.C69];&quot; {:mindId &quot;;[.D69];&quot; :derbyId &quot;;[.C69];&quot; :wikiName &quot;&quot;&quot;;[.E69];&quot;&quot;&quot;&quot;;IF(([.F69]=&quot;&quot;);&quot;&quot;;CONCATENATE(&quot; :fbid &quot;;[.F69]));&quot;} &quot;)" office:value-type="string">
            <text:p>52 {:mindId 73 :derbyId 52 :wikiName "ChristianHeller" :fbid 601970171} </text:p>
          </table:table-cell>
          <table:table-cell table:style-name="ce22" table:formula="oooc:=IF(([.F69]=&quot;&quot;);&quot;&quot;;CONCATENATE([.F69];&quot; &quot;;[.C69]))" office:value-type="string">
            <text:p>601970171 52</text:p>
          </table:table-cell>
          <table:table-cell table:style-name="ce21" office:value-type="float" office:value="52">
            <text:p>52</text:p>
          </table:table-cell>
          <table:table-cell table:style-name="ce21" office:value-type="float" office:value="73">
            <text:p>73</text:p>
          </table:table-cell>
          <table:table-cell table:style-name="ce21" office:value-type="string">
            <text:p>ChristianHeller</text:p>
          </table:table-cell>
          <table:table-cell table:style-name="ce21" office:value-type="float" office:value="601970171">
            <text:p>601970171</text:p>
          </table:table-cell>
        </table:table-row>
        <table:table-row table:style-name="ro6">
          <table:table-cell table:style-name="ce22" table:formula="oooc:=CONCATENATE([.C70];&quot; {:mindId &quot;;[.D70];&quot; :derbyId &quot;;[.C70];&quot; :wikiName &quot;&quot;&quot;;[.E70];&quot;&quot;&quot;&quot;;IF(([.F70]=&quot;&quot;);&quot;&quot;;CONCATENATE(&quot; :fbid &quot;;[.F70]));&quot;} &quot;)" office:value-type="string">
            <text:p>54 {:mindId 75 :derbyId 54 :wikiName "ErikAndreowsky" :fbid 1843008536} </text:p>
          </table:table-cell>
          <table:table-cell table:style-name="ce22" table:formula="oooc:=IF(([.F70]=&quot;&quot;);&quot;&quot;;CONCATENATE([.F70];&quot; &quot;;[.C70]))" office:value-type="string">
            <text:p>1843008536 54</text:p>
          </table:table-cell>
          <table:table-cell table:style-name="ce21" office:value-type="float" office:value="54">
            <text:p>54</text:p>
          </table:table-cell>
          <table:table-cell table:style-name="ce21" office:value-type="float" office:value="75">
            <text:p>75</text:p>
          </table:table-cell>
          <table:table-cell table:style-name="ce21" office:value-type="string">
            <text:p>ErikAndreowsky</text:p>
          </table:table-cell>
          <table:table-cell table:style-name="ce21" office:value-type="float" office:value="1843008536">
            <text:p>1843008536</text:p>
          </table:table-cell>
        </table:table-row>
        <table:table-row table:style-name="ro6">
          <table:table-cell table:style-name="ce22" table:formula="oooc:=CONCATENATE([.C71];&quot; {:mindId &quot;;[.D71];&quot; :derbyId &quot;;[.C71];&quot; :wikiName &quot;&quot;&quot;;[.E71];&quot;&quot;&quot;&quot;;IF(([.F71]=&quot;&quot;);&quot;&quot;;CONCATENATE(&quot; :fbid &quot;;[.F71]));&quot;} &quot;)" office:value-type="string">
            <text:p>55 {:mindId 77 :derbyId 55 :wikiName "AndreasPoldrack" :fbid 1579021553} </text:p>
          </table:table-cell>
          <table:table-cell table:style-name="ce22" table:formula="oooc:=IF(([.F71]=&quot;&quot;);&quot;&quot;;CONCATENATE([.F71];&quot; &quot;;[.C71]))" office:value-type="string">
            <text:p>1579021553 55</text:p>
          </table:table-cell>
          <table:table-cell table:style-name="ce21" office:value-type="float" office:value="55">
            <text:p>55</text:p>
          </table:table-cell>
          <table:table-cell table:style-name="ce21" office:value-type="float" office:value="77">
            <text:p>77</text:p>
          </table:table-cell>
          <table:table-cell table:style-name="ce21" office:value-type="string">
            <text:p>AndreasPoldrack</text:p>
          </table:table-cell>
          <table:table-cell table:style-name="ce21" office:value-type="float" office:value="1579021553">
            <text:p>1579021553</text:p>
          </table:table-cell>
        </table:table-row>
        <table:table-row table:style-name="ro6">
          <table:table-cell table:style-name="ce22" table:formula="oooc:=CONCATENATE([.C72];&quot; {:mindId &quot;;[.D72];&quot; :derbyId &quot;;[.C72];&quot; :wikiName &quot;&quot;&quot;;[.E72];&quot;&quot;&quot;&quot;;IF(([.F72]=&quot;&quot;);&quot;&quot;;CONCATENATE(&quot; :fbid &quot;;[.F72]));&quot;} &quot;)" office:value-type="string">
            <text:p>56 {:mindId 79 :derbyId 56 :wikiName "JoergKeller" :fbid 1536333306} </text:p>
          </table:table-cell>
          <table:table-cell table:style-name="ce22" table:formula="oooc:=IF(([.F72]=&quot;&quot;);&quot;&quot;;CONCATENATE([.F72];&quot; &quot;;[.C72]))" office:value-type="string">
            <text:p>1536333306 56</text:p>
          </table:table-cell>
          <table:table-cell table:style-name="ce21" office:value-type="float" office:value="56">
            <text:p>56</text:p>
          </table:table-cell>
          <table:table-cell table:style-name="ce21" office:value-type="float" office:value="79">
            <text:p>79</text:p>
          </table:table-cell>
          <table:table-cell table:style-name="ce21" office:value-type="string">
            <text:p>JoergKeller</text:p>
          </table:table-cell>
          <table:table-cell table:style-name="ce21" office:value-type="float" office:value="1536333306">
            <text:p>1536333306</text:p>
          </table:table-cell>
        </table:table-row>
        <table:table-row table:style-name="ro6">
          <table:table-cell table:style-name="ce22" table:formula="oooc:=CONCATENATE([.C73];&quot; {:mindId &quot;;[.D73];&quot; :derbyId &quot;;[.C73];&quot; :wikiName &quot;&quot;&quot;;[.E73];&quot;&quot;&quot;&quot;;IF(([.F73]=&quot;&quot;);&quot;&quot;;CONCATENATE(&quot; :fbid &quot;;[.F73]));&quot;} &quot;)" office:value-type="string">
            <text:p>59 {:mindId 81 :derbyId 59 :wikiName "RalfLippold" :fbid 1210500545} </text:p>
          </table:table-cell>
          <table:table-cell table:style-name="ce22" table:formula="oooc:=IF(([.F73]=&quot;&quot;);&quot;&quot;;CONCATENATE([.F73];&quot; &quot;;[.C73]))" office:value-type="string">
            <text:p>1210500545 59</text:p>
          </table:table-cell>
          <table:table-cell table:style-name="ce21" office:value-type="float" office:value="59">
            <text:p>59</text:p>
          </table:table-cell>
          <table:table-cell table:style-name="ce21" office:value-type="float" office:value="81">
            <text:p>81</text:p>
          </table:table-cell>
          <table:table-cell table:style-name="ce21" office:value-type="string">
            <text:p>RalfLippold</text:p>
          </table:table-cell>
          <table:table-cell table:style-name="ce21" office:value-type="float" office:value="1210500545">
            <text:p>1210500545</text:p>
          </table:table-cell>
        </table:table-row>
        <table:table-row table:style-name="ro6">
          <table:table-cell table:style-name="ce22" table:formula="oooc:=CONCATENATE([.C74];&quot; {:mindId &quot;;[.D74];&quot; :derbyId &quot;;[.C74];&quot; :wikiName &quot;&quot;&quot;;[.E74];&quot;&quot;&quot;&quot;;IF(([.F74]=&quot;&quot;);&quot;&quot;;CONCATENATE(&quot; :fbid &quot;;[.F74]));&quot;} &quot;)" office:value-type="string">
            <text:p>60 {:mindId 83 :derbyId 60 :wikiName "LouisBecker" :fbid 736344235} </text:p>
          </table:table-cell>
          <table:table-cell table:style-name="ce22" table:formula="oooc:=IF(([.F74]=&quot;&quot;);&quot;&quot;;CONCATENATE([.F74];&quot; &quot;;[.C74]))" office:value-type="string">
            <text:p>736344235 60</text:p>
          </table:table-cell>
          <table:table-cell table:style-name="ce21" office:value-type="float" office:value="60">
            <text:p>60</text:p>
          </table:table-cell>
          <table:table-cell table:style-name="ce21" office:value-type="float" office:value="83">
            <text:p>83</text:p>
          </table:table-cell>
          <table:table-cell table:style-name="ce21" office:value-type="string">
            <text:p>LouisBecker</text:p>
          </table:table-cell>
          <table:table-cell table:style-name="ce21" office:value-type="float" office:value="736344235">
            <text:p>736344235</text:p>
          </table:table-cell>
        </table:table-row>
        <table:table-row table:style-name="ro6">
          <table:table-cell table:style-name="ce22" table:formula="oooc:=CONCATENATE([.C75];&quot; {:mindId &quot;;[.D75];&quot; :derbyId &quot;;[.C75];&quot; :wikiName &quot;&quot;&quot;;[.E75];&quot;&quot;&quot;&quot;;IF(([.F75]=&quot;&quot;);&quot;&quot;;CONCATENATE(&quot; :fbid &quot;;[.F75]));&quot;} &quot;)" office:value-type="string">
            <text:p>61 {:mindId 85 :derbyId 61 :wikiName "RicoLieberwirth"} </text:p>
          </table:table-cell>
          <table:table-cell table:style-name="ce22" table:formula="oooc:=IF(([.F75]=&quot;&quot;);&quot;&quot;;CONCATENATE([.F75];&quot; &quot;;[.C75]))" office:value-type="string">
            <text:p/>
          </table:table-cell>
          <table:table-cell table:style-name="ce21" office:value-type="float" office:value="61">
            <text:p>61</text:p>
          </table:table-cell>
          <table:table-cell table:style-name="ce21" office:value-type="float" office:value="85">
            <text:p>85</text:p>
          </table:table-cell>
          <table:table-cell table:style-name="ce21" office:value-type="string">
            <text:p>RicoLieberwirth</text:p>
          </table:table-cell>
          <table:table-cell table:number-columns-repeated="2" table:style-name="ce15"/>
        </table:table-row>
        <table:table-row table:style-name="ro6">
          <table:table-cell table:style-name="ce22" table:formula="oooc:=CONCATENATE([.C76];&quot; {:mindId &quot;;[.D76];&quot; :derbyId &quot;;[.C76];&quot; :wikiName &quot;&quot;&quot;;[.E76];&quot;&quot;&quot;&quot;;IF(([.F76]=&quot;&quot;);&quot;&quot;;CONCATENATE(&quot; :fbid &quot;;[.F76]));&quot;} &quot;)" office:value-type="string">
            <text:p>64 {:mindId 87 :derbyId 64 :wikiName "SimonKoeppl" :fbid 1013785539} </text:p>
          </table:table-cell>
          <table:table-cell table:style-name="ce22" table:formula="oooc:=IF(([.F76]=&quot;&quot;);&quot;&quot;;CONCATENATE([.F76];&quot; &quot;;[.C76]))" office:value-type="string">
            <text:p>1013785539 64</text:p>
          </table:table-cell>
          <table:table-cell table:style-name="ce21" office:value-type="float" office:value="64">
            <text:p>64</text:p>
          </table:table-cell>
          <table:table-cell table:style-name="ce21" office:value-type="float" office:value="87">
            <text:p>87</text:p>
          </table:table-cell>
          <table:table-cell table:style-name="ce21" office:value-type="string">
            <text:p>SimonKoeppl</text:p>
          </table:table-cell>
          <table:table-cell table:style-name="ce21" office:value-type="float" office:value="1013785539">
            <text:p>1013785539</text:p>
          </table:table-cell>
        </table:table-row>
        <table:table-row table:style-name="ro6">
          <table:table-cell table:style-name="ce22" table:formula="oooc:=CONCATENATE([.C77];&quot; {:mindId &quot;;[.D77];&quot; :derbyId &quot;;[.C77];&quot; :wikiName &quot;&quot;&quot;;[.E77];&quot;&quot;&quot;&quot;;IF(([.F77]=&quot;&quot;);&quot;&quot;;CONCATENATE(&quot; :fbid &quot;;[.F77]));&quot;} &quot;)" office:value-type="string">
            <text:p>65 {:mindId 89 :derbyId 65 :wikiName "MartinFrindt" :fbid 633438118} </text:p>
          </table:table-cell>
          <table:table-cell table:style-name="ce22" table:formula="oooc:=IF(([.F77]=&quot;&quot;);&quot;&quot;;CONCATENATE([.F77];&quot; &quot;;[.C77]))" office:value-type="string">
            <text:p>633438118 65</text:p>
          </table:table-cell>
          <table:table-cell table:style-name="ce21" office:value-type="float" office:value="65">
            <text:p>65</text:p>
          </table:table-cell>
          <table:table-cell table:style-name="ce21" office:value-type="float" office:value="89">
            <text:p>89</text:p>
          </table:table-cell>
          <table:table-cell table:style-name="ce21" office:value-type="string">
            <text:p>MartinFrindt</text:p>
          </table:table-cell>
          <table:table-cell table:style-name="ce21" office:value-type="float" office:value="633438118">
            <text:p>633438118</text:p>
          </table:table-cell>
        </table:table-row>
        <table:table-row table:style-name="ro6">
          <table:table-cell table:style-name="ce22" table:formula="oooc:=CONCATENATE([.C78];&quot; {:mindId &quot;;[.D78];&quot; :derbyId &quot;;[.C78];&quot; :wikiName &quot;&quot;&quot;;[.E78];&quot;&quot;&quot;&quot;;IF(([.F78]=&quot;&quot;);&quot;&quot;;CONCATENATE(&quot; :fbid &quot;;[.F78]));&quot;} &quot;)" office:value-type="string">
            <text:p>66 {:mindId 91 :derbyId 66 :wikiName "XinkaiLi" :fbid 1380721485} </text:p>
          </table:table-cell>
          <table:table-cell table:style-name="ce22" table:formula="oooc:=IF(([.F78]=&quot;&quot;);&quot;&quot;;CONCATENATE([.F78];&quot; &quot;;[.C78]))" office:value-type="string">
            <text:p>1380721485 66</text:p>
          </table:table-cell>
          <table:table-cell table:style-name="ce21" office:value-type="float" office:value="66">
            <text:p>66</text:p>
          </table:table-cell>
          <table:table-cell table:style-name="ce21" office:value-type="float" office:value="91">
            <text:p>91</text:p>
          </table:table-cell>
          <table:table-cell table:style-name="ce21" office:value-type="string">
            <text:p>XinkaiLi</text:p>
          </table:table-cell>
          <table:table-cell table:style-name="ce21" office:value-type="float" office:value="1380721485">
            <text:p>1380721485</text:p>
          </table:table-cell>
        </table:table-row>
        <table:table-row table:style-name="ro6">
          <table:table-cell table:style-name="ce22" table:formula="oooc:=CONCATENATE([.C79];&quot; {:mindId &quot;;[.D79];&quot; :derbyId &quot;;[.C79];&quot; :wikiName &quot;&quot;&quot;;[.E79];&quot;&quot;&quot;&quot;;IF(([.F79]=&quot;&quot;);&quot;&quot;;CONCATENATE(&quot; :fbid &quot;;[.F79]));&quot;} &quot;)" office:value-type="string">
            <text:p>67 {:mindId 93 :derbyId 67 :wikiName "HolgerHelas" :fbid 1059553560} </text:p>
          </table:table-cell>
          <table:table-cell table:style-name="ce22" table:formula="oooc:=IF(([.F79]=&quot;&quot;);&quot;&quot;;CONCATENATE([.F79];&quot; &quot;;[.C79]))" office:value-type="string">
            <text:p>1059553560 67</text:p>
          </table:table-cell>
          <table:table-cell table:style-name="ce21" office:value-type="float" office:value="67">
            <text:p>67</text:p>
          </table:table-cell>
          <table:table-cell table:style-name="ce21" office:value-type="float" office:value="93">
            <text:p>93</text:p>
          </table:table-cell>
          <table:table-cell table:style-name="ce21" office:value-type="string">
            <text:p>HolgerHelas</text:p>
          </table:table-cell>
          <table:table-cell table:style-name="ce21" office:value-type="float" office:value="1059553560">
            <text:p>1059553560</text:p>
          </table:table-cell>
        </table:table-row>
        <table:table-row table:style-name="ro6">
          <table:table-cell table:style-name="ce22" table:formula="oooc:=CONCATENATE([.C80];&quot; {:mindId &quot;;[.D80];&quot; :derbyId &quot;;[.C80];&quot; :wikiName &quot;&quot;&quot;;[.E80];&quot;&quot;&quot;&quot;;IF(([.F80]=&quot;&quot;);&quot;&quot;;CONCATENATE(&quot; :fbid &quot;;[.F80]));&quot;} &quot;)" office:value-type="string">
            <text:p>68 {:mindId 95 :derbyId 68 :wikiName "PeterHerbst"} </text:p>
          </table:table-cell>
          <table:table-cell table:style-name="ce22" table:formula="oooc:=IF(([.F80]=&quot;&quot;);&quot;&quot;;CONCATENATE([.F80];&quot; &quot;;[.C80]))" office:value-type="string">
            <text:p/>
          </table:table-cell>
          <table:table-cell table:style-name="ce21" office:value-type="float" office:value="68">
            <text:p>68</text:p>
          </table:table-cell>
          <table:table-cell table:style-name="ce21" office:value-type="float" office:value="95">
            <text:p>95</text:p>
          </table:table-cell>
          <table:table-cell table:style-name="ce21" office:value-type="string">
            <text:p>PeterHerbst</text:p>
          </table:table-cell>
          <table:table-cell table:number-columns-repeated="2" table:style-name="ce15"/>
        </table:table-row>
        <table:table-row table:style-name="ro6">
          <table:table-cell table:style-name="ce22" table:formula="oooc:=CONCATENATE([.C81];&quot; {:mindId &quot;;[.D81];&quot; :derbyId &quot;;[.C81];&quot; :wikiName &quot;&quot;&quot;;[.E81];&quot;&quot;&quot;&quot;;IF(([.F81]=&quot;&quot;);&quot;&quot;;CONCATENATE(&quot; :fbid &quot;;[.F81]));&quot;} &quot;)" office:value-type="string">
            <text:p>69 {:mindId 97 :derbyId 69 :wikiName "PanuPihlasvaara"} </text:p>
          </table:table-cell>
          <table:table-cell table:style-name="ce22" table:formula="oooc:=IF(([.F81]=&quot;&quot;);&quot;&quot;;CONCATENATE([.F81];&quot; &quot;;[.C81]))" office:value-type="string">
            <text:p/>
          </table:table-cell>
          <table:table-cell table:style-name="ce21" office:value-type="float" office:value="69">
            <text:p>69</text:p>
          </table:table-cell>
          <table:table-cell table:style-name="ce21" office:value-type="float" office:value="97">
            <text:p>97</text:p>
          </table:table-cell>
          <table:table-cell table:style-name="ce21" office:value-type="string">
            <text:p>PanuPihlasvaara</text:p>
          </table:table-cell>
          <table:table-cell table:number-columns-repeated="2" table:style-name="ce15"/>
        </table:table-row>
        <table:table-row table:style-name="ro6">
          <table:table-cell table:style-name="ce22" table:formula="oooc:=CONCATENATE([.C82];&quot; {:mindId &quot;;[.D82];&quot; :derbyId &quot;;[.C82];&quot; :wikiName &quot;&quot;&quot;;[.E82];&quot;&quot;&quot;&quot;;IF(([.F82]=&quot;&quot;);&quot;&quot;;CONCATENATE(&quot; :fbid &quot;;[.F82]));&quot;} &quot;)" office:value-type="string">
            <text:p>70 {:mindId 99 :derbyId 70 :wikiName "MichaelDaenel"} </text:p>
          </table:table-cell>
          <table:table-cell table:style-name="ce22" table:formula="oooc:=IF(([.F82]=&quot;&quot;);&quot;&quot;;CONCATENATE([.F82];&quot; &quot;;[.C82]))" office:value-type="string">
            <text:p/>
          </table:table-cell>
          <table:table-cell table:style-name="ce21" office:value-type="float" office:value="70">
            <text:p>70</text:p>
          </table:table-cell>
          <table:table-cell table:style-name="ce21" office:value-type="float" office:value="99">
            <text:p>99</text:p>
          </table:table-cell>
          <table:table-cell table:style-name="ce21" office:value-type="string">
            <text:p>MichaelDaenel</text:p>
          </table:table-cell>
          <table:table-cell table:number-columns-repeated="2" table:style-name="ce15"/>
        </table:table-row>
        <table:table-row table:style-name="ro6">
          <table:table-cell table:style-name="ce22" table:formula="oooc:=CONCATENATE([.C83];&quot; {:mindId &quot;;[.D83];&quot; :derbyId &quot;;[.C83];&quot; :wikiName &quot;&quot;&quot;;[.E83];&quot;&quot;&quot;&quot;;IF(([.F83]=&quot;&quot;);&quot;&quot;;CONCATENATE(&quot; :fbid &quot;;[.F83]));&quot;} &quot;)" office:value-type="string">
            <text:p>71 {:mindId 101 :derbyId 71 :wikiName "OliverGrasl" :fbid 772033030} </text:p>
          </table:table-cell>
          <table:table-cell table:style-name="ce22" table:formula="oooc:=IF(([.F83]=&quot;&quot;);&quot;&quot;;CONCATENATE([.F83];&quot; &quot;;[.C83]))" office:value-type="string">
            <text:p>772033030 71</text:p>
          </table:table-cell>
          <table:table-cell table:style-name="ce21" office:value-type="float" office:value="71">
            <text:p>71</text:p>
          </table:table-cell>
          <table:table-cell table:style-name="ce21" office:value-type="float" office:value="101">
            <text:p>101</text:p>
          </table:table-cell>
          <table:table-cell table:style-name="ce21" office:value-type="string">
            <text:p>OliverGrasl</text:p>
          </table:table-cell>
          <table:table-cell table:style-name="ce21" office:value-type="float" office:value="772033030">
            <text:p>772033030</text:p>
          </table:table-cell>
        </table:table-row>
        <table:table-row table:style-name="ro6">
          <table:table-cell table:style-name="ce22" table:formula="oooc:=CONCATENATE([.C84];&quot; {:mindId &quot;;[.D84];&quot; :derbyId &quot;;[.C84];&quot; :wikiName &quot;&quot;&quot;;[.E84];&quot;&quot;&quot;&quot;;IF(([.F84]=&quot;&quot;);&quot;&quot;;CONCATENATE(&quot; :fbid &quot;;[.F84]));&quot;} &quot;)" office:value-type="string">
            <text:p>72 {:mindId 103 :derbyId 72 :wikiName "BobPetruska"} </text:p>
          </table:table-cell>
          <table:table-cell table:style-name="ce22" table:formula="oooc:=IF(([.F84]=&quot;&quot;);&quot;&quot;;CONCATENATE([.F84];&quot; &quot;;[.C84]))" office:value-type="string">
            <text:p/>
          </table:table-cell>
          <table:table-cell table:style-name="ce21" office:value-type="float" office:value="72">
            <text:p>72</text:p>
          </table:table-cell>
          <table:table-cell table:style-name="ce21" office:value-type="float" office:value="103">
            <text:p>103</text:p>
          </table:table-cell>
          <table:table-cell table:style-name="ce21" office:value-type="string">
            <text:p>BobPetruska</text:p>
          </table:table-cell>
          <table:table-cell table:number-columns-repeated="2" table:style-name="ce15"/>
        </table:table-row>
        <table:table-row table:style-name="ro6">
          <table:table-cell table:style-name="ce22" table:formula="oooc:=CONCATENATE([.C85];&quot; {:mindId &quot;;[.D85];&quot; :derbyId &quot;;[.C85];&quot; :wikiName &quot;&quot;&quot;;[.E85];&quot;&quot;&quot;&quot;;IF(([.F85]=&quot;&quot;);&quot;&quot;;CONCATENATE(&quot; :fbid &quot;;[.F85]));&quot;} &quot;)" office:value-type="string">
            <text:p>73 {:mindId 105 :derbyId 73 :wikiName "JoelKaczmarek" :fbid 1568903432} </text:p>
          </table:table-cell>
          <table:table-cell table:style-name="ce22" table:formula="oooc:=IF(([.F85]=&quot;&quot;);&quot;&quot;;CONCATENATE([.F85];&quot; &quot;;[.C85]))" office:value-type="string">
            <text:p>1568903432 73</text:p>
          </table:table-cell>
          <table:table-cell table:style-name="ce21" office:value-type="float" office:value="73">
            <text:p>73</text:p>
          </table:table-cell>
          <table:table-cell table:style-name="ce21" office:value-type="float" office:value="105">
            <text:p>105</text:p>
          </table:table-cell>
          <table:table-cell table:style-name="ce21" office:value-type="string">
            <text:p>JoelKaczmarek</text:p>
          </table:table-cell>
          <table:table-cell table:style-name="ce21" office:value-type="float" office:value="1568903432">
            <text:p>1568903432</text:p>
          </table:table-cell>
        </table:table-row>
        <table:table-row table:style-name="ro6">
          <table:table-cell table:style-name="ce22" table:formula="oooc:=CONCATENATE([.C86];&quot; {:mindId &quot;;[.D86];&quot; :derbyId &quot;;[.C86];&quot; :wikiName &quot;&quot;&quot;;[.E86];&quot;&quot;&quot;&quot;;IF(([.F86]=&quot;&quot;);&quot;&quot;;CONCATENATE(&quot; :fbid &quot;;[.F86]));&quot;} &quot;)" office:value-type="string">
            <text:p>74 {:mindId 107 :derbyId 74 :wikiName "ReinhardSelent" :fbid 100000991022230} </text:p>
          </table:table-cell>
          <table:table-cell table:style-name="ce22" table:formula="oooc:=IF(([.F86]=&quot;&quot;);&quot;&quot;;CONCATENATE([.F86];&quot; &quot;;[.C86]))" office:value-type="string">
            <text:p>100000991022230 74</text:p>
          </table:table-cell>
          <table:table-cell table:style-name="ce21" office:value-type="float" office:value="74">
            <text:p>74</text:p>
          </table:table-cell>
          <table:table-cell table:style-name="ce21" office:value-type="float" office:value="107">
            <text:p>107</text:p>
          </table:table-cell>
          <table:table-cell table:style-name="ce21" office:value-type="string">
            <text:p>ReinhardSelent</text:p>
          </table:table-cell>
          <table:table-cell table:style-name="ce21" office:value-type="float" office:value="100000991022230">
            <text:p>1.00001E+14</text:p>
          </table:table-cell>
        </table:table-row>
        <table:table-row table:style-name="ro6">
          <table:table-cell table:style-name="ce22" table:formula="oooc:=CONCATENATE([.C87];&quot; {:mindId &quot;;[.D87];&quot; :derbyId &quot;;[.C87];&quot; :wikiName &quot;&quot;&quot;;[.E87];&quot;&quot;&quot;&quot;;IF(([.F87]=&quot;&quot;);&quot;&quot;;CONCATENATE(&quot; :fbid &quot;;[.F87]));&quot;} &quot;)" office:value-type="string">
            <text:p>75 {:mindId 109 :derbyId 75 :wikiName "MarcoRipanti" :fbid 500939915} </text:p>
          </table:table-cell>
          <table:table-cell table:style-name="ce22" table:formula="oooc:=IF(([.F87]=&quot;&quot;);&quot;&quot;;CONCATENATE([.F87];&quot; &quot;;[.C87]))" office:value-type="string">
            <text:p>500939915 75</text:p>
          </table:table-cell>
          <table:table-cell table:style-name="ce21" office:value-type="float" office:value="75">
            <text:p>75</text:p>
          </table:table-cell>
          <table:table-cell table:style-name="ce21" office:value-type="float" office:value="109">
            <text:p>109</text:p>
          </table:table-cell>
          <table:table-cell table:style-name="ce21" office:value-type="string">
            <text:p>MarcoRipanti</text:p>
          </table:table-cell>
          <table:table-cell table:style-name="ce21" office:value-type="float" office:value="500939915">
            <text:p>500939915</text:p>
          </table:table-cell>
        </table:table-row>
        <table:table-row table:style-name="ro6">
          <table:table-cell table:style-name="ce22" table:formula="oooc:=CONCATENATE([.C88];&quot; {:mindId &quot;;[.D88];&quot; :derbyId &quot;;[.C88];&quot; :wikiName &quot;&quot;&quot;;[.E88];&quot;&quot;&quot;&quot;;IF(([.F88]=&quot;&quot;);&quot;&quot;;CONCATENATE(&quot; :fbid &quot;;[.F88]));&quot;} &quot;)" office:value-type="string">
            <text:p>77 {:mindId 111 :derbyId 77 :wikiName "MarkusStamm" :fbid 693967380} </text:p>
          </table:table-cell>
          <table:table-cell table:style-name="ce22" table:formula="oooc:=IF(([.F88]=&quot;&quot;);&quot;&quot;;CONCATENATE([.F88];&quot; &quot;;[.C88]))" office:value-type="string">
            <text:p>693967380 77</text:p>
          </table:table-cell>
          <table:table-cell table:style-name="ce21" office:value-type="float" office:value="77">
            <text:p>77</text:p>
          </table:table-cell>
          <table:table-cell table:style-name="ce21" office:value-type="float" office:value="111">
            <text:p>111</text:p>
          </table:table-cell>
          <table:table-cell table:style-name="ce21" office:value-type="string">
            <text:p>MarkusStamm</text:p>
          </table:table-cell>
          <table:table-cell table:style-name="ce21" office:value-type="float" office:value="693967380">
            <text:p>693967380</text:p>
          </table:table-cell>
        </table:table-row>
        <table:table-row table:style-name="ro6">
          <table:table-cell table:style-name="ce22" table:formula="oooc:=CONCATENATE([.C89];&quot; {:mindId &quot;;[.D89];&quot; :derbyId &quot;;[.C89];&quot; :wikiName &quot;&quot;&quot;;[.E89];&quot;&quot;&quot;&quot;;IF(([.F89]=&quot;&quot;);&quot;&quot;;CONCATENATE(&quot; :fbid &quot;;[.F89]));&quot;} &quot;)" office:value-type="string">
            <text:p>78 {:mindId 113 :derbyId 78 :wikiName "JanKreuter" :fbid 1812066818} </text:p>
          </table:table-cell>
          <table:table-cell table:style-name="ce22" table:formula="oooc:=IF(([.F89]=&quot;&quot;);&quot;&quot;;CONCATENATE([.F89];&quot; &quot;;[.C89]))" office:value-type="string">
            <text:p>1812066818 78</text:p>
          </table:table-cell>
          <table:table-cell table:style-name="ce21" office:value-type="float" office:value="78">
            <text:p>78</text:p>
          </table:table-cell>
          <table:table-cell table:style-name="ce21" office:value-type="float" office:value="113">
            <text:p>113</text:p>
          </table:table-cell>
          <table:table-cell table:style-name="ce21" office:value-type="string">
            <text:p>JanKreuter</text:p>
          </table:table-cell>
          <table:table-cell table:style-name="ce21" office:value-type="float" office:value="1812066818">
            <text:p>1812066818</text:p>
          </table:table-cell>
        </table:table-row>
        <table:table-row table:style-name="ro6">
          <table:table-cell table:style-name="ce22" table:formula="oooc:=CONCATENATE([.C90];&quot; {:mindId &quot;;[.D90];&quot; :derbyId &quot;;[.C90];&quot; :wikiName &quot;&quot;&quot;;[.E90];&quot;&quot;&quot;&quot;;IF(([.F90]=&quot;&quot;);&quot;&quot;;CONCATENATE(&quot; :fbid &quot;;[.F90]));&quot;} &quot;)" office:value-type="string">
            <text:p>79 {:mindId 115 :derbyId 79 :wikiName "MatthiasBauer" :fbid 611216717} </text:p>
          </table:table-cell>
          <table:table-cell table:style-name="ce22" table:formula="oooc:=IF(([.F90]=&quot;&quot;);&quot;&quot;;CONCATENATE([.F90];&quot; &quot;;[.C90]))" office:value-type="string">
            <text:p>611216717 79</text:p>
          </table:table-cell>
          <table:table-cell table:style-name="ce21" office:value-type="float" office:value="79">
            <text:p>79</text:p>
          </table:table-cell>
          <table:table-cell table:style-name="ce21" office:value-type="float" office:value="115">
            <text:p>115</text:p>
          </table:table-cell>
          <table:table-cell table:style-name="ce21" office:value-type="string">
            <text:p>MatthiasBauer</text:p>
          </table:table-cell>
          <table:table-cell table:style-name="ce21" office:value-type="float" office:value="611216717">
            <text:p>611216717</text:p>
          </table:table-cell>
        </table:table-row>
        <table:table-row table:style-name="ro6">
          <table:table-cell table:style-name="ce22" table:formula="oooc:=CONCATENATE([.C91];&quot; {:mindId &quot;;[.D91];&quot; :derbyId &quot;;[.C91];&quot; :wikiName &quot;&quot;&quot;;[.E91];&quot;&quot;&quot;&quot;;IF(([.F91]=&quot;&quot;);&quot;&quot;;CONCATENATE(&quot; :fbid &quot;;[.F91]));&quot;} &quot;)" office:value-type="string">
            <text:p>82 {:mindId 117 :derbyId 82 :wikiName "JuergenAnke" :fbid 683796158} </text:p>
          </table:table-cell>
          <table:table-cell table:style-name="ce22" table:formula="oooc:=IF(([.F91]=&quot;&quot;);&quot;&quot;;CONCATENATE([.F91];&quot; &quot;;[.C91]))" office:value-type="string">
            <text:p>683796158 82</text:p>
          </table:table-cell>
          <table:table-cell table:style-name="ce21" office:value-type="float" office:value="82">
            <text:p>82</text:p>
          </table:table-cell>
          <table:table-cell table:style-name="ce21" office:value-type="float" office:value="117">
            <text:p>117</text:p>
          </table:table-cell>
          <table:table-cell table:style-name="ce21" office:value-type="string">
            <text:p>JuergenAnke</text:p>
          </table:table-cell>
          <table:table-cell table:style-name="ce21" office:value-type="float" office:value="683796158">
            <text:p>683796158</text:p>
          </table:table-cell>
        </table:table-row>
        <table:table-row table:style-name="ro6">
          <table:table-cell table:style-name="ce22" table:formula="oooc:=CONCATENATE([.C92];&quot; {:mindId &quot;;[.D92];&quot; :derbyId &quot;;[.C92];&quot; :wikiName &quot;&quot;&quot;;[.E92];&quot;&quot;&quot;&quot;;IF(([.F92]=&quot;&quot;);&quot;&quot;;CONCATENATE(&quot; :fbid &quot;;[.F92]));&quot;} &quot;)" office:value-type="string">
            <text:p>83 {:mindId 119 :derbyId 83 :wikiName "MarcelBoehme" :fbid 1259002544} </text:p>
          </table:table-cell>
          <table:table-cell table:style-name="ce22" table:formula="oooc:=IF(([.F92]=&quot;&quot;);&quot;&quot;;CONCATENATE([.F92];&quot; &quot;;[.C92]))" office:value-type="string">
            <text:p>1259002544 83</text:p>
          </table:table-cell>
          <table:table-cell table:style-name="ce21" office:value-type="float" office:value="83">
            <text:p>83</text:p>
          </table:table-cell>
          <table:table-cell table:style-name="ce21" office:value-type="float" office:value="119">
            <text:p>119</text:p>
          </table:table-cell>
          <table:table-cell table:style-name="ce21" office:value-type="string">
            <text:p>MarcelBoehme</text:p>
          </table:table-cell>
          <table:table-cell table:style-name="ce21" office:value-type="float" office:value="1259002544">
            <text:p>1259002544</text:p>
          </table:table-cell>
        </table:table-row>
        <table:table-row table:style-name="ro6">
          <table:table-cell table:style-name="ce22" table:formula="oooc:=CONCATENATE([.C93];&quot; {:mindId &quot;;[.D93];&quot; :derbyId &quot;;[.C93];&quot; :wikiName &quot;&quot;&quot;;[.E93];&quot;&quot;&quot;&quot;;IF(([.F93]=&quot;&quot;);&quot;&quot;;CONCATENATE(&quot; :fbid &quot;;[.F93]));&quot;} &quot;)" office:value-type="string">
            <text:p>84 {:mindId 121 :derbyId 84 :wikiName "MatthiasErfurth" :fbid 1599823333} </text:p>
          </table:table-cell>
          <table:table-cell table:style-name="ce22" table:formula="oooc:=IF(([.F93]=&quot;&quot;);&quot;&quot;;CONCATENATE([.F93];&quot; &quot;;[.C93]))" office:value-type="string">
            <text:p>1599823333 84</text:p>
          </table:table-cell>
          <table:table-cell table:style-name="ce21" office:value-type="float" office:value="84">
            <text:p>84</text:p>
          </table:table-cell>
          <table:table-cell table:style-name="ce21" office:value-type="float" office:value="121">
            <text:p>121</text:p>
          </table:table-cell>
          <table:table-cell table:style-name="ce21" office:value-type="string">
            <text:p>MatthiasErfurth</text:p>
          </table:table-cell>
          <table:table-cell table:style-name="ce21" office:value-type="float" office:value="1599823333">
            <text:p>1599823333</text:p>
          </table:table-cell>
        </table:table-row>
        <table:table-row table:style-name="ro6">
          <table:table-cell table:style-name="ce22" table:formula="oooc:=CONCATENATE([.C94];&quot; {:mindId &quot;;[.D94];&quot; :derbyId &quot;;[.C94];&quot; :wikiName &quot;&quot;&quot;;[.E94];&quot;&quot;&quot;&quot;;IF(([.F94]=&quot;&quot;);&quot;&quot;;CONCATENATE(&quot; :fbid &quot;;[.F94]));&quot;} &quot;)" office:value-type="string">
            <text:p>85 {:mindId 123 :derbyId 85 :wikiName "MatthiasJugel" :fbid 573237005} </text:p>
          </table:table-cell>
          <table:table-cell table:style-name="ce22" table:formula="oooc:=IF(([.F94]=&quot;&quot;);&quot;&quot;;CONCATENATE([.F94];&quot; &quot;;[.C94]))" office:value-type="string">
            <text:p>573237005 85</text:p>
          </table:table-cell>
          <table:table-cell table:style-name="ce21" office:value-type="float" office:value="85">
            <text:p>85</text:p>
          </table:table-cell>
          <table:table-cell table:style-name="ce21" office:value-type="float" office:value="123">
            <text:p>123</text:p>
          </table:table-cell>
          <table:table-cell table:style-name="ce21" office:value-type="string">
            <text:p>MatthiasJugel</text:p>
          </table:table-cell>
          <table:table-cell table:style-name="ce21" office:value-type="float" office:value="573237005">
            <text:p>573237005</text:p>
          </table:table-cell>
        </table:table-row>
        <table:table-row table:style-name="ro6">
          <table:table-cell table:style-name="ce22" table:formula="oooc:=CONCATENATE([.C95];&quot; {:mindId &quot;;[.D95];&quot; :derbyId &quot;;[.C95];&quot; :wikiName &quot;&quot;&quot;;[.E95];&quot;&quot;&quot;&quot;;IF(([.F95]=&quot;&quot;);&quot;&quot;;CONCATENATE(&quot; :fbid &quot;;[.F95]));&quot;} &quot;)" office:value-type="string">
            <text:p>86 {:mindId 125 :derbyId 86 :wikiName "RubenBohnet" :fbid 100000212601707} </text:p>
          </table:table-cell>
          <table:table-cell table:style-name="ce22" table:formula="oooc:=IF(([.F95]=&quot;&quot;);&quot;&quot;;CONCATENATE([.F95];&quot; &quot;;[.C95]))" office:value-type="string">
            <text:p>100000212601707 86</text:p>
          </table:table-cell>
          <table:table-cell table:style-name="ce21" office:value-type="float" office:value="86">
            <text:p>86</text:p>
          </table:table-cell>
          <table:table-cell table:style-name="ce21" office:value-type="float" office:value="125">
            <text:p>125</text:p>
          </table:table-cell>
          <table:table-cell table:style-name="ce21" office:value-type="string">
            <text:p>RubenBohnet</text:p>
          </table:table-cell>
          <table:table-cell table:style-name="ce21" office:value-type="float" office:value="100000212601707">
            <text:p>1E+14</text:p>
          </table:table-cell>
        </table:table-row>
        <table:table-row table:style-name="ro6">
          <table:table-cell table:style-name="ce22" table:formula="oooc:=CONCATENATE([.C96];&quot; {:mindId &quot;;[.D96];&quot; :derbyId &quot;;[.C96];&quot; :wikiName &quot;&quot;&quot;;[.E96];&quot;&quot;&quot;&quot;;IF(([.F96]=&quot;&quot;);&quot;&quot;;CONCATENATE(&quot; :fbid &quot;;[.F96]));&quot;} &quot;)" office:value-type="string">
            <text:p>87 {:mindId 127 :derbyId 87 :wikiName "TimBruysten" :fbid 1338945286} </text:p>
          </table:table-cell>
          <table:table-cell table:style-name="ce22" table:formula="oooc:=IF(([.F96]=&quot;&quot;);&quot;&quot;;CONCATENATE([.F96];&quot; &quot;;[.C96]))" office:value-type="string">
            <text:p>1338945286 87</text:p>
          </table:table-cell>
          <table:table-cell table:style-name="ce21" office:value-type="float" office:value="87">
            <text:p>87</text:p>
          </table:table-cell>
          <table:table-cell table:style-name="ce21" office:value-type="float" office:value="127">
            <text:p>127</text:p>
          </table:table-cell>
          <table:table-cell table:style-name="ce21" office:value-type="string">
            <text:p>TimBruysten</text:p>
          </table:table-cell>
          <table:table-cell table:style-name="ce21" office:value-type="float" office:value="1338945286">
            <text:p>1338945286</text:p>
          </table:table-cell>
        </table:table-row>
        <table:table-row table:style-name="ro6">
          <table:table-cell table:style-name="ce22" table:formula="oooc:=CONCATENATE([.C97];&quot; {:mindId &quot;;[.D97];&quot; :derbyId &quot;;[.C97];&quot; :wikiName &quot;&quot;&quot;;[.E97];&quot;&quot;&quot;&quot;;IF(([.F97]=&quot;&quot;);&quot;&quot;;CONCATENATE(&quot; :fbid &quot;;[.F97]));&quot;} &quot;)" office:value-type="string">
            <text:p>88 {:mindId 129 :derbyId 88 :wikiName "NicoKrause" :fbid 722312255} </text:p>
          </table:table-cell>
          <table:table-cell table:style-name="ce22" table:formula="oooc:=IF(([.F97]=&quot;&quot;);&quot;&quot;;CONCATENATE([.F97];&quot; &quot;;[.C97]))" office:value-type="string">
            <text:p>722312255 88</text:p>
          </table:table-cell>
          <table:table-cell table:style-name="ce21" office:value-type="float" office:value="88">
            <text:p>88</text:p>
          </table:table-cell>
          <table:table-cell table:style-name="ce21" office:value-type="float" office:value="129">
            <text:p>129</text:p>
          </table:table-cell>
          <table:table-cell table:style-name="ce21" office:value-type="string">
            <text:p>NicoKrause</text:p>
          </table:table-cell>
          <table:table-cell table:style-name="ce21" office:value-type="float" office:value="722312255">
            <text:p>722312255</text:p>
          </table:table-cell>
        </table:table-row>
        <table:table-row table:style-name="ro6">
          <table:table-cell table:style-name="ce22" table:formula="oooc:=CONCATENATE([.C98];&quot; {:mindId &quot;;[.D98];&quot; :derbyId &quot;;[.C98];&quot; :wikiName &quot;&quot;&quot;;[.E98];&quot;&quot;&quot;&quot;;IF(([.F98]=&quot;&quot;);&quot;&quot;;CONCATENATE(&quot; :fbid &quot;;[.F98]));&quot;} &quot;)" office:value-type="string">
            <text:p>89 {:mindId 131 :derbyId 89 :wikiName "MarcoDziallas" :fbid 1408922016} </text:p>
          </table:table-cell>
          <table:table-cell table:style-name="ce22" table:formula="oooc:=IF(([.F98]=&quot;&quot;);&quot;&quot;;CONCATENATE([.F98];&quot; &quot;;[.C98]))" office:value-type="string">
            <text:p>1408922016 89</text:p>
          </table:table-cell>
          <table:table-cell table:style-name="ce21" office:value-type="float" office:value="89">
            <text:p>89</text:p>
          </table:table-cell>
          <table:table-cell table:style-name="ce21" office:value-type="float" office:value="131">
            <text:p>131</text:p>
          </table:table-cell>
          <table:table-cell table:style-name="ce21" office:value-type="string">
            <text:p>MarcoDziallas</text:p>
          </table:table-cell>
          <table:table-cell table:style-name="ce21" office:value-type="float" office:value="1408922016">
            <text:p>1408922016</text:p>
          </table:table-cell>
        </table:table-row>
        <table:table-row table:style-name="ro6">
          <table:table-cell table:style-name="ce22" table:formula="oooc:=CONCATENATE([.C99];&quot; {:mindId &quot;;[.D99];&quot; :derbyId &quot;;[.C99];&quot; :wikiName &quot;&quot;&quot;;[.E99];&quot;&quot;&quot;&quot;;IF(([.F99]=&quot;&quot;);&quot;&quot;;CONCATENATE(&quot; :fbid &quot;;[.F99]));&quot;} &quot;)" office:value-type="string">
            <text:p>90 {:mindId 133 :derbyId 90 :wikiName "KarstenPeters" :fbid 711607187} </text:p>
          </table:table-cell>
          <table:table-cell table:style-name="ce22" table:formula="oooc:=IF(([.F99]=&quot;&quot;);&quot;&quot;;CONCATENATE([.F99];&quot; &quot;;[.C99]))" office:value-type="string">
            <text:p>711607187 90</text:p>
          </table:table-cell>
          <table:table-cell table:style-name="ce21" office:value-type="float" office:value="90">
            <text:p>90</text:p>
          </table:table-cell>
          <table:table-cell table:style-name="ce21" office:value-type="float" office:value="133">
            <text:p>133</text:p>
          </table:table-cell>
          <table:table-cell table:style-name="ce21" office:value-type="string">
            <text:p>KarstenPeters</text:p>
          </table:table-cell>
          <table:table-cell table:style-name="ce21" office:value-type="float" office:value="711607187">
            <text:p>711607187</text:p>
          </table:table-cell>
        </table:table-row>
        <table:table-row table:style-name="ro6">
          <table:table-cell table:style-name="ce22" table:formula="oooc:=CONCATENATE([.C100];&quot; {:mindId &quot;;[.D100];&quot; :derbyId &quot;;[.C100];&quot; :wikiName &quot;&quot;&quot;;[.E100];&quot;&quot;&quot;&quot;;IF(([.F100]=&quot;&quot;);&quot;&quot;;CONCATENATE(&quot; :fbid &quot;;[.F100]));&quot;} &quot;)" office:value-type="string">
            <text:p>91 {:mindId 135 :derbyId 91 :wikiName "AlexanderFriedland" :fbid 100000066602469} </text:p>
          </table:table-cell>
          <table:table-cell table:style-name="ce22" table:formula="oooc:=IF(([.F100]=&quot;&quot;);&quot;&quot;;CONCATENATE([.F100];&quot; &quot;;[.C100]))" office:value-type="string">
            <text:p>100000066602469 91</text:p>
          </table:table-cell>
          <table:table-cell table:style-name="ce21" office:value-type="float" office:value="91">
            <text:p>91</text:p>
          </table:table-cell>
          <table:table-cell table:style-name="ce21" office:value-type="float" office:value="135">
            <text:p>135</text:p>
          </table:table-cell>
          <table:table-cell table:style-name="ce21" office:value-type="string">
            <text:p>AlexanderFriedland</text:p>
          </table:table-cell>
          <table:table-cell table:style-name="ce21" office:value-type="float" office:value="100000066602469">
            <text:p>1E+14</text:p>
          </table:table-cell>
        </table:table-row>
        <table:table-row table:style-name="ro6">
          <table:table-cell table:style-name="ce22" table:formula="oooc:=CONCATENATE([.C101];&quot; {:mindId &quot;;[.D101];&quot; :derbyId &quot;;[.C101];&quot; :wikiName &quot;&quot;&quot;;[.E101];&quot;&quot;&quot;&quot;;IF(([.F101]=&quot;&quot;);&quot;&quot;;CONCATENATE(&quot; :fbid &quot;;[.F101]));&quot;} &quot;)" office:value-type="string">
            <text:p>92 {:mindId 137 :derbyId 92 :wikiName "SoerenRogoll" :fbid 754107137} </text:p>
          </table:table-cell>
          <table:table-cell table:style-name="ce22" table:formula="oooc:=IF(([.F101]=&quot;&quot;);&quot;&quot;;CONCATENATE([.F101];&quot; &quot;;[.C101]))" office:value-type="string">
            <text:p>754107137 92</text:p>
          </table:table-cell>
          <table:table-cell table:style-name="ce21" office:value-type="float" office:value="92">
            <text:p>92</text:p>
          </table:table-cell>
          <table:table-cell table:style-name="ce21" office:value-type="float" office:value="137">
            <text:p>137</text:p>
          </table:table-cell>
          <table:table-cell table:style-name="ce21" office:value-type="string">
            <text:p>SoerenRogoll</text:p>
          </table:table-cell>
          <table:table-cell table:style-name="ce21" office:value-type="float" office:value="754107137">
            <text:p>754107137</text:p>
          </table:table-cell>
        </table:table-row>
        <table:table-row table:style-name="ro6">
          <table:table-cell table:style-name="ce22" table:formula="oooc:=CONCATENATE([.C102];&quot; {:mindId &quot;;[.D102];&quot; :derbyId &quot;;[.C102];&quot; :wikiName &quot;&quot;&quot;;[.E102];&quot;&quot;&quot;&quot;;IF(([.F102]=&quot;&quot;);&quot;&quot;;CONCATENATE(&quot; :fbid &quot;;[.F102]));&quot;} &quot;)" office:value-type="string">
            <text:p>93 {:mindId 139 :derbyId 93 :wikiName "MatthiasEichhoff" :fbid 100000336831547} </text:p>
          </table:table-cell>
          <table:table-cell table:style-name="ce22" table:formula="oooc:=IF(([.F102]=&quot;&quot;);&quot;&quot;;CONCATENATE([.F102];&quot; &quot;;[.C102]))" office:value-type="string">
            <text:p>100000336831547 93</text:p>
          </table:table-cell>
          <table:table-cell table:style-name="ce21" office:value-type="float" office:value="93">
            <text:p>93</text:p>
          </table:table-cell>
          <table:table-cell table:style-name="ce21" office:value-type="float" office:value="139">
            <text:p>139</text:p>
          </table:table-cell>
          <table:table-cell table:style-name="ce21" office:value-type="string">
            <text:p>MatthiasEichhoff</text:p>
          </table:table-cell>
          <table:table-cell table:style-name="ce21" office:value-type="float" office:value="100000336831547">
            <text:p>1E+14</text:p>
          </table:table-cell>
        </table:table-row>
        <table:table-row table:style-name="ro6">
          <table:table-cell table:style-name="ce22" table:formula="oooc:=CONCATENATE([.C103];&quot; {:mindId &quot;;[.D103];&quot; :derbyId &quot;;[.C103];&quot; :wikiName &quot;&quot;&quot;;[.E103];&quot;&quot;&quot;&quot;;IF(([.F103]=&quot;&quot;);&quot;&quot;;CONCATENATE(&quot; :fbid &quot;;[.F103]));&quot;} &quot;)" office:value-type="string">
            <text:p>94 {:mindId 141 :derbyId 94 :wikiName "MartinKoser" :fbid 748294195} </text:p>
          </table:table-cell>
          <table:table-cell table:style-name="ce22" table:formula="oooc:=IF(([.F103]=&quot;&quot;);&quot;&quot;;CONCATENATE([.F103];&quot; &quot;;[.C103]))" office:value-type="string">
            <text:p>748294195 94</text:p>
          </table:table-cell>
          <table:table-cell table:style-name="ce21" office:value-type="float" office:value="94">
            <text:p>94</text:p>
          </table:table-cell>
          <table:table-cell table:style-name="ce21" office:value-type="float" office:value="141">
            <text:p>141</text:p>
          </table:table-cell>
          <table:table-cell table:style-name="ce21" office:value-type="string">
            <text:p>MartinKoser</text:p>
          </table:table-cell>
          <table:table-cell table:style-name="ce21" office:value-type="float" office:value="748294195">
            <text:p>748294195</text:p>
          </table:table-cell>
        </table:table-row>
        <table:table-row table:style-name="ro6">
          <table:table-cell table:style-name="ce22" table:formula="oooc:=CONCATENATE([.C104];&quot; {:mindId &quot;;[.D104];&quot; :derbyId &quot;;[.C104];&quot; :wikiName &quot;&quot;&quot;;[.E104];&quot;&quot;&quot;&quot;;IF(([.F104]=&quot;&quot;);&quot;&quot;;CONCATENATE(&quot; :fbid &quot;;[.F104]));&quot;} &quot;)" office:value-type="string">
            <text:p>95 {:mindId 143 :derbyId 95 :wikiName "StephanSchmidt" :fbid 1246411370} </text:p>
          </table:table-cell>
          <table:table-cell table:style-name="ce22" table:formula="oooc:=IF(([.F104]=&quot;&quot;);&quot;&quot;;CONCATENATE([.F104];&quot; &quot;;[.C104]))" office:value-type="string">
            <text:p>1246411370 95</text:p>
          </table:table-cell>
          <table:table-cell table:style-name="ce21" office:value-type="float" office:value="95">
            <text:p>95</text:p>
          </table:table-cell>
          <table:table-cell table:style-name="ce21" office:value-type="float" office:value="143">
            <text:p>143</text:p>
          </table:table-cell>
          <table:table-cell table:style-name="ce21" office:value-type="string">
            <text:p>StephanSchmidt</text:p>
          </table:table-cell>
          <table:table-cell table:style-name="ce21" office:value-type="float" office:value="1246411370">
            <text:p>1246411370</text:p>
          </table:table-cell>
        </table:table-row>
        <table:table-row table:style-name="ro6">
          <table:table-cell table:style-name="ce22" table:formula="oooc:=CONCATENATE([.C105];&quot; {:mindId &quot;;[.D105];&quot; :derbyId &quot;;[.C105];&quot; :wikiName &quot;&quot;&quot;;[.E105];&quot;&quot;&quot;&quot;;IF(([.F105]=&quot;&quot;);&quot;&quot;;CONCATENATE(&quot; :fbid &quot;;[.F105]));&quot;} &quot;)" office:value-type="string">
            <text:p>96 {:mindId 145 :derbyId 96 :wikiName "MartinGaedke" :fbid 709312952} </text:p>
          </table:table-cell>
          <table:table-cell table:style-name="ce22" table:formula="oooc:=IF(([.F105]=&quot;&quot;);&quot;&quot;;CONCATENATE([.F105];&quot; &quot;;[.C105]))" office:value-type="string">
            <text:p>709312952 96</text:p>
          </table:table-cell>
          <table:table-cell table:style-name="ce21" office:value-type="float" office:value="96">
            <text:p>96</text:p>
          </table:table-cell>
          <table:table-cell table:style-name="ce21" office:value-type="float" office:value="145">
            <text:p>145</text:p>
          </table:table-cell>
          <table:table-cell table:style-name="ce21" office:value-type="string">
            <text:p>MartinGaedke</text:p>
          </table:table-cell>
          <table:table-cell table:style-name="ce21" office:value-type="float" office:value="709312952">
            <text:p>709312952</text:p>
          </table:table-cell>
        </table:table-row>
        <table:table-row table:style-name="ro6">
          <table:table-cell table:style-name="ce22" table:formula="oooc:=CONCATENATE([.C106];&quot; {:mindId &quot;;[.D106];&quot; :derbyId &quot;;[.C106];&quot; :wikiName &quot;&quot;&quot;;[.E106];&quot;&quot;&quot;&quot;;IF(([.F106]=&quot;&quot;);&quot;&quot;;CONCATENATE(&quot; :fbid &quot;;[.F106]));&quot;} &quot;)" office:value-type="string">
            <text:p>97 {:mindId 147 :derbyId 97 :wikiName "DanielPouzemski" :fbid 600340167} </text:p>
          </table:table-cell>
          <table:table-cell table:style-name="ce22" table:formula="oooc:=IF(([.F106]=&quot;&quot;);&quot;&quot;;CONCATENATE([.F106];&quot; &quot;;[.C106]))" office:value-type="string">
            <text:p>600340167 97</text:p>
          </table:table-cell>
          <table:table-cell table:style-name="ce21" office:value-type="float" office:value="97">
            <text:p>97</text:p>
          </table:table-cell>
          <table:table-cell table:style-name="ce21" office:value-type="float" office:value="147">
            <text:p>147</text:p>
          </table:table-cell>
          <table:table-cell table:style-name="ce21" office:value-type="string">
            <text:p>DanielPouzemski</text:p>
          </table:table-cell>
          <table:table-cell table:style-name="ce21" office:value-type="float" office:value="600340167">
            <text:p>600340167</text:p>
          </table:table-cell>
        </table:table-row>
        <table:table-row table:style-name="ro6">
          <table:table-cell table:style-name="ce22" table:formula="oooc:=CONCATENATE([.C107];&quot; {:mindId &quot;;[.D107];&quot; :derbyId &quot;;[.C107];&quot; :wikiName &quot;&quot;&quot;;[.E107];&quot;&quot;&quot;&quot;;IF(([.F107]=&quot;&quot;);&quot;&quot;;CONCATENATE(&quot; :fbid &quot;;[.F107]));&quot;} &quot;)" office:value-type="string">
            <text:p>98 {:mindId 149 :derbyId 98 :wikiName "StefanFlechsig"} </text:p>
          </table:table-cell>
          <table:table-cell table:style-name="ce22" table:formula="oooc:=IF(([.F107]=&quot;&quot;);&quot;&quot;;CONCATENATE([.F107];&quot; &quot;;[.C107]))" office:value-type="string">
            <text:p/>
          </table:table-cell>
          <table:table-cell table:style-name="ce21" office:value-type="float" office:value="98">
            <text:p>98</text:p>
          </table:table-cell>
          <table:table-cell table:style-name="ce21" office:value-type="float" office:value="149">
            <text:p>149</text:p>
          </table:table-cell>
          <table:table-cell table:style-name="ce21" office:value-type="string">
            <text:p>StefanFlechsig</text:p>
          </table:table-cell>
          <table:table-cell table:number-columns-repeated="2" table:style-name="ce15"/>
        </table:table-row>
        <table:table-row table:style-name="ro6">
          <table:table-cell table:style-name="ce22" table:formula="oooc:=CONCATENATE([.C108];&quot; {:mindId &quot;;[.D108];&quot; :derbyId &quot;;[.C108];&quot; :wikiName &quot;&quot;&quot;;[.E108];&quot;&quot;&quot;&quot;;IF(([.F108]=&quot;&quot;);&quot;&quot;;CONCATENATE(&quot; :fbid &quot;;[.F108]));&quot;} &quot;)" office:value-type="string">
            <text:p>99 {:mindId 151 :derbyId 99 :wikiName "MartinRoell" :fbid 569151788} </text:p>
          </table:table-cell>
          <table:table-cell table:style-name="ce22" table:formula="oooc:=IF(([.F108]=&quot;&quot;);&quot;&quot;;CONCATENATE([.F108];&quot; &quot;;[.C108]))" office:value-type="string">
            <text:p>569151788 99</text:p>
          </table:table-cell>
          <table:table-cell table:style-name="ce21" office:value-type="float" office:value="99">
            <text:p>99</text:p>
          </table:table-cell>
          <table:table-cell table:style-name="ce21" office:value-type="float" office:value="151">
            <text:p>151</text:p>
          </table:table-cell>
          <table:table-cell table:style-name="ce21" office:value-type="string">
            <text:p>MartinRoell</text:p>
          </table:table-cell>
          <table:table-cell table:style-name="ce21" office:value-type="float" office:value="569151788">
            <text:p>569151788</text:p>
          </table:table-cell>
        </table:table-row>
        <table:table-row table:style-name="ro6">
          <table:table-cell table:style-name="ce22" table:formula="oooc:=CONCATENATE([.C109];&quot; {:mindId &quot;;[.D109];&quot; :derbyId &quot;;[.C109];&quot; :wikiName &quot;&quot;&quot;;[.E109];&quot;&quot;&quot;&quot;;IF(([.F109]=&quot;&quot;);&quot;&quot;;CONCATENATE(&quot; :fbid &quot;;[.F109]));&quot;} &quot;)" office:value-type="string">
            <text:p>100 {:mindId 153 :derbyId 100 :wikiName "RoyKoenig"} </text:p>
          </table:table-cell>
          <table:table-cell table:style-name="ce22" table:formula="oooc:=IF(([.F109]=&quot;&quot;);&quot;&quot;;CONCATENATE([.F109];&quot; &quot;;[.C109]))" office:value-type="string">
            <text:p/>
          </table:table-cell>
          <table:table-cell table:style-name="ce21" office:value-type="float" office:value="100">
            <text:p>100</text:p>
          </table:table-cell>
          <table:table-cell table:style-name="ce21" office:value-type="float" office:value="153">
            <text:p>153</text:p>
          </table:table-cell>
          <table:table-cell table:style-name="ce21" office:value-type="string">
            <text:p>RoyKoenig</text:p>
          </table:table-cell>
          <table:table-cell table:number-columns-repeated="2" table:style-name="ce15"/>
        </table:table-row>
        <table:table-row table:style-name="ro6">
          <table:table-cell table:style-name="ce22" table:formula="oooc:=CONCATENATE([.C110];&quot; {:mindId &quot;;[.D110];&quot; :derbyId &quot;;[.C110];&quot; :wikiName &quot;&quot;&quot;;[.E110];&quot;&quot;&quot;&quot;;IF(([.F110]=&quot;&quot;);&quot;&quot;;CONCATENATE(&quot; :fbid &quot;;[.F110]));&quot;} &quot;)" office:value-type="string">
            <text:p>101 {:mindId 155 :derbyId 101 :wikiName "MichaelDidszun"} </text:p>
          </table:table-cell>
          <table:table-cell table:style-name="ce22" table:formula="oooc:=IF(([.F110]=&quot;&quot;);&quot;&quot;;CONCATENATE([.F110];&quot; &quot;;[.C110]))" office:value-type="string">
            <text:p/>
          </table:table-cell>
          <table:table-cell table:style-name="ce21" office:value-type="float" office:value="101">
            <text:p>101</text:p>
          </table:table-cell>
          <table:table-cell table:style-name="ce21" office:value-type="float" office:value="155">
            <text:p>155</text:p>
          </table:table-cell>
          <table:table-cell table:style-name="ce21" office:value-type="string">
            <text:p>MichaelDidszun</text:p>
          </table:table-cell>
          <table:table-cell table:number-columns-repeated="2" table:style-name="ce15"/>
        </table:table-row>
        <table:table-row table:style-name="ro6">
          <table:table-cell table:style-name="ce22" table:formula="oooc:=CONCATENATE([.C111];&quot; {:mindId &quot;;[.D111];&quot; :derbyId &quot;;[.C111];&quot; :wikiName &quot;&quot;&quot;;[.E111];&quot;&quot;&quot;&quot;;IF(([.F111]=&quot;&quot;);&quot;&quot;;CONCATENATE(&quot; :fbid &quot;;[.F111]));&quot;} &quot;)" office:value-type="string">
            <text:p>104 {:mindId 157 :derbyId 104 :wikiName "JoGo" :fbid 100000527441996} </text:p>
          </table:table-cell>
          <table:table-cell table:style-name="ce22" table:formula="oooc:=IF(([.F111]=&quot;&quot;);&quot;&quot;;CONCATENATE([.F111];&quot; &quot;;[.C111]))" office:value-type="string">
            <text:p>100000527441996 104</text:p>
          </table:table-cell>
          <table:table-cell table:style-name="ce21" office:value-type="float" office:value="104">
            <text:p>104</text:p>
          </table:table-cell>
          <table:table-cell table:style-name="ce21" office:value-type="float" office:value="157">
            <text:p>157</text:p>
          </table:table-cell>
          <table:table-cell table:style-name="ce21" office:value-type="string">
            <text:p>JoGo</text:p>
          </table:table-cell>
          <table:table-cell table:style-name="ce21" office:value-type="float" office:value="100000527441996">
            <text:p>1.00001E+14</text:p>
          </table:table-cell>
        </table:table-row>
        <table:table-row table:style-name="ro6">
          <table:table-cell table:style-name="ce22" table:formula="oooc:=CONCATENATE([.C112];&quot; {:mindId &quot;;[.D112];&quot; :derbyId &quot;;[.C112];&quot; :wikiName &quot;&quot;&quot;;[.E112];&quot;&quot;&quot;&quot;;IF(([.F112]=&quot;&quot;);&quot;&quot;;CONCATENATE(&quot; :fbid &quot;;[.F112]));&quot;} &quot;)" office:value-type="string">
            <text:p>105 {:mindId 159 :derbyId 105 :wikiName "DanielScholz" :fbid 753188332} </text:p>
          </table:table-cell>
          <table:table-cell table:style-name="ce22" table:formula="oooc:=IF(([.F112]=&quot;&quot;);&quot;&quot;;CONCATENATE([.F112];&quot; &quot;;[.C112]))" office:value-type="string">
            <text:p>753188332 105</text:p>
          </table:table-cell>
          <table:table-cell table:style-name="ce21" office:value-type="float" office:value="105">
            <text:p>105</text:p>
          </table:table-cell>
          <table:table-cell table:style-name="ce21" office:value-type="float" office:value="159">
            <text:p>159</text:p>
          </table:table-cell>
          <table:table-cell table:style-name="ce21" office:value-type="string">
            <text:p>DanielScholz</text:p>
          </table:table-cell>
          <table:table-cell table:style-name="ce21" office:value-type="float" office:value="753188332">
            <text:p>753188332</text:p>
          </table:table-cell>
        </table:table-row>
        <table:table-row table:style-name="ro6">
          <table:table-cell table:style-name="ce22" table:formula="oooc:=CONCATENATE([.C113];&quot; {:mindId &quot;;[.D113];&quot; :derbyId &quot;;[.C113];&quot; :wikiName &quot;&quot;&quot;;[.E113];&quot;&quot;&quot;&quot;;IF(([.F113]=&quot;&quot;);&quot;&quot;;CONCATENATE(&quot; :fbid &quot;;[.F113]));&quot;} &quot;)" office:value-type="string">
            <text:p>106 {:mindId 161 :derbyId 106 :wikiName "HolgerKnaak" :fbid 100000119257591} </text:p>
          </table:table-cell>
          <table:table-cell table:style-name="ce22" table:formula="oooc:=IF(([.F113]=&quot;&quot;);&quot;&quot;;CONCATENATE([.F113];&quot; &quot;;[.C113]))" office:value-type="string">
            <text:p>100000119257591 106</text:p>
          </table:table-cell>
          <table:table-cell table:style-name="ce21" office:value-type="float" office:value="106">
            <text:p>106</text:p>
          </table:table-cell>
          <table:table-cell table:style-name="ce21" office:value-type="float" office:value="161">
            <text:p>161</text:p>
          </table:table-cell>
          <table:table-cell table:style-name="ce21" office:value-type="string">
            <text:p>HolgerKnaak</text:p>
          </table:table-cell>
          <table:table-cell table:style-name="ce21" office:value-type="float" office:value="100000119257591">
            <text:p>1E+14</text:p>
          </table:table-cell>
        </table:table-row>
        <table:table-row table:style-name="ro6">
          <table:table-cell table:style-name="ce22" table:formula="oooc:=CONCATENATE([.C114];&quot; {:mindId &quot;;[.D114];&quot; :derbyId &quot;;[.C114];&quot; :wikiName &quot;&quot;&quot;;[.E114];&quot;&quot;&quot;&quot;;IF(([.F114]=&quot;&quot;);&quot;&quot;;CONCATENATE(&quot; :fbid &quot;;[.F114]));&quot;} &quot;)" office:value-type="string">
            <text:p>108 {:mindId 163 :derbyId 108 :wikiName "TorstenBibas"} </text:p>
          </table:table-cell>
          <table:table-cell table:style-name="ce22" table:formula="oooc:=IF(([.F114]=&quot;&quot;);&quot;&quot;;CONCATENATE([.F114];&quot; &quot;;[.C114]))" office:value-type="string">
            <text:p/>
          </table:table-cell>
          <table:table-cell table:style-name="ce21" office:value-type="float" office:value="108">
            <text:p>108</text:p>
          </table:table-cell>
          <table:table-cell table:style-name="ce21" office:value-type="float" office:value="163">
            <text:p>163</text:p>
          </table:table-cell>
          <table:table-cell table:style-name="ce21" office:value-type="string">
            <text:p>TorstenBibas</text:p>
          </table:table-cell>
          <table:table-cell table:number-columns-repeated="2" table:style-name="ce15"/>
        </table:table-row>
        <table:table-row table:style-name="ro6">
          <table:table-cell table:style-name="ce22" table:formula="oooc:=CONCATENATE([.C115];&quot; {:mindId &quot;;[.D115];&quot; :derbyId &quot;;[.C115];&quot; :wikiName &quot;&quot;&quot;;[.E115];&quot;&quot;&quot;&quot;;IF(([.F115]=&quot;&quot;);&quot;&quot;;CONCATENATE(&quot; :fbid &quot;;[.F115]));&quot;} &quot;)" office:value-type="string">
            <text:p>109 {:mindId 165 :derbyId 109 :wikiName "JanWildeboer" :fbid 1467071559} </text:p>
          </table:table-cell>
          <table:table-cell table:style-name="ce22" table:formula="oooc:=IF(([.F115]=&quot;&quot;);&quot;&quot;;CONCATENATE([.F115];&quot; &quot;;[.C115]))" office:value-type="string">
            <text:p>1467071559 109</text:p>
          </table:table-cell>
          <table:table-cell table:style-name="ce21" office:value-type="float" office:value="109">
            <text:p>109</text:p>
          </table:table-cell>
          <table:table-cell table:style-name="ce21" office:value-type="float" office:value="165">
            <text:p>165</text:p>
          </table:table-cell>
          <table:table-cell table:style-name="ce21" office:value-type="string">
            <text:p>JanWildeboer</text:p>
          </table:table-cell>
          <table:table-cell table:style-name="ce21" office:value-type="float" office:value="1467071559">
            <text:p>1467071559</text:p>
          </table:table-cell>
        </table:table-row>
        <table:table-row table:style-name="ro6">
          <table:table-cell table:style-name="ce22" table:formula="oooc:=CONCATENATE([.C116];&quot; {:mindId &quot;;[.D116];&quot; :derbyId &quot;;[.C116];&quot; :wikiName &quot;&quot;&quot;;[.E116];&quot;&quot;&quot;&quot;;IF(([.F116]=&quot;&quot;);&quot;&quot;;CONCATENATE(&quot; :fbid &quot;;[.F116]));&quot;} &quot;)" office:value-type="string">
            <text:p>110 {:mindId 167 :derbyId 110 :wikiName "PhilippeGreier" :fbid 609666004} </text:p>
          </table:table-cell>
          <table:table-cell table:style-name="ce22" table:formula="oooc:=IF(([.F116]=&quot;&quot;);&quot;&quot;;CONCATENATE([.F116];&quot; &quot;;[.C116]))" office:value-type="string">
            <text:p>609666004 110</text:p>
          </table:table-cell>
          <table:table-cell table:style-name="ce21" office:value-type="float" office:value="110">
            <text:p>110</text:p>
          </table:table-cell>
          <table:table-cell table:style-name="ce21" office:value-type="float" office:value="167">
            <text:p>167</text:p>
          </table:table-cell>
          <table:table-cell table:style-name="ce21" office:value-type="string">
            <text:p>PhilippeGreier</text:p>
          </table:table-cell>
          <table:table-cell table:style-name="ce21" office:value-type="float" office:value="609666004">
            <text:p>609666004</text:p>
          </table:table-cell>
        </table:table-row>
        <table:table-row table:style-name="ro6">
          <table:table-cell table:style-name="ce22" table:formula="oooc:=CONCATENATE([.C117];&quot; {:mindId &quot;;[.D117];&quot; :derbyId &quot;;[.C117];&quot; :wikiName &quot;&quot;&quot;;[.E117];&quot;&quot;&quot;&quot;;IF(([.F117]=&quot;&quot;);&quot;&quot;;CONCATENATE(&quot; :fbid &quot;;[.F117]));&quot;} &quot;)" office:value-type="string">
            <text:p>111 {:mindId 169 :derbyId 111 :wikiName "EliasMorgenstern"} </text:p>
          </table:table-cell>
          <table:table-cell table:style-name="ce22" table:formula="oooc:=IF(([.F117]=&quot;&quot;);&quot;&quot;;CONCATENATE([.F117];&quot; &quot;;[.C117]))" office:value-type="string">
            <text:p/>
          </table:table-cell>
          <table:table-cell table:style-name="ce21" office:value-type="float" office:value="111">
            <text:p>111</text:p>
          </table:table-cell>
          <table:table-cell table:style-name="ce21" office:value-type="float" office:value="169">
            <text:p>169</text:p>
          </table:table-cell>
          <table:table-cell table:style-name="ce21" office:value-type="string">
            <text:p>EliasMorgenstern</text:p>
          </table:table-cell>
          <table:table-cell table:number-columns-repeated="2" table:style-name="ce15"/>
        </table:table-row>
        <table:table-row table:style-name="ro6">
          <table:table-cell table:style-name="ce22" table:formula="oooc:=CONCATENATE([.C118];&quot; {:mindId &quot;;[.D118];&quot; :derbyId &quot;;[.C118];&quot; :wikiName &quot;&quot;&quot;;[.E118];&quot;&quot;&quot;&quot;;IF(([.F118]=&quot;&quot;);&quot;&quot;;CONCATENATE(&quot; :fbid &quot;;[.F118]));&quot;} &quot;)" office:value-type="string">
            <text:p>112 {:mindId 171 :derbyId 112 :wikiName "AndreasWoelkhart"} </text:p>
          </table:table-cell>
          <table:table-cell table:style-name="ce22" table:formula="oooc:=IF(([.F118]=&quot;&quot;);&quot;&quot;;CONCATENATE([.F118];&quot; &quot;;[.C118]))" office:value-type="string">
            <text:p/>
          </table:table-cell>
          <table:table-cell table:style-name="ce21" office:value-type="float" office:value="112">
            <text:p>112</text:p>
          </table:table-cell>
          <table:table-cell table:style-name="ce21" office:value-type="float" office:value="171">
            <text:p>171</text:p>
          </table:table-cell>
          <table:table-cell table:style-name="ce21" office:value-type="string">
            <text:p>AndreasWoelkhart</text:p>
          </table:table-cell>
          <table:table-cell table:number-columns-repeated="2" table:style-name="ce15"/>
        </table:table-row>
        <table:table-row table:style-name="ro6">
          <table:table-cell table:style-name="ce22" table:formula="oooc:=CONCATENATE([.C119];&quot; {:mindId &quot;;[.D119];&quot; :derbyId &quot;;[.C119];&quot; :wikiName &quot;&quot;&quot;;[.E119];&quot;&quot;&quot;&quot;;IF(([.F119]=&quot;&quot;);&quot;&quot;;CONCATENATE(&quot; :fbid &quot;;[.F119]));&quot;} &quot;)" office:value-type="string">
            <text:p>113 {:mindId 173 :derbyId 113 :wikiName "JohannesFruehwirt"} </text:p>
          </table:table-cell>
          <table:table-cell table:style-name="ce22" table:formula="oooc:=IF(([.F119]=&quot;&quot;);&quot;&quot;;CONCATENATE([.F119];&quot; &quot;;[.C119]))" office:value-type="string">
            <text:p/>
          </table:table-cell>
          <table:table-cell table:style-name="ce21" office:value-type="float" office:value="113">
            <text:p>113</text:p>
          </table:table-cell>
          <table:table-cell table:style-name="ce21" office:value-type="float" office:value="173">
            <text:p>173</text:p>
          </table:table-cell>
          <table:table-cell table:style-name="ce21" office:value-type="string">
            <text:p>JohannesFruehwirt</text:p>
          </table:table-cell>
          <table:table-cell table:number-columns-repeated="2" table:style-name="ce15"/>
        </table:table-row>
        <table:table-row table:style-name="ro6">
          <table:table-cell table:style-name="ce22" table:formula="oooc:=CONCATENATE([.C120];&quot; {:mindId &quot;;[.D120];&quot; :derbyId &quot;;[.C120];&quot; :wikiName &quot;&quot;&quot;;[.E120];&quot;&quot;&quot;&quot;;IF(([.F120]=&quot;&quot;);&quot;&quot;;CONCATENATE(&quot; :fbid &quot;;[.F120]));&quot;} &quot;)" office:value-type="string">
            <text:p>114 {:mindId 175 :derbyId 114 :wikiName "ChristofSchmidt"} </text:p>
          </table:table-cell>
          <table:table-cell table:style-name="ce22" table:formula="oooc:=IF(([.F120]=&quot;&quot;);&quot;&quot;;CONCATENATE([.F120];&quot; &quot;;[.C120]))" office:value-type="string">
            <text:p/>
          </table:table-cell>
          <table:table-cell table:style-name="ce21" office:value-type="float" office:value="114">
            <text:p>114</text:p>
          </table:table-cell>
          <table:table-cell table:style-name="ce21" office:value-type="float" office:value="175">
            <text:p>175</text:p>
          </table:table-cell>
          <table:table-cell table:style-name="ce21" office:value-type="string">
            <text:p>ChristofSchmidt</text:p>
          </table:table-cell>
          <table:table-cell table:number-columns-repeated="2" table:style-name="ce15"/>
        </table:table-row>
        <table:table-row table:style-name="ro6">
          <table:table-cell table:style-name="ce22" table:formula="oooc:=CONCATENATE([.C121];&quot; {:mindId &quot;;[.D121];&quot; :derbyId &quot;;[.C121];&quot; :wikiName &quot;&quot;&quot;;[.E121];&quot;&quot;&quot;&quot;;IF(([.F121]=&quot;&quot;);&quot;&quot;;CONCATENATE(&quot; :fbid &quot;;[.F121]));&quot;} &quot;)" office:value-type="string">
            <text:p>115 {:mindId 177 :derbyId 115 :wikiName "ManuelLaber"} </text:p>
          </table:table-cell>
          <table:table-cell table:style-name="ce22" table:formula="oooc:=IF(([.F121]=&quot;&quot;);&quot;&quot;;CONCATENATE([.F121];&quot; &quot;;[.C121]))" office:value-type="string">
            <text:p/>
          </table:table-cell>
          <table:table-cell table:style-name="ce21" office:value-type="float" office:value="115">
            <text:p>115</text:p>
          </table:table-cell>
          <table:table-cell table:style-name="ce21" office:value-type="float" office:value="177">
            <text:p>177</text:p>
          </table:table-cell>
          <table:table-cell table:style-name="ce21" office:value-type="string">
            <text:p>ManuelLaber</text:p>
          </table:table-cell>
          <table:table-cell table:number-columns-repeated="2" table:style-name="ce15"/>
        </table:table-row>
        <table:table-row table:style-name="ro6">
          <table:table-cell table:style-name="ce22" table:formula="oooc:=CONCATENATE([.C122];&quot; {:mindId &quot;;[.D122];&quot; :derbyId &quot;;[.C122];&quot; :wikiName &quot;&quot;&quot;;[.E122];&quot;&quot;&quot;&quot;;IF(([.F122]=&quot;&quot;);&quot;&quot;;CONCATENATE(&quot; :fbid &quot;;[.F122]));&quot;} &quot;)" office:value-type="string">
            <text:p>119 {:mindId 179 :derbyId 119 :wikiName "ChristophRichter"} </text:p>
          </table:table-cell>
          <table:table-cell table:style-name="ce22" table:formula="oooc:=IF(([.F122]=&quot;&quot;);&quot;&quot;;CONCATENATE([.F122];&quot; &quot;;[.C122]))" office:value-type="string">
            <text:p/>
          </table:table-cell>
          <table:table-cell table:style-name="ce21" office:value-type="float" office:value="119">
            <text:p>119</text:p>
          </table:table-cell>
          <table:table-cell table:style-name="ce21" office:value-type="float" office:value="179">
            <text:p>179</text:p>
          </table:table-cell>
          <table:table-cell table:style-name="ce21" office:value-type="string">
            <text:p>ChristophRichter</text:p>
          </table:table-cell>
          <table:table-cell table:number-columns-repeated="2" table:style-name="ce15"/>
        </table:table-row>
        <table:table-row table:style-name="ro6">
          <table:table-cell table:style-name="ce22" table:formula="oooc:=CONCATENATE([.C123];&quot; {:mindId &quot;;[.D123];&quot; :derbyId &quot;;[.C123];&quot; :wikiName &quot;&quot;&quot;;[.E123];&quot;&quot;&quot;&quot;;IF(([.F123]=&quot;&quot;);&quot;&quot;;CONCATENATE(&quot; :fbid &quot;;[.F123]));&quot;} &quot;)" office:value-type="string">
            <text:p>120 {:mindId 181 :derbyId 120 :wikiName "MatthiasReisinger"} </text:p>
          </table:table-cell>
          <table:table-cell table:style-name="ce22" table:formula="oooc:=IF(([.F123]=&quot;&quot;);&quot;&quot;;CONCATENATE([.F123];&quot; &quot;;[.C123]))" office:value-type="string">
            <text:p/>
          </table:table-cell>
          <table:table-cell table:style-name="ce21" office:value-type="float" office:value="120">
            <text:p>120</text:p>
          </table:table-cell>
          <table:table-cell table:style-name="ce21" office:value-type="float" office:value="181">
            <text:p>181</text:p>
          </table:table-cell>
          <table:table-cell table:style-name="ce21" office:value-type="string">
            <text:p>MatthiasReisinger</text:p>
          </table:table-cell>
          <table:table-cell table:number-columns-repeated="2" table:style-name="ce15"/>
        </table:table-row>
        <table:table-row table:style-name="ro10">
          <table:table-cell table:style-name="ce22" table:formula="oooc:=CONCATENATE([.C124];&quot; {:mindId &quot;;[.D124];&quot; :derbyId &quot;;[.C124];&quot; :wikiName &quot;&quot;&quot;;[.E124];&quot;&quot;&quot;&quot;;IF(([.F124]=&quot;&quot;);&quot;&quot;;CONCATENATE(&quot; :fbid &quot;;[.F124]));&quot;} &quot;)" office:value-type="string">
            <text:p>125 {:mindId 183 :derbyId 125 :wikiName "ChristopherSimpson" :fbid 1808911394} </text:p>
          </table:table-cell>
          <table:table-cell table:style-name="ce22" table:formula="oooc:=IF(([.F124]=&quot;&quot;);&quot;&quot;;CONCATENATE([.F124];&quot; &quot;;[.C124]))" office:value-type="string">
            <text:p>1808911394 125</text:p>
          </table:table-cell>
          <table:table-cell table:style-name="ce21" office:value-type="float" office:value="125">
            <text:p>125</text:p>
          </table:table-cell>
          <table:table-cell table:style-name="ce21" office:value-type="float" office:value="183">
            <text:p>183</text:p>
          </table:table-cell>
          <table:table-cell table:style-name="ce21" office:value-type="string">
            <text:p>ChristopherSimpson</text:p>
          </table:table-cell>
          <table:table-cell table:style-name="ce21" office:value-type="float" office:value="1808911394">
            <text:p>1808911394</text:p>
          </table:table-cell>
        </table:table-row>
        <table:table-row table:style-name="ro6">
          <table:table-cell table:style-name="ce22" table:formula="oooc:=CONCATENATE([.C125];&quot; {:mindId &quot;;[.D125];&quot; :derbyId &quot;;[.C125];&quot; :wikiName &quot;&quot;&quot;;[.E125];&quot;&quot;&quot;&quot;;IF(([.F125]=&quot;&quot;);&quot;&quot;;CONCATENATE(&quot; :fbid &quot;;[.F125]));&quot;} &quot;)" office:value-type="string">
            <text:p>126 {:mindId 185 :derbyId 126 :wikiName "CarstenLauer" :fbid 100001722694881} </text:p>
          </table:table-cell>
          <table:table-cell table:style-name="ce22" table:formula="oooc:=IF(([.F125]=&quot;&quot;);&quot;&quot;;CONCATENATE([.F125];&quot; &quot;;[.C125]))" office:value-type="string">
            <text:p>100001722694881 126</text:p>
          </table:table-cell>
          <table:table-cell table:style-name="ce21" office:value-type="float" office:value="126">
            <text:p>126</text:p>
          </table:table-cell>
          <table:table-cell table:style-name="ce21" office:value-type="float" office:value="185">
            <text:p>185</text:p>
          </table:table-cell>
          <table:table-cell table:style-name="ce21" office:value-type="string">
            <text:p>CarstenLauer</text:p>
          </table:table-cell>
          <table:table-cell table:style-name="ce21" office:value-type="float" office:value="100001722694881">
            <text:p>1.00002E+14</text:p>
          </table:table-cell>
        </table:table-row>
        <table:table-row table:style-name="ro6">
          <table:table-cell table:number-columns-repeated="2" table:style-name="ce22"/>
          <table:table-cell table:style-name="ce21" office:value-type="string">
            <text:p> </text:p>
          </table:table-cell>
        </table:table-row>
        <table:table-row table:style-name="ro6">
          <table:table-cell table:number-columns-repeated="2" table:style-name="ce22"/>
        </table:table-row>
      </table:table>
      <table:table table:name="MindId" table:style-name="ta7" table:print="false">
        <office:forms form:automatic-focus="false" form:apply-design-mode="false"/>
        <table:table-column table:style-name="co19" table:default-cell-style-name="ce-1"/>
        <table:table-column table:style-name="co7" table:default-cell-style-name="ce-1"/>
        <table:table-column table:style-name="co18" table:number-columns-repeated="2" table:default-cell-style-name="ce-1"/>
        <table:table-column table:style-name="co20" table:default-cell-style-name="ce-1"/>
        <table:table-column table:style-name="co18" table:default-cell-style-name="ce15" table:number-columns-repeated="251"/>
        <table:table-row table:style-name="ro6">
          <table:table-cell table:style-name="ce24" office:value-type="string">
            <text:p>MindId</text:p>
          </table:table-cell>
          <table:table-cell table:style-name="ce24" office:value-type="string">
            <text:p>sex</text:p>
          </table:table-cell>
          <table:table-cell table:style-name="ce24" office:value-type="string">
            <text:p>MindBroker </text:p>
          </table:table-cell>
          <table:table-cell table:style-name="ce24" office:value-type="string">
            <text:p>FbId</text:p>
          </table:table-cell>
          <table:table-cell table:style-name="ce24" office:value-type="string">
            <text:p>Note</text:p>
          </table:table-cell>
        </table:table-row>
        <table:table-row table:style-name="ro6">
          <table:table-cell table:style-name="ce21" office:value-type="float" office:value="185">
            <text:p>185</text:p>
          </table:table-cell>
          <table:table-cell table:style-name="ce21" office:value-type="string">
            <text:p>♂ </text:p>
          </table:table-cell>
          <table:table-cell table:style-name="ce21" office:value-type="string">
            <text:p>CarstenLauer</text:p>
          </table:table-cell>
        </table:table-row>
        <table:table-row table:style-name="ro10">
          <table:table-cell table:style-name="ce21" office:value-type="float" office:value="183">
            <text:p>183</text:p>
          </table:table-cell>
          <table:table-cell table:style-name="ce21" office:value-type="string">
            <text:p>♂ </text:p>
          </table:table-cell>
          <table:table-cell table:style-name="ce21" office:value-type="string">
            <text:p>ChristopherSimpson</text:p>
          </table:table-cell>
        </table:table-row>
        <table:table-row table:style-name="ro6">
          <table:table-cell table:style-name="ce21" office:value-type="float" office:value="181">
            <text:p>181</text:p>
          </table:table-cell>
          <table:table-cell table:style-name="ce21" office:value-type="string">
            <text:p>♂ </text:p>
          </table:table-cell>
          <table:table-cell table:style-name="ce21" office:value-type="string">
            <text:p>MatthiasReisinger</text:p>
          </table:table-cell>
        </table:table-row>
        <table:table-row table:style-name="ro6">
          <table:table-cell table:style-name="ce21" office:value-type="float" office:value="179">
            <text:p>179</text:p>
          </table:table-cell>
          <table:table-cell table:style-name="ce21" office:value-type="string">
            <text:p>♂ </text:p>
          </table:table-cell>
          <table:table-cell table:style-name="ce21" office:value-type="string">
            <text:p>ChristophRichter</text:p>
          </table:table-cell>
        </table:table-row>
        <table:table-row table:style-name="ro6">
          <table:table-cell table:style-name="ce21" office:value-type="float" office:value="177">
            <text:p>177</text:p>
          </table:table-cell>
          <table:table-cell table:style-name="ce21" office:value-type="string">
            <text:p>♂ </text:p>
          </table:table-cell>
          <table:table-cell table:style-name="ce21" office:value-type="string">
            <text:p>ManuelLaber</text:p>
          </table:table-cell>
        </table:table-row>
        <table:table-row table:style-name="ro6">
          <table:table-cell table:style-name="ce21" office:value-type="float" office:value="175">
            <text:p>175</text:p>
          </table:table-cell>
          <table:table-cell table:style-name="ce21" office:value-type="string">
            <text:p>♂ </text:p>
          </table:table-cell>
          <table:table-cell table:style-name="ce21" office:value-type="string">
            <text:p>ChristofSchmidt</text:p>
          </table:table-cell>
        </table:table-row>
        <table:table-row table:style-name="ro6">
          <table:table-cell table:style-name="ce21" office:value-type="float" office:value="173">
            <text:p>173</text:p>
          </table:table-cell>
          <table:table-cell table:style-name="ce21" office:value-type="string">
            <text:p>♂ </text:p>
          </table:table-cell>
          <table:table-cell table:style-name="ce21" office:value-type="string">
            <text:p>JohannesFruehwirt</text:p>
          </table:table-cell>
        </table:table-row>
        <table:table-row table:style-name="ro6">
          <table:table-cell table:style-name="ce21" office:value-type="float" office:value="171">
            <text:p>171</text:p>
          </table:table-cell>
          <table:table-cell table:style-name="ce21" office:value-type="string">
            <text:p>♂ </text:p>
          </table:table-cell>
          <table:table-cell table:style-name="ce21" office:value-type="string">
            <text:p>AndreasWoelkhart</text:p>
          </table:table-cell>
        </table:table-row>
        <table:table-row table:style-name="ro6">
          <table:table-cell table:style-name="ce21" office:value-type="float" office:value="169">
            <text:p>169</text:p>
          </table:table-cell>
          <table:table-cell table:style-name="ce21" office:value-type="string">
            <text:p>♂ </text:p>
          </table:table-cell>
          <table:table-cell table:style-name="ce21" office:value-type="string">
            <text:p>EliasMorgenstern </text:p>
          </table:table-cell>
        </table:table-row>
        <table:table-row table:style-name="ro6">
          <table:table-cell table:style-name="ce21" office:value-type="float" office:value="167">
            <text:p>167</text:p>
          </table:table-cell>
          <table:table-cell table:style-name="ce21" office:value-type="string">
            <text:p>♂ </text:p>
          </table:table-cell>
          <table:table-cell table:style-name="ce21" office:value-type="string">
            <text:p>PhilippeGreier </text:p>
          </table:table-cell>
          <table:table-cell table:style-name="ce21" office:value-type="float" office:value="609666004">
            <text:p>609666004</text:p>
          </table:table-cell>
        </table:table-row>
        <table:table-row table:style-name="ro6">
          <table:table-cell table:style-name="ce21" office:value-type="float" office:value="165">
            <text:p>165</text:p>
          </table:table-cell>
          <table:table-cell table:style-name="ce21" office:value-type="string">
            <text:p>♂ </text:p>
          </table:table-cell>
          <table:table-cell table:style-name="ce21" office:value-type="string">
            <text:p>JanWildeboer </text:p>
          </table:table-cell>
          <table:table-cell table:style-name="ce21" office:value-type="float" office:value="1467071559">
            <text:p>1467071559</text:p>
          </table:table-cell>
        </table:table-row>
        <table:table-row table:style-name="ro6">
          <table:table-cell table:style-name="ce21" office:value-type="float" office:value="163">
            <text:p>163</text:p>
          </table:table-cell>
          <table:table-cell table:style-name="ce21" office:value-type="string">
            <text:p>♂ </text:p>
          </table:table-cell>
          <table:table-cell table:style-name="ce21" office:value-type="string">
            <text:p>TorstenBibas </text:p>
          </table:table-cell>
        </table:table-row>
        <table:table-row table:style-name="ro6">
          <table:table-cell table:style-name="ce21" office:value-type="float" office:value="161">
            <text:p>161</text:p>
          </table:table-cell>
          <table:table-cell table:style-name="ce21" office:value-type="string">
            <text:p>♂ </text:p>
          </table:table-cell>
          <table:table-cell table:style-name="ce21" office:value-type="string">
            <text:p>HolgerKnaak </text:p>
          </table:table-cell>
          <table:table-cell table:style-name="ce21" office:value-type="float" office:value="100000119257591">
            <text:p>1E+14</text:p>
          </table:table-cell>
          <table:table-cell table:style-name="ce21" office:value-type="string">
            <text:p>-&gt; wiki</text:p>
          </table:table-cell>
        </table:table-row>
        <table:table-row table:style-name="ro6">
          <table:table-cell table:style-name="ce21" office:value-type="float" office:value="159">
            <text:p>159</text:p>
          </table:table-cell>
          <table:table-cell table:style-name="ce21" office:value-type="string">
            <text:p>♂ </text:p>
          </table:table-cell>
          <table:table-cell table:style-name="ce21" office:value-type="string">
            <text:p>DanielScholz </text:p>
          </table:table-cell>
          <table:table-cell table:style-name="ce21" office:value-type="float" office:value="753188332">
            <text:p>753188332</text:p>
          </table:table-cell>
        </table:table-row>
        <table:table-row table:style-name="ro6">
          <table:table-cell table:style-name="ce21" office:value-type="float" office:value="157">
            <text:p>157</text:p>
          </table:table-cell>
          <table:table-cell table:style-name="ce21" office:value-type="string">
            <text:p>♂ </text:p>
          </table:table-cell>
          <table:table-cell table:style-name="ce21" office:value-type="string">
            <text:p>JoGo </text:p>
          </table:table-cell>
          <table:table-cell table:style-name="ce21" office:value-type="float" office:value="100000527441996">
            <text:p>1.00001E+14</text:p>
          </table:table-cell>
          <table:table-cell table:style-name="ce21" office:value-type="string">
            <text:p>NonRealName</text:p>
          </table:table-cell>
        </table:table-row>
        <table:table-row table:style-name="ro6">
          <table:table-cell table:style-name="ce21" office:value-type="float" office:value="155">
            <text:p>155</text:p>
          </table:table-cell>
          <table:table-cell table:style-name="ce21" office:value-type="string">
            <text:p>♂ </text:p>
          </table:table-cell>
          <table:table-cell table:style-name="ce21" office:value-type="string">
            <text:p>MichaelDidszun </text:p>
          </table:table-cell>
        </table:table-row>
        <table:table-row table:style-name="ro6">
          <table:table-cell table:style-name="ce21" office:value-type="float" office:value="153">
            <text:p>153</text:p>
          </table:table-cell>
          <table:table-cell table:style-name="ce21" office:value-type="string">
            <text:p>♂ </text:p>
          </table:table-cell>
          <table:table-cell table:style-name="ce21" office:value-type="string">
            <text:p>RoyKoenig </text:p>
          </table:table-cell>
        </table:table-row>
        <table:table-row table:style-name="ro6">
          <table:table-cell table:style-name="ce21" office:value-type="float" office:value="151">
            <text:p>151</text:p>
          </table:table-cell>
          <table:table-cell table:style-name="ce21" office:value-type="string">
            <text:p>♂ </text:p>
          </table:table-cell>
          <table:table-cell table:style-name="ce21" office:value-type="string">
            <text:p>MartinRoell </text:p>
          </table:table-cell>
          <table:table-cell table:style-name="ce21" office:value-type="float" office:value="569151788">
            <text:p>569151788</text:p>
          </table:table-cell>
        </table:table-row>
        <table:table-row table:style-name="ro6">
          <table:table-cell table:style-name="ce21" office:value-type="float" office:value="149">
            <text:p>149</text:p>
          </table:table-cell>
          <table:table-cell table:style-name="ce21" office:value-type="string">
            <text:p>♂ </text:p>
          </table:table-cell>
          <table:table-cell table:style-name="ce21" office:value-type="string">
            <text:p>StefanFlechsig </text:p>
          </table:table-cell>
        </table:table-row>
        <table:table-row table:style-name="ro6">
          <table:table-cell table:style-name="ce21" office:value-type="float" office:value="147">
            <text:p>147</text:p>
          </table:table-cell>
          <table:table-cell table:style-name="ce21" office:value-type="string">
            <text:p>♂ </text:p>
          </table:table-cell>
          <table:table-cell table:style-name="ce21" office:value-type="string">
            <text:p>DanielPouzemski </text:p>
          </table:table-cell>
          <table:table-cell table:style-name="ce21" office:value-type="float" office:value="600340167">
            <text:p>600340167</text:p>
          </table:table-cell>
        </table:table-row>
        <table:table-row table:style-name="ro6">
          <table:table-cell table:style-name="ce21" office:value-type="float" office:value="145">
            <text:p>145</text:p>
          </table:table-cell>
          <table:table-cell table:style-name="ce21" office:value-type="string">
            <text:p>♂ </text:p>
          </table:table-cell>
          <table:table-cell table:style-name="ce21" office:value-type="string">
            <text:p>MartinGaedke </text:p>
          </table:table-cell>
          <table:table-cell table:style-name="ce21" office:value-type="float" office:value="709312952">
            <text:p>709312952</text:p>
          </table:table-cell>
        </table:table-row>
        <table:table-row table:style-name="ro6">
          <table:table-cell table:style-name="ce21" office:value-type="float" office:value="143">
            <text:p>143</text:p>
          </table:table-cell>
          <table:table-cell table:style-name="ce21" office:value-type="string">
            <text:p>♂ </text:p>
          </table:table-cell>
          <table:table-cell table:style-name="ce21" office:value-type="string">
            <text:p>StephanSchmidt </text:p>
          </table:table-cell>
          <table:table-cell table:style-name="ce21" office:value-type="float" office:value="1246411370">
            <text:p>1246411370</text:p>
          </table:table-cell>
        </table:table-row>
        <table:table-row table:style-name="ro6">
          <table:table-cell table:style-name="ce21" office:value-type="float" office:value="141">
            <text:p>141</text:p>
          </table:table-cell>
          <table:table-cell table:style-name="ce21" office:value-type="string">
            <text:p>♂ </text:p>
          </table:table-cell>
          <table:table-cell table:style-name="ce21" office:value-type="string">
            <text:p>MartinKoser </text:p>
          </table:table-cell>
          <table:table-cell table:style-name="ce21" office:value-type="float" office:value="748294195">
            <text:p>748294195</text:p>
          </table:table-cell>
        </table:table-row>
        <table:table-row table:style-name="ro6">
          <table:table-cell table:style-name="ce21" office:value-type="float" office:value="139">
            <text:p>139</text:p>
          </table:table-cell>
          <table:table-cell table:style-name="ce21" office:value-type="string">
            <text:p>♂ </text:p>
          </table:table-cell>
          <table:table-cell table:style-name="ce21" office:value-type="string">
            <text:p>MatthiasEichhoff </text:p>
          </table:table-cell>
          <table:table-cell table:style-name="ce21" office:value-type="float" office:value="100000336831547">
            <text:p>1E+14</text:p>
          </table:table-cell>
        </table:table-row>
        <table:table-row table:style-name="ro6">
          <table:table-cell table:style-name="ce21" office:value-type="float" office:value="137">
            <text:p>137</text:p>
          </table:table-cell>
          <table:table-cell table:style-name="ce21" office:value-type="string">
            <text:p>♂ </text:p>
          </table:table-cell>
          <table:table-cell table:style-name="ce21" office:value-type="string">
            <text:p>SoerenRogoll </text:p>
          </table:table-cell>
          <table:table-cell table:style-name="ce21" office:value-type="float" office:value="754107137">
            <text:p>754107137</text:p>
          </table:table-cell>
        </table:table-row>
        <table:table-row table:style-name="ro6">
          <table:table-cell table:style-name="ce21" office:value-type="float" office:value="135">
            <text:p>135</text:p>
          </table:table-cell>
          <table:table-cell table:style-name="ce21" office:value-type="string">
            <text:p>♂ </text:p>
          </table:table-cell>
          <table:table-cell table:style-name="ce21" office:value-type="string">
            <text:p>AlexanderFriedland </text:p>
          </table:table-cell>
          <table:table-cell table:style-name="ce21" office:value-type="float" office:value="100000066602469">
            <text:p>1E+14</text:p>
          </table:table-cell>
        </table:table-row>
        <table:table-row table:style-name="ro6">
          <table:table-cell table:style-name="ce21" office:value-type="float" office:value="133">
            <text:p>133</text:p>
          </table:table-cell>
          <table:table-cell table:style-name="ce21" office:value-type="string">
            <text:p>♂ </text:p>
          </table:table-cell>
          <table:table-cell table:style-name="ce21" office:value-type="string">
            <text:p>KarstenPeters </text:p>
          </table:table-cell>
          <table:table-cell table:style-name="ce21" office:value-type="float" office:value="711607187">
            <text:p>711607187</text:p>
          </table:table-cell>
        </table:table-row>
        <table:table-row table:style-name="ro6">
          <table:table-cell table:style-name="ce21" office:value-type="float" office:value="131">
            <text:p>131</text:p>
          </table:table-cell>
          <table:table-cell table:style-name="ce21" office:value-type="string">
            <text:p>♂ </text:p>
          </table:table-cell>
          <table:table-cell table:style-name="ce21" office:value-type="string">
            <text:p>MarcoDziallas </text:p>
          </table:table-cell>
          <table:table-cell table:style-name="ce21" office:value-type="float" office:value="1408922016">
            <text:p>1408922016</text:p>
          </table:table-cell>
        </table:table-row>
        <table:table-row table:style-name="ro6">
          <table:table-cell table:style-name="ce21" office:value-type="float" office:value="129">
            <text:p>129</text:p>
          </table:table-cell>
          <table:table-cell table:style-name="ce21" office:value-type="string">
            <text:p>♂ </text:p>
          </table:table-cell>
          <table:table-cell table:style-name="ce21" office:value-type="string">
            <text:p>NicoKrause </text:p>
          </table:table-cell>
          <table:table-cell table:style-name="ce21" office:value-type="float" office:value="722312255">
            <text:p>722312255</text:p>
          </table:table-cell>
        </table:table-row>
        <table:table-row table:style-name="ro6">
          <table:table-cell table:style-name="ce21" office:value-type="float" office:value="127">
            <text:p>127</text:p>
          </table:table-cell>
          <table:table-cell table:style-name="ce21" office:value-type="string">
            <text:p>♂ </text:p>
          </table:table-cell>
          <table:table-cell table:style-name="ce21" office:value-type="string">
            <text:p>TimBruysten </text:p>
          </table:table-cell>
          <table:table-cell table:style-name="ce21" office:value-type="float" office:value="1338945286">
            <text:p>1338945286</text:p>
          </table:table-cell>
        </table:table-row>
        <table:table-row table:style-name="ro6">
          <table:table-cell table:style-name="ce21" office:value-type="float" office:value="125">
            <text:p>125</text:p>
          </table:table-cell>
          <table:table-cell table:style-name="ce21" office:value-type="string">
            <text:p>♂ </text:p>
          </table:table-cell>
          <table:table-cell table:style-name="ce21" office:value-type="string">
            <text:p>RubenBohnet </text:p>
          </table:table-cell>
          <table:table-cell table:style-name="ce21" office:value-type="float" office:value="100000212601707">
            <text:p>1E+14</text:p>
          </table:table-cell>
        </table:table-row>
        <table:table-row table:style-name="ro6">
          <table:table-cell table:style-name="ce21" office:value-type="float" office:value="123">
            <text:p>123</text:p>
          </table:table-cell>
          <table:table-cell table:style-name="ce21" office:value-type="string">
            <text:p>♂ </text:p>
          </table:table-cell>
          <table:table-cell table:style-name="ce21" office:value-type="string">
            <text:p>MatthiasJugel </text:p>
          </table:table-cell>
          <table:table-cell table:style-name="ce21" office:value-type="float" office:value="573237005">
            <text:p>573237005</text:p>
          </table:table-cell>
        </table:table-row>
        <table:table-row table:style-name="ro6">
          <table:table-cell table:style-name="ce21" office:value-type="float" office:value="121">
            <text:p>121</text:p>
          </table:table-cell>
          <table:table-cell table:style-name="ce21" office:value-type="string">
            <text:p>♂ </text:p>
          </table:table-cell>
          <table:table-cell table:style-name="ce21" office:value-type="string">
            <text:p>MatthiasErfurth </text:p>
          </table:table-cell>
          <table:table-cell table:style-name="ce21" office:value-type="float" office:value="1599823333">
            <text:p>1599823333</text:p>
          </table:table-cell>
        </table:table-row>
        <table:table-row table:style-name="ro6">
          <table:table-cell table:style-name="ce21" office:value-type="float" office:value="119">
            <text:p>119</text:p>
          </table:table-cell>
          <table:table-cell table:style-name="ce21" office:value-type="string">
            <text:p>♂ </text:p>
          </table:table-cell>
          <table:table-cell table:style-name="ce21" office:value-type="string">
            <text:p>MarcelBoehme </text:p>
          </table:table-cell>
          <table:table-cell table:style-name="ce21" office:value-type="float" office:value="1259002544">
            <text:p>1259002544</text:p>
          </table:table-cell>
        </table:table-row>
        <table:table-row table:style-name="ro6">
          <table:table-cell table:style-name="ce21" office:value-type="float" office:value="117">
            <text:p>117</text:p>
          </table:table-cell>
          <table:table-cell table:style-name="ce21" office:value-type="string">
            <text:p>♂ </text:p>
          </table:table-cell>
          <table:table-cell table:style-name="ce21" office:value-type="string">
            <text:p>JuergenAnke </text:p>
          </table:table-cell>
          <table:table-cell table:style-name="ce21" office:value-type="float" office:value="683796158">
            <text:p>683796158</text:p>
          </table:table-cell>
        </table:table-row>
        <table:table-row table:style-name="ro6">
          <table:table-cell table:style-name="ce21" office:value-type="float" office:value="115">
            <text:p>115</text:p>
          </table:table-cell>
          <table:table-cell table:style-name="ce21" office:value-type="string">
            <text:p>♂ </text:p>
          </table:table-cell>
          <table:table-cell table:style-name="ce21" office:value-type="string">
            <text:p>MatthiasBauer </text:p>
          </table:table-cell>
          <table:table-cell table:style-name="ce21" office:value-type="float" office:value="611216717">
            <text:p>611216717</text:p>
          </table:table-cell>
        </table:table-row>
        <table:table-row table:style-name="ro6">
          <table:table-cell table:style-name="ce21" office:value-type="float" office:value="113">
            <text:p>113</text:p>
          </table:table-cell>
          <table:table-cell table:style-name="ce21" office:value-type="string">
            <text:p>♂ </text:p>
          </table:table-cell>
          <table:table-cell table:style-name="ce21" office:value-type="string">
            <text:p>JanKreuter </text:p>
          </table:table-cell>
          <table:table-cell table:style-name="ce21" office:value-type="float" office:value="1812066818">
            <text:p>1812066818</text:p>
          </table:table-cell>
        </table:table-row>
        <table:table-row table:style-name="ro6">
          <table:table-cell table:style-name="ce21" office:value-type="float" office:value="111">
            <text:p>111</text:p>
          </table:table-cell>
          <table:table-cell table:style-name="ce21" office:value-type="string">
            <text:p>♂ </text:p>
          </table:table-cell>
          <table:table-cell table:style-name="ce21" office:value-type="string">
            <text:p>MarkusStamm </text:p>
          </table:table-cell>
          <table:table-cell table:style-name="ce21" office:value-type="float" office:value="693967380">
            <text:p>693967380</text:p>
          </table:table-cell>
          <table:table-cell table:style-name="ce21" office:value-type="string">
            <text:p>-&gt; wiki</text:p>
          </table:table-cell>
        </table:table-row>
        <table:table-row table:style-name="ro6">
          <table:table-cell table:style-name="ce21" office:value-type="float" office:value="109">
            <text:p>109</text:p>
          </table:table-cell>
          <table:table-cell table:style-name="ce21" office:value-type="string">
            <text:p>♂ </text:p>
          </table:table-cell>
          <table:table-cell table:style-name="ce21" office:value-type="string">
            <text:p>MarcoRipanti </text:p>
          </table:table-cell>
          <table:table-cell table:style-name="ce21" office:value-type="float" office:value="500939915">
            <text:p>500939915</text:p>
          </table:table-cell>
        </table:table-row>
        <table:table-row table:style-name="ro6">
          <table:table-cell table:style-name="ce21" office:value-type="float" office:value="107">
            <text:p>107</text:p>
          </table:table-cell>
          <table:table-cell table:style-name="ce21" office:value-type="string">
            <text:p>♂ </text:p>
          </table:table-cell>
          <table:table-cell table:style-name="ce21" office:value-type="string">
            <text:p>ReinhardSelent </text:p>
          </table:table-cell>
          <table:table-cell table:style-name="ce21" office:value-type="float" office:value="100000991022230">
            <text:p>1.00001E+14</text:p>
          </table:table-cell>
          <table:table-cell table:style-name="ce21" office:value-type="string">
            <text:p>-&gt; wiki</text:p>
          </table:table-cell>
        </table:table-row>
        <table:table-row table:style-name="ro6">
          <table:table-cell table:style-name="ce21" office:value-type="float" office:value="105">
            <text:p>105</text:p>
          </table:table-cell>
          <table:table-cell table:style-name="ce21" office:value-type="string">
            <text:p>♂ </text:p>
          </table:table-cell>
          <table:table-cell table:style-name="ce21" office:value-type="string">
            <text:p>JoelKaczmarek </text:p>
          </table:table-cell>
          <table:table-cell table:style-name="ce21" office:value-type="float" office:value="1568903432">
            <text:p>1568903432</text:p>
          </table:table-cell>
        </table:table-row>
        <table:table-row table:style-name="ro6">
          <table:table-cell table:style-name="ce21" office:value-type="float" office:value="103">
            <text:p>103</text:p>
          </table:table-cell>
          <table:table-cell table:style-name="ce21" office:value-type="string">
            <text:p>♂ </text:p>
          </table:table-cell>
          <table:table-cell table:style-name="ce21" office:value-type="string">
            <text:p>BobPetruska </text:p>
          </table:table-cell>
        </table:table-row>
        <table:table-row table:style-name="ro6">
          <table:table-cell table:style-name="ce21" office:value-type="float" office:value="101">
            <text:p>101</text:p>
          </table:table-cell>
          <table:table-cell table:style-name="ce21" office:value-type="string">
            <text:p>♂ </text:p>
          </table:table-cell>
          <table:table-cell table:style-name="ce21" office:value-type="string">
            <text:p>OliverGrasl </text:p>
          </table:table-cell>
          <table:table-cell table:style-name="ce21" office:value-type="float" office:value="772033030">
            <text:p>772033030</text:p>
          </table:table-cell>
          <table:table-cell table:style-name="ce21" office:value-type="string">
            <text:p>-&gt; wiki</text:p>
          </table:table-cell>
        </table:table-row>
        <table:table-row table:style-name="ro6">
          <table:table-cell table:style-name="ce21" office:value-type="float" office:value="99">
            <text:p>99</text:p>
          </table:table-cell>
          <table:table-cell table:style-name="ce21" office:value-type="string">
            <text:p>♂ </text:p>
          </table:table-cell>
          <table:table-cell table:style-name="ce21" office:value-type="string">
            <text:p>MichaelDaenel </text:p>
          </table:table-cell>
        </table:table-row>
        <table:table-row table:style-name="ro6">
          <table:table-cell table:style-name="ce21" office:value-type="float" office:value="97">
            <text:p>97</text:p>
          </table:table-cell>
          <table:table-cell table:style-name="ce21" office:value-type="string">
            <text:p>♂ </text:p>
          </table:table-cell>
          <table:table-cell table:style-name="ce21" office:value-type="string">
            <text:p>PanuPihlasvaara </text:p>
          </table:table-cell>
        </table:table-row>
        <table:table-row table:style-name="ro6">
          <table:table-cell table:style-name="ce21" office:value-type="float" office:value="95">
            <text:p>95</text:p>
          </table:table-cell>
          <table:table-cell table:style-name="ce21" office:value-type="string">
            <text:p>♂ </text:p>
          </table:table-cell>
          <table:table-cell table:style-name="ce21" office:value-type="string">
            <text:p>PeterHerbst </text:p>
          </table:table-cell>
        </table:table-row>
        <table:table-row table:style-name="ro6">
          <table:table-cell table:style-name="ce21" office:value-type="float" office:value="93">
            <text:p>93</text:p>
          </table:table-cell>
          <table:table-cell table:style-name="ce21" office:value-type="string">
            <text:p>♂ </text:p>
          </table:table-cell>
          <table:table-cell table:style-name="ce21" office:value-type="string">
            <text:p>HolgerHelas </text:p>
          </table:table-cell>
          <table:table-cell table:style-name="ce21" office:value-type="float" office:value="1059553560">
            <text:p>1059553560</text:p>
          </table:table-cell>
        </table:table-row>
        <table:table-row table:style-name="ro6">
          <table:table-cell table:style-name="ce21" office:value-type="float" office:value="91">
            <text:p>91</text:p>
          </table:table-cell>
          <table:table-cell table:style-name="ce21" office:value-type="string">
            <text:p>♂ </text:p>
          </table:table-cell>
          <table:table-cell table:style-name="ce21" office:value-type="string">
            <text:p>XinkaiLi </text:p>
          </table:table-cell>
          <table:table-cell table:style-name="ce21" office:value-type="float" office:value="1380721485">
            <text:p>1380721485</text:p>
          </table:table-cell>
        </table:table-row>
        <table:table-row table:style-name="ro6">
          <table:table-cell table:style-name="ce21" office:value-type="float" office:value="89">
            <text:p>89</text:p>
          </table:table-cell>
          <table:table-cell table:style-name="ce21" office:value-type="string">
            <text:p>♂ </text:p>
          </table:table-cell>
          <table:table-cell table:style-name="ce21" office:value-type="string">
            <text:p>MartinFrindt </text:p>
          </table:table-cell>
          <table:table-cell table:style-name="ce21" office:value-type="float" office:value="633438118">
            <text:p>633438118</text:p>
          </table:table-cell>
        </table:table-row>
        <table:table-row table:style-name="ro6">
          <table:table-cell table:style-name="ce21" office:value-type="float" office:value="87">
            <text:p>87</text:p>
          </table:table-cell>
          <table:table-cell table:style-name="ce21" office:value-type="string">
            <text:p>♂ </text:p>
          </table:table-cell>
          <table:table-cell table:style-name="ce21" office:value-type="string">
            <text:p>SimonKoeppl </text:p>
          </table:table-cell>
          <table:table-cell table:style-name="ce21" office:value-type="float" office:value="1013785539">
            <text:p>1013785539</text:p>
          </table:table-cell>
        </table:table-row>
        <table:table-row table:style-name="ro6">
          <table:table-cell table:style-name="ce21" office:value-type="float" office:value="85">
            <text:p>85</text:p>
          </table:table-cell>
          <table:table-cell table:style-name="ce21" office:value-type="string">
            <text:p>♂ </text:p>
          </table:table-cell>
          <table:table-cell table:style-name="ce21" office:value-type="string">
            <text:p>RicoLieberwirth </text:p>
          </table:table-cell>
        </table:table-row>
        <table:table-row table:style-name="ro6">
          <table:table-cell table:style-name="ce21" office:value-type="float" office:value="83">
            <text:p>83</text:p>
          </table:table-cell>
          <table:table-cell table:style-name="ce21" office:value-type="string">
            <text:p>♂ </text:p>
          </table:table-cell>
          <table:table-cell table:style-name="ce21" office:value-type="string">
            <text:p>LouisBecker </text:p>
          </table:table-cell>
          <table:table-cell table:style-name="ce21" office:value-type="float" office:value="736344235">
            <text:p>736344235</text:p>
          </table:table-cell>
          <table:table-cell table:style-name="ce21" office:value-type="string">
            <text:p>NonRealName</text:p>
          </table:table-cell>
        </table:table-row>
        <table:table-row table:style-name="ro6">
          <table:table-cell table:style-name="ce21" office:value-type="float" office:value="81">
            <text:p>81</text:p>
          </table:table-cell>
          <table:table-cell table:style-name="ce21" office:value-type="string">
            <text:p>♂ </text:p>
          </table:table-cell>
          <table:table-cell table:style-name="ce21" office:value-type="string">
            <text:p>RalfLippold </text:p>
          </table:table-cell>
          <table:table-cell table:style-name="ce21" office:value-type="float" office:value="1210500545">
            <text:p>1210500545</text:p>
          </table:table-cell>
        </table:table-row>
        <table:table-row table:style-name="ro6">
          <table:table-cell table:style-name="ce21" office:value-type="float" office:value="79">
            <text:p>79</text:p>
          </table:table-cell>
          <table:table-cell table:style-name="ce21" office:value-type="string">
            <text:p>♂ </text:p>
          </table:table-cell>
          <table:table-cell table:style-name="ce21" office:value-type="string">
            <text:p>JoergKeller </text:p>
          </table:table-cell>
          <table:table-cell table:style-name="ce21" office:value-type="float" office:value="1536333306">
            <text:p>1536333306</text:p>
          </table:table-cell>
        </table:table-row>
        <table:table-row table:style-name="ro6">
          <table:table-cell table:style-name="ce21" office:value-type="float" office:value="77">
            <text:p>77</text:p>
          </table:table-cell>
          <table:table-cell table:style-name="ce21" office:value-type="string">
            <text:p>♂ </text:p>
          </table:table-cell>
          <table:table-cell table:style-name="ce21" office:value-type="string">
            <text:p>AndreasPoldrack </text:p>
          </table:table-cell>
          <table:table-cell table:style-name="ce21" office:value-type="float" office:value="1579021553">
            <text:p>1579021553</text:p>
          </table:table-cell>
        </table:table-row>
        <table:table-row table:style-name="ro6">
          <table:table-cell table:style-name="ce21" office:value-type="float" office:value="75">
            <text:p>75</text:p>
          </table:table-cell>
          <table:table-cell table:style-name="ce21" office:value-type="string">
            <text:p>♂ </text:p>
          </table:table-cell>
          <table:table-cell table:style-name="ce21" office:value-type="string">
            <text:p>ErikAndreowsky </text:p>
          </table:table-cell>
          <table:table-cell/>
          <table:table-cell table:style-name="ce21" office:value-type="string">
            <text:p>-&gt; wiki</text:p>
          </table:table-cell>
        </table:table-row>
        <table:table-row table:style-name="ro6">
          <table:table-cell table:style-name="ce21" office:value-type="float" office:value="73">
            <text:p>73</text:p>
          </table:table-cell>
          <table:table-cell table:style-name="ce21" office:value-type="string">
            <text:p>♂ </text:p>
          </table:table-cell>
          <table:table-cell table:style-name="ce21" office:value-type="string">
            <text:p>ChristianHeller </text:p>
          </table:table-cell>
          <table:table-cell table:style-name="ce21" office:value-type="float" office:value="601970171">
            <text:p>601970171</text:p>
          </table:table-cell>
        </table:table-row>
        <table:table-row table:style-name="ro6">
          <table:table-cell table:style-name="ce21" office:value-type="float" office:value="71">
            <text:p>71</text:p>
          </table:table-cell>
          <table:table-cell table:style-name="ce21" office:value-type="string">
            <text:p>♂ </text:p>
          </table:table-cell>
          <table:table-cell table:style-name="ce21" office:value-type="string">
            <text:p>MartinGamnitzer </text:p>
          </table:table-cell>
        </table:table-row>
        <table:table-row table:style-name="ro6">
          <table:table-cell table:style-name="ce21" office:value-type="float" office:value="69">
            <text:p>69</text:p>
          </table:table-cell>
          <table:table-cell table:style-name="ce21" office:value-type="string">
            <text:p>♂ </text:p>
          </table:table-cell>
          <table:table-cell table:style-name="ce21" office:value-type="string">
            <text:p>HansGertGraebe </text:p>
          </table:table-cell>
          <table:table-cell table:style-name="ce21" office:value-type="float" office:value="1181074185">
            <text:p>1181074185</text:p>
          </table:table-cell>
        </table:table-row>
        <table:table-row table:style-name="ro6">
          <table:table-cell table:style-name="ce21" office:value-type="float" office:value="67">
            <text:p>67</text:p>
          </table:table-cell>
          <table:table-cell table:style-name="ce21" office:value-type="string">
            <text:p>♂ </text:p>
          </table:table-cell>
          <table:table-cell table:style-name="ce21" office:value-type="string">
            <text:p>StephanHeller </text:p>
          </table:table-cell>
          <table:table-cell table:style-name="ce21" office:value-type="float" office:value="1204687586">
            <text:p>1204687586</text:p>
          </table:table-cell>
        </table:table-row>
        <table:table-row table:style-name="ro10">
          <table:table-cell table:style-name="ce21" office:value-type="float" office:value="65">
            <text:p>65</text:p>
          </table:table-cell>
          <table:table-cell table:style-name="ce21" office:value-type="string">
            <text:p>♂ </text:p>
          </table:table-cell>
          <table:table-cell table:style-name="ce21" office:value-type="string">
            <text:p>MarcusBertelsmeier </text:p>
          </table:table-cell>
          <table:table-cell table:style-name="ce21" office:value-type="float" office:value="711273873">
            <text:p>711273873</text:p>
          </table:table-cell>
        </table:table-row>
        <table:table-row table:style-name="ro6">
          <table:table-cell table:style-name="ce21" office:value-type="float" office:value="63">
            <text:p>63</text:p>
          </table:table-cell>
          <table:table-cell table:style-name="ce21" office:value-type="string">
            <text:p>♂ </text:p>
          </table:table-cell>
          <table:table-cell table:style-name="ce21" office:value-type="string">
            <text:p>ThomasKujawa </text:p>
          </table:table-cell>
          <table:table-cell table:style-name="ce21" office:value-type="float" office:value="1841442518">
            <text:p>1841442518</text:p>
          </table:table-cell>
        </table:table-row>
        <table:table-row table:style-name="ro10">
          <table:table-cell table:style-name="ce21" office:value-type="float" office:value="62">
            <text:p>62</text:p>
          </table:table-cell>
          <table:table-cell table:style-name="ce21" office:value-type="string">
            <text:p>♀ </text:p>
          </table:table-cell>
          <table:table-cell table:style-name="ce21" office:value-type="string">
            <text:p>FranziskaAngermann</text:p>
          </table:table-cell>
        </table:table-row>
        <table:table-row table:style-name="ro6">
          <table:table-cell table:style-name="ce21" office:value-type="float" office:value="61">
            <text:p>61</text:p>
          </table:table-cell>
          <table:table-cell table:style-name="ce21" office:value-type="string">
            <text:p>♂ </text:p>
          </table:table-cell>
          <table:table-cell table:style-name="ce21" office:value-type="string">
            <text:p>ChristianRieger </text:p>
          </table:table-cell>
          <table:table-cell table:style-name="ce21" office:value-type="float" office:value="1136743479">
            <text:p>1136743479</text:p>
          </table:table-cell>
        </table:table-row>
        <table:table-row table:style-name="ro6">
          <table:table-cell table:style-name="ce21" office:value-type="float" office:value="60">
            <text:p>60</text:p>
          </table:table-cell>
          <table:table-cell table:style-name="ce21" office:value-type="string">
            <text:p>♀ </text:p>
          </table:table-cell>
          <table:table-cell table:style-name="ce21" office:value-type="string">
            <text:p>SandraGhitescu</text:p>
          </table:table-cell>
        </table:table-row>
        <table:table-row table:style-name="ro6">
          <table:table-cell table:style-name="ce21" office:value-type="float" office:value="59">
            <text:p>59</text:p>
          </table:table-cell>
          <table:table-cell table:style-name="ce21" office:value-type="string">
            <text:p>♂ </text:p>
          </table:table-cell>
          <table:table-cell table:style-name="ce21" office:value-type="string">
            <text:p>SvenEchtermeyer </text:p>
          </table:table-cell>
          <table:table-cell table:style-name="ce21" office:value-type="float" office:value="100000745116864">
            <text:p>1.00001E+14</text:p>
          </table:table-cell>
        </table:table-row>
        <table:table-row table:style-name="ro6">
          <table:table-cell table:style-name="ce21" office:value-type="float" office:value="58">
            <text:p>58</text:p>
          </table:table-cell>
          <table:table-cell table:style-name="ce21" office:value-type="string">
            <text:p>♀ </text:p>
          </table:table-cell>
          <table:table-cell table:style-name="ce21" office:value-type="string">
            <text:p>KsenyaEgorova</text:p>
          </table:table-cell>
        </table:table-row>
        <table:table-row table:style-name="ro6">
          <table:table-cell table:style-name="ce21" office:value-type="float" office:value="57">
            <text:p>57</text:p>
          </table:table-cell>
          <table:table-cell table:style-name="ce21" office:value-type="string">
            <text:p>♂ </text:p>
          </table:table-cell>
          <table:table-cell table:style-name="ce21" office:value-type="string">
            <text:p>NorbertRost </text:p>
          </table:table-cell>
          <table:table-cell table:style-name="ce21" office:value-type="float" office:value="100000132442507">
            <text:p>1E+14</text:p>
          </table:table-cell>
        </table:table-row>
        <table:table-row table:style-name="ro6">
          <table:table-cell table:style-name="ce21" office:value-type="float" office:value="56">
            <text:p>56</text:p>
          </table:table-cell>
          <table:table-cell table:style-name="ce21" office:value-type="string">
            <text:p>♀ </text:p>
          </table:table-cell>
          <table:table-cell table:style-name="ce21" office:value-type="string">
            <text:p>CharlottWeise</text:p>
          </table:table-cell>
        </table:table-row>
        <table:table-row table:style-name="ro6">
          <table:table-cell table:style-name="ce21" office:value-type="float" office:value="55">
            <text:p>55</text:p>
          </table:table-cell>
          <table:table-cell table:style-name="ce21" office:value-type="string">
            <text:p>♂ </text:p>
          </table:table-cell>
          <table:table-cell table:style-name="ce21" office:value-type="string">
            <text:p>MichaelHWagner </text:p>
          </table:table-cell>
        </table:table-row>
        <table:table-row table:style-name="ro10">
          <table:table-cell table:style-name="ce21" office:value-type="float" office:value="54">
            <text:p>54</text:p>
          </table:table-cell>
          <table:table-cell table:style-name="ce21" office:value-type="string">
            <text:p>♀ </text:p>
          </table:table-cell>
          <table:table-cell table:style-name="ce21" office:value-type="string">
            <text:p>DeborahMorgenstern</text:p>
          </table:table-cell>
        </table:table-row>
        <table:table-row table:style-name="ro6">
          <table:table-cell table:style-name="ce21" office:value-type="float" office:value="53">
            <text:p>53</text:p>
          </table:table-cell>
          <table:table-cell table:style-name="ce21" office:value-type="string">
            <text:p>♂ </text:p>
          </table:table-cell>
          <table:table-cell table:style-name="ce21" office:value-type="string">
            <text:p>LarsKleinbeckes </text:p>
          </table:table-cell>
          <table:table-cell table:style-name="ce21" office:value-type="float" office:value="688542359">
            <text:p>688542359</text:p>
          </table:table-cell>
        </table:table-row>
        <table:table-row table:style-name="ro6">
          <table:table-cell table:style-name="ce21" office:value-type="float" office:value="52">
            <text:p>52</text:p>
          </table:table-cell>
          <table:table-cell table:style-name="ce21" office:value-type="string">
            <text:p>♀ </text:p>
          </table:table-cell>
          <table:table-cell table:style-name="ce21" office:value-type="string">
            <text:p>AsitaAskari</text:p>
          </table:table-cell>
        </table:table-row>
        <table:table-row table:style-name="ro6">
          <table:table-cell table:style-name="ce21" office:value-type="float" office:value="51">
            <text:p>51</text:p>
          </table:table-cell>
          <table:table-cell table:style-name="ce21" office:value-type="string">
            <text:p>♂ </text:p>
          </table:table-cell>
          <table:table-cell table:style-name="ce21" office:value-type="string">
            <text:p>DanielBruessler </text:p>
          </table:table-cell>
        </table:table-row>
        <table:table-row table:style-name="ro6">
          <table:table-cell table:style-name="ce21" office:value-type="float" office:value="50">
            <text:p>50</text:p>
          </table:table-cell>
          <table:table-cell table:style-name="ce21" office:value-type="string">
            <text:p>♀ </text:p>
          </table:table-cell>
          <table:table-cell table:style-name="ce21" office:value-type="string">
            <text:p>MarcelaUrteaga</text:p>
          </table:table-cell>
        </table:table-row>
        <table:table-row table:style-name="ro6">
          <table:table-cell table:style-name="ce21" office:value-type="float" office:value="49">
            <text:p>49</text:p>
          </table:table-cell>
          <table:table-cell table:style-name="ce21" office:value-type="string">
            <text:p>♂ </text:p>
          </table:table-cell>
          <table:table-cell table:style-name="ce21" office:value-type="string">
            <text:p>HeinzWeber </text:p>
          </table:table-cell>
        </table:table-row>
        <table:table-row table:style-name="ro6">
          <table:table-cell table:style-name="ce21" office:value-type="float" office:value="48">
            <text:p>48</text:p>
          </table:table-cell>
          <table:table-cell table:style-name="ce21" office:value-type="string">
            <text:p>♀ </text:p>
          </table:table-cell>
          <table:table-cell table:style-name="ce21" office:value-type="string">
            <text:p>MarigoRaftopoulos</text:p>
          </table:table-cell>
        </table:table-row>
        <table:table-row table:style-name="ro6">
          <table:table-cell table:style-name="ce21" office:value-type="float" office:value="47">
            <text:p>47</text:p>
          </table:table-cell>
          <table:table-cell table:style-name="ce21" office:value-type="string">
            <text:p>♂ </text:p>
          </table:table-cell>
          <table:table-cell table:style-name="ce21" office:value-type="string">
            <text:p>SilvanTGolega </text:p>
          </table:table-cell>
          <table:table-cell table:style-name="ce21" office:value-type="float" office:value="504111632">
            <text:p>504111632</text:p>
          </table:table-cell>
        </table:table-row>
        <table:table-row table:style-name="ro6">
          <table:table-cell table:style-name="ce21" office:value-type="float" office:value="46">
            <text:p>46</text:p>
          </table:table-cell>
          <table:table-cell table:style-name="ce21" office:value-type="string">
            <text:p>♀ </text:p>
          </table:table-cell>
          <table:table-cell table:style-name="ce21" office:value-type="string">
            <text:p>HeidiMorgenstern </text:p>
          </table:table-cell>
          <table:table-cell table:style-name="ce21" office:value-type="float" office:value="100001467727527">
            <text:p>1.00001E+14</text:p>
          </table:table-cell>
        </table:table-row>
        <table:table-row table:style-name="ro6">
          <table:table-cell table:style-name="ce21" office:value-type="float" office:value="45">
            <text:p>45</text:p>
          </table:table-cell>
          <table:table-cell table:style-name="ce21" office:value-type="string">
            <text:p>♂ </text:p>
          </table:table-cell>
          <table:table-cell table:style-name="ce21" office:value-type="string">
            <text:p>BillLiao </text:p>
          </table:table-cell>
          <table:table-cell table:style-name="ce21" office:value-type="float" office:value="570267120">
            <text:p>570267120</text:p>
          </table:table-cell>
        </table:table-row>
        <table:table-row table:style-name="ro6">
          <table:table-cell table:style-name="ce21" office:value-type="float" office:value="44">
            <text:p>44</text:p>
          </table:table-cell>
          <table:table-cell table:style-name="ce21" office:value-type="string">
            <text:p>♀ </text:p>
          </table:table-cell>
          <table:table-cell table:style-name="ce21" office:value-type="string">
            <text:p>ConstanceWolter </text:p>
          </table:table-cell>
          <table:table-cell table:style-name="ce21" office:value-type="float" office:value="100000850464653">
            <text:p>1.00001E+14</text:p>
          </table:table-cell>
        </table:table-row>
        <table:table-row table:style-name="ro6">
          <table:table-cell table:style-name="ce21" office:value-type="float" office:value="43">
            <text:p>43</text:p>
          </table:table-cell>
          <table:table-cell table:style-name="ce21" office:value-type="string">
            <text:p>♂ </text:p>
          </table:table-cell>
          <table:table-cell table:style-name="ce21" office:value-type="string">
            <text:p>DennisUlm </text:p>
          </table:table-cell>
          <table:table-cell table:style-name="ce21" office:value-type="float" office:value="1019201699">
            <text:p>1019201699</text:p>
          </table:table-cell>
        </table:table-row>
        <table:table-row table:style-name="ro6">
          <table:table-cell table:style-name="ce21" office:value-type="float" office:value="42">
            <text:p>42</text:p>
          </table:table-cell>
          <table:table-cell table:style-name="ce21" office:value-type="string">
            <text:p>♀ </text:p>
          </table:table-cell>
          <table:table-cell table:style-name="ce21" office:value-type="string">
            <text:p>MandyHelas </text:p>
          </table:table-cell>
        </table:table-row>
        <table:table-row table:style-name="ro6">
          <table:table-cell table:style-name="ce21" office:value-type="float" office:value="41">
            <text:p>41</text:p>
          </table:table-cell>
          <table:table-cell table:style-name="ce21" office:value-type="string">
            <text:p>♂ </text:p>
          </table:table-cell>
          <table:table-cell table:style-name="ce21" office:value-type="string">
            <text:p>JanBoehme </text:p>
          </table:table-cell>
          <table:table-cell table:style-name="ce21" office:value-type="float" office:value="665913746">
            <text:p>665913746</text:p>
          </table:table-cell>
        </table:table-row>
        <table:table-row table:style-name="ro10">
          <table:table-cell table:style-name="ce21" office:value-type="float" office:value="40">
            <text:p>40</text:p>
          </table:table-cell>
          <table:table-cell table:style-name="ce21" office:value-type="string">
            <text:p>♀ </text:p>
          </table:table-cell>
          <table:table-cell table:style-name="ce21" office:value-type="string">
            <text:p>AlexandraGrandpierre </text:p>
          </table:table-cell>
          <table:table-cell table:style-name="ce21" office:value-type="float" office:value="881065651">
            <text:p>881065651</text:p>
          </table:table-cell>
        </table:table-row>
        <table:table-row table:style-name="ro6">
          <table:table-cell table:style-name="ce21" office:value-type="float" office:value="39">
            <text:p>39</text:p>
          </table:table-cell>
          <table:table-cell table:style-name="ce21" office:value-type="string">
            <text:p>♂ </text:p>
          </table:table-cell>
          <table:table-cell table:style-name="ce21" office:value-type="string">
            <text:p>FrankLorenz </text:p>
          </table:table-cell>
          <table:table-cell table:style-name="ce21" office:value-type="float" office:value="738049033">
            <text:p>738049033</text:p>
          </table:table-cell>
        </table:table-row>
        <table:table-row table:style-name="ro6">
          <table:table-cell table:style-name="ce21" office:value-type="float" office:value="38">
            <text:p>38</text:p>
          </table:table-cell>
          <table:table-cell table:style-name="ce21" office:value-type="string">
            <text:p>♀ </text:p>
          </table:table-cell>
          <table:table-cell table:style-name="ce21" office:value-type="string">
            <text:p>IlonaDaenel </text:p>
          </table:table-cell>
        </table:table-row>
        <table:table-row table:style-name="ro6">
          <table:table-cell table:style-name="ce21" office:value-type="float" office:value="37">
            <text:p>37</text:p>
          </table:table-cell>
          <table:table-cell table:style-name="ce21" office:value-type="string">
            <text:p>♂ </text:p>
          </table:table-cell>
          <table:table-cell table:style-name="ce21" office:value-type="string">
            <text:p>OliverBerger </text:p>
          </table:table-cell>
          <table:table-cell table:style-name="ce21" office:value-type="float" office:value="761933992">
            <text:p>761933992</text:p>
          </table:table-cell>
        </table:table-row>
        <table:table-row table:style-name="ro6">
          <table:table-cell table:style-name="ce21" office:value-type="float" office:value="36">
            <text:p>36</text:p>
          </table:table-cell>
          <table:table-cell table:style-name="ce21" office:value-type="string">
            <text:p>♀ </text:p>
          </table:table-cell>
          <table:table-cell table:style-name="ce21" office:value-type="string">
            <text:p>CorneliaHeinz </text:p>
          </table:table-cell>
        </table:table-row>
        <table:table-row table:style-name="ro6">
          <table:table-cell table:style-name="ce21" office:value-type="float" office:value="35">
            <text:p>35</text:p>
          </table:table-cell>
          <table:table-cell table:style-name="ce21" office:value-type="string">
            <text:p>♂ </text:p>
          </table:table-cell>
          <table:table-cell table:style-name="ce21" office:value-type="string">
            <text:p>VolkerGraubaum </text:p>
          </table:table-cell>
          <table:table-cell table:style-name="ce21" office:value-type="float" office:value="509347893">
            <text:p>509347893</text:p>
          </table:table-cell>
        </table:table-row>
        <table:table-row table:style-name="ro6">
          <table:table-cell table:style-name="ce21" office:value-type="float" office:value="34">
            <text:p>34</text:p>
          </table:table-cell>
          <table:table-cell table:style-name="ce21" office:value-type="string">
            <text:p>♀ </text:p>
          </table:table-cell>
          <table:table-cell table:style-name="ce21" office:value-type="string">
            <text:p>HeidiGallinat </text:p>
          </table:table-cell>
          <table:table-cell table:style-name="ce21" office:value-type="float" office:value="100000490062415">
            <text:p>1E+14</text:p>
          </table:table-cell>
        </table:table-row>
        <table:table-row table:style-name="ro6">
          <table:table-cell table:style-name="ce21" office:value-type="float" office:value="33">
            <text:p>33</text:p>
          </table:table-cell>
          <table:table-cell table:style-name="ce21" office:value-type="string">
            <text:p>♂ </text:p>
          </table:table-cell>
          <table:table-cell table:style-name="ce21" office:value-type="string">
            <text:p>BastiHirsch </text:p>
          </table:table-cell>
          <table:table-cell table:style-name="ce21" office:value-type="float" office:value="210100208">
            <text:p>210100208</text:p>
          </table:table-cell>
        </table:table-row>
        <table:table-row table:style-name="ro6">
          <table:table-cell table:style-name="ce21" office:value-type="float" office:value="32">
            <text:p>32</text:p>
          </table:table-cell>
          <table:table-cell table:style-name="ce21" office:value-type="string">
            <text:p>♀ </text:p>
          </table:table-cell>
          <table:table-cell table:style-name="ce21" office:value-type="string">
            <text:p>RoswithaHunold </text:p>
          </table:table-cell>
          <table:table-cell table:style-name="ce21" office:value-type="float" office:value="1051719075">
            <text:p>1051719075</text:p>
          </table:table-cell>
        </table:table-row>
        <table:table-row table:style-name="ro6">
          <table:table-cell table:style-name="ce21" office:value-type="float" office:value="31">
            <text:p>31</text:p>
          </table:table-cell>
          <table:table-cell table:style-name="ce21" office:value-type="string">
            <text:p>♂ </text:p>
          </table:table-cell>
          <table:table-cell table:style-name="ce21" office:value-type="string">
            <text:p>FlorianKonnertz </text:p>
          </table:table-cell>
          <table:table-cell table:style-name="ce21" office:value-type="float" office:value="662612035">
            <text:p>662612035</text:p>
          </table:table-cell>
        </table:table-row>
        <table:table-row table:style-name="ro6">
          <table:table-cell table:style-name="ce21" office:value-type="float" office:value="30">
            <text:p>30</text:p>
          </table:table-cell>
          <table:table-cell table:style-name="ce21" office:value-type="string">
            <text:p>♀ </text:p>
          </table:table-cell>
          <table:table-cell table:style-name="ce21" office:value-type="string">
            <text:p>InesSchwabKeller </text:p>
          </table:table-cell>
          <table:table-cell table:style-name="ce21" office:value-type="float" office:value="1529826026">
            <text:p>1529826026</text:p>
          </table:table-cell>
        </table:table-row>
        <table:table-row table:style-name="ro6">
          <table:table-cell table:style-name="ce21" office:value-type="float" office:value="29">
            <text:p>29</text:p>
          </table:table-cell>
          <table:table-cell table:style-name="ce21" office:value-type="string">
            <text:p>♂ </text:p>
          </table:table-cell>
          <table:table-cell table:style-name="ce21" office:value-type="string">
            <text:p>CemBasman </text:p>
          </table:table-cell>
          <table:table-cell table:style-name="ce21" office:value-type="float" office:value="532659134">
            <text:p>532659134</text:p>
          </table:table-cell>
        </table:table-row>
        <table:table-row table:style-name="ro6">
          <table:table-cell table:style-name="ce21" office:value-type="float" office:value="28">
            <text:p>28</text:p>
          </table:table-cell>
          <table:table-cell table:style-name="ce21" office:value-type="string">
            <text:p>♀ </text:p>
          </table:table-cell>
          <table:table-cell table:style-name="ce21" office:value-type="string">
            <text:p>JanaSchlegel </text:p>
          </table:table-cell>
          <table:table-cell table:style-name="ce21" office:value-type="float" office:value="100000096392011">
            <text:p>1E+14</text:p>
          </table:table-cell>
        </table:table-row>
        <table:table-row table:style-name="ro6">
          <table:table-cell table:style-name="ce21" office:value-type="float" office:value="27">
            <text:p>27</text:p>
          </table:table-cell>
          <table:table-cell table:style-name="ce21" office:value-type="string">
            <text:p>♂ </text:p>
          </table:table-cell>
          <table:table-cell table:style-name="ce21" office:value-type="string">
            <text:p>MonteMiersch </text:p>
          </table:table-cell>
          <table:table-cell table:style-name="ce21" office:value-type="float" office:value="666513211">
            <text:p>666513211</text:p>
          </table:table-cell>
        </table:table-row>
        <table:table-row table:style-name="ro6">
          <table:table-cell table:style-name="ce21" office:value-type="float" office:value="26">
            <text:p>26</text:p>
          </table:table-cell>
          <table:table-cell table:style-name="ce21" office:value-type="string">
            <text:p>♀ </text:p>
          </table:table-cell>
          <table:table-cell table:style-name="ce21" office:value-type="string">
            <text:p>VivianPein </text:p>
          </table:table-cell>
          <table:table-cell table:style-name="ce21" office:value-type="float" office:value="567168883">
            <text:p>567168883</text:p>
          </table:table-cell>
        </table:table-row>
        <table:table-row table:style-name="ro6">
          <table:table-cell table:style-name="ce21" office:value-type="float" office:value="25">
            <text:p>25</text:p>
          </table:table-cell>
          <table:table-cell table:style-name="ce21" office:value-type="string">
            <text:p>♂ </text:p>
          </table:table-cell>
          <table:table-cell table:style-name="ce21" office:value-type="string">
            <text:p>StefanNitzsche </text:p>
          </table:table-cell>
          <table:table-cell table:style-name="ce21" office:value-type="float" office:value="819354055">
            <text:p>819354055</text:p>
          </table:table-cell>
        </table:table-row>
        <table:table-row table:style-name="ro6">
          <table:table-cell table:style-name="ce21" office:value-type="float" office:value="24">
            <text:p>24</text:p>
          </table:table-cell>
          <table:table-cell table:style-name="ce21" office:value-type="string">
            <text:p>♀ </text:p>
          </table:table-cell>
          <table:table-cell table:style-name="ce21" office:value-type="string">
            <text:p>EvaLubas </text:p>
          </table:table-cell>
        </table:table-row>
        <table:table-row table:style-name="ro6">
          <table:table-cell table:style-name="ce21" office:value-type="float" office:value="23">
            <text:p>23</text:p>
          </table:table-cell>
          <table:table-cell table:style-name="ce21" office:value-type="string">
            <text:p>♂ </text:p>
          </table:table-cell>
          <table:table-cell table:style-name="ce21" office:value-type="string">
            <text:p>SebastianMitter </text:p>
          </table:table-cell>
          <table:table-cell table:style-name="ce21" office:value-type="float" office:value="539698382">
            <text:p>539698382</text:p>
          </table:table-cell>
        </table:table-row>
        <table:table-row table:style-name="ro6">
          <table:table-cell table:style-name="ce21" office:value-type="float" office:value="22">
            <text:p>22</text:p>
          </table:table-cell>
          <table:table-cell table:style-name="ce21" office:value-type="string">
            <text:p>♀ </text:p>
          </table:table-cell>
          <table:table-cell table:style-name="ce21" office:value-type="string">
            <text:p>IrisSchilke </text:p>
          </table:table-cell>
          <table:table-cell table:style-name="ce21" office:value-type="float" office:value="100000736151285">
            <text:p>1.00001E+14</text:p>
          </table:table-cell>
        </table:table-row>
        <table:table-row table:style-name="ro6">
          <table:table-cell table:style-name="ce21" office:value-type="float" office:value="21">
            <text:p>21</text:p>
          </table:table-cell>
          <table:table-cell table:style-name="ce21" office:value-type="string">
            <text:p>♂ </text:p>
          </table:table-cell>
          <table:table-cell table:style-name="ce21" office:value-type="string">
            <text:p>DimitriUwarov </text:p>
          </table:table-cell>
          <table:table-cell table:style-name="ce21" office:value-type="float" office:value="836618205">
            <text:p>836618205</text:p>
          </table:table-cell>
        </table:table-row>
        <table:table-row table:style-name="ro6">
          <table:table-cell table:style-name="ce21" office:value-type="float" office:value="20">
            <text:p>20</text:p>
          </table:table-cell>
          <table:table-cell table:style-name="ce21" office:value-type="string">
            <text:p>♀ </text:p>
          </table:table-cell>
          <table:table-cell table:style-name="ce21" office:value-type="string">
            <text:p>KatharinaKuehnel </text:p>
          </table:table-cell>
        </table:table-row>
        <table:table-row table:style-name="ro6">
          <table:table-cell table:style-name="ce21" office:value-type="float" office:value="19">
            <text:p>19</text:p>
          </table:table-cell>
          <table:table-cell table:style-name="ce21" office:value-type="string">
            <text:p>♂ </text:p>
          </table:table-cell>
          <table:table-cell table:style-name="ce21" office:value-type="string">
            <text:p>JensFreydank </text:p>
          </table:table-cell>
          <table:table-cell table:style-name="ce21" office:value-type="float" office:value="539723526">
            <text:p>539723526</text:p>
          </table:table-cell>
        </table:table-row>
        <table:table-row table:style-name="ro6">
          <table:table-cell table:style-name="ce21" office:value-type="float" office:value="18">
            <text:p>18</text:p>
          </table:table-cell>
          <table:table-cell table:style-name="ce21" office:value-type="string">
            <text:p>♀ </text:p>
          </table:table-cell>
          <table:table-cell table:style-name="ce21" office:value-type="string">
            <text:p>HeikeRibke </text:p>
          </table:table-cell>
          <table:table-cell table:style-name="ce21" office:value-type="float" office:value="759349298">
            <text:p>759349298</text:p>
          </table:table-cell>
        </table:table-row>
        <table:table-row table:style-name="ro6">
          <table:table-cell table:style-name="ce21" office:value-type="float" office:value="17">
            <text:p>17</text:p>
          </table:table-cell>
          <table:table-cell table:style-name="ce21" office:value-type="string">
            <text:p>♂ </text:p>
          </table:table-cell>
          <table:table-cell table:style-name="ce21" office:value-type="string">
            <text:p>MattisManzel </text:p>
          </table:table-cell>
          <table:table-cell table:style-name="ce21" office:value-type="float" office:value="610196227">
            <text:p>610196227</text:p>
          </table:table-cell>
        </table:table-row>
        <table:table-row table:style-name="ro6">
          <table:table-cell table:style-name="ce21" office:value-type="float" office:value="16">
            <text:p>16</text:p>
          </table:table-cell>
          <table:table-cell table:style-name="ce21" office:value-type="string">
            <text:p>♀ </text:p>
          </table:table-cell>
          <table:table-cell table:style-name="ce21" office:value-type="string">
            <text:p>JanaDiesner </text:p>
          </table:table-cell>
          <table:table-cell table:style-name="ce21" office:value-type="float" office:value="100000708150813">
            <text:p>1.00001E+14</text:p>
          </table:table-cell>
        </table:table-row>
        <table:table-row table:style-name="ro6">
          <table:table-cell table:style-name="ce21" office:value-type="float" office:value="15">
            <text:p>15</text:p>
          </table:table-cell>
          <table:table-cell table:style-name="ce21" office:value-type="string">
            <text:p>♂ </text:p>
          </table:table-cell>
          <table:table-cell table:style-name="ce21" office:value-type="string">
            <text:p>AndreasDittes </text:p>
          </table:table-cell>
          <table:table-cell table:style-name="ce21" office:value-type="float" office:value="500108777">
            <text:p>500108777</text:p>
          </table:table-cell>
        </table:table-row>
        <table:table-row table:style-name="ro6">
          <table:table-cell table:style-name="ce21" office:value-type="float" office:value="14">
            <text:p>14</text:p>
          </table:table-cell>
          <table:table-cell table:style-name="ce21" office:value-type="string">
            <text:p>♀ </text:p>
          </table:table-cell>
          <table:table-cell table:style-name="ce21" office:value-type="string">
            <text:p>NicoleZiesche </text:p>
          </table:table-cell>
          <table:table-cell table:style-name="ce21" office:value-type="float" office:value="100000500426776">
            <text:p>1.00001E+14</text:p>
          </table:table-cell>
        </table:table-row>
        <table:table-row table:style-name="ro6">
          <table:table-cell table:style-name="ce21" office:value-type="float" office:value="13">
            <text:p>13</text:p>
          </table:table-cell>
          <table:table-cell table:style-name="ce21" office:value-type="string">
            <text:p>♂ </text:p>
          </table:table-cell>
          <table:table-cell table:style-name="ce21" office:value-type="string">
            <text:p>PierreKerchner </text:p>
          </table:table-cell>
          <table:table-cell table:style-name="ce21" office:value-type="float" office:value="501405087">
            <text:p>501405087</text:p>
          </table:table-cell>
        </table:table-row>
        <table:table-row table:style-name="ro6">
          <table:table-cell table:style-name="ce21" office:value-type="float" office:value="12">
            <text:p>12</text:p>
          </table:table-cell>
          <table:table-cell table:style-name="ce21" office:value-type="string">
            <text:p>♀ </text:p>
          </table:table-cell>
          <table:table-cell table:style-name="ce21" office:value-type="string">
            <text:p>IngridaPlunksnyte </text:p>
          </table:table-cell>
          <table:table-cell table:style-name="ce21" office:value-type="float" office:value="779458331">
            <text:p>779458331</text:p>
          </table:table-cell>
        </table:table-row>
        <table:table-row table:style-name="ro6">
          <table:table-cell table:style-name="ce21" office:value-type="float" office:value="11">
            <text:p>11</text:p>
          </table:table-cell>
          <table:table-cell table:style-name="ce21" office:value-type="string">
            <text:p>♂ </text:p>
          </table:table-cell>
          <table:table-cell table:style-name="ce21" office:value-type="string">
            <text:p>OliverGassner </text:p>
          </table:table-cell>
          <table:table-cell table:style-name="ce21" office:value-type="float" office:value="592801230">
            <text:p>592801230</text:p>
          </table:table-cell>
        </table:table-row>
        <table:table-row table:style-name="ro6">
          <table:table-cell table:style-name="ce21" office:value-type="float" office:value="10">
            <text:p>10</text:p>
          </table:table-cell>
          <table:table-cell table:style-name="ce21" office:value-type="string">
            <text:p>♀ </text:p>
          </table:table-cell>
          <table:table-cell table:style-name="ce21" office:value-type="string">
            <text:p>ChristineSchlinck </text:p>
          </table:table-cell>
          <table:table-cell table:style-name="ce21" office:value-type="float" office:value="718970549">
            <text:p>718970549</text:p>
          </table:table-cell>
        </table:table-row>
        <table:table-row table:style-name="ro6">
          <table:table-cell table:style-name="ce21" office:value-type="float" office:value="9">
            <text:p>9</text:p>
          </table:table-cell>
          <table:table-cell table:style-name="ce21" office:value-type="string">
            <text:p>♂ </text:p>
          </table:table-cell>
          <table:table-cell table:style-name="ce21" office:value-type="string">
            <text:p>TimBonnemann </text:p>
          </table:table-cell>
          <table:table-cell table:style-name="ce21" office:value-type="float" office:value="500934606">
            <text:p>500934606</text:p>
          </table:table-cell>
        </table:table-row>
        <table:table-row table:style-name="ro6">
          <table:table-cell table:style-name="ce21" office:value-type="float" office:value="8">
            <text:p>8</text:p>
          </table:table-cell>
          <table:table-cell table:style-name="ce21" office:value-type="string">
            <text:p>♀ </text:p>
          </table:table-cell>
          <table:table-cell table:style-name="ce21" office:value-type="string">
            <text:p>TinaPickhardt </text:p>
          </table:table-cell>
          <table:table-cell table:style-name="ce21" office:value-type="float" office:value="644934174">
            <text:p>644934174</text:p>
          </table:table-cell>
        </table:table-row>
        <table:table-row table:style-name="ro6">
          <table:table-cell table:style-name="ce21" office:value-type="float" office:value="7">
            <text:p>7</text:p>
          </table:table-cell>
          <table:table-cell table:style-name="ce21" office:value-type="string">
            <text:p>♂ </text:p>
          </table:table-cell>
          <table:table-cell table:style-name="ce21" office:value-type="string">
            <text:p>NicoHagenburger </text:p>
          </table:table-cell>
          <table:table-cell table:style-name="ce21" office:value-type="float" office:value="799643507">
            <text:p>799643507</text:p>
          </table:table-cell>
        </table:table-row>
        <table:table-row table:style-name="ro6">
          <table:table-cell table:style-name="ce21" office:value-type="float" office:value="6">
            <text:p>6</text:p>
          </table:table-cell>
          <table:table-cell table:style-name="ce21" office:value-type="string">
            <text:p>♀ </text:p>
          </table:table-cell>
          <table:table-cell table:style-name="ce21" office:value-type="string">
            <text:p>UteMoritz </text:p>
          </table:table-cell>
          <table:table-cell table:style-name="ce21" office:value-type="float" office:value="653379364">
            <text:p>653379364</text:p>
          </table:table-cell>
        </table:table-row>
        <table:table-row table:style-name="ro6">
          <table:table-cell table:style-name="ce21" office:value-type="float" office:value="5">
            <text:p>5</text:p>
          </table:table-cell>
          <table:table-cell table:style-name="ce21" office:value-type="string">
            <text:p>♂ </text:p>
          </table:table-cell>
          <table:table-cell table:style-name="ce21" office:value-type="string">
            <text:p>AndreasWeigel </text:p>
          </table:table-cell>
          <table:table-cell table:style-name="ce21" office:value-type="float" office:value="837964971">
            <text:p>837964971</text:p>
          </table:table-cell>
        </table:table-row>
        <table:table-row table:style-name="ro6">
          <table:table-cell table:style-name="ce21" office:value-type="float" office:value="4">
            <text:p>4</text:p>
          </table:table-cell>
          <table:table-cell table:style-name="ce21" office:value-type="string">
            <text:p>♀ </text:p>
          </table:table-cell>
          <table:table-cell table:style-name="ce21" office:value-type="string">
            <text:p>RicardaDHerbrand </text:p>
          </table:table-cell>
          <table:table-cell table:style-name="ce21" office:value-type="float" office:value="777753775">
            <text:p>777753775</text:p>
          </table:table-cell>
        </table:table-row>
        <table:table-row table:style-name="ro6">
          <table:table-cell table:style-name="ce21" office:value-type="float" office:value="3">
            <text:p>3</text:p>
          </table:table-cell>
          <table:table-cell table:style-name="ce21" office:value-type="string">
            <text:p>♂ </text:p>
          </table:table-cell>
          <table:table-cell table:style-name="ce21" office:value-type="string">
            <text:p>DanielPoodratchi </text:p>
          </table:table-cell>
          <table:table-cell table:style-name="ce21" office:value-type="float" office:value="603103551">
            <text:p>603103551</text:p>
          </table:table-cell>
        </table:table-row>
        <table:table-row table:style-name="ro6">
          <table:table-cell table:style-name="ce21" office:value-type="float" office:value="2">
            <text:p>2</text:p>
          </table:table-cell>
          <table:table-cell table:style-name="ce21" office:value-type="string">
            <text:p>♀ </text:p>
          </table:table-cell>
          <table:table-cell table:style-name="ce21" office:value-type="string">
            <text:p>YvonneSchubert </text:p>
          </table:table-cell>
          <table:table-cell table:style-name="ce21" office:value-type="float" office:value="645804224">
            <text:p>645804224</text:p>
          </table:table-cell>
        </table:table-row>
        <table:table-row table:style-name="ro6">
          <table:table-cell table:style-name="ce21" office:value-type="float" office:value="1">
            <text:p>1</text:p>
          </table:table-cell>
          <table:table-cell table:style-name="ce21" office:value-type="string">
            <text:p>♂ </text:p>
          </table:table-cell>
          <table:table-cell table:style-name="ce21" office:value-type="string">
            <text:p>RainerWasserfuhr </text:p>
          </table:table-cell>
          <table:table-cell table:style-name="ce21" office:value-type="float" office:value="509034915">
            <text:p>509034915</text:p>
          </table:table-cell>
        </table:table-row>
      </table:table>
      <table:table table:name="Corp" table:style-name="ta8" table:print="false">
        <office:forms form:automatic-focus="false" form:apply-design-mode="false"/>
        <table:table-column table:style-name="co21" table:number-columns-repeated="20" table:default-cell-style-name="ce-1"/>
        <table:table-column table:style-name="co21" table:default-cell-style-name="ce15" table:number-columns-repeated="236"/>
        <table:table-row table:style-name="ro6">
          <table:table-cell table:style-name="ce25"/>
          <table:table-cell table:style-name="ce24" office:value-type="string">
            <text:p>ID</text:p>
          </table:table-cell>
          <table:table-cell table:style-name="ce24" office:value-type="string">
            <text:p>NAME</text:p>
          </table:table-cell>
          <table:table-cell table:style-name="ce24" office:value-type="string">
            <text:p>DEPOT</text:p>
          </table:table-cell>
        </table:table-row>
        <table:table-row table:style-name="ro6">
          <table:table-cell table:style-name="ce22" table:formula="oooc:=CONCATENATE([.D2];&quot; {:derbyId &quot;;[.B2];&quot; :wikiName &quot;&quot;&quot;;[.C2];&quot;&quot;&quot;}&quot;)" office:value-type="string">
            <text:p>18 {:derbyId 1 :wikiName "PieschenBank"}</text:p>
          </table:table-cell>
          <table:table-cell table:style-name="ce21" office:value-type="float" office:value="1">
            <text:p>1</text:p>
          </table:table-cell>
          <table:table-cell table:style-name="ce21" office:value-type="string">
            <text:p>PieschenBank</text:p>
          </table:table-cell>
          <table:table-cell table:style-name="ce21" office:value-type="float" office:value="18">
            <text:p>18</text:p>
          </table:table-cell>
        </table:table-row>
        <table:table-row table:style-name="ro6">
          <table:table-cell table:style-name="ce22" table:formula="oooc:=CONCATENATE([.D3];&quot; {:derbyId &quot;;[.B3];&quot; :wikiName &quot;&quot;&quot;;[.C3];&quot;&quot;&quot;}&quot;)" office:value-type="string">
            <text:p>19 {:derbyId 2 :wikiName "MindBroker"}</text:p>
          </table:table-cell>
          <table:table-cell table:style-name="ce21" office:value-type="float" office:value="2">
            <text:p>2</text:p>
          </table:table-cell>
          <table:table-cell table:style-name="ce21" office:value-type="string">
            <text:p>MindBroker</text:p>
          </table:table-cell>
          <table:table-cell table:style-name="ce21" office:value-type="float" office:value="19">
            <text:p>19</text:p>
          </table:table-cell>
        </table:table-row>
        <table:table-row table:style-name="ro6">
          <table:table-cell table:style-name="ce22" table:formula="oooc:=CONCATENATE([.D4];&quot; {:derbyId &quot;;[.B4];&quot; :wikiName &quot;&quot;&quot;;[.C4];&quot;&quot;&quot;}&quot;)" office:value-type="string">
            <text:p>63 {:derbyId 3 :wikiName "LockSchuppenAg"}</text:p>
          </table:table-cell>
          <table:table-cell table:style-name="ce21" office:value-type="float" office:value="3">
            <text:p>3</text:p>
          </table:table-cell>
          <table:table-cell table:style-name="ce21" office:value-type="string">
            <text:p>LockSchuppenAg</text:p>
          </table:table-cell>
          <table:table-cell table:style-name="ce21" office:value-type="float" office:value="63">
            <text:p>63</text:p>
          </table:table-cell>
        </table:table-row>
        <table:table-row table:style-name="ro6">
          <table:table-cell table:style-name="ce22" table:formula="oooc:=CONCATENATE([.D5];&quot; {:derbyId &quot;;[.B5];&quot; :wikiName &quot;&quot;&quot;;[.C5];&quot;&quot;&quot;}&quot;)" office:value-type="string">
            <text:p>78 {:derbyId 4 :wikiName "FamilienFreund"}</text:p>
          </table:table-cell>
          <table:table-cell table:style-name="ce21" office:value-type="float" office:value="4">
            <text:p>4</text:p>
          </table:table-cell>
          <table:table-cell table:style-name="ce21" office:value-type="string">
            <text:p>FamilienFreund</text:p>
          </table:table-cell>
          <table:table-cell table:style-name="ce21" office:value-type="float" office:value="78">
            <text:p>78</text:p>
          </table:table-cell>
        </table:table-row>
        <table:table-row table:style-name="ro6">
          <table:table-cell table:style-name="ce22" table:formula="oooc:=CONCATENATE([.D6];&quot; {:derbyId &quot;;[.B6];&quot; :wikiName &quot;&quot;&quot;;[.C6];&quot;&quot;&quot;}&quot;)" office:value-type="string">
            <text:p>99 {:derbyId 5 :wikiName "SingularAcademy"}</text:p>
          </table:table-cell>
          <table:table-cell table:style-name="ce21" office:value-type="float" office:value="5">
            <text:p>5</text:p>
          </table:table-cell>
          <table:table-cell table:style-name="ce21" office:value-type="string">
            <text:p>SingularAcademy</text:p>
          </table:table-cell>
          <table:table-cell table:style-name="ce21" office:value-type="float" office:value="99">
            <text:p>99</text:p>
          </table:table-cell>
        </table:table-row>
      </table:table>
      <table:named-expressions>
        <table:named-expression table:name="RC[1]" table:base-cell-address="$ReadMe.$A$1" table:expression=""/>
        <table:named-expression table:name="RC[5]" table:base-cell-address="$ReadMe.$A$1" table:expression=""/>
        <table:named-expression table:name="RC[6]" table:base-cell-address="$ReadMe.$A$1" table:expression=""/>
        <table:named-expression table:name="RC[7]" table:base-cell-address="$ReadMe.$A$1" table:expression=""/>
        <table:named-expression table:name="RC[-1]" table:base-cell-address="$ReadMe.$A$1" table:expression=""/>
        <table:named-expression table:name="RC[-4]" table:base-cell-address="$ReadMe.$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177">
      <number:text-content/>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ReadMe" style:display-name="PageStyle_ReadMe" style:page-layout-name="pm1">
      <style:header style:display="false"/>
      <style:header-left style:display="false"/>
      <style:footer style:display="false"/>
      <style:footer-left style:display="false"/>
    </style:master-page>
    <style:master-page style:name="PageStyle_5f_EditMe" style:display-name="PageStyle_EditMe" style:page-layout-name="pm2">
      <style:header style:display="false"/>
      <style:header-left style:display="false"/>
      <style:footer style:display="false"/>
      <style:footer-left style:display="false"/>
    </style:master-page>
    <style:master-page style:name="PageStyle_5f_SourceCode" style:display-name="PageStyle_SourceCode" style:page-layout-name="pm3">
      <style:header style:display="false"/>
      <style:header-left style:display="false"/>
      <style:footer style:display="false"/>
      <style:footer-left style:display="false"/>
    </style:master-page>
    <style:master-page style:name="PageStyle_5f_PayMent" style:display-name="PageStyle_PayMent" style:page-layout-name="pm4">
      <style:header style:display="false"/>
      <style:header-left style:display="false"/>
      <style:footer style:display="false"/>
      <style:footer-left style:display="false"/>
    </style:master-page>
    <style:master-page style:name="PageStyle_5f_BankAccount" style:display-name="PageStyle_BankAccount" style:page-layout-name="pm5">
      <style:header style:display="false"/>
      <style:header-left style:display="false"/>
      <style:footer style:display="false"/>
      <style:footer-left style:display="false"/>
    </style:master-page>
    <style:master-page style:name="PageStyle_5f_User" style:display-name="PageStyle_User" style:page-layout-name="pm6">
      <style:header style:display="false"/>
      <style:header-left style:display="false"/>
      <style:footer style:display="false"/>
      <style:footer-left style:display="false"/>
    </style:master-page>
    <style:master-page style:name="PageStyle_5f_MindId" style:display-name="PageStyle_MindId" style:page-layout-name="pm7">
      <style:header style:display="false"/>
      <style:header-left style:display="false"/>
      <style:footer style:display="false"/>
      <style:footer-left style:display="false"/>
    </style:master-page>
    <style:master-page style:name="PageStyle_5f_Corp" style:display-name="PageStyle_Corp" style:page-layout-name="pm8">
      <style:header style:display="false"/>
      <style:header-left style:display="false"/>
      <style:footer style:display="false"/>
      <style:footer-left style:display="false"/>
    </style:master-page>
  </office:master-styles>
</office:document-styles>
</file>